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9.79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onlight_sundown" table:style-name="ta1">
        <table:shapes>
          <draw:frame draw:z-index="0" draw:style-name="gr1" draw:text-style-name="P1" svg:width="2532.87pt" svg:height="684.37pt" svg:x="54.85pt" svg:y="2.55pt">
            <loext:p draw:notify-on-update-of-ranges="moonlight_sundown.A1:moonlight_sundown.A1814 moonlight_sundown.B1:moonlight_sundown.B18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.209161" calcext:value-type="float">
            <text:p>1.209161</text:p>
          </table:table-cell>
          <table:table-cell office:value-type="float" office:value="0.000292531" calcext:value-type="float">
            <text:p>0.0002925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203932" calcext:value-type="float">
            <text:p>1.203932</text:p>
          </table:table-cell>
          <table:table-cell office:value-type="float" office:value="0.000290006" calcext:value-type="float">
            <text:p>0.0002900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198768" calcext:value-type="float">
            <text:p>1.198768</text:p>
          </table:table-cell>
          <table:table-cell office:value-type="float" office:value="0.000287524" calcext:value-type="float">
            <text:p>0.0002875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1937" calcext:value-type="float">
            <text:p>1.193700</text:p>
          </table:table-cell>
          <table:table-cell office:value-type="float" office:value="0.000285098" calcext:value-type="float">
            <text:p>0.0002850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188634" calcext:value-type="float">
            <text:p>1.188634</text:p>
          </table:table-cell>
          <table:table-cell office:value-type="float" office:value="0.000282683" calcext:value-type="float">
            <text:p>0.0002826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183561" calcext:value-type="float">
            <text:p>1.183561</text:p>
          </table:table-cell>
          <table:table-cell office:value-type="float" office:value="0.000280276" calcext:value-type="float">
            <text:p>0.0002802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178449" calcext:value-type="float">
            <text:p>1.178449</text:p>
          </table:table-cell>
          <table:table-cell office:value-type="float" office:value="0.00027786" calcext:value-type="float">
            <text:p>0.0002778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173327" calcext:value-type="float">
            <text:p>1.173327</text:p>
          </table:table-cell>
          <table:table-cell office:value-type="float" office:value="0.000275449" calcext:value-type="float">
            <text:p>0.0002754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168134" calcext:value-type="float">
            <text:p>1.168134</text:p>
          </table:table-cell>
          <table:table-cell office:value-type="float" office:value="0.000273017" calcext:value-type="float">
            <text:p>0.0002730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163019" calcext:value-type="float">
            <text:p>1.163019</text:p>
          </table:table-cell>
          <table:table-cell office:value-type="float" office:value="0.000270631" calcext:value-type="float">
            <text:p>0.0002706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157985" calcext:value-type="float">
            <text:p>1.157985</text:p>
          </table:table-cell>
          <table:table-cell office:value-type="float" office:value="0.000268293" calcext:value-type="float">
            <text:p>0.0002682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152985" calcext:value-type="float">
            <text:p>1.152985</text:p>
          </table:table-cell>
          <table:table-cell office:value-type="float" office:value="0.000265981" calcext:value-type="float">
            <text:p>0.0002659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.148055" calcext:value-type="float">
            <text:p>1.148055</text:p>
          </table:table-cell>
          <table:table-cell office:value-type="float" office:value="0.000263711" calcext:value-type="float">
            <text:p>0.0002637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14308" calcext:value-type="float">
            <text:p>1.143080</text:p>
          </table:table-cell>
          <table:table-cell office:value-type="float" office:value="0.000261431" calcext:value-type="float">
            <text:p>0.0002614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.138172" calcext:value-type="float">
            <text:p>1.138172</text:p>
          </table:table-cell>
          <table:table-cell office:value-type="float" office:value="0.000259191" calcext:value-type="float">
            <text:p>0.000259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133264" calcext:value-type="float">
            <text:p>1.133264</text:p>
          </table:table-cell>
          <table:table-cell office:value-type="float" office:value="0.00025696" calcext:value-type="float">
            <text:p>0.0002569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.128355" calcext:value-type="float">
            <text:p>1.128355</text:p>
          </table:table-cell>
          <table:table-cell office:value-type="float" office:value="0.000254739" calcext:value-type="float">
            <text:p>0.0002547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.123512" calcext:value-type="float">
            <text:p>1.123512</text:p>
          </table:table-cell>
          <table:table-cell office:value-type="float" office:value="0.000252557" calcext:value-type="float">
            <text:p>0.0002525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.118657" calcext:value-type="float">
            <text:p>1.118657</text:p>
          </table:table-cell>
          <table:table-cell office:value-type="float" office:value="0.000250379" calcext:value-type="float">
            <text:p>0.0002503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.113835" calcext:value-type="float">
            <text:p>1.113835</text:p>
          </table:table-cell>
          <table:table-cell office:value-type="float" office:value="0.000248225" calcext:value-type="float">
            <text:p>0.000248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109059" calcext:value-type="float">
            <text:p>1.109059</text:p>
          </table:table-cell>
          <table:table-cell office:value-type="float" office:value="0.000246101" calcext:value-type="float">
            <text:p>0.0002461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104464" calcext:value-type="float">
            <text:p>1.104464</text:p>
          </table:table-cell>
          <table:table-cell office:value-type="float" office:value="0.000244066" calcext:value-type="float">
            <text:p>0.0002440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099897" calcext:value-type="float">
            <text:p>1.099897</text:p>
          </table:table-cell>
          <table:table-cell office:value-type="float" office:value="0.000242051" calcext:value-type="float">
            <text:p>0.0002420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.095405" calcext:value-type="float">
            <text:p>1.095405</text:p>
          </table:table-cell>
          <table:table-cell office:value-type="float" office:value="0.000240078" calcext:value-type="float">
            <text:p>0.0002400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.091062" calcext:value-type="float">
            <text:p>1.091062</text:p>
          </table:table-cell>
          <table:table-cell office:value-type="float" office:value="0.000238179" calcext:value-type="float">
            <text:p>0.000238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.08665" calcext:value-type="float">
            <text:p>1.086650</text:p>
          </table:table-cell>
          <table:table-cell office:value-type="float" office:value="0.000236256" calcext:value-type="float">
            <text:p>0.0002362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.08205" calcext:value-type="float">
            <text:p>1.082050</text:p>
          </table:table-cell>
          <table:table-cell office:value-type="float" office:value="0.00023426" calcext:value-type="float">
            <text:p>0.0002342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.077182" calcext:value-type="float">
            <text:p>1.077182</text:p>
          </table:table-cell>
          <table:table-cell office:value-type="float" office:value="0.000232157" calcext:value-type="float">
            <text:p>0.0002321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07252" calcext:value-type="float">
            <text:p>1.072520</text:p>
          </table:table-cell>
          <table:table-cell office:value-type="float" office:value="0.000230152" calcext:value-type="float">
            <text:p>0.0002301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067894" calcext:value-type="float">
            <text:p>1.067894</text:p>
          </table:table-cell>
          <table:table-cell office:value-type="float" office:value="0.000228171" calcext:value-type="float">
            <text:p>0.0002281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.063312" calcext:value-type="float">
            <text:p>1.063312</text:p>
          </table:table-cell>
          <table:table-cell office:value-type="float" office:value="0.000226217" calcext:value-type="float">
            <text:p>0.0002262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.058653" calcext:value-type="float">
            <text:p>1.058653</text:p>
          </table:table-cell>
          <table:table-cell office:value-type="float" office:value="0.000224239" calcext:value-type="float">
            <text:p>0.0002242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.053983" calcext:value-type="float">
            <text:p>1.053983</text:p>
          </table:table-cell>
          <table:table-cell office:value-type="float" office:value="0.000222265" calcext:value-type="float">
            <text:p>0.0002222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049376" calcext:value-type="float">
            <text:p>1.049376</text:p>
          </table:table-cell>
          <table:table-cell office:value-type="float" office:value="0.000220326" calcext:value-type="float">
            <text:p>0.0002203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.044907" calcext:value-type="float">
            <text:p>1.044907</text:p>
          </table:table-cell>
          <table:table-cell office:value-type="float" office:value="0.000218454" calcext:value-type="float">
            <text:p>0.0002184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.04049" calcext:value-type="float">
            <text:p>1.040490</text:p>
          </table:table-cell>
          <table:table-cell office:value-type="float" office:value="0.000216611" calcext:value-type="float">
            <text:p>0.0002166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.035989" calcext:value-type="float">
            <text:p>1.035989</text:p>
          </table:table-cell>
          <table:table-cell office:value-type="float" office:value="0.00021474" calcext:value-type="float">
            <text:p>0.0002147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.031656" calcext:value-type="float">
            <text:p>1.031656</text:p>
          </table:table-cell>
          <table:table-cell office:value-type="float" office:value="0.000212948" calcext:value-type="float">
            <text:p>0.0002129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027429" calcext:value-type="float">
            <text:p>1.027429</text:p>
          </table:table-cell>
          <table:table-cell office:value-type="float" office:value="0.000211207" calcext:value-type="float">
            <text:p>0.000211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.023288" calcext:value-type="float">
            <text:p>1.023288</text:p>
          </table:table-cell>
          <table:table-cell office:value-type="float" office:value="0.000209507" calcext:value-type="float">
            <text:p>0.0002095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019057" calcext:value-type="float">
            <text:p>1.019057</text:p>
          </table:table-cell>
          <table:table-cell office:value-type="float" office:value="0.000207779" calcext:value-type="float">
            <text:p>0.0002077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.014696" calcext:value-type="float">
            <text:p>1.014696</text:p>
          </table:table-cell>
          <table:table-cell office:value-type="float" office:value="0.000206004" calcext:value-type="float">
            <text:p>0.0002060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.01045" calcext:value-type="float">
            <text:p>1.010450</text:p>
          </table:table-cell>
          <table:table-cell office:value-type="float" office:value="0.000204284" calcext:value-type="float">
            <text:p>0.0002042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.006068" calcext:value-type="float">
            <text:p>1.006068</text:p>
          </table:table-cell>
          <table:table-cell office:value-type="float" office:value="0.000202515" calcext:value-type="float">
            <text:p>0.0002025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.001681" calcext:value-type="float">
            <text:p>1.001681</text:p>
          </table:table-cell>
          <table:table-cell office:value-type="float" office:value="0.000200753" calcext:value-type="float">
            <text:p>0.0002007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997429" calcext:value-type="float">
            <text:p>0.997429</text:p>
          </table:table-cell>
          <table:table-cell office:value-type="float" office:value="0.000199052" calcext:value-type="float">
            <text:p>0.0001990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993231" calcext:value-type="float">
            <text:p>0.993231</text:p>
          </table:table-cell>
          <table:table-cell office:value-type="float" office:value="0.00019738" calcext:value-type="float">
            <text:p>0.0001973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9887" calcext:value-type="float">
            <text:p>0.988700</text:p>
          </table:table-cell>
          <table:table-cell office:value-type="float" office:value="0.000195584" calcext:value-type="float">
            <text:p>0.0001955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983834" calcext:value-type="float">
            <text:p>0.983834</text:p>
          </table:table-cell>
          <table:table-cell office:value-type="float" office:value="0.000193663" calcext:value-type="float">
            <text:p>0.0001936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979154" calcext:value-type="float">
            <text:p>0.979154</text:p>
          </table:table-cell>
          <table:table-cell office:value-type="float" office:value="0.000191825" calcext:value-type="float">
            <text:p>0.0001918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974746" calcext:value-type="float">
            <text:p>0.974746</text:p>
          </table:table-cell>
          <table:table-cell office:value-type="float" office:value="0.000190102" calcext:value-type="float">
            <text:p>0.0001901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97046" calcext:value-type="float">
            <text:p>0.970460</text:p>
          </table:table-cell>
          <table:table-cell office:value-type="float" office:value="0.000188434" calcext:value-type="float">
            <text:p>0.0001884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966244" calcext:value-type="float">
            <text:p>0.966244</text:p>
          </table:table-cell>
          <table:table-cell office:value-type="float" office:value="0.0001868" calcext:value-type="float">
            <text:p>0.0001868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962157" calcext:value-type="float">
            <text:p>0.962157</text:p>
          </table:table-cell>
          <table:table-cell office:value-type="float" office:value="0.000185223" calcext:value-type="float">
            <text:p>0.0001852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958108" calcext:value-type="float">
            <text:p>0.958108</text:p>
          </table:table-cell>
          <table:table-cell office:value-type="float" office:value="0.000183668" calcext:value-type="float">
            <text:p>0.0001836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954002" calcext:value-type="float">
            <text:p>0.954002</text:p>
          </table:table-cell>
          <table:table-cell office:value-type="float" office:value="0.000182097" calcext:value-type="float">
            <text:p>0.0001820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949874" calcext:value-type="float">
            <text:p>0.949874</text:p>
          </table:table-cell>
          <table:table-cell office:value-type="float" office:value="0.000180524" calcext:value-type="float">
            <text:p>0.0001805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945786" calcext:value-type="float">
            <text:p>0.945786</text:p>
          </table:table-cell>
          <table:table-cell office:value-type="float" office:value="0.000178974" calcext:value-type="float">
            <text:p>0.0001789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941732" calcext:value-type="float">
            <text:p>0.941732</text:p>
          </table:table-cell>
          <table:table-cell office:value-type="float" office:value="0.000177443" calcext:value-type="float">
            <text:p>0.0001774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937779" calcext:value-type="float">
            <text:p>0.937779</text:p>
          </table:table-cell>
          <table:table-cell office:value-type="float" office:value="0.000175956" calcext:value-type="float">
            <text:p>0.0001759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933854" calcext:value-type="float">
            <text:p>0.933854</text:p>
          </table:table-cell>
          <table:table-cell office:value-type="float" office:value="0.000174487" calcext:value-type="float">
            <text:p>0.0001744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929888" calcext:value-type="float">
            <text:p>0.929888</text:p>
          </table:table-cell>
          <table:table-cell office:value-type="float" office:value="0.000173008" calcext:value-type="float">
            <text:p>0.0001730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926001" calcext:value-type="float">
            <text:p>0.926001</text:p>
          </table:table-cell>
          <table:table-cell office:value-type="float" office:value="0.000171564" calcext:value-type="float">
            <text:p>0.0001715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922028" calcext:value-type="float">
            <text:p>0.922028</text:p>
          </table:table-cell>
          <table:table-cell office:value-type="float" office:value="0.000170095" calcext:value-type="float">
            <text:p>0.0001700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917973" calcext:value-type="float">
            <text:p>0.917973</text:p>
          </table:table-cell>
          <table:table-cell office:value-type="float" office:value="0.000168602" calcext:value-type="float">
            <text:p>0.0001686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913966" calcext:value-type="float">
            <text:p>0.913966</text:p>
          </table:table-cell>
          <table:table-cell office:value-type="float" office:value="0.000167134" calcext:value-type="float">
            <text:p>0.0001671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910022" calcext:value-type="float">
            <text:p>0.910022</text:p>
          </table:table-cell>
          <table:table-cell office:value-type="float" office:value="0.000165694" calcext:value-type="float">
            <text:p>0.0001656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.906103" calcext:value-type="float">
            <text:p>0.906103</text:p>
          </table:table-cell>
          <table:table-cell office:value-type="float" office:value="0.00016427" calcext:value-type="float">
            <text:p>0.0001642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902214" calcext:value-type="float">
            <text:p>0.902214</text:p>
          </table:table-cell>
          <table:table-cell office:value-type="float" office:value="0.000162863" calcext:value-type="float">
            <text:p>0.0001628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898357" calcext:value-type="float">
            <text:p>0.898357</text:p>
          </table:table-cell>
          <table:table-cell office:value-type="float" office:value="0.000161474" calcext:value-type="float">
            <text:p>0.0001614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894496" calcext:value-type="float">
            <text:p>0.894496</text:p>
          </table:table-cell>
          <table:table-cell office:value-type="float" office:value="0.000160088" calcext:value-type="float">
            <text:p>0.0001600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890681" calcext:value-type="float">
            <text:p>0.890681</text:p>
          </table:table-cell>
          <table:table-cell office:value-type="float" office:value="0.000158726" calcext:value-type="float">
            <text:p>0.0001587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886875" calcext:value-type="float">
            <text:p>0.886875</text:p>
          </table:table-cell>
          <table:table-cell office:value-type="float" office:value="0.000157372" calcext:value-type="float">
            <text:p>0.0001573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883085" calcext:value-type="float">
            <text:p>0.883085</text:p>
          </table:table-cell>
          <table:table-cell office:value-type="float" office:value="0.00015603" calcext:value-type="float">
            <text:p>0.0001560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879299" calcext:value-type="float">
            <text:p>0.879299</text:p>
          </table:table-cell>
          <table:table-cell office:value-type="float" office:value="0.000154695" calcext:value-type="float">
            <text:p>0.0001546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875536" calcext:value-type="float">
            <text:p>0.875536</text:p>
          </table:table-cell>
          <table:table-cell office:value-type="float" office:value="0.000153374" calcext:value-type="float">
            <text:p>0.0001533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871803" calcext:value-type="float">
            <text:p>0.871803</text:p>
          </table:table-cell>
          <table:table-cell office:value-type="float" office:value="0.000152069" calcext:value-type="float">
            <text:p>0.0001520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868064" calcext:value-type="float">
            <text:p>0.868064</text:p>
          </table:table-cell>
          <table:table-cell office:value-type="float" office:value="0.000150767" calcext:value-type="float">
            <text:p>0.0001507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864344" calcext:value-type="float">
            <text:p>0.864344</text:p>
          </table:table-cell>
          <table:table-cell office:value-type="float" office:value="0.000149478" calcext:value-type="float">
            <text:p>0.0001494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860656" calcext:value-type="float">
            <text:p>0.860656</text:p>
          </table:table-cell>
          <table:table-cell office:value-type="float" office:value="0.000148205" calcext:value-type="float">
            <text:p>0.0001482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856985" calcext:value-type="float">
            <text:p>0.856985</text:p>
          </table:table-cell>
          <table:table-cell office:value-type="float" office:value="0.000146943" calcext:value-type="float">
            <text:p>0.0001469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853355" calcext:value-type="float">
            <text:p>0.853355</text:p>
          </table:table-cell>
          <table:table-cell office:value-type="float" office:value="0.000145701" calcext:value-type="float">
            <text:p>0.0001457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849738" calcext:value-type="float">
            <text:p>0.849738</text:p>
          </table:table-cell>
          <table:table-cell office:value-type="float" office:value="0.000144469" calcext:value-type="float">
            <text:p>0.0001444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846101" calcext:value-type="float">
            <text:p>0.846101</text:p>
          </table:table-cell>
          <table:table-cell office:value-type="float" office:value="0.000143235" calcext:value-type="float">
            <text:p>0.000143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842508" calcext:value-type="float">
            <text:p>0.842508</text:p>
          </table:table-cell>
          <table:table-cell office:value-type="float" office:value="0.000142021" calcext:value-type="float">
            <text:p>0.0001420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838889" calcext:value-type="float">
            <text:p>0.838889</text:p>
          </table:table-cell>
          <table:table-cell office:value-type="float" office:value="0.000140803" calcext:value-type="float">
            <text:p>0.0001408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835336" calcext:value-type="float">
            <text:p>0.835336</text:p>
          </table:table-cell>
          <table:table-cell office:value-type="float" office:value="0.000139613" calcext:value-type="float">
            <text:p>0.0001396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814545" calcext:value-type="float">
            <text:p>0.814545</text:p>
          </table:table-cell>
          <table:table-cell office:value-type="float" office:value="0.00013275" calcext:value-type="float">
            <text:p>0.0001327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.824478" calcext:value-type="float">
            <text:p>0.824478</text:p>
          </table:table-cell>
          <table:table-cell office:value-type="float" office:value="0.000136007" calcext:value-type="float">
            <text:p>0.0001360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82375" calcext:value-type="float">
            <text:p>0.823750</text:p>
          </table:table-cell>
          <table:table-cell office:value-type="float" office:value="0.000135767" calcext:value-type="float">
            <text:p>0.0001357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820827" calcext:value-type="float">
            <text:p>0.820827</text:p>
          </table:table-cell>
          <table:table-cell office:value-type="float" office:value="0.000134805" calcext:value-type="float">
            <text:p>0.0001348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.817423" calcext:value-type="float">
            <text:p>0.817423</text:p>
          </table:table-cell>
          <table:table-cell office:value-type="float" office:value="0.00013369" calcext:value-type="float">
            <text:p>0.0001336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81396" calcext:value-type="float">
            <text:p>0.813960</text:p>
          </table:table-cell>
          <table:table-cell office:value-type="float" office:value="0.000132559" calcext:value-type="float">
            <text:p>0.0001325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0.810488" calcext:value-type="float">
            <text:p>0.810488</text:p>
          </table:table-cell>
          <table:table-cell office:value-type="float" office:value="0.000131431" calcext:value-type="float">
            <text:p>0.0001314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807043" calcext:value-type="float">
            <text:p>0.807043</text:p>
          </table:table-cell>
          <table:table-cell office:value-type="float" office:value="0.000130316" calcext:value-type="float">
            <text:p>0.0001303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803623" calcext:value-type="float">
            <text:p>0.803623</text:p>
          </table:table-cell>
          <table:table-cell office:value-type="float" office:value="0.000129214" calcext:value-type="float">
            <text:p>0.0001292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800207" calcext:value-type="float">
            <text:p>0.800207</text:p>
          </table:table-cell>
          <table:table-cell office:value-type="float" office:value="0.000128117" calcext:value-type="float">
            <text:p>0.0001281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7968" calcext:value-type="float">
            <text:p>0.796800</text:p>
          </table:table-cell>
          <table:table-cell office:value-type="float" office:value="0.000127029" calcext:value-type="float">
            <text:p>0.0001270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793409" calcext:value-type="float">
            <text:p>0.793409</text:p>
          </table:table-cell>
          <table:table-cell office:value-type="float" office:value="0.00012595" calcext:value-type="float">
            <text:p>0.0001259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790055" calcext:value-type="float">
            <text:p>0.790055</text:p>
          </table:table-cell>
          <table:table-cell office:value-type="float" office:value="0.000124887" calcext:value-type="float">
            <text:p>0.0001248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.786726" calcext:value-type="float">
            <text:p>0.786726</text:p>
          </table:table-cell>
          <table:table-cell office:value-type="float" office:value="0.000123837" calcext:value-type="float">
            <text:p>0.0001238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783386" calcext:value-type="float">
            <text:p>0.783386</text:p>
          </table:table-cell>
          <table:table-cell office:value-type="float" office:value="0.000122788" calcext:value-type="float">
            <text:p>0.0001227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780094" calcext:value-type="float">
            <text:p>0.780094</text:p>
          </table:table-cell>
          <table:table-cell office:value-type="float" office:value="0.000121758" calcext:value-type="float">
            <text:p>0.0001217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776802" calcext:value-type="float">
            <text:p>0.776802</text:p>
          </table:table-cell>
          <table:table-cell office:value-type="float" office:value="0.000120732" calcext:value-type="float">
            <text:p>0.0001207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.773524" calcext:value-type="float">
            <text:p>0.773524</text:p>
          </table:table-cell>
          <table:table-cell office:value-type="float" office:value="0.000119716" calcext:value-type="float">
            <text:p>0.0001197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770212" calcext:value-type="float">
            <text:p>0.770212</text:p>
          </table:table-cell>
          <table:table-cell office:value-type="float" office:value="0.000118693" calcext:value-type="float">
            <text:p>0.0001186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766978" calcext:value-type="float">
            <text:p>0.766978</text:p>
          </table:table-cell>
          <table:table-cell office:value-type="float" office:value="0.000117698" calcext:value-type="float">
            <text:p>0.0001176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.763778" calcext:value-type="float">
            <text:p>0.763778</text:p>
          </table:table-cell>
          <table:table-cell office:value-type="float" office:value="0.000116718" calcext:value-type="float">
            <text:p>0.0001167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760535" calcext:value-type="float">
            <text:p>0.760535</text:p>
          </table:table-cell>
          <table:table-cell office:value-type="float" office:value="0.000115729" calcext:value-type="float">
            <text:p>0.0001157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757292" calcext:value-type="float">
            <text:p>0.757292</text:p>
          </table:table-cell>
          <table:table-cell office:value-type="float" office:value="0.000114744" calcext:value-type="float">
            <text:p>0.0001147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.754085" calcext:value-type="float">
            <text:p>0.754085</text:p>
          </table:table-cell>
          <table:table-cell office:value-type="float" office:value="0.000113774" calcext:value-type="float">
            <text:p>0.0001137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750878" calcext:value-type="float">
            <text:p>0.750878</text:p>
          </table:table-cell>
          <table:table-cell office:value-type="float" office:value="0.000112809" calcext:value-type="float">
            <text:p>0.0001128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0.747718" calcext:value-type="float">
            <text:p>0.747718</text:p>
          </table:table-cell>
          <table:table-cell office:value-type="float" office:value="0.000111861" calcext:value-type="float">
            <text:p>0.0001118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.744621" calcext:value-type="float">
            <text:p>0.744621</text:p>
          </table:table-cell>
          <table:table-cell office:value-type="float" office:value="0.000110937" calcext:value-type="float">
            <text:p>0.0001109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741498" calcext:value-type="float">
            <text:p>0.741498</text:p>
          </table:table-cell>
          <table:table-cell office:value-type="float" office:value="0.000110008" calcext:value-type="float">
            <text:p>0.0001100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738415" calcext:value-type="float">
            <text:p>0.738415</text:p>
          </table:table-cell>
          <table:table-cell office:value-type="float" office:value="0.000109095" calcext:value-type="float">
            <text:p>0.0001090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735386" calcext:value-type="float">
            <text:p>0.735386</text:p>
          </table:table-cell>
          <table:table-cell office:value-type="float" office:value="0.000108202" calcext:value-type="float">
            <text:p>0.000108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0.732451" calcext:value-type="float">
            <text:p>0.732451</text:p>
          </table:table-cell>
          <table:table-cell office:value-type="float" office:value="0.00010734" calcext:value-type="float">
            <text:p>0.0001073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729342" calcext:value-type="float">
            <text:p>0.729342</text:p>
          </table:table-cell>
          <table:table-cell office:value-type="float" office:value="0.00010643" calcext:value-type="float">
            <text:p>0.0001064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726259" calcext:value-type="float">
            <text:p>0.726259</text:p>
          </table:table-cell>
          <table:table-cell office:value-type="float" office:value="0.000105533" calcext:value-type="float">
            <text:p>0.0001055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723257" calcext:value-type="float">
            <text:p>0.723257</text:p>
          </table:table-cell>
          <table:table-cell office:value-type="float" office:value="0.000104662" calcext:value-type="float">
            <text:p>0.0001046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720259" calcext:value-type="float">
            <text:p>0.720259</text:p>
          </table:table-cell>
          <table:table-cell office:value-type="float" office:value="0.000103796" calcext:value-type="float">
            <text:p>0.0001037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717287" calcext:value-type="float">
            <text:p>0.717287</text:p>
          </table:table-cell>
          <table:table-cell office:value-type="float" office:value="0.000102941" calcext:value-type="float">
            <text:p>0.0001029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714325" calcext:value-type="float">
            <text:p>0.714325</text:p>
          </table:table-cell>
          <table:table-cell office:value-type="float" office:value="0.000102093" calcext:value-type="float">
            <text:p>0.0001020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.711355" calcext:value-type="float">
            <text:p>0.711355</text:p>
          </table:table-cell>
          <table:table-cell office:value-type="float" office:value="0.000101246" calcext:value-type="float">
            <text:p>0.0001012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.708376" calcext:value-type="float">
            <text:p>0.708376</text:p>
          </table:table-cell>
          <table:table-cell office:value-type="float" office:value="0.000100399" calcext:value-type="float">
            <text:p>0.0001003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.705425" calcext:value-type="float">
            <text:p>0.705425</text:p>
          </table:table-cell>
          <table:table-cell office:value-type="float" office:value="0.000099565" calcext:value-type="float">
            <text:p>0.0000995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.70251" calcext:value-type="float">
            <text:p>0.702510</text:p>
          </table:table-cell>
          <table:table-cell office:value-type="float" office:value="0.000098744" calcext:value-type="float">
            <text:p>0.0000987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.699618" calcext:value-type="float">
            <text:p>0.699618</text:p>
          </table:table-cell>
          <table:table-cell office:value-type="float" office:value="0.000097932" calcext:value-type="float">
            <text:p>0.0000979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.696688" calcext:value-type="float">
            <text:p>0.696688</text:p>
          </table:table-cell>
          <table:table-cell office:value-type="float" office:value="0.000097114" calcext:value-type="float">
            <text:p>0.0000971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693768" calcext:value-type="float">
            <text:p>0.693768</text:p>
          </table:table-cell>
          <table:table-cell office:value-type="float" office:value="0.000096301" calcext:value-type="float">
            <text:p>0.0000963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69084" calcext:value-type="float">
            <text:p>0.690840</text:p>
          </table:table-cell>
          <table:table-cell office:value-type="float" office:value="0.00009549" calcext:value-type="float">
            <text:p>0.0000954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68795" calcext:value-type="float">
            <text:p>0.687950</text:p>
          </table:table-cell>
          <table:table-cell office:value-type="float" office:value="0.000094693" calcext:value-type="float">
            <text:p>0.0000946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.68508" calcext:value-type="float">
            <text:p>0.685080</text:p>
          </table:table-cell>
          <table:table-cell office:value-type="float" office:value="0.000093904" calcext:value-type="float">
            <text:p>0.0000939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682246" calcext:value-type="float">
            <text:p>0.682246</text:p>
          </table:table-cell>
          <table:table-cell office:value-type="float" office:value="0.000093129" calcext:value-type="float">
            <text:p>0.0000931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679406" calcext:value-type="float">
            <text:p>0.679406</text:p>
          </table:table-cell>
          <table:table-cell office:value-type="float" office:value="0.000092356" calcext:value-type="float">
            <text:p>0.0000923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676559" calcext:value-type="float">
            <text:p>0.676559</text:p>
          </table:table-cell>
          <table:table-cell office:value-type="float" office:value="0.000091583" calcext:value-type="float">
            <text:p>0.0000915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0.673722" calcext:value-type="float">
            <text:p>0.673722</text:p>
          </table:table-cell>
          <table:table-cell office:value-type="float" office:value="0.000090816" calcext:value-type="float">
            <text:p>0.0000908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670879" calcext:value-type="float">
            <text:p>0.670879</text:p>
          </table:table-cell>
          <table:table-cell office:value-type="float" office:value="0.000090052" calcext:value-type="float">
            <text:p>0.0000900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668035" calcext:value-type="float">
            <text:p>0.668035</text:p>
          </table:table-cell>
          <table:table-cell office:value-type="float" office:value="0.00008929" calcext:value-type="float">
            <text:p>0.0000892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665249" calcext:value-type="float">
            <text:p>0.665249</text:p>
          </table:table-cell>
          <table:table-cell office:value-type="float" office:value="0.000088547" calcext:value-type="float">
            <text:p>0.0000885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.662473" calcext:value-type="float">
            <text:p>0.662473</text:p>
          </table:table-cell>
          <table:table-cell office:value-type="float" office:value="0.000087809" calcext:value-type="float">
            <text:p>0.0000878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.659764" calcext:value-type="float">
            <text:p>0.659764</text:p>
          </table:table-cell>
          <table:table-cell office:value-type="float" office:value="0.000087092" calcext:value-type="float">
            <text:p>0.0000870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0.657" calcext:value-type="float">
            <text:p>0.657000</text:p>
          </table:table-cell>
          <table:table-cell office:value-type="float" office:value="0.000086364" calcext:value-type="float">
            <text:p>0.0000863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654286" calcext:value-type="float">
            <text:p>0.654286</text:p>
          </table:table-cell>
          <table:table-cell office:value-type="float" office:value="0.000085652" calcext:value-type="float">
            <text:p>0.0000856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0.651602" calcext:value-type="float">
            <text:p>0.651602</text:p>
          </table:table-cell>
          <table:table-cell office:value-type="float" office:value="0.000084951" calcext:value-type="float">
            <text:p>0.0000849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648894" calcext:value-type="float">
            <text:p>0.648894</text:p>
          </table:table-cell>
          <table:table-cell office:value-type="float" office:value="0.000084246" calcext:value-type="float">
            <text:p>0.0000842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0.646183" calcext:value-type="float">
            <text:p>0.646183</text:p>
          </table:table-cell>
          <table:table-cell office:value-type="float" office:value="0.000083544" calcext:value-type="float">
            <text:p>0.0000835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64352" calcext:value-type="float">
            <text:p>0.643520</text:p>
          </table:table-cell>
          <table:table-cell office:value-type="float" office:value="0.000082857" calcext:value-type="float">
            <text:p>0.0000828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.640828" calcext:value-type="float">
            <text:p>0.640828</text:p>
          </table:table-cell>
          <table:table-cell office:value-type="float" office:value="0.000082165" calcext:value-type="float">
            <text:p>0.0000821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.638092" calcext:value-type="float">
            <text:p>0.638092</text:p>
          </table:table-cell>
          <table:table-cell office:value-type="float" office:value="0.000081465" calcext:value-type="float">
            <text:p>0.0000814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0.635395" calcext:value-type="float">
            <text:p>0.635395</text:p>
          </table:table-cell>
          <table:table-cell office:value-type="float" office:value="0.000080778" calcext:value-type="float">
            <text:p>0.0000807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0.632698" calcext:value-type="float">
            <text:p>0.632698</text:p>
          </table:table-cell>
          <table:table-cell office:value-type="float" office:value="0.000080093" calcext:value-type="float">
            <text:p>0.0000800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630046" calcext:value-type="float">
            <text:p>0.630046</text:p>
          </table:table-cell>
          <table:table-cell office:value-type="float" office:value="0.000079423" calcext:value-type="float">
            <text:p>0.0000794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627376" calcext:value-type="float">
            <text:p>0.627376</text:p>
          </table:table-cell>
          <table:table-cell office:value-type="float" office:value="0.000078752" calcext:value-type="float">
            <text:p>0.0000787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624664" calcext:value-type="float">
            <text:p>0.624664</text:p>
          </table:table-cell>
          <table:table-cell office:value-type="float" office:value="0.000078072" calcext:value-type="float">
            <text:p>0.0000780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0.622007" calcext:value-type="float">
            <text:p>0.622007</text:p>
          </table:table-cell>
          <table:table-cell office:value-type="float" office:value="0.00007741" calcext:value-type="float">
            <text:p>0.0000774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619312" calcext:value-type="float">
            <text:p>0.619312</text:p>
          </table:table-cell>
          <table:table-cell office:value-type="float" office:value="0.00007674" calcext:value-type="float">
            <text:p>0.0000767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0.616636" calcext:value-type="float">
            <text:p>0.616636</text:p>
          </table:table-cell>
          <table:table-cell office:value-type="float" office:value="0.000076079" calcext:value-type="float">
            <text:p>0.0000760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0.613959" calcext:value-type="float">
            <text:p>0.613959</text:p>
          </table:table-cell>
          <table:table-cell office:value-type="float" office:value="0.000075419" calcext:value-type="float">
            <text:p>0.0000754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611276" calcext:value-type="float">
            <text:p>0.611276</text:p>
          </table:table-cell>
          <table:table-cell office:value-type="float" office:value="0.000074762" calcext:value-type="float">
            <text:p>0.0000747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0.608701" calcext:value-type="float">
            <text:p>0.608701</text:p>
          </table:table-cell>
          <table:table-cell office:value-type="float" office:value="0.000074133" calcext:value-type="float">
            <text:p>0.0000741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.606201" calcext:value-type="float">
            <text:p>0.606201</text:p>
          </table:table-cell>
          <table:table-cell office:value-type="float" office:value="0.000073525" calcext:value-type="float">
            <text:p>0.0000735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.603687" calcext:value-type="float">
            <text:p>0.603687</text:p>
          </table:table-cell>
          <table:table-cell office:value-type="float" office:value="0.000072917" calcext:value-type="float">
            <text:p>0.0000729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601146" calcext:value-type="float">
            <text:p>0.601146</text:p>
          </table:table-cell>
          <table:table-cell office:value-type="float" office:value="0.000072304" calcext:value-type="float">
            <text:p>0.0000723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0.598661" calcext:value-type="float">
            <text:p>0.598661</text:p>
          </table:table-cell>
          <table:table-cell office:value-type="float" office:value="0.000071708" calcext:value-type="float">
            <text:p>0.0000717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0.59628" calcext:value-type="float">
            <text:p>0.596280</text:p>
          </table:table-cell>
          <table:table-cell office:value-type="float" office:value="0.000071138" calcext:value-type="float">
            <text:p>0.0000711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.593748" calcext:value-type="float">
            <text:p>0.593748</text:p>
          </table:table-cell>
          <table:table-cell office:value-type="float" office:value="0.000070535" calcext:value-type="float">
            <text:p>0.0000705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0.591288" calcext:value-type="float">
            <text:p>0.591288</text:p>
          </table:table-cell>
          <table:table-cell office:value-type="float" office:value="0.000069952" calcext:value-type="float">
            <text:p>0.0000699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0.588558" calcext:value-type="float">
            <text:p>0.588558</text:p>
          </table:table-cell>
          <table:table-cell office:value-type="float" office:value="0.000069308" calcext:value-type="float">
            <text:p>0.0000693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585765" calcext:value-type="float">
            <text:p>0.585765</text:p>
          </table:table-cell>
          <table:table-cell office:value-type="float" office:value="0.000068652" calcext:value-type="float">
            <text:p>0.0000686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0.58304" calcext:value-type="float">
            <text:p>0.583040</text:p>
          </table:table-cell>
          <table:table-cell office:value-type="float" office:value="0.000068014" calcext:value-type="float">
            <text:p>0.0000680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580319" calcext:value-type="float">
            <text:p>0.580319</text:p>
          </table:table-cell>
          <table:table-cell office:value-type="float" office:value="0.000067381" calcext:value-type="float">
            <text:p>0.0000673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577787" calcext:value-type="float">
            <text:p>0.577787</text:p>
          </table:table-cell>
          <table:table-cell office:value-type="float" office:value="0.000066794" calcext:value-type="float">
            <text:p>0.0000667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0.575308" calcext:value-type="float">
            <text:p>0.575308</text:p>
          </table:table-cell>
          <table:table-cell office:value-type="float" office:value="0.000066222" calcext:value-type="float">
            <text:p>0.0000662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.572822" calcext:value-type="float">
            <text:p>0.572822</text:p>
          </table:table-cell>
          <table:table-cell office:value-type="float" office:value="0.000065651" calcext:value-type="float">
            <text:p>0.0000656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0.570319" calcext:value-type="float">
            <text:p>0.570319</text:p>
          </table:table-cell>
          <table:table-cell office:value-type="float" office:value="0.000065079" calcext:value-type="float">
            <text:p>0.0000650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567868" calcext:value-type="float">
            <text:p>0.567868</text:p>
          </table:table-cell>
          <table:table-cell office:value-type="float" office:value="0.000064521" calcext:value-type="float">
            <text:p>0.0000645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565367" calcext:value-type="float">
            <text:p>0.565367</text:p>
          </table:table-cell>
          <table:table-cell office:value-type="float" office:value="0.000063953" calcext:value-type="float">
            <text:p>0.0000639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0.56281" calcext:value-type="float">
            <text:p>0.562810</text:p>
          </table:table-cell>
          <table:table-cell office:value-type="float" office:value="0.000063376" calcext:value-type="float">
            <text:p>0.0000633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0.560274" calcext:value-type="float">
            <text:p>0.560274</text:p>
          </table:table-cell>
          <table:table-cell office:value-type="float" office:value="0.000062807" calcext:value-type="float">
            <text:p>0.0000628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557823" calcext:value-type="float">
            <text:p>0.557823</text:p>
          </table:table-cell>
          <table:table-cell office:value-type="float" office:value="0.000062258" calcext:value-type="float">
            <text:p>0.0000622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.555383" calcext:value-type="float">
            <text:p>0.555383</text:p>
          </table:table-cell>
          <table:table-cell office:value-type="float" office:value="0.000061715" calcext:value-type="float">
            <text:p>0.0000617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552854" calcext:value-type="float">
            <text:p>0.552854</text:p>
          </table:table-cell>
          <table:table-cell office:value-type="float" office:value="0.000061154" calcext:value-type="float">
            <text:p>0.0000611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0.550372" calcext:value-type="float">
            <text:p>0.550372</text:p>
          </table:table-cell>
          <table:table-cell office:value-type="float" office:value="0.000060606" calcext:value-type="float">
            <text:p>0.0000606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0.547908" calcext:value-type="float">
            <text:p>0.547908</text:p>
          </table:table-cell>
          <table:table-cell office:value-type="float" office:value="0.000060065" calcext:value-type="float">
            <text:p>0.0000600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0.545448" calcext:value-type="float">
            <text:p>0.545448</text:p>
          </table:table-cell>
          <table:table-cell office:value-type="float" office:value="0.000059526" calcext:value-type="float">
            <text:p>0.0000595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0.542929" calcext:value-type="float">
            <text:p>0.542929</text:p>
          </table:table-cell>
          <table:table-cell office:value-type="float" office:value="0.000058978" calcext:value-type="float">
            <text:p>0.0000589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0.540467" calcext:value-type="float">
            <text:p>0.540467</text:p>
          </table:table-cell>
          <table:table-cell office:value-type="float" office:value="0.000058444" calcext:value-type="float">
            <text:p>0.0000584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0.538088" calcext:value-type="float">
            <text:p>0.538088</text:p>
          </table:table-cell>
          <table:table-cell office:value-type="float" office:value="0.000057931" calcext:value-type="float">
            <text:p>0.0000579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53568" calcext:value-type="float">
            <text:p>0.535680</text:p>
          </table:table-cell>
          <table:table-cell office:value-type="float" office:value="0.000057414" calcext:value-type="float">
            <text:p>0.0000574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0.533267" calcext:value-type="float">
            <text:p>0.533267</text:p>
          </table:table-cell>
          <table:table-cell office:value-type="float" office:value="0.000056897" calcext:value-type="float">
            <text:p>0.0000568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0.530875" calcext:value-type="float">
            <text:p>0.530875</text:p>
          </table:table-cell>
          <table:table-cell office:value-type="float" office:value="0.000056388" calcext:value-type="float">
            <text:p>0.0000563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528493" calcext:value-type="float">
            <text:p>0.528493</text:p>
          </table:table-cell>
          <table:table-cell office:value-type="float" office:value="0.000055883" calcext:value-type="float">
            <text:p>0.0000558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0.5261" calcext:value-type="float">
            <text:p>0.526100</text:p>
          </table:table-cell>
          <table:table-cell office:value-type="float" office:value="0.000055378" calcext:value-type="float">
            <text:p>0.0000553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0.523733" calcext:value-type="float">
            <text:p>0.523733</text:p>
          </table:table-cell>
          <table:table-cell office:value-type="float" office:value="0.000054881" calcext:value-type="float">
            <text:p>0.0000548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0.521394" calcext:value-type="float">
            <text:p>0.521394</text:p>
          </table:table-cell>
          <table:table-cell office:value-type="float" office:value="0.000054392" calcext:value-type="float">
            <text:p>0.0000543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0.519044" calcext:value-type="float">
            <text:p>0.519044</text:p>
          </table:table-cell>
          <table:table-cell office:value-type="float" office:value="0.000053903" calcext:value-type="float">
            <text:p>0.0000539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0.516677" calcext:value-type="float">
            <text:p>0.516677</text:p>
          </table:table-cell>
          <table:table-cell office:value-type="float" office:value="0.000053412" calcext:value-type="float">
            <text:p>0.0000534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0.514348" calcext:value-type="float">
            <text:p>0.514348</text:p>
          </table:table-cell>
          <table:table-cell office:value-type="float" office:value="0.000052932" calcext:value-type="float">
            <text:p>0.0000529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0.512036" calcext:value-type="float">
            <text:p>0.512036</text:p>
          </table:table-cell>
          <table:table-cell office:value-type="float" office:value="0.000052457" calcext:value-type="float">
            <text:p>0.0000524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0.509767" calcext:value-type="float">
            <text:p>0.509767</text:p>
          </table:table-cell>
          <table:table-cell office:value-type="float" office:value="0.000051993" calcext:value-type="float">
            <text:p>0.0000519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0.507515" calcext:value-type="float">
            <text:p>0.507515</text:p>
          </table:table-cell>
          <table:table-cell office:value-type="float" office:value="0.000051535" calcext:value-type="float">
            <text:p>0.0000515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505329" calcext:value-type="float">
            <text:p>0.505329</text:p>
          </table:table-cell>
          <table:table-cell office:value-type="float" office:value="0.000051092" calcext:value-type="float">
            <text:p>0.0000510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0.503296" calcext:value-type="float">
            <text:p>0.503296</text:p>
          </table:table-cell>
          <table:table-cell office:value-type="float" office:value="0.000050682" calcext:value-type="float">
            <text:p>0.0000506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0.501022" calcext:value-type="float">
            <text:p>0.501022</text:p>
          </table:table-cell>
          <table:table-cell office:value-type="float" office:value="0.000050225" calcext:value-type="float">
            <text:p>0.000050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0.498764" calcext:value-type="float">
            <text:p>0.498764</text:p>
          </table:table-cell>
          <table:table-cell office:value-type="float" office:value="0.000049773" calcext:value-type="float">
            <text:p>0.0000497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0.496584" calcext:value-type="float">
            <text:p>0.496584</text:p>
          </table:table-cell>
          <table:table-cell office:value-type="float" office:value="0.000049339" calcext:value-type="float">
            <text:p>0.0000493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0.494546" calcext:value-type="float">
            <text:p>0.494546</text:p>
          </table:table-cell>
          <table:table-cell office:value-type="float" office:value="0.000048935" calcext:value-type="float">
            <text:p>0.0000489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0.492355" calcext:value-type="float">
            <text:p>0.492355</text:p>
          </table:table-cell>
          <table:table-cell office:value-type="float" office:value="0.000048502" calcext:value-type="float">
            <text:p>0.0000485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0.490024" calcext:value-type="float">
            <text:p>0.490024</text:p>
          </table:table-cell>
          <table:table-cell office:value-type="float" office:value="0.000048044" calcext:value-type="float">
            <text:p>0.0000480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0.488561" calcext:value-type="float">
            <text:p>0.488561</text:p>
          </table:table-cell>
          <table:table-cell office:value-type="float" office:value="0.000047758" calcext:value-type="float">
            <text:p>0.0000477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0.485937" calcext:value-type="float">
            <text:p>0.485937</text:p>
          </table:table-cell>
          <table:table-cell office:value-type="float" office:value="0.000047246" calcext:value-type="float">
            <text:p>0.0000472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0.483978" calcext:value-type="float">
            <text:p>0.483978</text:p>
          </table:table-cell>
          <table:table-cell office:value-type="float" office:value="0.000046866" calcext:value-type="float">
            <text:p>0.0000468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0.481608" calcext:value-type="float">
            <text:p>0.481608</text:p>
          </table:table-cell>
          <table:table-cell office:value-type="float" office:value="0.000046408" calcext:value-type="float">
            <text:p>0.0000464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0.479154" calcext:value-type="float">
            <text:p>0.479154</text:p>
          </table:table-cell>
          <table:table-cell office:value-type="float" office:value="0.000045936" calcext:value-type="float">
            <text:p>0.0000459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476905" calcext:value-type="float">
            <text:p>0.476905</text:p>
          </table:table-cell>
          <table:table-cell office:value-type="float" office:value="0.000045506" calcext:value-type="float">
            <text:p>0.0000455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0.474699" calcext:value-type="float">
            <text:p>0.474699</text:p>
          </table:table-cell>
          <table:table-cell office:value-type="float" office:value="0.000045086" calcext:value-type="float">
            <text:p>0.0000450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0.472552" calcext:value-type="float">
            <text:p>0.472552</text:p>
          </table:table-cell>
          <table:table-cell office:value-type="float" office:value="0.000044679" calcext:value-type="float">
            <text:p>0.0000446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0.470425" calcext:value-type="float">
            <text:p>0.470425</text:p>
          </table:table-cell>
          <table:table-cell office:value-type="float" office:value="0.000044278" calcext:value-type="float">
            <text:p>0.0000442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0.468301" calcext:value-type="float">
            <text:p>0.468301</text:p>
          </table:table-cell>
          <table:table-cell office:value-type="float" office:value="0.000043879" calcext:value-type="float">
            <text:p>0.0000438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0.466086" calcext:value-type="float">
            <text:p>0.466086</text:p>
          </table:table-cell>
          <table:table-cell office:value-type="float" office:value="0.000043465" calcext:value-type="float">
            <text:p>0.0000434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0.46395" calcext:value-type="float">
            <text:p>0.463950</text:p>
          </table:table-cell>
          <table:table-cell office:value-type="float" office:value="0.000043067" calcext:value-type="float">
            <text:p>0.0000430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0.461929" calcext:value-type="float">
            <text:p>0.461929</text:p>
          </table:table-cell>
          <table:table-cell office:value-type="float" office:value="0.000042693" calcext:value-type="float">
            <text:p>0.0000426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0.459938" calcext:value-type="float">
            <text:p>0.459938</text:p>
          </table:table-cell>
          <table:table-cell office:value-type="float" office:value="0.000042326" calcext:value-type="float">
            <text:p>0.0000423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0.457976" calcext:value-type="float">
            <text:p>0.457976</text:p>
          </table:table-cell>
          <table:table-cell office:value-type="float" office:value="0.000041965" calcext:value-type="float">
            <text:p>0.0000419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0.455966" calcext:value-type="float">
            <text:p>0.455966</text:p>
          </table:table-cell>
          <table:table-cell office:value-type="float" office:value="0.000041598" calcext:value-type="float">
            <text:p>0.0000415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0.453875" calcext:value-type="float">
            <text:p>0.453875</text:p>
          </table:table-cell>
          <table:table-cell office:value-type="float" office:value="0.000041217" calcext:value-type="float">
            <text:p>0.0000412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0.451769" calcext:value-type="float">
            <text:p>0.451769</text:p>
          </table:table-cell>
          <table:table-cell office:value-type="float" office:value="0.000040835" calcext:value-type="float">
            <text:p>0.0000408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449628" calcext:value-type="float">
            <text:p>0.449628</text:p>
          </table:table-cell>
          <table:table-cell office:value-type="float" office:value="0.000040449" calcext:value-type="float">
            <text:p>0.0000404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0.447463" calcext:value-type="float">
            <text:p>0.447463</text:p>
          </table:table-cell>
          <table:table-cell office:value-type="float" office:value="0.000040061" calcext:value-type="float">
            <text:p>0.0000400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0.445328" calcext:value-type="float">
            <text:p>0.445328</text:p>
          </table:table-cell>
          <table:table-cell office:value-type="float" office:value="0.000039679" calcext:value-type="float">
            <text:p>0.0000396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0.443224" calcext:value-type="float">
            <text:p>0.443224</text:p>
          </table:table-cell>
          <table:table-cell office:value-type="float" office:value="0.000039305" calcext:value-type="float">
            <text:p>0.0000393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0.441071" calcext:value-type="float">
            <text:p>0.441071</text:p>
          </table:table-cell>
          <table:table-cell office:value-type="float" office:value="0.000038924" calcext:value-type="float">
            <text:p>0.0000389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0.439003" calcext:value-type="float">
            <text:p>0.439003</text:p>
          </table:table-cell>
          <table:table-cell office:value-type="float" office:value="0.00003856" calcext:value-type="float">
            <text:p>0.0000385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0.436916" calcext:value-type="float">
            <text:p>0.436916</text:p>
          </table:table-cell>
          <table:table-cell office:value-type="float" office:value="0.000038194" calcext:value-type="float">
            <text:p>0.0000381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0.434799" calcext:value-type="float">
            <text:p>0.434799</text:p>
          </table:table-cell>
          <table:table-cell office:value-type="float" office:value="0.000037825" calcext:value-type="float">
            <text:p>0.0000378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0.432633" calcext:value-type="float">
            <text:p>0.432633</text:p>
          </table:table-cell>
          <table:table-cell office:value-type="float" office:value="0.000037449" calcext:value-type="float">
            <text:p>0.0000374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0.430497" calcext:value-type="float">
            <text:p>0.430497</text:p>
          </table:table-cell>
          <table:table-cell office:value-type="float" office:value="0.00003708" calcext:value-type="float">
            <text:p>0.0000370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0.428367" calcext:value-type="float">
            <text:p>0.428367</text:p>
          </table:table-cell>
          <table:table-cell office:value-type="float" office:value="0.000036714" calcext:value-type="float">
            <text:p>0.0000367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0.426252" calcext:value-type="float">
            <text:p>0.426252</text:p>
          </table:table-cell>
          <table:table-cell office:value-type="float" office:value="0.000036353" calcext:value-type="float">
            <text:p>0.0000363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0.423979" calcext:value-type="float">
            <text:p>0.423979</text:p>
          </table:table-cell>
          <table:table-cell office:value-type="float" office:value="0.000035966" calcext:value-type="float">
            <text:p>0.0000359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421965" calcext:value-type="float">
            <text:p>0.421965</text:p>
          </table:table-cell>
          <table:table-cell office:value-type="float" office:value="0.000035625" calcext:value-type="float">
            <text:p>0.0000356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.419935" calcext:value-type="float">
            <text:p>0.419935</text:p>
          </table:table-cell>
          <table:table-cell office:value-type="float" office:value="0.000035283" calcext:value-type="float">
            <text:p>0.0000352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0.417725" calcext:value-type="float">
            <text:p>0.417725</text:p>
          </table:table-cell>
          <table:table-cell office:value-type="float" office:value="0.000034913" calcext:value-type="float">
            <text:p>0.0000349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0.415547" calcext:value-type="float">
            <text:p>0.415547</text:p>
          </table:table-cell>
          <table:table-cell office:value-type="float" office:value="0.00003455" calcext:value-type="float">
            <text:p>0.0000345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0.413444" calcext:value-type="float">
            <text:p>0.413444</text:p>
          </table:table-cell>
          <table:table-cell office:value-type="float" office:value="0.000034201" calcext:value-type="float">
            <text:p>0.0000342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0.41142" calcext:value-type="float">
            <text:p>0.411420</text:p>
          </table:table-cell>
          <table:table-cell office:value-type="float" office:value="0.000033867" calcext:value-type="float">
            <text:p>0.0000338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0.409411" calcext:value-type="float">
            <text:p>0.409411</text:p>
          </table:table-cell>
          <table:table-cell office:value-type="float" office:value="0.000033537" calcext:value-type="float">
            <text:p>0.0000335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407359" calcext:value-type="float">
            <text:p>0.407359</text:p>
          </table:table-cell>
          <table:table-cell office:value-type="float" office:value="0.000033202" calcext:value-type="float">
            <text:p>0.000033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405258" calcext:value-type="float">
            <text:p>0.405258</text:p>
          </table:table-cell>
          <table:table-cell office:value-type="float" office:value="0.00003286" calcext:value-type="float">
            <text:p>0.0000328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0.403098" calcext:value-type="float">
            <text:p>0.403098</text:p>
          </table:table-cell>
          <table:table-cell office:value-type="float" office:value="0.000032511" calcext:value-type="float">
            <text:p>0.0000325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0.401028" calcext:value-type="float">
            <text:p>0.401028</text:p>
          </table:table-cell>
          <table:table-cell office:value-type="float" office:value="0.000032178" calcext:value-type="float">
            <text:p>0.000032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0.399155" calcext:value-type="float">
            <text:p>0.399155</text:p>
          </table:table-cell>
          <table:table-cell office:value-type="float" office:value="0.000031878" calcext:value-type="float">
            <text:p>0.0000318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0.397239" calcext:value-type="float">
            <text:p>0.397239</text:p>
          </table:table-cell>
          <table:table-cell office:value-type="float" office:value="0.000031572" calcext:value-type="float">
            <text:p>0.0000315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.395246" calcext:value-type="float">
            <text:p>0.395246</text:p>
          </table:table-cell>
          <table:table-cell office:value-type="float" office:value="0.000031256" calcext:value-type="float">
            <text:p>0.0000312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0.393213" calcext:value-type="float">
            <text:p>0.393213</text:p>
          </table:table-cell>
          <table:table-cell office:value-type="float" office:value="0.000030936" calcext:value-type="float">
            <text:p>0.0000309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0.391178" calcext:value-type="float">
            <text:p>0.391178</text:p>
          </table:table-cell>
          <table:table-cell office:value-type="float" office:value="0.000030616" calcext:value-type="float">
            <text:p>0.0000306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0.389183" calcext:value-type="float">
            <text:p>0.389183</text:p>
          </table:table-cell>
          <table:table-cell office:value-type="float" office:value="0.000030305" calcext:value-type="float">
            <text:p>0.0000303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0.387214" calcext:value-type="float">
            <text:p>0.387214</text:p>
          </table:table-cell>
          <table:table-cell office:value-type="float" office:value="0.000029999" calcext:value-type="float">
            <text:p>0.0000299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0.38526" calcext:value-type="float">
            <text:p>0.385260</text:p>
          </table:table-cell>
          <table:table-cell office:value-type="float" office:value="0.000029697" calcext:value-type="float">
            <text:p>0.0000296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0.38331" calcext:value-type="float">
            <text:p>0.383310</text:p>
          </table:table-cell>
          <table:table-cell office:value-type="float" office:value="0.000029397" calcext:value-type="float">
            <text:p>0.0000293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.381383" calcext:value-type="float">
            <text:p>0.381383</text:p>
          </table:table-cell>
          <table:table-cell office:value-type="float" office:value="0.000029102" calcext:value-type="float">
            <text:p>0.0000291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0.379477" calcext:value-type="float">
            <text:p>0.379477</text:p>
          </table:table-cell>
          <table:table-cell office:value-type="float" office:value="0.000028812" calcext:value-type="float">
            <text:p>0.0000288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0.377628" calcext:value-type="float">
            <text:p>0.377628</text:p>
          </table:table-cell>
          <table:table-cell office:value-type="float" office:value="0.000028532" calcext:value-type="float">
            <text:p>0.0000285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.375711" calcext:value-type="float">
            <text:p>0.375711</text:p>
          </table:table-cell>
          <table:table-cell office:value-type="float" office:value="0.000028243" calcext:value-type="float">
            <text:p>0.0000282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0.372742" calcext:value-type="float">
            <text:p>0.372742</text:p>
          </table:table-cell>
          <table:table-cell office:value-type="float" office:value="0.000027798" calcext:value-type="float">
            <text:p>0.0000277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0.371055" calcext:value-type="float">
            <text:p>0.371055</text:p>
          </table:table-cell>
          <table:table-cell office:value-type="float" office:value="0.000027547" calcext:value-type="float">
            <text:p>0.0000275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0.368903" calcext:value-type="float">
            <text:p>0.368903</text:p>
          </table:table-cell>
          <table:table-cell office:value-type="float" office:value="0.000027229" calcext:value-type="float">
            <text:p>0.0000272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0.366787" calcext:value-type="float">
            <text:p>0.366787</text:p>
          </table:table-cell>
          <table:table-cell office:value-type="float" office:value="0.000026917" calcext:value-type="float">
            <text:p>0.0000269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0.364652" calcext:value-type="float">
            <text:p>0.364652</text:p>
          </table:table-cell>
          <table:table-cell office:value-type="float" office:value="0.000026605" calcext:value-type="float">
            <text:p>0.0000266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0.362561" calcext:value-type="float">
            <text:p>0.362561</text:p>
          </table:table-cell>
          <table:table-cell office:value-type="float" office:value="0.000026301" calcext:value-type="float">
            <text:p>0.0000263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0.000025995" calcext:value-type="float">
            <text:p>0.0000259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0.358448" calcext:value-type="float">
            <text:p>0.358448</text:p>
          </table:table-cell>
          <table:table-cell office:value-type="float" office:value="0.000025707" calcext:value-type="float">
            <text:p>0.0000257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0.356437" calcext:value-type="float">
            <text:p>0.356437</text:p>
          </table:table-cell>
          <table:table-cell office:value-type="float" office:value="0.00002542" calcext:value-type="float">
            <text:p>0.0000254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0.354369" calcext:value-type="float">
            <text:p>0.354369</text:p>
          </table:table-cell>
          <table:table-cell office:value-type="float" office:value="0.000025126" calcext:value-type="float">
            <text:p>0.0000251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0.353175" calcext:value-type="float">
            <text:p>0.353175</text:p>
          </table:table-cell>
          <table:table-cell office:value-type="float" office:value="0.000024957" calcext:value-type="float">
            <text:p>0.0000249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0.351537" calcext:value-type="float">
            <text:p>0.351537</text:p>
          </table:table-cell>
          <table:table-cell office:value-type="float" office:value="0.000024726" calcext:value-type="float">
            <text:p>0.0000247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0.349535" calcext:value-type="float">
            <text:p>0.349535</text:p>
          </table:table-cell>
          <table:table-cell office:value-type="float" office:value="0.000024445" calcext:value-type="float">
            <text:p>0.00002444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0.347807" calcext:value-type="float">
            <text:p>0.347807</text:p>
          </table:table-cell>
          <table:table-cell office:value-type="float" office:value="0.000024204" calcext:value-type="float">
            <text:p>0.0000242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0.346178" calcext:value-type="float">
            <text:p>0.346178</text:p>
          </table:table-cell>
          <table:table-cell office:value-type="float" office:value="0.000023977" calcext:value-type="float">
            <text:p>0.0000239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0.344421" calcext:value-type="float">
            <text:p>0.344421</text:p>
          </table:table-cell>
          <table:table-cell office:value-type="float" office:value="0.000023735" calcext:value-type="float">
            <text:p>0.0000237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0.342345" calcext:value-type="float">
            <text:p>0.342345</text:p>
          </table:table-cell>
          <table:table-cell office:value-type="float" office:value="0.000023449" calcext:value-type="float">
            <text:p>0.0000234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0.340514" calcext:value-type="float">
            <text:p>0.340514</text:p>
          </table:table-cell>
          <table:table-cell office:value-type="float" office:value="0.000023199" calcext:value-type="float">
            <text:p>0.000023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.338698" calcext:value-type="float">
            <text:p>0.338698</text:p>
          </table:table-cell>
          <table:table-cell office:value-type="float" office:value="0.000022952" calcext:value-type="float">
            <text:p>0.0000229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0.336978" calcext:value-type="float">
            <text:p>0.336978</text:p>
          </table:table-cell>
          <table:table-cell office:value-type="float" office:value="0.00002272" calcext:value-type="float">
            <text:p>0.0000227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0.335378" calcext:value-type="float">
            <text:p>0.335378</text:p>
          </table:table-cell>
          <table:table-cell office:value-type="float" office:value="0.000022505" calcext:value-type="float">
            <text:p>0.0000225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0.333647" calcext:value-type="float">
            <text:p>0.333647</text:p>
          </table:table-cell>
          <table:table-cell office:value-type="float" office:value="0.000022273" calcext:value-type="float">
            <text:p>0.0000222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0.331687" calcext:value-type="float">
            <text:p>0.331687</text:p>
          </table:table-cell>
          <table:table-cell office:value-type="float" office:value="0.000022012" calcext:value-type="float">
            <text:p>0.0000220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0.329725" calcext:value-type="float">
            <text:p>0.329725</text:p>
          </table:table-cell>
          <table:table-cell office:value-type="float" office:value="0.000021752" calcext:value-type="float">
            <text:p>0.0000217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0.327926" calcext:value-type="float">
            <text:p>0.327926</text:p>
          </table:table-cell>
          <table:table-cell office:value-type="float" office:value="0.000021516" calcext:value-type="float">
            <text:p>0.0000215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0.326254" calcext:value-type="float">
            <text:p>0.326254</text:p>
          </table:table-cell>
          <table:table-cell office:value-type="float" office:value="0.000021297" calcext:value-type="float">
            <text:p>0.0000212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0.324661" calcext:value-type="float">
            <text:p>0.324661</text:p>
          </table:table-cell>
          <table:table-cell office:value-type="float" office:value="0.000021089" calcext:value-type="float">
            <text:p>0.0000210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0.32324" calcext:value-type="float">
            <text:p>0.323240</text:p>
          </table:table-cell>
          <table:table-cell office:value-type="float" office:value="0.000020905" calcext:value-type="float">
            <text:p>0.0000209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0.321624" calcext:value-type="float">
            <text:p>0.321624</text:p>
          </table:table-cell>
          <table:table-cell office:value-type="float" office:value="0.000020697" calcext:value-type="float">
            <text:p>0.0000206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0.319559" calcext:value-type="float">
            <text:p>0.319559</text:p>
          </table:table-cell>
          <table:table-cell office:value-type="float" office:value="0.000020432" calcext:value-type="float">
            <text:p>0.0000204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0.317769" calcext:value-type="float">
            <text:p>0.317769</text:p>
          </table:table-cell>
          <table:table-cell office:value-type="float" office:value="0.000020204" calcext:value-type="float">
            <text:p>0.0000202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0.316756" calcext:value-type="float">
            <text:p>0.316756</text:p>
          </table:table-cell>
          <table:table-cell office:value-type="float" office:value="0.000020075" calcext:value-type="float">
            <text:p>0.0000200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0.314462" calcext:value-type="float">
            <text:p>0.314462</text:p>
          </table:table-cell>
          <table:table-cell office:value-type="float" office:value="0.000019785" calcext:value-type="float">
            <text:p>0.0000197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0.312611" calcext:value-type="float">
            <text:p>0.312611</text:p>
          </table:table-cell>
          <table:table-cell office:value-type="float" office:value="0.000019553" calcext:value-type="float">
            <text:p>0.0000195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0.310804" calcext:value-type="float">
            <text:p>0.310804</text:p>
          </table:table-cell>
          <table:table-cell office:value-type="float" office:value="0.000019328" calcext:value-type="float">
            <text:p>0.00001932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309267" calcext:value-type="float">
            <text:p>0.309267</text:p>
          </table:table-cell>
          <table:table-cell office:value-type="float" office:value="0.000019137" calcext:value-type="float">
            <text:p>0.0000191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0.307798" calcext:value-type="float">
            <text:p>0.307798</text:p>
          </table:table-cell>
          <table:table-cell office:value-type="float" office:value="0.000018956" calcext:value-type="float">
            <text:p>0.0000189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0.306263" calcext:value-type="float">
            <text:p>0.306263</text:p>
          </table:table-cell>
          <table:table-cell office:value-type="float" office:value="0.000018767" calcext:value-type="float">
            <text:p>0.0000187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0.304731" calcext:value-type="float">
            <text:p>0.304731</text:p>
          </table:table-cell>
          <table:table-cell office:value-type="float" office:value="0.00001858" calcext:value-type="float">
            <text:p>0.0000185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0.303096" calcext:value-type="float">
            <text:p>0.303096</text:p>
          </table:table-cell>
          <table:table-cell office:value-type="float" office:value="0.000018381" calcext:value-type="float">
            <text:p>0.0000183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0.301517" calcext:value-type="float">
            <text:p>0.301517</text:p>
          </table:table-cell>
          <table:table-cell office:value-type="float" office:value="0.00001819" calcext:value-type="float">
            <text:p>0.000018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0.299954" calcext:value-type="float">
            <text:p>0.299954</text:p>
          </table:table-cell>
          <table:table-cell office:value-type="float" office:value="0.000018002" calcext:value-type="float">
            <text:p>0.0000180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0.298357" calcext:value-type="float">
            <text:p>0.298357</text:p>
          </table:table-cell>
          <table:table-cell office:value-type="float" office:value="0.000017811" calcext:value-type="float">
            <text:p>0.0000178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0.296773" calcext:value-type="float">
            <text:p>0.296773</text:p>
          </table:table-cell>
          <table:table-cell office:value-type="float" office:value="0.000017622" calcext:value-type="float">
            <text:p>0.0000176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0.295157" calcext:value-type="float">
            <text:p>0.295157</text:p>
          </table:table-cell>
          <table:table-cell office:value-type="float" office:value="0.000017431" calcext:value-type="float">
            <text:p>0.0000174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0.293573" calcext:value-type="float">
            <text:p>0.293573</text:p>
          </table:table-cell>
          <table:table-cell office:value-type="float" office:value="0.000017244" calcext:value-type="float">
            <text:p>0.0000172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0.291959" calcext:value-type="float">
            <text:p>0.291959</text:p>
          </table:table-cell>
          <table:table-cell office:value-type="float" office:value="0.000017055" calcext:value-type="float">
            <text:p>0.0000170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0.290341" calcext:value-type="float">
            <text:p>0.290341</text:p>
          </table:table-cell>
          <table:table-cell office:value-type="float" office:value="0.000016866" calcext:value-type="float">
            <text:p>0.0000168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288775" calcext:value-type="float">
            <text:p>0.288775</text:p>
          </table:table-cell>
          <table:table-cell office:value-type="float" office:value="0.000016685" calcext:value-type="float">
            <text:p>0.0000166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0.287239" calcext:value-type="float">
            <text:p>0.287239</text:p>
          </table:table-cell>
          <table:table-cell office:value-type="float" office:value="0.000016508" calcext:value-type="float">
            <text:p>0.0000165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0.285828" calcext:value-type="float">
            <text:p>0.285828</text:p>
          </table:table-cell>
          <table:table-cell office:value-type="float" office:value="0.000016346" calcext:value-type="float">
            <text:p>0.0000163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0.284382" calcext:value-type="float">
            <text:p>0.284382</text:p>
          </table:table-cell>
          <table:table-cell office:value-type="float" office:value="0.000016181" calcext:value-type="float">
            <text:p>0.000016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0.282936" calcext:value-type="float">
            <text:p>0.282936</text:p>
          </table:table-cell>
          <table:table-cell office:value-type="float" office:value="0.000016017" calcext:value-type="float">
            <text:p>0.0000160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0.281506" calcext:value-type="float">
            <text:p>0.281506</text:p>
          </table:table-cell>
          <table:table-cell office:value-type="float" office:value="0.000015855" calcext:value-type="float">
            <text:p>0.0000158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0.280045" calcext:value-type="float">
            <text:p>0.280045</text:p>
          </table:table-cell>
          <table:table-cell office:value-type="float" office:value="0.000015691" calcext:value-type="float">
            <text:p>0.0000156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0.27845" calcext:value-type="float">
            <text:p>0.278450</text:p>
          </table:table-cell>
          <table:table-cell office:value-type="float" office:value="0.000015513" calcext:value-type="float">
            <text:p>0.0000155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276828" calcext:value-type="float">
            <text:p>0.276828</text:p>
          </table:table-cell>
          <table:table-cell office:value-type="float" office:value="0.000015333" calcext:value-type="float">
            <text:p>0.0000153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0.27533" calcext:value-type="float">
            <text:p>0.275330</text:p>
          </table:table-cell>
          <table:table-cell office:value-type="float" office:value="0.000015167" calcext:value-type="float">
            <text:p>0.0000151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0.273919" calcext:value-type="float">
            <text:p>0.273919</text:p>
          </table:table-cell>
          <table:table-cell office:value-type="float" office:value="0.000015012" calcext:value-type="float">
            <text:p>0.0000150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0.272624" calcext:value-type="float">
            <text:p>0.272624</text:p>
          </table:table-cell>
          <table:table-cell office:value-type="float" office:value="0.000014871" calcext:value-type="float">
            <text:p>0.0000148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0.271375" calcext:value-type="float">
            <text:p>0.271375</text:p>
          </table:table-cell>
          <table:table-cell office:value-type="float" office:value="0.000014735" calcext:value-type="float">
            <text:p>0.0000147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0.270029" calcext:value-type="float">
            <text:p>0.270029</text:p>
          </table:table-cell>
          <table:table-cell office:value-type="float" office:value="0.000014589" calcext:value-type="float">
            <text:p>0.0000145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0.268643" calcext:value-type="float">
            <text:p>0.268643</text:p>
          </table:table-cell>
          <table:table-cell office:value-type="float" office:value="0.00001444" calcext:value-type="float">
            <text:p>0.0000144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0.267267" calcext:value-type="float">
            <text:p>0.267267</text:p>
          </table:table-cell>
          <table:table-cell office:value-type="float" office:value="0.000014292" calcext:value-type="float">
            <text:p>0.0000142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0.265911" calcext:value-type="float">
            <text:p>0.265911</text:p>
          </table:table-cell>
          <table:table-cell office:value-type="float" office:value="0.000014147" calcext:value-type="float">
            <text:p>0.0000141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0.264588" calcext:value-type="float">
            <text:p>0.264588</text:p>
          </table:table-cell>
          <table:table-cell office:value-type="float" office:value="0.000014007" calcext:value-type="float">
            <text:p>0.0000140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0.263423" calcext:value-type="float">
            <text:p>0.263423</text:p>
          </table:table-cell>
          <table:table-cell office:value-type="float" office:value="0.000013884" calcext:value-type="float">
            <text:p>0.0000138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0.262279" calcext:value-type="float">
            <text:p>0.262279</text:p>
          </table:table-cell>
          <table:table-cell office:value-type="float" office:value="0.000013764" calcext:value-type="float">
            <text:p>0.0000137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261048" calcext:value-type="float">
            <text:p>0.261048</text:p>
          </table:table-cell>
          <table:table-cell office:value-type="float" office:value="0.000013635" calcext:value-type="float">
            <text:p>0.0000136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0.259891" calcext:value-type="float">
            <text:p>0.259891</text:p>
          </table:table-cell>
          <table:table-cell office:value-type="float" office:value="0.000013514" calcext:value-type="float">
            <text:p>0.0000135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0.258678" calcext:value-type="float">
            <text:p>0.258678</text:p>
          </table:table-cell>
          <table:table-cell office:value-type="float" office:value="0.000013388" calcext:value-type="float">
            <text:p>0.0000133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0.257373" calcext:value-type="float">
            <text:p>0.257373</text:p>
          </table:table-cell>
          <table:table-cell office:value-type="float" office:value="0.000013253" calcext:value-type="float">
            <text:p>0.0000132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.256025" calcext:value-type="float">
            <text:p>0.256025</text:p>
          </table:table-cell>
          <table:table-cell office:value-type="float" office:value="0.000013115" calcext:value-type="float">
            <text:p>0.0000131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0.254705" calcext:value-type="float">
            <text:p>0.254705</text:p>
          </table:table-cell>
          <table:table-cell office:value-type="float" office:value="0.00001298" calcext:value-type="float">
            <text:p>0.0000129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0.253351" calcext:value-type="float">
            <text:p>0.253351</text:p>
          </table:table-cell>
          <table:table-cell office:value-type="float" office:value="0.000012843" calcext:value-type="float">
            <text:p>0.0000128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0.251958" calcext:value-type="float">
            <text:p>0.251958</text:p>
          </table:table-cell>
          <table:table-cell office:value-type="float" office:value="0.000012702" calcext:value-type="float">
            <text:p>0.0000127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0.250651" calcext:value-type="float">
            <text:p>0.250651</text:p>
          </table:table-cell>
          <table:table-cell office:value-type="float" office:value="0.00001257" calcext:value-type="float">
            <text:p>0.0000125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.249432" calcext:value-type="float">
            <text:p>0.249432</text:p>
          </table:table-cell>
          <table:table-cell office:value-type="float" office:value="0.000012448" calcext:value-type="float">
            <text:p>0.0000124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0.248189" calcext:value-type="float">
            <text:p>0.248189</text:p>
          </table:table-cell>
          <table:table-cell office:value-type="float" office:value="0.000012324" calcext:value-type="float">
            <text:p>0.0000123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.246812" calcext:value-type="float">
            <text:p>0.246812</text:p>
          </table:table-cell>
          <table:table-cell office:value-type="float" office:value="0.000012188" calcext:value-type="float">
            <text:p>0.000012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0.245548" calcext:value-type="float">
            <text:p>0.245548</text:p>
          </table:table-cell>
          <table:table-cell office:value-type="float" office:value="0.000012064" calcext:value-type="float">
            <text:p>0.0000120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24451" calcext:value-type="float">
            <text:p>0.244510</text:p>
          </table:table-cell>
          <table:table-cell office:value-type="float" office:value="0.000011962" calcext:value-type="float">
            <text:p>0.0000119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0.243451" calcext:value-type="float">
            <text:p>0.243451</text:p>
          </table:table-cell>
          <table:table-cell office:value-type="float" office:value="0.000011858" calcext:value-type="float">
            <text:p>0.0000118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0.242218" calcext:value-type="float">
            <text:p>0.242218</text:p>
          </table:table-cell>
          <table:table-cell office:value-type="float" office:value="0.000011739" calcext:value-type="float">
            <text:p>0.0000117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0.240928" calcext:value-type="float">
            <text:p>0.240928</text:p>
          </table:table-cell>
          <table:table-cell office:value-type="float" office:value="0.000011614" calcext:value-type="float">
            <text:p>0.0000116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.239756" calcext:value-type="float">
            <text:p>0.239756</text:p>
          </table:table-cell>
          <table:table-cell office:value-type="float" office:value="0.000011501" calcext:value-type="float">
            <text:p>0.0000115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0.238606" calcext:value-type="float">
            <text:p>0.238606</text:p>
          </table:table-cell>
          <table:table-cell office:value-type="float" office:value="0.000011391" calcext:value-type="float">
            <text:p>0.0000113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0.237464" calcext:value-type="float">
            <text:p>0.237464</text:p>
          </table:table-cell>
          <table:table-cell office:value-type="float" office:value="0.000011282" calcext:value-type="float">
            <text:p>0.0000112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0.236386" calcext:value-type="float">
            <text:p>0.236386</text:p>
          </table:table-cell>
          <table:table-cell office:value-type="float" office:value="0.00001118" calcext:value-type="float">
            <text:p>0.000011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0.23527" calcext:value-type="float">
            <text:p>0.235270</text:p>
          </table:table-cell>
          <table:table-cell office:value-type="float" office:value="0.000011075" calcext:value-type="float">
            <text:p>0.0000110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0.234118" calcext:value-type="float">
            <text:p>0.234118</text:p>
          </table:table-cell>
          <table:table-cell office:value-type="float" office:value="0.000010967" calcext:value-type="float">
            <text:p>0.0000109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0.232948" calcext:value-type="float">
            <text:p>0.232948</text:p>
          </table:table-cell>
          <table:table-cell office:value-type="float" office:value="0.000010857" calcext:value-type="float">
            <text:p>0.0000108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0.231773" calcext:value-type="float">
            <text:p>0.231773</text:p>
          </table:table-cell>
          <table:table-cell office:value-type="float" office:value="0.000010748" calcext:value-type="float">
            <text:p>0.0000107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0.230622" calcext:value-type="float">
            <text:p>0.230622</text:p>
          </table:table-cell>
          <table:table-cell office:value-type="float" office:value="0.000010642" calcext:value-type="float">
            <text:p>0.0000106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229439" calcext:value-type="float">
            <text:p>0.229439</text:p>
          </table:table-cell>
          <table:table-cell office:value-type="float" office:value="0.000010533" calcext:value-type="float">
            <text:p>0.0000105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0.228252" calcext:value-type="float">
            <text:p>0.228252</text:p>
          </table:table-cell>
          <table:table-cell office:value-type="float" office:value="0.000010424" calcext:value-type="float">
            <text:p>0.0000104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0.227114" calcext:value-type="float">
            <text:p>0.227114</text:p>
          </table:table-cell>
          <table:table-cell office:value-type="float" office:value="0.00001032" calcext:value-type="float">
            <text:p>0.0000103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0.225987" calcext:value-type="float">
            <text:p>0.225987</text:p>
          </table:table-cell>
          <table:table-cell office:value-type="float" office:value="0.000010218" calcext:value-type="float">
            <text:p>0.0000102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0.22487" calcext:value-type="float">
            <text:p>0.224870</text:p>
          </table:table-cell>
          <table:table-cell office:value-type="float" office:value="0.000010117" calcext:value-type="float">
            <text:p>0.0000101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0.22375" calcext:value-type="float">
            <text:p>0.223750</text:p>
          </table:table-cell>
          <table:table-cell office:value-type="float" office:value="0.000010017" calcext:value-type="float">
            <text:p>0.0000100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0.222642" calcext:value-type="float">
            <text:p>0.222642</text:p>
          </table:table-cell>
          <table:table-cell office:value-type="float" office:value="0.000009918" calcext:value-type="float">
            <text:p>0.0000099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0.221526" calcext:value-type="float">
            <text:p>0.221526</text:p>
          </table:table-cell>
          <table:table-cell office:value-type="float" office:value="0.000009819" calcext:value-type="float">
            <text:p>0.0000098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0.220444" calcext:value-type="float">
            <text:p>0.220444</text:p>
          </table:table-cell>
          <table:table-cell office:value-type="float" office:value="0.000009723" calcext:value-type="float">
            <text:p>0.0000097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0.21937" calcext:value-type="float">
            <text:p>0.219370</text:p>
          </table:table-cell>
          <table:table-cell office:value-type="float" office:value="0.000009629" calcext:value-type="float">
            <text:p>0.0000096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0.21827" calcext:value-type="float">
            <text:p>0.218270</text:p>
          </table:table-cell>
          <table:table-cell office:value-type="float" office:value="0.000009532" calcext:value-type="float">
            <text:p>0.0000095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0.217203" calcext:value-type="float">
            <text:p>0.217203</text:p>
          </table:table-cell>
          <table:table-cell office:value-type="float" office:value="0.000009439" calcext:value-type="float">
            <text:p>0.0000094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0.216126" calcext:value-type="float">
            <text:p>0.216126</text:p>
          </table:table-cell>
          <table:table-cell office:value-type="float" office:value="0.000009346" calcext:value-type="float">
            <text:p>0.0000093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0.215065" calcext:value-type="float">
            <text:p>0.215065</text:p>
          </table:table-cell>
          <table:table-cell office:value-type="float" office:value="0.000009254" calcext:value-type="float">
            <text:p>0.0000092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0.214013" calcext:value-type="float">
            <text:p>0.214013</text:p>
          </table:table-cell>
          <table:table-cell office:value-type="float" office:value="0.000009164" calcext:value-type="float">
            <text:p>0.0000091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0.212967" calcext:value-type="float">
            <text:p>0.212967</text:p>
          </table:table-cell>
          <table:table-cell office:value-type="float" office:value="0.000009075" calcext:value-type="float">
            <text:p>0.0000090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0.211928" calcext:value-type="float">
            <text:p>0.211928</text:p>
          </table:table-cell>
          <table:table-cell office:value-type="float" office:value="0.000008986" calcext:value-type="float">
            <text:p>0.0000089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0.210895" calcext:value-type="float">
            <text:p>0.210895</text:p>
          </table:table-cell>
          <table:table-cell office:value-type="float" office:value="0.000008899" calcext:value-type="float">
            <text:p>0.0000088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0.209889" calcext:value-type="float">
            <text:p>0.209889</text:p>
          </table:table-cell>
          <table:table-cell office:value-type="float" office:value="0.000008814" calcext:value-type="float">
            <text:p>0.0000088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0.208882" calcext:value-type="float">
            <text:p>0.208882</text:p>
          </table:table-cell>
          <table:table-cell office:value-type="float" office:value="0.00000873" calcext:value-type="float">
            <text:p>0.0000087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0.207856" calcext:value-type="float">
            <text:p>0.207856</text:p>
          </table:table-cell>
          <table:table-cell office:value-type="float" office:value="0.000008644" calcext:value-type="float">
            <text:p>0.0000086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0.206853" calcext:value-type="float">
            <text:p>0.206853</text:p>
          </table:table-cell>
          <table:table-cell office:value-type="float" office:value="0.000008561" calcext:value-type="float">
            <text:p>0.0000085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0.205851" calcext:value-type="float">
            <text:p>0.205851</text:p>
          </table:table-cell>
          <table:table-cell office:value-type="float" office:value="0.000008478" calcext:value-type="float">
            <text:p>0.0000084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204861" calcext:value-type="float">
            <text:p>0.204861</text:p>
          </table:table-cell>
          <table:table-cell office:value-type="float" office:value="0.000008397" calcext:value-type="float">
            <text:p>0.0000083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0.203899" calcext:value-type="float">
            <text:p>0.203899</text:p>
          </table:table-cell>
          <table:table-cell office:value-type="float" office:value="0.000008318" calcext:value-type="float">
            <text:p>0.0000083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0.202918" calcext:value-type="float">
            <text:p>0.202918</text:p>
          </table:table-cell>
          <table:table-cell office:value-type="float" office:value="0.000008238" calcext:value-type="float">
            <text:p>0.0000082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0.201951" calcext:value-type="float">
            <text:p>0.201951</text:p>
          </table:table-cell>
          <table:table-cell office:value-type="float" office:value="0.00000816" calcext:value-type="float">
            <text:p>0.0000081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0.20101" calcext:value-type="float">
            <text:p>0.201010</text:p>
          </table:table-cell>
          <table:table-cell office:value-type="float" office:value="0.000008084" calcext:value-type="float">
            <text:p>0.0000080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0.200053" calcext:value-type="float">
            <text:p>0.200053</text:p>
          </table:table-cell>
          <table:table-cell office:value-type="float" office:value="0.000008007" calcext:value-type="float">
            <text:p>0.0000080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0.199109" calcext:value-type="float">
            <text:p>0.199109</text:p>
          </table:table-cell>
          <table:table-cell office:value-type="float" office:value="0.000007932" calcext:value-type="float">
            <text:p>0.0000079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0.198179" calcext:value-type="float">
            <text:p>0.198179</text:p>
          </table:table-cell>
          <table:table-cell office:value-type="float" office:value="0.000007858" calcext:value-type="float">
            <text:p>0.0000078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0.197248" calcext:value-type="float">
            <text:p>0.197248</text:p>
          </table:table-cell>
          <table:table-cell office:value-type="float" office:value="0.000007784" calcext:value-type="float">
            <text:p>0.0000077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0.196325" calcext:value-type="float">
            <text:p>0.196325</text:p>
          </table:table-cell>
          <table:table-cell office:value-type="float" office:value="0.000007712" calcext:value-type="float">
            <text:p>0.0000077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0.195419" calcext:value-type="float">
            <text:p>0.195419</text:p>
          </table:table-cell>
          <table:table-cell office:value-type="float" office:value="0.000007641" calcext:value-type="float">
            <text:p>0.0000076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.194493" calcext:value-type="float">
            <text:p>0.194493</text:p>
          </table:table-cell>
          <table:table-cell office:value-type="float" office:value="0.000007569" calcext:value-type="float">
            <text:p>0.0000075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0.193573" calcext:value-type="float">
            <text:p>0.193573</text:p>
          </table:table-cell>
          <table:table-cell office:value-type="float" office:value="0.000007497" calcext:value-type="float">
            <text:p>0.0000074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0.192677" calcext:value-type="float">
            <text:p>0.192677</text:p>
          </table:table-cell>
          <table:table-cell office:value-type="float" office:value="0.000007428" calcext:value-type="float">
            <text:p>0.00000742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0.191781" calcext:value-type="float">
            <text:p>0.191781</text:p>
          </table:table-cell>
          <table:table-cell office:value-type="float" office:value="0.000007359" calcext:value-type="float">
            <text:p>0.0000073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0.190889" calcext:value-type="float">
            <text:p>0.190889</text:p>
          </table:table-cell>
          <table:table-cell office:value-type="float" office:value="0.000007291" calcext:value-type="float">
            <text:p>0.0000072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0.189996" calcext:value-type="float">
            <text:p>0.189996</text:p>
          </table:table-cell>
          <table:table-cell office:value-type="float" office:value="0.000007223" calcext:value-type="float">
            <text:p>0.0000072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0.189114" calcext:value-type="float">
            <text:p>0.189114</text:p>
          </table:table-cell>
          <table:table-cell office:value-type="float" office:value="0.000007156" calcext:value-type="float">
            <text:p>0.0000071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0.188248" calcext:value-type="float">
            <text:p>0.188248</text:p>
          </table:table-cell>
          <table:table-cell office:value-type="float" office:value="0.00000709" calcext:value-type="float">
            <text:p>0.0000070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0.187407" calcext:value-type="float">
            <text:p>0.187407</text:p>
          </table:table-cell>
          <table:table-cell office:value-type="float" office:value="0.000007027" calcext:value-type="float">
            <text:p>0.00000702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0.186535" calcext:value-type="float">
            <text:p>0.186535</text:p>
          </table:table-cell>
          <table:table-cell office:value-type="float" office:value="0.000006962" calcext:value-type="float">
            <text:p>0.0000069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0.185679" calcext:value-type="float">
            <text:p>0.185679</text:p>
          </table:table-cell>
          <table:table-cell office:value-type="float" office:value="0.000006898" calcext:value-type="float">
            <text:p>0.0000068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0.184796" calcext:value-type="float">
            <text:p>0.184796</text:p>
          </table:table-cell>
          <table:table-cell office:value-type="float" office:value="0.000006833" calcext:value-type="float">
            <text:p>0.0000068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.183944" calcext:value-type="float">
            <text:p>0.183944</text:p>
          </table:table-cell>
          <table:table-cell office:value-type="float" office:value="0.00000677" calcext:value-type="float">
            <text:p>0.0000067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0.183079" calcext:value-type="float">
            <text:p>0.183079</text:p>
          </table:table-cell>
          <table:table-cell office:value-type="float" office:value="0.000006706" calcext:value-type="float">
            <text:p>0.0000067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0.182192" calcext:value-type="float">
            <text:p>0.182192</text:p>
          </table:table-cell>
          <table:table-cell office:value-type="float" office:value="0.000006641" calcext:value-type="float">
            <text:p>0.0000066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0.181289" calcext:value-type="float">
            <text:p>0.181289</text:p>
          </table:table-cell>
          <table:table-cell office:value-type="float" office:value="0.000006576" calcext:value-type="float">
            <text:p>0.0000065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0.180444" calcext:value-type="float">
            <text:p>0.180444</text:p>
          </table:table-cell>
          <table:table-cell office:value-type="float" office:value="0.000006515" calcext:value-type="float">
            <text:p>0.0000065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0.179621" calcext:value-type="float">
            <text:p>0.179621</text:p>
          </table:table-cell>
          <table:table-cell office:value-type="float" office:value="0.000006455" calcext:value-type="float">
            <text:p>0.0000064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.178813" calcext:value-type="float">
            <text:p>0.178813</text:p>
          </table:table-cell>
          <table:table-cell office:value-type="float" office:value="0.000006397" calcext:value-type="float">
            <text:p>0.0000063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0.178019" calcext:value-type="float">
            <text:p>0.178019</text:p>
          </table:table-cell>
          <table:table-cell office:value-type="float" office:value="0.000006341" calcext:value-type="float">
            <text:p>0.0000063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0.177214" calcext:value-type="float">
            <text:p>0.177214</text:p>
          </table:table-cell>
          <table:table-cell office:value-type="float" office:value="0.000006283" calcext:value-type="float">
            <text:p>0.0000062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0.176427" calcext:value-type="float">
            <text:p>0.176427</text:p>
          </table:table-cell>
          <table:table-cell office:value-type="float" office:value="0.000006228" calcext:value-type="float">
            <text:p>0.00000622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.175669" calcext:value-type="float">
            <text:p>0.175669</text:p>
          </table:table-cell>
          <table:table-cell office:value-type="float" office:value="0.000006174" calcext:value-type="float">
            <text:p>0.0000061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0.174871" calcext:value-type="float">
            <text:p>0.174871</text:p>
          </table:table-cell>
          <table:table-cell office:value-type="float" office:value="0.000006118" calcext:value-type="float">
            <text:p>0.0000061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0.17409" calcext:value-type="float">
            <text:p>0.174090</text:p>
          </table:table-cell>
          <table:table-cell office:value-type="float" office:value="0.000006064" calcext:value-type="float">
            <text:p>0.0000060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0.173307" calcext:value-type="float">
            <text:p>0.173307</text:p>
          </table:table-cell>
          <table:table-cell office:value-type="float" office:value="0.000006009" calcext:value-type="float">
            <text:p>0.0000060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0.17257" calcext:value-type="float">
            <text:p>0.172570</text:p>
          </table:table-cell>
          <table:table-cell office:value-type="float" office:value="0.000005958" calcext:value-type="float">
            <text:p>0.0000059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0.171823" calcext:value-type="float">
            <text:p>0.171823</text:p>
          </table:table-cell>
          <table:table-cell office:value-type="float" office:value="0.000005907" calcext:value-type="float">
            <text:p>0.0000059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0.171062" calcext:value-type="float">
            <text:p>0.171062</text:p>
          </table:table-cell>
          <table:table-cell office:value-type="float" office:value="0.000005855" calcext:value-type="float">
            <text:p>0.0000058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0.170311" calcext:value-type="float">
            <text:p>0.170311</text:p>
          </table:table-cell>
          <table:table-cell office:value-type="float" office:value="0.000005804" calcext:value-type="float">
            <text:p>0.0000058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0.169574" calcext:value-type="float">
            <text:p>0.169574</text:p>
          </table:table-cell>
          <table:table-cell office:value-type="float" office:value="0.000005753" calcext:value-type="float">
            <text:p>0.0000057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168818" calcext:value-type="float">
            <text:p>0.168818</text:p>
          </table:table-cell>
          <table:table-cell office:value-type="float" office:value="0.000005702" calcext:value-type="float">
            <text:p>0.0000057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0.168074" calcext:value-type="float">
            <text:p>0.168074</text:p>
          </table:table-cell>
          <table:table-cell office:value-type="float" office:value="0.000005652" calcext:value-type="float">
            <text:p>0.0000056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0.167339" calcext:value-type="float">
            <text:p>0.167339</text:p>
          </table:table-cell>
          <table:table-cell office:value-type="float" office:value="0.000005603" calcext:value-type="float">
            <text:p>0.0000056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0.166615" calcext:value-type="float">
            <text:p>0.166615</text:p>
          </table:table-cell>
          <table:table-cell office:value-type="float" office:value="0.000005554" calcext:value-type="float">
            <text:p>0.0000055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0.165877" calcext:value-type="float">
            <text:p>0.165877</text:p>
          </table:table-cell>
          <table:table-cell office:value-type="float" office:value="0.000005505" calcext:value-type="float">
            <text:p>0.0000055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0.165149" calcext:value-type="float">
            <text:p>0.165149</text:p>
          </table:table-cell>
          <table:table-cell office:value-type="float" office:value="0.000005457" calcext:value-type="float">
            <text:p>0.0000054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0.164428" calcext:value-type="float">
            <text:p>0.164428</text:p>
          </table:table-cell>
          <table:table-cell office:value-type="float" office:value="0.000005409" calcext:value-type="float">
            <text:p>0.0000054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.163707" calcext:value-type="float">
            <text:p>0.163707</text:p>
          </table:table-cell>
          <table:table-cell office:value-type="float" office:value="0.000005362" calcext:value-type="float">
            <text:p>0.0000053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0.162979" calcext:value-type="float">
            <text:p>0.162979</text:p>
          </table:table-cell>
          <table:table-cell office:value-type="float" office:value="0.000005315" calcext:value-type="float">
            <text:p>0.0000053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0.16227" calcext:value-type="float">
            <text:p>0.162270</text:p>
          </table:table-cell>
          <table:table-cell office:value-type="float" office:value="0.000005268" calcext:value-type="float">
            <text:p>0.0000052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0.161554" calcext:value-type="float">
            <text:p>0.161554</text:p>
          </table:table-cell>
          <table:table-cell office:value-type="float" office:value="0.000005222" calcext:value-type="float">
            <text:p>0.0000052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0.160822" calcext:value-type="float">
            <text:p>0.160822</text:p>
          </table:table-cell>
          <table:table-cell office:value-type="float" office:value="0.000005175" calcext:value-type="float">
            <text:p>0.0000051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0.160094" calcext:value-type="float">
            <text:p>0.160094</text:p>
          </table:table-cell>
          <table:table-cell office:value-type="float" office:value="0.000005128" calcext:value-type="float">
            <text:p>0.00000512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0.159377" calcext:value-type="float">
            <text:p>0.159377</text:p>
          </table:table-cell>
          <table:table-cell office:value-type="float" office:value="0.000005082" calcext:value-type="float">
            <text:p>0.0000050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0.158664" calcext:value-type="float">
            <text:p>0.158664</text:p>
          </table:table-cell>
          <table:table-cell office:value-type="float" office:value="0.000005037" calcext:value-type="float">
            <text:p>0.0000050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0.157959" calcext:value-type="float">
            <text:p>0.157959</text:p>
          </table:table-cell>
          <table:table-cell office:value-type="float" office:value="0.000004992" calcext:value-type="float">
            <text:p>0.0000049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0.157256" calcext:value-type="float">
            <text:p>0.157256</text:p>
          </table:table-cell>
          <table:table-cell office:value-type="float" office:value="0.000004948" calcext:value-type="float">
            <text:p>0.0000049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0.156568" calcext:value-type="float">
            <text:p>0.156568</text:p>
          </table:table-cell>
          <table:table-cell office:value-type="float" office:value="0.000004905" calcext:value-type="float">
            <text:p>0.0000049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0.155892" calcext:value-type="float">
            <text:p>0.155892</text:p>
          </table:table-cell>
          <table:table-cell office:value-type="float" office:value="0.000004862" calcext:value-type="float">
            <text:p>0.0000048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0.15522" calcext:value-type="float">
            <text:p>0.155220</text:p>
          </table:table-cell>
          <table:table-cell office:value-type="float" office:value="0.000004821" calcext:value-type="float">
            <text:p>0.0000048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154557" calcext:value-type="float">
            <text:p>0.154557</text:p>
          </table:table-cell>
          <table:table-cell office:value-type="float" office:value="0.00000478" calcext:value-type="float">
            <text:p>0.0000047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0.153947" calcext:value-type="float">
            <text:p>0.153947</text:p>
          </table:table-cell>
          <table:table-cell office:value-type="float" office:value="0.000004742" calcext:value-type="float">
            <text:p>0.0000047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0.153331" calcext:value-type="float">
            <text:p>0.153331</text:p>
          </table:table-cell>
          <table:table-cell office:value-type="float" office:value="0.000004704" calcext:value-type="float">
            <text:p>0.0000047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0.152831" calcext:value-type="float">
            <text:p>0.152831</text:p>
          </table:table-cell>
          <table:table-cell office:value-type="float" office:value="0.000004673" calcext:value-type="float">
            <text:p>0.0000046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0.151972" calcext:value-type="float">
            <text:p>0.151972</text:p>
          </table:table-cell>
          <table:table-cell office:value-type="float" office:value="0.000004621" calcext:value-type="float">
            <text:p>0.0000046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0.151245" calcext:value-type="float">
            <text:p>0.151245</text:p>
          </table:table-cell>
          <table:table-cell office:value-type="float" office:value="0.000004577" calcext:value-type="float">
            <text:p>0.0000045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0.150563" calcext:value-type="float">
            <text:p>0.150563</text:p>
          </table:table-cell>
          <table:table-cell office:value-type="float" office:value="0.000004536" calcext:value-type="float">
            <text:p>0.0000045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0.149901" calcext:value-type="float">
            <text:p>0.149901</text:p>
          </table:table-cell>
          <table:table-cell office:value-type="float" office:value="0.000004496" calcext:value-type="float">
            <text:p>0.0000044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0.14926" calcext:value-type="float">
            <text:p>0.149260</text:p>
          </table:table-cell>
          <table:table-cell office:value-type="float" office:value="0.000004457" calcext:value-type="float">
            <text:p>0.0000044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0.148606" calcext:value-type="float">
            <text:p>0.148606</text:p>
          </table:table-cell>
          <table:table-cell office:value-type="float" office:value="0.000004419" calcext:value-type="float">
            <text:p>0.0000044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0.147965" calcext:value-type="float">
            <text:p>0.147965</text:p>
          </table:table-cell>
          <table:table-cell office:value-type="float" office:value="0.00000438" calcext:value-type="float">
            <text:p>0.0000043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0.147327" calcext:value-type="float">
            <text:p>0.147327</text:p>
          </table:table-cell>
          <table:table-cell office:value-type="float" office:value="0.000004343" calcext:value-type="float">
            <text:p>0.0000043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0.146696" calcext:value-type="float">
            <text:p>0.146696</text:p>
          </table:table-cell>
          <table:table-cell office:value-type="float" office:value="0.000004306" calcext:value-type="float">
            <text:p>0.0000043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146052" calcext:value-type="float">
            <text:p>0.146052</text:p>
          </table:table-cell>
          <table:table-cell office:value-type="float" office:value="0.000004268" calcext:value-type="float">
            <text:p>0.0000042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0.14542" calcext:value-type="float">
            <text:p>0.145420</text:p>
          </table:table-cell>
          <table:table-cell office:value-type="float" office:value="0.000004231" calcext:value-type="float">
            <text:p>0.0000042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0.14479" calcext:value-type="float">
            <text:p>0.144790</text:p>
          </table:table-cell>
          <table:table-cell office:value-type="float" office:value="0.000004195" calcext:value-type="float">
            <text:p>0.0000041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0.144162" calcext:value-type="float">
            <text:p>0.144162</text:p>
          </table:table-cell>
          <table:table-cell office:value-type="float" office:value="0.000004158" calcext:value-type="float">
            <text:p>0.0000041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0.143559" calcext:value-type="float">
            <text:p>0.143559</text:p>
          </table:table-cell>
          <table:table-cell office:value-type="float" office:value="0.000004123" calcext:value-type="float">
            <text:p>0.0000041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0.142952" calcext:value-type="float">
            <text:p>0.142952</text:p>
          </table:table-cell>
          <table:table-cell office:value-type="float" office:value="0.000004089" calcext:value-type="float">
            <text:p>0.0000040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0.142351" calcext:value-type="float">
            <text:p>0.142351</text:p>
          </table:table-cell>
          <table:table-cell office:value-type="float" office:value="0.000004054" calcext:value-type="float">
            <text:p>0.0000040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0.141742" calcext:value-type="float">
            <text:p>0.141742</text:p>
          </table:table-cell>
          <table:table-cell office:value-type="float" office:value="0.00000402" calcext:value-type="float">
            <text:p>0.0000040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0.141139" calcext:value-type="float">
            <text:p>0.141139</text:p>
          </table:table-cell>
          <table:table-cell office:value-type="float" office:value="0.000003986" calcext:value-type="float">
            <text:p>0.0000039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140543" calcext:value-type="float">
            <text:p>0.140543</text:p>
          </table:table-cell>
          <table:table-cell office:value-type="float" office:value="0.000003952" calcext:value-type="float">
            <text:p>0.0000039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0.139949" calcext:value-type="float">
            <text:p>0.139949</text:p>
          </table:table-cell>
          <table:table-cell office:value-type="float" office:value="0.000003919" calcext:value-type="float">
            <text:p>0.0000039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0.139342" calcext:value-type="float">
            <text:p>0.139342</text:p>
          </table:table-cell>
          <table:table-cell office:value-type="float" office:value="0.000003885" calcext:value-type="float">
            <text:p>0.0000038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0.138761" calcext:value-type="float">
            <text:p>0.138761</text:p>
          </table:table-cell>
          <table:table-cell office:value-type="float" office:value="0.000003852" calcext:value-type="float">
            <text:p>0.0000038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0.138172" calcext:value-type="float">
            <text:p>0.138172</text:p>
          </table:table-cell>
          <table:table-cell office:value-type="float" office:value="0.00000382" calcext:value-type="float">
            <text:p>0.0000038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0.137587" calcext:value-type="float">
            <text:p>0.137587</text:p>
          </table:table-cell>
          <table:table-cell office:value-type="float" office:value="0.000003788" calcext:value-type="float">
            <text:p>0.0000037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13701" calcext:value-type="float">
            <text:p>0.137010</text:p>
          </table:table-cell>
          <table:table-cell office:value-type="float" office:value="0.000003756" calcext:value-type="float">
            <text:p>0.0000037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0.136422" calcext:value-type="float">
            <text:p>0.136422</text:p>
          </table:table-cell>
          <table:table-cell office:value-type="float" office:value="0.000003724" calcext:value-type="float">
            <text:p>0.0000037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0.135829" calcext:value-type="float">
            <text:p>0.135829</text:p>
          </table:table-cell>
          <table:table-cell office:value-type="float" office:value="0.000003691" calcext:value-type="float">
            <text:p>0.0000036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0.135248" calcext:value-type="float">
            <text:p>0.135248</text:p>
          </table:table-cell>
          <table:table-cell office:value-type="float" office:value="0.00000366" calcext:value-type="float">
            <text:p>0.0000036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0.134679" calcext:value-type="float">
            <text:p>0.134679</text:p>
          </table:table-cell>
          <table:table-cell office:value-type="float" office:value="0.000003629" calcext:value-type="float">
            <text:p>0.0000036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1341" calcext:value-type="float">
            <text:p>0.134100</text:p>
          </table:table-cell>
          <table:table-cell office:value-type="float" office:value="0.000003598" calcext:value-type="float">
            <text:p>0.0000035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0.133534" calcext:value-type="float">
            <text:p>0.133534</text:p>
          </table:table-cell>
          <table:table-cell office:value-type="float" office:value="0.000003568" calcext:value-type="float">
            <text:p>0.0000035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0.132978" calcext:value-type="float">
            <text:p>0.132978</text:p>
          </table:table-cell>
          <table:table-cell office:value-type="float" office:value="0.000003538" calcext:value-type="float">
            <text:p>0.0000035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0.132416" calcext:value-type="float">
            <text:p>0.132416</text:p>
          </table:table-cell>
          <table:table-cell office:value-type="float" office:value="0.000003508" calcext:value-type="float">
            <text:p>0.0000035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0.131856" calcext:value-type="float">
            <text:p>0.131856</text:p>
          </table:table-cell>
          <table:table-cell office:value-type="float" office:value="0.000003479" calcext:value-type="float">
            <text:p>0.0000034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0.131286" calcext:value-type="float">
            <text:p>0.131286</text:p>
          </table:table-cell>
          <table:table-cell office:value-type="float" office:value="0.000003449" calcext:value-type="float">
            <text:p>0.0000034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0.130734" calcext:value-type="float">
            <text:p>0.130734</text:p>
          </table:table-cell>
          <table:table-cell office:value-type="float" office:value="0.00000342" calcext:value-type="float">
            <text:p>0.0000034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0.130176" calcext:value-type="float">
            <text:p>0.130176</text:p>
          </table:table-cell>
          <table:table-cell office:value-type="float" office:value="0.000003391" calcext:value-type="float">
            <text:p>0.0000033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0.129632" calcext:value-type="float">
            <text:p>0.129632</text:p>
          </table:table-cell>
          <table:table-cell office:value-type="float" office:value="0.000003362" calcext:value-type="float">
            <text:p>0.0000033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0.129103" calcext:value-type="float">
            <text:p>0.129103</text:p>
          </table:table-cell>
          <table:table-cell office:value-type="float" office:value="0.000003335" calcext:value-type="float">
            <text:p>0.0000033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0.128553" calcext:value-type="float">
            <text:p>0.128553</text:p>
          </table:table-cell>
          <table:table-cell office:value-type="float" office:value="0.000003306" calcext:value-type="float">
            <text:p>0.0000033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0.12801" calcext:value-type="float">
            <text:p>0.128010</text:p>
          </table:table-cell>
          <table:table-cell office:value-type="float" office:value="0.000003279" calcext:value-type="float">
            <text:p>0.0000032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0.127474" calcext:value-type="float">
            <text:p>0.127474</text:p>
          </table:table-cell>
          <table:table-cell office:value-type="float" office:value="0.000003251" calcext:value-type="float">
            <text:p>0.0000032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0.126934" calcext:value-type="float">
            <text:p>0.126934</text:p>
          </table:table-cell>
          <table:table-cell office:value-type="float" office:value="0.000003224" calcext:value-type="float">
            <text:p>0.0000032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0.126407" calcext:value-type="float">
            <text:p>0.126407</text:p>
          </table:table-cell>
          <table:table-cell office:value-type="float" office:value="0.000003197" calcext:value-type="float">
            <text:p>0.000003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0.125878" calcext:value-type="float">
            <text:p>0.125878</text:p>
          </table:table-cell>
          <table:table-cell office:value-type="float" office:value="0.00000317" calcext:value-type="float">
            <text:p>0.0000031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0.125352" calcext:value-type="float">
            <text:p>0.125352</text:p>
          </table:table-cell>
          <table:table-cell office:value-type="float" office:value="0.000003144" calcext:value-type="float">
            <text:p>0.0000031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0.124824" calcext:value-type="float">
            <text:p>0.124824</text:p>
          </table:table-cell>
          <table:table-cell office:value-type="float" office:value="0.000003117" calcext:value-type="float">
            <text:p>0.0000031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0.124312" calcext:value-type="float">
            <text:p>0.124312</text:p>
          </table:table-cell>
          <table:table-cell office:value-type="float" office:value="0.000003092" calcext:value-type="float">
            <text:p>0.0000030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.123791" calcext:value-type="float">
            <text:p>0.123791</text:p>
          </table:table-cell>
          <table:table-cell office:value-type="float" office:value="0.000003066" calcext:value-type="float">
            <text:p>0.0000030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0.123283" calcext:value-type="float">
            <text:p>0.123283</text:p>
          </table:table-cell>
          <table:table-cell office:value-type="float" office:value="0.000003041" calcext:value-type="float">
            <text:p>0.0000030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0.12277" calcext:value-type="float">
            <text:p>0.122770</text:p>
          </table:table-cell>
          <table:table-cell office:value-type="float" office:value="0.000003016" calcext:value-type="float">
            <text:p>0.0000030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0.122266" calcext:value-type="float">
            <text:p>0.122266</text:p>
          </table:table-cell>
          <table:table-cell office:value-type="float" office:value="0.000002991" calcext:value-type="float">
            <text:p>0.0000029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0.121761" calcext:value-type="float">
            <text:p>0.121761</text:p>
          </table:table-cell>
          <table:table-cell office:value-type="float" office:value="0.000002966" calcext:value-type="float">
            <text:p>0.0000029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0.12126" calcext:value-type="float">
            <text:p>0.121260</text:p>
          </table:table-cell>
          <table:table-cell office:value-type="float" office:value="0.000002942" calcext:value-type="float">
            <text:p>0.0000029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0.120772" calcext:value-type="float">
            <text:p>0.120772</text:p>
          </table:table-cell>
          <table:table-cell office:value-type="float" office:value="0.000002918" calcext:value-type="float">
            <text:p>0.0000029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0.120273" calcext:value-type="float">
            <text:p>0.120273</text:p>
          </table:table-cell>
          <table:table-cell office:value-type="float" office:value="0.000002894" calcext:value-type="float">
            <text:p>0.0000028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0.119752" calcext:value-type="float">
            <text:p>0.119752</text:p>
          </table:table-cell>
          <table:table-cell office:value-type="float" office:value="0.000002869" calcext:value-type="float">
            <text:p>0.0000028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0.119179" calcext:value-type="float">
            <text:p>0.119179</text:p>
          </table:table-cell>
          <table:table-cell office:value-type="float" office:value="0.000002842" calcext:value-type="float">
            <text:p>0.0000028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0.11867" calcext:value-type="float">
            <text:p>0.118670</text:p>
          </table:table-cell>
          <table:table-cell office:value-type="float" office:value="0.000002818" calcext:value-type="float">
            <text:p>0.0000028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0.118242" calcext:value-type="float">
            <text:p>0.118242</text:p>
          </table:table-cell>
          <table:table-cell office:value-type="float" office:value="0.000002797" calcext:value-type="float">
            <text:p>0.0000027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0.117791" calcext:value-type="float">
            <text:p>0.117791</text:p>
          </table:table-cell>
          <table:table-cell office:value-type="float" office:value="0.000002776" calcext:value-type="float">
            <text:p>0.0000027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0.117317" calcext:value-type="float">
            <text:p>0.117317</text:p>
          </table:table-cell>
          <table:table-cell office:value-type="float" office:value="0.000002754" calcext:value-type="float">
            <text:p>0.0000027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0.116834" calcext:value-type="float">
            <text:p>0.116834</text:p>
          </table:table-cell>
          <table:table-cell office:value-type="float" office:value="0.000002731" calcext:value-type="float">
            <text:p>0.0000027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0.116352" calcext:value-type="float">
            <text:p>0.116352</text:p>
          </table:table-cell>
          <table:table-cell office:value-type="float" office:value="0.000002709" calcext:value-type="float">
            <text:p>0.0000027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0.115872" calcext:value-type="float">
            <text:p>0.115872</text:p>
          </table:table-cell>
          <table:table-cell office:value-type="float" office:value="0.000002686" calcext:value-type="float">
            <text:p>0.0000026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0.115394" calcext:value-type="float">
            <text:p>0.115394</text:p>
          </table:table-cell>
          <table:table-cell office:value-type="float" office:value="0.000002664" calcext:value-type="float">
            <text:p>0.0000026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0.11493" calcext:value-type="float">
            <text:p>0.114930</text:p>
          </table:table-cell>
          <table:table-cell office:value-type="float" office:value="0.000002643" calcext:value-type="float">
            <text:p>0.0000026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0.114466" calcext:value-type="float">
            <text:p>0.114466</text:p>
          </table:table-cell>
          <table:table-cell office:value-type="float" office:value="0.000002622" calcext:value-type="float">
            <text:p>0.0000026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.113997" calcext:value-type="float">
            <text:p>0.113997</text:p>
          </table:table-cell>
          <table:table-cell office:value-type="float" office:value="0.0000026" calcext:value-type="float">
            <text:p>0.0000026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0.113544" calcext:value-type="float">
            <text:p>0.113544</text:p>
          </table:table-cell>
          <table:table-cell office:value-type="float" office:value="0.000002579" calcext:value-type="float">
            <text:p>0.0000025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0.113083" calcext:value-type="float">
            <text:p>0.113083</text:p>
          </table:table-cell>
          <table:table-cell office:value-type="float" office:value="0.000002559" calcext:value-type="float">
            <text:p>0.0000025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0.11263" calcext:value-type="float">
            <text:p>0.112630</text:p>
          </table:table-cell>
          <table:table-cell office:value-type="float" office:value="0.000002538" calcext:value-type="float">
            <text:p>0.0000025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0.112149" calcext:value-type="float">
            <text:p>0.112149</text:p>
          </table:table-cell>
          <table:table-cell office:value-type="float" office:value="0.000002517" calcext:value-type="float">
            <text:p>0.0000025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0.111686" calcext:value-type="float">
            <text:p>0.111686</text:p>
          </table:table-cell>
          <table:table-cell office:value-type="float" office:value="0.000002496" calcext:value-type="float">
            <text:p>0.0000024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0.11123" calcext:value-type="float">
            <text:p>0.111230</text:p>
          </table:table-cell>
          <table:table-cell office:value-type="float" office:value="0.000002475" calcext:value-type="float">
            <text:p>0.0000024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0.110782" calcext:value-type="float">
            <text:p>0.110782</text:p>
          </table:table-cell>
          <table:table-cell office:value-type="float" office:value="0.000002456" calcext:value-type="float">
            <text:p>0.0000024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0.110336" calcext:value-type="float">
            <text:p>0.110336</text:p>
          </table:table-cell>
          <table:table-cell office:value-type="float" office:value="0.000002436" calcext:value-type="float">
            <text:p>0.0000024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0.109889" calcext:value-type="float">
            <text:p>0.109889</text:p>
          </table:table-cell>
          <table:table-cell office:value-type="float" office:value="0.000002416" calcext:value-type="float">
            <text:p>0.0000024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0.109458" calcext:value-type="float">
            <text:p>0.109458</text:p>
          </table:table-cell>
          <table:table-cell office:value-type="float" office:value="0.000002397" calcext:value-type="float">
            <text:p>0.0000023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0.109028" calcext:value-type="float">
            <text:p>0.109028</text:p>
          </table:table-cell>
          <table:table-cell office:value-type="float" office:value="0.000002378" calcext:value-type="float">
            <text:p>0.0000023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0.108604" calcext:value-type="float">
            <text:p>0.108604</text:p>
          </table:table-cell>
          <table:table-cell office:value-type="float" office:value="0.00000236" calcext:value-type="float">
            <text:p>0.0000023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.108166" calcext:value-type="float">
            <text:p>0.108166</text:p>
          </table:table-cell>
          <table:table-cell office:value-type="float" office:value="0.000002341" calcext:value-type="float">
            <text:p>0.0000023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0.107729" calcext:value-type="float">
            <text:p>0.107729</text:p>
          </table:table-cell>
          <table:table-cell office:value-type="float" office:value="0.000002322" calcext:value-type="float">
            <text:p>0.0000023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0.107296" calcext:value-type="float">
            <text:p>0.107296</text:p>
          </table:table-cell>
          <table:table-cell office:value-type="float" office:value="0.000002303" calcext:value-type="float">
            <text:p>0.0000023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0.106874" calcext:value-type="float">
            <text:p>0.106874</text:p>
          </table:table-cell>
          <table:table-cell office:value-type="float" office:value="0.000002285" calcext:value-type="float">
            <text:p>0.0000022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0.106453" calcext:value-type="float">
            <text:p>0.106453</text:p>
          </table:table-cell>
          <table:table-cell office:value-type="float" office:value="0.000002267" calcext:value-type="float">
            <text:p>0.0000022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0.106016" calcext:value-type="float">
            <text:p>0.106016</text:p>
          </table:table-cell>
          <table:table-cell office:value-type="float" office:value="0.000002249" calcext:value-type="float">
            <text:p>0.0000022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0.105577" calcext:value-type="float">
            <text:p>0.105577</text:p>
          </table:table-cell>
          <table:table-cell office:value-type="float" office:value="0.00000223" calcext:value-type="float">
            <text:p>0.0000022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0.10514" calcext:value-type="float">
            <text:p>0.105140</text:p>
          </table:table-cell>
          <table:table-cell office:value-type="float" office:value="0.000002212" calcext:value-type="float">
            <text:p>0.0000022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0.104705" calcext:value-type="float">
            <text:p>0.104705</text:p>
          </table:table-cell>
          <table:table-cell office:value-type="float" office:value="0.000002193" calcext:value-type="float">
            <text:p>0.000002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104285" calcext:value-type="float">
            <text:p>0.104285</text:p>
          </table:table-cell>
          <table:table-cell office:value-type="float" office:value="0.000002176" calcext:value-type="float">
            <text:p>0.0000021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0.103875" calcext:value-type="float">
            <text:p>0.103875</text:p>
          </table:table-cell>
          <table:table-cell office:value-type="float" office:value="0.000002159" calcext:value-type="float">
            <text:p>0.0000021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0.103441" calcext:value-type="float">
            <text:p>0.103441</text:p>
          </table:table-cell>
          <table:table-cell office:value-type="float" office:value="0.000002141" calcext:value-type="float">
            <text:p>0.0000021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0.103022" calcext:value-type="float">
            <text:p>0.103022</text:p>
          </table:table-cell>
          <table:table-cell office:value-type="float" office:value="0.000002124" calcext:value-type="float">
            <text:p>0.0000021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0.102601" calcext:value-type="float">
            <text:p>0.102601</text:p>
          </table:table-cell>
          <table:table-cell office:value-type="float" office:value="0.000002106" calcext:value-type="float">
            <text:p>0.0000021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0.102185" calcext:value-type="float">
            <text:p>0.102185</text:p>
          </table:table-cell>
          <table:table-cell office:value-type="float" office:value="0.000002089" calcext:value-type="float">
            <text:p>0.0000020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0.10178" calcext:value-type="float">
            <text:p>0.101780</text:p>
          </table:table-cell>
          <table:table-cell office:value-type="float" office:value="0.000002073" calcext:value-type="float">
            <text:p>0.0000020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0.101374" calcext:value-type="float">
            <text:p>0.101374</text:p>
          </table:table-cell>
          <table:table-cell office:value-type="float" office:value="0.000002056" calcext:value-type="float">
            <text:p>0.0000020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0.100975" calcext:value-type="float">
            <text:p>0.100975</text:p>
          </table:table-cell>
          <table:table-cell office:value-type="float" office:value="0.00000204" calcext:value-type="float">
            <text:p>0.0000020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0.100601" calcext:value-type="float">
            <text:p>0.100601</text:p>
          </table:table-cell>
          <table:table-cell office:value-type="float" office:value="0.000002025" calcext:value-type="float">
            <text:p>0.0000020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0.100207" calcext:value-type="float">
            <text:p>0.100207</text:p>
          </table:table-cell>
          <table:table-cell office:value-type="float" office:value="0.000002009" calcext:value-type="float">
            <text:p>0.0000020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0.099796" calcext:value-type="float">
            <text:p>0.099796</text:p>
          </table:table-cell>
          <table:table-cell office:value-type="float" office:value="0.000001993" calcext:value-type="float">
            <text:p>0.0000019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0.099382" calcext:value-type="float">
            <text:p>0.099382</text:p>
          </table:table-cell>
          <table:table-cell office:value-type="float" office:value="0.000001976" calcext:value-type="float">
            <text:p>0.0000019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0.098981" calcext:value-type="float">
            <text:p>0.098981</text:p>
          </table:table-cell>
          <table:table-cell office:value-type="float" office:value="0.00000196" calcext:value-type="float">
            <text:p>0.0000019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0.0986" calcext:value-type="float">
            <text:p>0.098600</text:p>
          </table:table-cell>
          <table:table-cell office:value-type="float" office:value="0.000001945" calcext:value-type="float">
            <text:p>0.00000194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0.098216" calcext:value-type="float">
            <text:p>0.098216</text:p>
          </table:table-cell>
          <table:table-cell office:value-type="float" office:value="0.00000193" calcext:value-type="float">
            <text:p>0.0000019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0.097838" calcext:value-type="float">
            <text:p>0.097838</text:p>
          </table:table-cell>
          <table:table-cell office:value-type="float" office:value="0.000001915" calcext:value-type="float">
            <text:p>0.0000019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0.097449" calcext:value-type="float">
            <text:p>0.097449</text:p>
          </table:table-cell>
          <table:table-cell office:value-type="float" office:value="0.0000019" calcext:value-type="float">
            <text:p>0.0000019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0.097059" calcext:value-type="float">
            <text:p>0.097059</text:p>
          </table:table-cell>
          <table:table-cell office:value-type="float" office:value="0.000001885" calcext:value-type="float">
            <text:p>0.0000018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0.096677" calcext:value-type="float">
            <text:p>0.096677</text:p>
          </table:table-cell>
          <table:table-cell office:value-type="float" office:value="0.00000187" calcext:value-type="float">
            <text:p>0.0000018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0.096293" calcext:value-type="float">
            <text:p>0.096293</text:p>
          </table:table-cell>
          <table:table-cell office:value-type="float" office:value="0.000001855" calcext:value-type="float">
            <text:p>0.0000018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0.095913" calcext:value-type="float">
            <text:p>0.095913</text:p>
          </table:table-cell>
          <table:table-cell office:value-type="float" office:value="0.000001841" calcext:value-type="float">
            <text:p>0.0000018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0.095537" calcext:value-type="float">
            <text:p>0.095537</text:p>
          </table:table-cell>
          <table:table-cell office:value-type="float" office:value="0.000001826" calcext:value-type="float">
            <text:p>0.0000018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0.095176" calcext:value-type="float">
            <text:p>0.095176</text:p>
          </table:table-cell>
          <table:table-cell office:value-type="float" office:value="0.000001812" calcext:value-type="float">
            <text:p>0.0000018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0.094813" calcext:value-type="float">
            <text:p>0.094813</text:p>
          </table:table-cell>
          <table:table-cell office:value-type="float" office:value="0.000001799" calcext:value-type="float">
            <text:p>0.0000017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0.094447" calcext:value-type="float">
            <text:p>0.094447</text:p>
          </table:table-cell>
          <table:table-cell office:value-type="float" office:value="0.000001785" calcext:value-type="float">
            <text:p>0.0000017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0.094088" calcext:value-type="float">
            <text:p>0.094088</text:p>
          </table:table-cell>
          <table:table-cell office:value-type="float" office:value="0.000001771" calcext:value-type="float">
            <text:p>0.0000017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0.093724" calcext:value-type="float">
            <text:p>0.093724</text:p>
          </table:table-cell>
          <table:table-cell office:value-type="float" office:value="0.000001758" calcext:value-type="float">
            <text:p>0.0000017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0.093367" calcext:value-type="float">
            <text:p>0.093367</text:p>
          </table:table-cell>
          <table:table-cell office:value-type="float" office:value="0.000001744" calcext:value-type="float">
            <text:p>0.0000017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0.093018" calcext:value-type="float">
            <text:p>0.093018</text:p>
          </table:table-cell>
          <table:table-cell office:value-type="float" office:value="0.000001731" calcext:value-type="float">
            <text:p>0.0000017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0.092667" calcext:value-type="float">
            <text:p>0.092667</text:p>
          </table:table-cell>
          <table:table-cell office:value-type="float" office:value="0.000001718" calcext:value-type="float">
            <text:p>0.0000017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0.092318" calcext:value-type="float">
            <text:p>0.092318</text:p>
          </table:table-cell>
          <table:table-cell office:value-type="float" office:value="0.000001705" calcext:value-type="float">
            <text:p>0.0000017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0.091975" calcext:value-type="float">
            <text:p>0.091975</text:p>
          </table:table-cell>
          <table:table-cell office:value-type="float" office:value="0.000001693" calcext:value-type="float">
            <text:p>0.0000016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0.091636" calcext:value-type="float">
            <text:p>0.091636</text:p>
          </table:table-cell>
          <table:table-cell office:value-type="float" office:value="0.00000168" calcext:value-type="float">
            <text:p>0.0000016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0.0913" calcext:value-type="float">
            <text:p>0.091300</text:p>
          </table:table-cell>
          <table:table-cell office:value-type="float" office:value="0.000001668" calcext:value-type="float">
            <text:p>0.0000016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0.090971" calcext:value-type="float">
            <text:p>0.090971</text:p>
          </table:table-cell>
          <table:table-cell office:value-type="float" office:value="0.000001656" calcext:value-type="float">
            <text:p>0.0000016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0.090645" calcext:value-type="float">
            <text:p>0.090645</text:p>
          </table:table-cell>
          <table:table-cell office:value-type="float" office:value="0.000001644" calcext:value-type="float">
            <text:p>0.0000016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0.090306" calcext:value-type="float">
            <text:p>0.090306</text:p>
          </table:table-cell>
          <table:table-cell office:value-type="float" office:value="0.000001632" calcext:value-type="float">
            <text:p>0.0000016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0.089974" calcext:value-type="float">
            <text:p>0.089974</text:p>
          </table:table-cell>
          <table:table-cell office:value-type="float" office:value="0.00000162" calcext:value-type="float">
            <text:p>0.0000016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0.089653" calcext:value-type="float">
            <text:p>0.089653</text:p>
          </table:table-cell>
          <table:table-cell office:value-type="float" office:value="0.000001608" calcext:value-type="float">
            <text:p>0.0000016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0.089328" calcext:value-type="float">
            <text:p>0.089328</text:p>
          </table:table-cell>
          <table:table-cell office:value-type="float" office:value="0.000001597" calcext:value-type="float">
            <text:p>0.0000015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0.089" calcext:value-type="float">
            <text:p>0.089000</text:p>
          </table:table-cell>
          <table:table-cell office:value-type="float" office:value="0.000001585" calcext:value-type="float">
            <text:p>0.0000015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0.088685" calcext:value-type="float">
            <text:p>0.088685</text:p>
          </table:table-cell>
          <table:table-cell office:value-type="float" office:value="0.000001574" calcext:value-type="float">
            <text:p>0.0000015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0.088376" calcext:value-type="float">
            <text:p>0.088376</text:p>
          </table:table-cell>
          <table:table-cell office:value-type="float" office:value="0.000001563" calcext:value-type="float">
            <text:p>0.0000015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0.088062" calcext:value-type="float">
            <text:p>0.088062</text:p>
          </table:table-cell>
          <table:table-cell office:value-type="float" office:value="0.000001552" calcext:value-type="float">
            <text:p>0.0000015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0.087755" calcext:value-type="float">
            <text:p>0.087755</text:p>
          </table:table-cell>
          <table:table-cell office:value-type="float" office:value="0.000001541" calcext:value-type="float">
            <text:p>0.0000015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0.087455" calcext:value-type="float">
            <text:p>0.087455</text:p>
          </table:table-cell>
          <table:table-cell office:value-type="float" office:value="0.00000153" calcext:value-type="float">
            <text:p>0.0000015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0.08715" calcext:value-type="float">
            <text:p>0.087150</text:p>
          </table:table-cell>
          <table:table-cell office:value-type="float" office:value="0.00000152" calcext:value-type="float">
            <text:p>0.0000015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0.086841" calcext:value-type="float">
            <text:p>0.086841</text:p>
          </table:table-cell>
          <table:table-cell office:value-type="float" office:value="0.000001509" calcext:value-type="float">
            <text:p>0.0000015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0.086546" calcext:value-type="float">
            <text:p>0.086546</text:p>
          </table:table-cell>
          <table:table-cell office:value-type="float" office:value="0.000001499" calcext:value-type="float">
            <text:p>0.0000014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0.086257" calcext:value-type="float">
            <text:p>0.086257</text:p>
          </table:table-cell>
          <table:table-cell office:value-type="float" office:value="0.000001489" calcext:value-type="float">
            <text:p>0.0000014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0.085964" calcext:value-type="float">
            <text:p>0.085964</text:p>
          </table:table-cell>
          <table:table-cell office:value-type="float" office:value="0.000001479" calcext:value-type="float">
            <text:p>0.0000014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0.085676" calcext:value-type="float">
            <text:p>0.085676</text:p>
          </table:table-cell>
          <table:table-cell office:value-type="float" office:value="0.000001469" calcext:value-type="float">
            <text:p>0.0000014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0.085394" calcext:value-type="float">
            <text:p>0.085394</text:p>
          </table:table-cell>
          <table:table-cell office:value-type="float" office:value="0.000001459" calcext:value-type="float">
            <text:p>0.0000014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0.0851" calcext:value-type="float">
            <text:p>0.085100</text:p>
          </table:table-cell>
          <table:table-cell office:value-type="float" office:value="0.000001449" calcext:value-type="float">
            <text:p>0.0000014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0.084814" calcext:value-type="float">
            <text:p>0.084814</text:p>
          </table:table-cell>
          <table:table-cell office:value-type="float" office:value="0.000001439" calcext:value-type="float">
            <text:p>0.0000014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0.084526" calcext:value-type="float">
            <text:p>0.084526</text:p>
          </table:table-cell>
          <table:table-cell office:value-type="float" office:value="0.00000143" calcext:value-type="float">
            <text:p>0.0000014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0.084247" calcext:value-type="float">
            <text:p>0.084247</text:p>
          </table:table-cell>
          <table:table-cell office:value-type="float" office:value="0.00000142" calcext:value-type="float">
            <text:p>0.0000014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0.083968" calcext:value-type="float">
            <text:p>0.083968</text:p>
          </table:table-cell>
          <table:table-cell office:value-type="float" office:value="0.000001411" calcext:value-type="float">
            <text:p>0.0000014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0.083691" calcext:value-type="float">
            <text:p>0.083691</text:p>
          </table:table-cell>
          <table:table-cell office:value-type="float" office:value="0.000001401" calcext:value-type="float">
            <text:p>0.0000014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0.083426" calcext:value-type="float">
            <text:p>0.083426</text:p>
          </table:table-cell>
          <table:table-cell office:value-type="float" office:value="0.000001393" calcext:value-type="float">
            <text:p>0.0000013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0.083149" calcext:value-type="float">
            <text:p>0.083149</text:p>
          </table:table-cell>
          <table:table-cell office:value-type="float" office:value="0.000001383" calcext:value-type="float">
            <text:p>0.0000013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0.082868" calcext:value-type="float">
            <text:p>0.082868</text:p>
          </table:table-cell>
          <table:table-cell office:value-type="float" office:value="0.000001374" calcext:value-type="float">
            <text:p>0.0000013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0.082609" calcext:value-type="float">
            <text:p>0.082609</text:p>
          </table:table-cell>
          <table:table-cell office:value-type="float" office:value="0.000001365" calcext:value-type="float">
            <text:p>0.0000013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0.082338" calcext:value-type="float">
            <text:p>0.082338</text:p>
          </table:table-cell>
          <table:table-cell office:value-type="float" office:value="0.000001356" calcext:value-type="float">
            <text:p>0.0000013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0.082069" calcext:value-type="float">
            <text:p>0.082069</text:p>
          </table:table-cell>
          <table:table-cell office:value-type="float" office:value="0.000001348" calcext:value-type="float">
            <text:p>0.0000013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0.081798" calcext:value-type="float">
            <text:p>0.081798</text:p>
          </table:table-cell>
          <table:table-cell office:value-type="float" office:value="0.000001339" calcext:value-type="float">
            <text:p>0.0000013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0.08154" calcext:value-type="float">
            <text:p>0.081540</text:p>
          </table:table-cell>
          <table:table-cell office:value-type="float" office:value="0.00000133" calcext:value-type="float">
            <text:p>0.0000013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0.081291" calcext:value-type="float">
            <text:p>0.081291</text:p>
          </table:table-cell>
          <table:table-cell office:value-type="float" office:value="0.000001322" calcext:value-type="float">
            <text:p>0.0000013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0.081045" calcext:value-type="float">
            <text:p>0.081045</text:p>
          </table:table-cell>
          <table:table-cell office:value-type="float" office:value="0.000001314" calcext:value-type="float">
            <text:p>0.0000013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0.080776" calcext:value-type="float">
            <text:p>0.080776</text:p>
          </table:table-cell>
          <table:table-cell office:value-type="float" office:value="0.000001305" calcext:value-type="float">
            <text:p>0.0000013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0.080519" calcext:value-type="float">
            <text:p>0.080519</text:p>
          </table:table-cell>
          <table:table-cell office:value-type="float" office:value="0.000001297" calcext:value-type="float">
            <text:p>0.0000012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0.080269" calcext:value-type="float">
            <text:p>0.080269</text:p>
          </table:table-cell>
          <table:table-cell office:value-type="float" office:value="0.000001289" calcext:value-type="float">
            <text:p>0.0000012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0.080022" calcext:value-type="float">
            <text:p>0.080022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0.079762" calcext:value-type="float">
            <text:p>0.079762</text:p>
          </table:table-cell>
          <table:table-cell office:value-type="float" office:value="0.000001273" calcext:value-type="float">
            <text:p>0.0000012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0.079513" calcext:value-type="float">
            <text:p>0.079513</text:p>
          </table:table-cell>
          <table:table-cell office:value-type="float" office:value="0.000001265" calcext:value-type="float">
            <text:p>0.0000012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0.079245" calcext:value-type="float">
            <text:p>0.079245</text:p>
          </table:table-cell>
          <table:table-cell office:value-type="float" office:value="0.000001256" calcext:value-type="float">
            <text:p>0.0000012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0.078974" calcext:value-type="float">
            <text:p>0.078974</text:p>
          </table:table-cell>
          <table:table-cell office:value-type="float" office:value="0.000001248" calcext:value-type="float">
            <text:p>0.0000012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0.078724" calcext:value-type="float">
            <text:p>0.078724</text:p>
          </table:table-cell>
          <table:table-cell office:value-type="float" office:value="0.00000124" calcext:value-type="float">
            <text:p>0.0000012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0.078488" calcext:value-type="float">
            <text:p>0.078488</text:p>
          </table:table-cell>
          <table:table-cell office:value-type="float" office:value="0.000001233" calcext:value-type="float">
            <text:p>0.0000012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0.078246" calcext:value-type="float">
            <text:p>0.078246</text:p>
          </table:table-cell>
          <table:table-cell office:value-type="float" office:value="0.000001225" calcext:value-type="float">
            <text:p>0.000001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0.078013" calcext:value-type="float">
            <text:p>0.078013</text:p>
          </table:table-cell>
          <table:table-cell office:value-type="float" office:value="0.000001218" calcext:value-type="float">
            <text:p>0.0000012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.07781" calcext:value-type="float">
            <text:p>0.077810</text:p>
          </table:table-cell>
          <table:table-cell office:value-type="float" office:value="0.000001211" calcext:value-type="float">
            <text:p>0.0000012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0.077583" calcext:value-type="float">
            <text:p>0.077583</text:p>
          </table:table-cell>
          <table:table-cell office:value-type="float" office:value="0.000001204" calcext:value-type="float">
            <text:p>0.0000012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0.077369" calcext:value-type="float">
            <text:p>0.077369</text:p>
          </table:table-cell>
          <table:table-cell office:value-type="float" office:value="0.000001198" calcext:value-type="float">
            <text:p>0.000001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0.077157" calcext:value-type="float">
            <text:p>0.077157</text:p>
          </table:table-cell>
          <table:table-cell office:value-type="float" office:value="0.000001191" calcext:value-type="float">
            <text:p>0.000001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.076931" calcext:value-type="float">
            <text:p>0.076931</text:p>
          </table:table-cell>
          <table:table-cell office:value-type="float" office:value="0.000001184" calcext:value-type="float">
            <text:p>0.000001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.076709" calcext:value-type="float">
            <text:p>0.076709</text:p>
          </table:table-cell>
          <table:table-cell office:value-type="float" office:value="0.000001177" calcext:value-type="float">
            <text:p>0.0000011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.076485" calcext:value-type="float">
            <text:p>0.076485</text:p>
          </table:table-cell>
          <table:table-cell office:value-type="float" office:value="0.00000117" calcext:value-type="float">
            <text:p>0.0000011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.076252" calcext:value-type="float">
            <text:p>0.076252</text:p>
          </table:table-cell>
          <table:table-cell office:value-type="float" office:value="0.000001163" calcext:value-type="float">
            <text:p>0.0000011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0.076021" calcext:value-type="float">
            <text:p>0.076021</text:p>
          </table:table-cell>
          <table:table-cell office:value-type="float" office:value="0.000001156" calcext:value-type="float">
            <text:p>0.0000011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0.075789" calcext:value-type="float">
            <text:p>0.075789</text:p>
          </table:table-cell>
          <table:table-cell office:value-type="float" office:value="0.000001149" calcext:value-type="float">
            <text:p>0.0000011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.075552" calcext:value-type="float">
            <text:p>0.075552</text:p>
          </table:table-cell>
          <table:table-cell office:value-type="float" office:value="0.000001142" calcext:value-type="float">
            <text:p>0.0000011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0.07533" calcext:value-type="float">
            <text:p>0.075330</text:p>
          </table:table-cell>
          <table:table-cell office:value-type="float" office:value="0.000001135" calcext:value-type="float">
            <text:p>0.0000011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0.075116" calcext:value-type="float">
            <text:p>0.075116</text:p>
          </table:table-cell>
          <table:table-cell office:value-type="float" office:value="0.000001129" calcext:value-type="float">
            <text:p>0.0000011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0.074896" calcext:value-type="float">
            <text:p>0.074896</text:p>
          </table:table-cell>
          <table:table-cell office:value-type="float" office:value="0.000001122" calcext:value-type="float">
            <text:p>0.0000011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0.074691" calcext:value-type="float">
            <text:p>0.074691</text:p>
          </table:table-cell>
          <table:table-cell office:value-type="float" office:value="0.000001116" calcext:value-type="float">
            <text:p>0.0000011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074477" calcext:value-type="float">
            <text:p>0.074477</text:p>
          </table:table-cell>
          <table:table-cell office:value-type="float" office:value="0.00000111" calcext:value-type="float">
            <text:p>0.0000011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0.074258" calcext:value-type="float">
            <text:p>0.074258</text:p>
          </table:table-cell>
          <table:table-cell office:value-type="float" office:value="0.000001103" calcext:value-type="float">
            <text:p>0.0000011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0.074053" calcext:value-type="float">
            <text:p>0.074053</text:p>
          </table:table-cell>
          <table:table-cell office:value-type="float" office:value="0.000001097" calcext:value-type="float">
            <text:p>0.0000010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0.07383" calcext:value-type="float">
            <text:p>0.073830</text:p>
          </table:table-cell>
          <table:table-cell office:value-type="float" office:value="0.000001091" calcext:value-type="float">
            <text:p>0.0000010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0.07362" calcext:value-type="float">
            <text:p>0.073620</text:p>
          </table:table-cell>
          <table:table-cell office:value-type="float" office:value="0.000001084" calcext:value-type="float">
            <text:p>0.0000010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7342" calcext:value-type="float">
            <text:p>0.073420</text:p>
          </table:table-cell>
          <table:table-cell office:value-type="float" office:value="0.000001079" calcext:value-type="float">
            <text:p>0.0000010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0.073212" calcext:value-type="float">
            <text:p>0.073212</text:p>
          </table:table-cell>
          <table:table-cell office:value-type="float" office:value="0.000001072" calcext:value-type="float">
            <text:p>0.0000010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0.073008" calcext:value-type="float">
            <text:p>0.073008</text:p>
          </table:table-cell>
          <table:table-cell office:value-type="float" office:value="0.000001066" calcext:value-type="float">
            <text:p>0.0000010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0.072804" calcext:value-type="float">
            <text:p>0.072804</text:p>
          </table:table-cell>
          <table:table-cell office:value-type="float" office:value="0.00000106" calcext:value-type="float">
            <text:p>0.0000010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0.072593" calcext:value-type="float">
            <text:p>0.072593</text:p>
          </table:table-cell>
          <table:table-cell office:value-type="float" office:value="0.000001054" calcext:value-type="float">
            <text:p>0.0000010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0.072393" calcext:value-type="float">
            <text:p>0.072393</text:p>
          </table:table-cell>
          <table:table-cell office:value-type="float" office:value="0.000001049" calcext:value-type="float">
            <text:p>0.0000010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0.072189" calcext:value-type="float">
            <text:p>0.072189</text:p>
          </table:table-cell>
          <table:table-cell office:value-type="float" office:value="0.000001043" calcext:value-type="float">
            <text:p>0.0000010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0.072003" calcext:value-type="float">
            <text:p>0.072003</text:p>
          </table:table-cell>
          <table:table-cell office:value-type="float" office:value="0.000001037" calcext:value-type="float">
            <text:p>0.0000010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071801" calcext:value-type="float">
            <text:p>0.071801</text:p>
          </table:table-cell>
          <table:table-cell office:value-type="float" office:value="0.000001031" calcext:value-type="float">
            <text:p>0.0000010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0.071625" calcext:value-type="float">
            <text:p>0.071625</text:p>
          </table:table-cell>
          <table:table-cell office:value-type="float" office:value="0.000001026" calcext:value-type="float">
            <text:p>0.0000010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0.07153" calcext:value-type="float">
            <text:p>0.071530</text:p>
          </table:table-cell>
          <table:table-cell office:value-type="float" office:value="0.000001024" calcext:value-type="float">
            <text:p>0.0000010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0.071656" calcext:value-type="float">
            <text:p>0.071656</text:p>
          </table:table-cell>
          <table:table-cell office:value-type="float" office:value="0.000001027" calcext:value-type="float">
            <text:p>0.00000102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0.072123" calcext:value-type="float">
            <text:p>0.072123</text:p>
          </table:table-cell>
          <table:table-cell office:value-type="float" office:value="0.000001041" calcext:value-type="float">
            <text:p>0.0000010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0.071327" calcext:value-type="float">
            <text:p>0.071327</text:p>
          </table:table-cell>
          <table:table-cell office:value-type="float" office:value="0.000001018" calcext:value-type="float">
            <text:p>0.0000010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0.071136" calcext:value-type="float">
            <text:p>0.071136</text:p>
          </table:table-cell>
          <table:table-cell office:value-type="float" office:value="0.000001012" calcext:value-type="float">
            <text:p>0.0000010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071998" calcext:value-type="float">
            <text:p>0.071998</text:p>
          </table:table-cell>
          <table:table-cell office:value-type="float" office:value="0.000001037" calcext:value-type="float">
            <text:p>0.0000010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.070968" calcext:value-type="float">
            <text:p>0.070968</text:p>
          </table:table-cell>
          <table:table-cell office:value-type="float" office:value="0.000001008" calcext:value-type="float">
            <text:p>0.0000010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0.070483" calcext:value-type="float">
            <text:p>0.070483</text:p>
          </table:table-cell>
          <table:table-cell office:value-type="float" office:value="0.000000994" calcext:value-type="float">
            <text:p>0.0000009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0.070304" calcext:value-type="float">
            <text:p>0.070304</text:p>
          </table:table-cell>
          <table:table-cell office:value-type="float" office:value="0.000000989" calcext:value-type="float">
            <text:p>0.0000009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0.070095" calcext:value-type="float">
            <text:p>0.070095</text:p>
          </table:table-cell>
          <table:table-cell office:value-type="float" office:value="0.000000983" calcext:value-type="float">
            <text:p>0.0000009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0.069847" calcext:value-type="float">
            <text:p>0.069847</text:p>
          </table:table-cell>
          <table:table-cell office:value-type="float" office:value="0.000000976" calcext:value-type="float">
            <text:p>0.0000009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0.069624" calcext:value-type="float">
            <text:p>0.069624</text:p>
          </table:table-cell>
          <table:table-cell office:value-type="float" office:value="0.00000097" calcext:value-type="float">
            <text:p>0.0000009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0.069517" calcext:value-type="float">
            <text:p>0.069517</text:p>
          </table:table-cell>
          <table:table-cell office:value-type="float" office:value="0.000000967" calcext:value-type="float">
            <text:p>0.0000009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0.069375" calcext:value-type="float">
            <text:p>0.069375</text:p>
          </table:table-cell>
          <table:table-cell office:value-type="float" office:value="0.000000963" calcext:value-type="float">
            <text:p>0.0000009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0.069141" calcext:value-type="float">
            <text:p>0.069141</text:p>
          </table:table-cell>
          <table:table-cell office:value-type="float" office:value="0.000000956" calcext:value-type="float">
            <text:p>0.0000009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0.068949" calcext:value-type="float">
            <text:p>0.068949</text:p>
          </table:table-cell>
          <table:table-cell office:value-type="float" office:value="0.000000951" calcext:value-type="float">
            <text:p>0.0000009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0.068768" calcext:value-type="float">
            <text:p>0.068768</text:p>
          </table:table-cell>
          <table:table-cell office:value-type="float" office:value="0.000000946" calcext:value-type="float">
            <text:p>0.0000009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0.068584" calcext:value-type="float">
            <text:p>0.068584</text:p>
          </table:table-cell>
          <table:table-cell office:value-type="float" office:value="0.000000941" calcext:value-type="float">
            <text:p>0.0000009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0.068404" calcext:value-type="float">
            <text:p>0.068404</text:p>
          </table:table-cell>
          <table:table-cell office:value-type="float" office:value="0.000000936" calcext:value-type="float">
            <text:p>0.0000009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0.06822" calcext:value-type="float">
            <text:p>0.068220</text:p>
          </table:table-cell>
          <table:table-cell office:value-type="float" office:value="0.000000931" calcext:value-type="float">
            <text:p>0.0000009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0.068042" calcext:value-type="float">
            <text:p>0.068042</text:p>
          </table:table-cell>
          <table:table-cell office:value-type="float" office:value="0.000000926" calcext:value-type="float">
            <text:p>0.0000009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0.067859" calcext:value-type="float">
            <text:p>0.067859</text:p>
          </table:table-cell>
          <table:table-cell office:value-type="float" office:value="0.000000921" calcext:value-type="float">
            <text:p>0.0000009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0.06767" calcext:value-type="float">
            <text:p>0.067670</text:p>
          </table:table-cell>
          <table:table-cell office:value-type="float" office:value="0.000000916" calcext:value-type="float">
            <text:p>0.0000009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0.067495" calcext:value-type="float">
            <text:p>0.067495</text:p>
          </table:table-cell>
          <table:table-cell office:value-type="float" office:value="0.000000911" calcext:value-type="float">
            <text:p>0.0000009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0.067342" calcext:value-type="float">
            <text:p>0.067342</text:p>
          </table:table-cell>
          <table:table-cell office:value-type="float" office:value="0.000000907" calcext:value-type="float">
            <text:p>0.0000009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0.067165" calcext:value-type="float">
            <text:p>0.067165</text:p>
          </table:table-cell>
          <table:table-cell office:value-type="float" office:value="0.000000903" calcext:value-type="float">
            <text:p>0.0000009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0.066991" calcext:value-type="float">
            <text:p>0.066991</text:p>
          </table:table-cell>
          <table:table-cell office:value-type="float" office:value="0.000000898" calcext:value-type="float">
            <text:p>0.0000008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0.066824" calcext:value-type="float">
            <text:p>0.066824</text:p>
          </table:table-cell>
          <table:table-cell office:value-type="float" office:value="0.000000893" calcext:value-type="float">
            <text:p>0.0000008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0.066653" calcext:value-type="float">
            <text:p>0.066653</text:p>
          </table:table-cell>
          <table:table-cell office:value-type="float" office:value="0.000000889" calcext:value-type="float">
            <text:p>0.0000008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0.066482" calcext:value-type="float">
            <text:p>0.066482</text:p>
          </table:table-cell>
          <table:table-cell office:value-type="float" office:value="0.000000884" calcext:value-type="float">
            <text:p>0.0000008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0.066317" calcext:value-type="float">
            <text:p>0.066317</text:p>
          </table:table-cell>
          <table:table-cell office:value-type="float" office:value="0.00000088" calcext:value-type="float">
            <text:p>0.0000008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0.066187" calcext:value-type="float">
            <text:p>0.066187</text:p>
          </table:table-cell>
          <table:table-cell office:value-type="float" office:value="0.000000876" calcext:value-type="float">
            <text:p>0.0000008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0.066" calcext:value-type="float">
            <text:p>0.066000</text:p>
          </table:table-cell>
          <table:table-cell office:value-type="float" office:value="0.000000872" calcext:value-type="float">
            <text:p>0.0000008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0.065709" calcext:value-type="float">
            <text:p>0.065709</text:p>
          </table:table-cell>
          <table:table-cell office:value-type="float" office:value="0.000000864" calcext:value-type="float">
            <text:p>0.0000008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0.065478" calcext:value-type="float">
            <text:p>0.065478</text:p>
          </table:table-cell>
          <table:table-cell office:value-type="float" office:value="0.000000858" calcext:value-type="float">
            <text:p>0.0000008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0.065283" calcext:value-type="float">
            <text:p>0.065283</text:p>
          </table:table-cell>
          <table:table-cell office:value-type="float" office:value="0.000000853" calcext:value-type="float">
            <text:p>0.0000008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0.065202" calcext:value-type="float">
            <text:p>0.065202</text:p>
          </table:table-cell>
          <table:table-cell office:value-type="float" office:value="0.000000851" calcext:value-type="float">
            <text:p>0.0000008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0.065167" calcext:value-type="float">
            <text:p>0.065167</text:p>
          </table:table-cell>
          <table:table-cell office:value-type="float" office:value="0.00000085" calcext:value-type="float">
            <text:p>0.0000008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0.064961" calcext:value-type="float">
            <text:p>0.064961</text:p>
          </table:table-cell>
          <table:table-cell office:value-type="float" office:value="0.000000844" calcext:value-type="float">
            <text:p>0.0000008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0.064834" calcext:value-type="float">
            <text:p>0.064834</text:p>
          </table:table-cell>
          <table:table-cell office:value-type="float" office:value="0.000000841" calcext:value-type="float">
            <text:p>0.0000008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0.064783" calcext:value-type="float">
            <text:p>0.064783</text:p>
          </table:table-cell>
          <table:table-cell office:value-type="float" office:value="0.00000084" calcext:value-type="float">
            <text:p>0.0000008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0.06462" calcext:value-type="float">
            <text:p>0.064620</text:p>
          </table:table-cell>
          <table:table-cell office:value-type="float" office:value="0.000000835" calcext:value-type="float">
            <text:p>0.0000008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0.064261" calcext:value-type="float">
            <text:p>0.064261</text:p>
          </table:table-cell>
          <table:table-cell office:value-type="float" office:value="0.000000826" calcext:value-type="float">
            <text:p>0.0000008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0.064014" calcext:value-type="float">
            <text:p>0.064014</text:p>
          </table:table-cell>
          <table:table-cell office:value-type="float" office:value="0.00000082" calcext:value-type="float">
            <text:p>0.0000008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0.063923" calcext:value-type="float">
            <text:p>0.063923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063625" calcext:value-type="float">
            <text:p>0.063625</text:p>
          </table:table-cell>
          <table:table-cell office:value-type="float" office:value="0.00000081" calcext:value-type="float">
            <text:p>0.0000008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0.063504" calcext:value-type="float">
            <text:p>0.063504</text:p>
          </table:table-cell>
          <table:table-cell office:value-type="float" office:value="0.000000807" calcext:value-type="float">
            <text:p>0.0000008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0.064019" calcext:value-type="float">
            <text:p>0.064019</text:p>
          </table:table-cell>
          <table:table-cell office:value-type="float" office:value="0.00000082" calcext:value-type="float">
            <text:p>0.0000008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0.063323" calcext:value-type="float">
            <text:p>0.063323</text:p>
          </table:table-cell>
          <table:table-cell office:value-type="float" office:value="0.000000802" calcext:value-type="float">
            <text:p>0.0000008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0.062962" calcext:value-type="float">
            <text:p>0.062962</text:p>
          </table:table-cell>
          <table:table-cell office:value-type="float" office:value="0.000000793" calcext:value-type="float">
            <text:p>0.0000007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0.062732" calcext:value-type="float">
            <text:p>0.062732</text:p>
          </table:table-cell>
          <table:table-cell office:value-type="float" office:value="0.000000787" calcext:value-type="float">
            <text:p>0.0000007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0.062554" calcext:value-type="float">
            <text:p>0.062554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0.06238" calcext:value-type="float">
            <text:p>0.062380</text:p>
          </table:table-cell>
          <table:table-cell office:value-type="float" office:value="0.000000779" calcext:value-type="float">
            <text:p>0.0000007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0.062219" calcext:value-type="float">
            <text:p>0.062219</text:p>
          </table:table-cell>
          <table:table-cell office:value-type="float" office:value="0.000000775" calcext:value-type="float">
            <text:p>0.0000007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0.062056" calcext:value-type="float">
            <text:p>0.062056</text:p>
          </table:table-cell>
          <table:table-cell office:value-type="float" office:value="0.00000077" calcext:value-type="float">
            <text:p>0.0000007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0.061901" calcext:value-type="float">
            <text:p>0.061901</text:p>
          </table:table-cell>
          <table:table-cell office:value-type="float" office:value="0.000000767" calcext:value-type="float">
            <text:p>0.0000007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0.061733" calcext:value-type="float">
            <text:p>0.061733</text:p>
          </table:table-cell>
          <table:table-cell office:value-type="float" office:value="0.000000763" calcext:value-type="float">
            <text:p>0.0000007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0.061579" calcext:value-type="float">
            <text:p>0.061579</text:p>
          </table:table-cell>
          <table:table-cell office:value-type="float" office:value="0.000000759" calcext:value-type="float">
            <text:p>0.0000007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0.061432" calcext:value-type="float">
            <text:p>0.061432</text:p>
          </table:table-cell>
          <table:table-cell office:value-type="float" office:value="0.000000755" calcext:value-type="float">
            <text:p>0.0000007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0.061285" calcext:value-type="float">
            <text:p>0.061285</text:p>
          </table:table-cell>
          <table:table-cell office:value-type="float" office:value="0.000000751" calcext:value-type="float">
            <text:p>0.0000007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0.061124" calcext:value-type="float">
            <text:p>0.061124</text:p>
          </table:table-cell>
          <table:table-cell office:value-type="float" office:value="0.000000748" calcext:value-type="float">
            <text:p>0.0000007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0.060973" calcext:value-type="float">
            <text:p>0.060973</text:p>
          </table:table-cell>
          <table:table-cell office:value-type="float" office:value="0.000000744" calcext:value-type="float">
            <text:p>0.0000007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0.060816" calcext:value-type="float">
            <text:p>0.060816</text:p>
          </table:table-cell>
          <table:table-cell office:value-type="float" office:value="0.00000074" calcext:value-type="float">
            <text:p>0.0000007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0.060672" calcext:value-type="float">
            <text:p>0.060672</text:p>
          </table:table-cell>
          <table:table-cell office:value-type="float" office:value="0.000000737" calcext:value-type="float">
            <text:p>0.0000007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0.060516" calcext:value-type="float">
            <text:p>0.060516</text:p>
          </table:table-cell>
          <table:table-cell office:value-type="float" office:value="0.000000733" calcext:value-type="float">
            <text:p>0.0000007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0.060372" calcext:value-type="float">
            <text:p>0.060372</text:p>
          </table:table-cell>
          <table:table-cell office:value-type="float" office:value="0.000000729" calcext:value-type="float">
            <text:p>0.0000007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0.060237" calcext:value-type="float">
            <text:p>0.060237</text:p>
          </table:table-cell>
          <table:table-cell office:value-type="float" office:value="0.000000726" calcext:value-type="float">
            <text:p>0.0000007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0.060092" calcext:value-type="float">
            <text:p>0.060092</text:p>
          </table:table-cell>
          <table:table-cell office:value-type="float" office:value="0.000000723" calcext:value-type="float">
            <text:p>0.0000007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0.059947" calcext:value-type="float">
            <text:p>0.059947</text:p>
          </table:table-cell>
          <table:table-cell office:value-type="float" office:value="0.000000719" calcext:value-type="float">
            <text:p>0.0000007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0.05979" calcext:value-type="float">
            <text:p>0.059790</text:p>
          </table:table-cell>
          <table:table-cell office:value-type="float" office:value="0.000000715" calcext:value-type="float">
            <text:p>0.0000007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0.059633" calcext:value-type="float">
            <text:p>0.059633</text:p>
          </table:table-cell>
          <table:table-cell office:value-type="float" office:value="0.000000712" calcext:value-type="float">
            <text:p>0.0000007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0.05948" calcext:value-type="float">
            <text:p>0.059480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0.059336" calcext:value-type="float">
            <text:p>0.059336</text:p>
          </table:table-cell>
          <table:table-cell office:value-type="float" office:value="0.000000704" calcext:value-type="float">
            <text:p>0.0000007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0.059185" calcext:value-type="float">
            <text:p>0.059185</text:p>
          </table:table-cell>
          <table:table-cell office:value-type="float" office:value="0.000000701" calcext:value-type="float">
            <text:p>0.0000007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0.059045" calcext:value-type="float">
            <text:p>0.059045</text:p>
          </table:table-cell>
          <table:table-cell office:value-type="float" office:value="0.000000698" calcext:value-type="float">
            <text:p>0.0000006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0.058891" calcext:value-type="float">
            <text:p>0.058891</text:p>
          </table:table-cell>
          <table:table-cell office:value-type="float" office:value="0.000000694" calcext:value-type="float">
            <text:p>0.0000006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0.058744" calcext:value-type="float">
            <text:p>0.058744</text:p>
          </table:table-cell>
          <table:table-cell office:value-type="float" office:value="0.00000069" calcext:value-type="float">
            <text:p>0.0000006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0.058598" calcext:value-type="float">
            <text:p>0.058598</text:p>
          </table:table-cell>
          <table:table-cell office:value-type="float" office:value="0.000000687" calcext:value-type="float">
            <text:p>0.0000006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0.05846" calcext:value-type="float">
            <text:p>0.058460</text:p>
          </table:table-cell>
          <table:table-cell office:value-type="float" office:value="0.000000684" calcext:value-type="float">
            <text:p>0.0000006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0.058314" calcext:value-type="float">
            <text:p>0.058314</text:p>
          </table:table-cell>
          <table:table-cell office:value-type="float" office:value="0.00000068" calcext:value-type="float">
            <text:p>0.0000006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0.058181" calcext:value-type="float">
            <text:p>0.058181</text:p>
          </table:table-cell>
          <table:table-cell office:value-type="float" office:value="0.000000677" calcext:value-type="float">
            <text:p>0.0000006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0.058049" calcext:value-type="float">
            <text:p>0.058049</text:p>
          </table:table-cell>
          <table:table-cell office:value-type="float" office:value="0.000000674" calcext:value-type="float">
            <text:p>0.0000006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0.057909" calcext:value-type="float">
            <text:p>0.057909</text:p>
          </table:table-cell>
          <table:table-cell office:value-type="float" office:value="0.000000671" calcext:value-type="float">
            <text:p>0.0000006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0.057768" calcext:value-type="float">
            <text:p>0.057768</text:p>
          </table:table-cell>
          <table:table-cell office:value-type="float" office:value="0.000000668" calcext:value-type="float">
            <text:p>0.0000006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.057628" calcext:value-type="float">
            <text:p>0.057628</text:p>
          </table:table-cell>
          <table:table-cell office:value-type="float" office:value="0.000000664" calcext:value-type="float">
            <text:p>0.0000006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0.057495" calcext:value-type="float">
            <text:p>0.057495</text:p>
          </table:table-cell>
          <table:table-cell office:value-type="float" office:value="0.000000661" calcext:value-type="float">
            <text:p>0.0000006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0.057354" calcext:value-type="float">
            <text:p>0.057354</text:p>
          </table:table-cell>
          <table:table-cell office:value-type="float" office:value="0.000000658" calcext:value-type="float">
            <text:p>0.0000006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0.057231" calcext:value-type="float">
            <text:p>0.057231</text:p>
          </table:table-cell>
          <table:table-cell office:value-type="float" office:value="0.000000655" calcext:value-type="float">
            <text:p>0.0000006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.05709" calcext:value-type="float">
            <text:p>0.057090</text:p>
          </table:table-cell>
          <table:table-cell office:value-type="float" office:value="0.000000652" calcext:value-type="float">
            <text:p>0.0000006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0.056956" calcext:value-type="float">
            <text:p>0.056956</text:p>
          </table:table-cell>
          <table:table-cell office:value-type="float" office:value="0.000000649" calcext:value-type="float">
            <text:p>0.0000006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0.056818" calcext:value-type="float">
            <text:p>0.056818</text:p>
          </table:table-cell>
          <table:table-cell office:value-type="float" office:value="0.000000646" calcext:value-type="float">
            <text:p>0.0000006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0.056686" calcext:value-type="float">
            <text:p>0.056686</text:p>
          </table:table-cell>
          <table:table-cell office:value-type="float" office:value="0.000000643" calcext:value-type="float">
            <text:p>0.0000006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0.056581" calcext:value-type="float">
            <text:p>0.056581</text:p>
          </table:table-cell>
          <table:table-cell office:value-type="float" office:value="0.000000641" calcext:value-type="float">
            <text:p>0.0000006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0.056464" calcext:value-type="float">
            <text:p>0.056464</text:p>
          </table:table-cell>
          <table:table-cell office:value-type="float" office:value="0.000000638" calcext:value-type="float">
            <text:p>0.0000006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0.056347" calcext:value-type="float">
            <text:p>0.056347</text:p>
          </table:table-cell>
          <table:table-cell office:value-type="float" office:value="0.000000635" calcext:value-type="float">
            <text:p>0.0000006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0.056215" calcext:value-type="float">
            <text:p>0.056215</text:p>
          </table:table-cell>
          <table:table-cell office:value-type="float" office:value="0.000000632" calcext:value-type="float">
            <text:p>0.0000006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.056088" calcext:value-type="float">
            <text:p>0.056088</text:p>
          </table:table-cell>
          <table:table-cell office:value-type="float" office:value="0.000000629" calcext:value-type="float">
            <text:p>0.0000006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0.055958" calcext:value-type="float">
            <text:p>0.055958</text:p>
          </table:table-cell>
          <table:table-cell office:value-type="float" office:value="0.000000627" calcext:value-type="float">
            <text:p>0.00000062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55823" calcext:value-type="float">
            <text:p>0.055823</text:p>
          </table:table-cell>
          <table:table-cell office:value-type="float" office:value="0.000000623" calcext:value-type="float">
            <text:p>0.0000006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55694" calcext:value-type="float">
            <text:p>0.055694</text:p>
          </table:table-cell>
          <table:table-cell office:value-type="float" office:value="0.000000621" calcext:value-type="float">
            <text:p>0.0000006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0.055571" calcext:value-type="float">
            <text:p>0.055571</text:p>
          </table:table-cell>
          <table:table-cell office:value-type="float" office:value="0.000000618" calcext:value-type="float">
            <text:p>0.0000006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0.055446" calcext:value-type="float">
            <text:p>0.055446</text:p>
          </table:table-cell>
          <table:table-cell office:value-type="float" office:value="0.000000615" calcext:value-type="float">
            <text:p>0.0000006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0.055332" calcext:value-type="float">
            <text:p>0.055332</text:p>
          </table:table-cell>
          <table:table-cell office:value-type="float" office:value="0.000000613" calcext:value-type="float">
            <text:p>0.0000006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0.055204" calcext:value-type="float">
            <text:p>0.055204</text:p>
          </table:table-cell>
          <table:table-cell office:value-type="float" office:value="0.00000061" calcext:value-type="float">
            <text:p>0.0000006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0.055079" calcext:value-type="float">
            <text:p>0.055079</text:p>
          </table:table-cell>
          <table:table-cell office:value-type="float" office:value="0.000000607" calcext:value-type="float">
            <text:p>0.0000006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0.054956" calcext:value-type="float">
            <text:p>0.054956</text:p>
          </table:table-cell>
          <table:table-cell office:value-type="float" office:value="0.000000604" calcext:value-type="float">
            <text:p>0.0000006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0.054833" calcext:value-type="float">
            <text:p>0.054833</text:p>
          </table:table-cell>
          <table:table-cell office:value-type="float" office:value="0.000000602" calcext:value-type="float">
            <text:p>0.0000006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0.054706" calcext:value-type="float">
            <text:p>0.054706</text:p>
          </table:table-cell>
          <table:table-cell office:value-type="float" office:value="0.000000599" calcext:value-type="float">
            <text:p>0.0000005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0.054582" calcext:value-type="float">
            <text:p>0.054582</text:p>
          </table:table-cell>
          <table:table-cell office:value-type="float" office:value="0.000000596" calcext:value-type="float">
            <text:p>0.0000005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0.054467" calcext:value-type="float">
            <text:p>0.054467</text:p>
          </table:table-cell>
          <table:table-cell office:value-type="float" office:value="0.000000594" calcext:value-type="float">
            <text:p>0.0000005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.05436" calcext:value-type="float">
            <text:p>0.054360</text:p>
          </table:table-cell>
          <table:table-cell office:value-type="float" office:value="0.000000591" calcext:value-type="float">
            <text:p>0.0000005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0.054247" calcext:value-type="float">
            <text:p>0.054247</text:p>
          </table:table-cell>
          <table:table-cell office:value-type="float" office:value="0.000000589" calcext:value-type="float">
            <text:p>0.0000005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0.054127" calcext:value-type="float">
            <text:p>0.054127</text:p>
          </table:table-cell>
          <table:table-cell office:value-type="float" office:value="0.000000586" calcext:value-type="float">
            <text:p>0.0000005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0.054012" calcext:value-type="float">
            <text:p>0.054012</text:p>
          </table:table-cell>
          <table:table-cell office:value-type="float" office:value="0.000000584" calcext:value-type="float">
            <text:p>0.0000005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0.053901" calcext:value-type="float">
            <text:p>0.053901</text:p>
          </table:table-cell>
          <table:table-cell office:value-type="float" office:value="0.000000581" calcext:value-type="float">
            <text:p>0.0000005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0.053789" calcext:value-type="float">
            <text:p>0.053789</text:p>
          </table:table-cell>
          <table:table-cell office:value-type="float" office:value="0.000000579" calcext:value-type="float">
            <text:p>0.0000005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0.053679" calcext:value-type="float">
            <text:p>0.053679</text:p>
          </table:table-cell>
          <table:table-cell office:value-type="float" office:value="0.000000577" calcext:value-type="float">
            <text:p>0.0000005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0.053565" calcext:value-type="float">
            <text:p>0.053565</text:p>
          </table:table-cell>
          <table:table-cell office:value-type="float" office:value="0.000000574" calcext:value-type="float">
            <text:p>0.0000005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0.053451" calcext:value-type="float">
            <text:p>0.053451</text:p>
          </table:table-cell>
          <table:table-cell office:value-type="float" office:value="0.000000572" calcext:value-type="float">
            <text:p>0.0000005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0.053337" calcext:value-type="float">
            <text:p>0.053337</text:p>
          </table:table-cell>
          <table:table-cell office:value-type="float" office:value="0.000000569" calcext:value-type="float">
            <text:p>0.0000005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0.053225" calcext:value-type="float">
            <text:p>0.053225</text:p>
          </table:table-cell>
          <table:table-cell office:value-type="float" office:value="0.000000567" calcext:value-type="float">
            <text:p>0.0000005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0.05312" calcext:value-type="float">
            <text:p>0.053120</text:p>
          </table:table-cell>
          <table:table-cell office:value-type="float" office:value="0.000000565" calcext:value-type="float">
            <text:p>0.0000005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0.053019" calcext:value-type="float">
            <text:p>0.053019</text:p>
          </table:table-cell>
          <table:table-cell office:value-type="float" office:value="0.000000562" calcext:value-type="float">
            <text:p>0.0000005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0.052922" calcext:value-type="float">
            <text:p>0.052922</text:p>
          </table:table-cell>
          <table:table-cell office:value-type="float" office:value="0.00000056" calcext:value-type="float">
            <text:p>0.0000005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0.052809" calcext:value-type="float">
            <text:p>0.052809</text:p>
          </table:table-cell>
          <table:table-cell office:value-type="float" office:value="0.000000558" calcext:value-type="float">
            <text:p>0.0000005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0.052706" calcext:value-type="float">
            <text:p>0.052706</text:p>
          </table:table-cell>
          <table:table-cell office:value-type="float" office:value="0.000000556" calcext:value-type="float">
            <text:p>0.0000005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0.052601" calcext:value-type="float">
            <text:p>0.052601</text:p>
          </table:table-cell>
          <table:table-cell office:value-type="float" office:value="0.000000554" calcext:value-type="float">
            <text:p>0.0000005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0.0525" calcext:value-type="float">
            <text:p>0.052500</text:p>
          </table:table-cell>
          <table:table-cell office:value-type="float" office:value="0.000000551" calcext:value-type="float">
            <text:p>0.0000005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0.0524" calcext:value-type="float">
            <text:p>0.052400</text:p>
          </table:table-cell>
          <table:table-cell office:value-type="float" office:value="0.000000549" calcext:value-type="float">
            <text:p>0.0000005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0.052306" calcext:value-type="float">
            <text:p>0.052306</text:p>
          </table:table-cell>
          <table:table-cell office:value-type="float" office:value="0.000000547" calcext:value-type="float">
            <text:p>0.0000005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0.052204" calcext:value-type="float">
            <text:p>0.052204</text:p>
          </table:table-cell>
          <table:table-cell office:value-type="float" office:value="0.000000545" calcext:value-type="float">
            <text:p>0.00000054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0.0521" calcext:value-type="float">
            <text:p>0.052100</text:p>
          </table:table-cell>
          <table:table-cell office:value-type="float" office:value="0.000000543" calcext:value-type="float">
            <text:p>0.0000005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0.052001" calcext:value-type="float">
            <text:p>0.052001</text:p>
          </table:table-cell>
          <table:table-cell office:value-type="float" office:value="0.000000541" calcext:value-type="float">
            <text:p>0.0000005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0.051909" calcext:value-type="float">
            <text:p>0.051909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0.051816" calcext:value-type="float">
            <text:p>0.051816</text:p>
          </table:table-cell>
          <table:table-cell office:value-type="float" office:value="0.000000537" calcext:value-type="float">
            <text:p>0.0000005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0.051718" calcext:value-type="float">
            <text:p>0.051718</text:p>
          </table:table-cell>
          <table:table-cell office:value-type="float" office:value="0.000000535" calcext:value-type="float">
            <text:p>0.0000005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0.051616" calcext:value-type="float">
            <text:p>0.051616</text:p>
          </table:table-cell>
          <table:table-cell office:value-type="float" office:value="0.000000533" calcext:value-type="float">
            <text:p>0.0000005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0.051518" calcext:value-type="float">
            <text:p>0.051518</text:p>
          </table:table-cell>
          <table:table-cell office:value-type="float" office:value="0.000000531" calcext:value-type="float">
            <text:p>0.0000005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0.051439" calcext:value-type="float">
            <text:p>0.051439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0.051347" calcext:value-type="float">
            <text:p>0.051347</text:p>
          </table:table-cell>
          <table:table-cell office:value-type="float" office:value="0.000000528" calcext:value-type="float">
            <text:p>0.00000052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0.051249" calcext:value-type="float">
            <text:p>0.051249</text:p>
          </table:table-cell>
          <table:table-cell office:value-type="float" office:value="0.000000526" calcext:value-type="float">
            <text:p>0.0000005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0.051158" calcext:value-type="float">
            <text:p>0.051158</text:p>
          </table:table-cell>
          <table:table-cell office:value-type="float" office:value="0.000000524" calcext:value-type="float">
            <text:p>0.0000005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0.051065" calcext:value-type="float">
            <text:p>0.051065</text:p>
          </table:table-cell>
          <table:table-cell office:value-type="float" office:value="0.000000522" calcext:value-type="float">
            <text:p>0.0000005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0.050978" calcext:value-type="float">
            <text:p>0.050978</text:p>
          </table:table-cell>
          <table:table-cell office:value-type="float" office:value="0.00000052" calcext:value-type="float">
            <text:p>0.0000005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0.050889" calcext:value-type="float">
            <text:p>0.050889</text:p>
          </table:table-cell>
          <table:table-cell office:value-type="float" office:value="0.000000518" calcext:value-type="float">
            <text:p>0.0000005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0.050797" calcext:value-type="float">
            <text:p>0.050797</text:p>
          </table:table-cell>
          <table:table-cell office:value-type="float" office:value="0.000000516" calcext:value-type="float">
            <text:p>0.0000005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0.050694" calcext:value-type="float">
            <text:p>0.050694</text:p>
          </table:table-cell>
          <table:table-cell office:value-type="float" office:value="0.000000514" calcext:value-type="float">
            <text:p>0.0000005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0.050606" calcext:value-type="float">
            <text:p>0.050606</text:p>
          </table:table-cell>
          <table:table-cell office:value-type="float" office:value="0.000000512" calcext:value-type="float">
            <text:p>0.0000005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0.050514" calcext:value-type="float">
            <text:p>0.050514</text:p>
          </table:table-cell>
          <table:table-cell office:value-type="float" office:value="0.000000511" calcext:value-type="float">
            <text:p>0.0000005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0.050428" calcext:value-type="float">
            <text:p>0.050428</text:p>
          </table:table-cell>
          <table:table-cell office:value-type="float" office:value="0.000000509" calcext:value-type="float">
            <text:p>0.0000005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.050344" calcext:value-type="float">
            <text:p>0.050344</text:p>
          </table:table-cell>
          <table:table-cell office:value-type="float" office:value="0.000000507" calcext:value-type="float">
            <text:p>0.0000005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0.050258" calcext:value-type="float">
            <text:p>0.050258</text:p>
          </table:table-cell>
          <table:table-cell office:value-type="float" office:value="0.000000505" calcext:value-type="float">
            <text:p>0.0000005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0.050177" calcext:value-type="float">
            <text:p>0.050177</text:p>
          </table:table-cell>
          <table:table-cell office:value-type="float" office:value="0.000000504" calcext:value-type="float">
            <text:p>0.0000005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0.050081" calcext:value-type="float">
            <text:p>0.050081</text:p>
          </table:table-cell>
          <table:table-cell office:value-type="float" office:value="0.000000502" calcext:value-type="float">
            <text:p>0.0000005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0.049993" calcext:value-type="float">
            <text:p>0.049993</text:p>
          </table:table-cell>
          <table:table-cell office:value-type="float" office:value="0.0000005" calcext:value-type="float">
            <text:p>0.0000005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0.049916" calcext:value-type="float">
            <text:p>0.049916</text:p>
          </table:table-cell>
          <table:table-cell office:value-type="float" office:value="0.000000499" calcext:value-type="float">
            <text:p>0.0000004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0.049844" calcext:value-type="float">
            <text:p>0.049844</text:p>
          </table:table-cell>
          <table:table-cell office:value-type="float" office:value="0.000000497" calcext:value-type="float">
            <text:p>0.0000004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0.049753" calcext:value-type="float">
            <text:p>0.049753</text:p>
          </table:table-cell>
          <table:table-cell office:value-type="float" office:value="0.000000495" calcext:value-type="float">
            <text:p>0.0000004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0.04967" calcext:value-type="float">
            <text:p>0.049670</text:p>
          </table:table-cell>
          <table:table-cell office:value-type="float" office:value="0.000000494" calcext:value-type="float">
            <text:p>0.0000004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0.049583" calcext:value-type="float">
            <text:p>0.049583</text:p>
          </table:table-cell>
          <table:table-cell office:value-type="float" office:value="0.000000492" calcext:value-type="float">
            <text:p>0.0000004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0.049503" calcext:value-type="float">
            <text:p>0.049503</text:p>
          </table:table-cell>
          <table:table-cell office:value-type="float" office:value="0.00000049" calcext:value-type="float">
            <text:p>0.0000004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0.04941" calcext:value-type="float">
            <text:p>0.049410</text:p>
          </table:table-cell>
          <table:table-cell office:value-type="float" office:value="0.000000488" calcext:value-type="float">
            <text:p>0.0000004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0.049322" calcext:value-type="float">
            <text:p>0.049322</text:p>
          </table:table-cell>
          <table:table-cell office:value-type="float" office:value="0.000000487" calcext:value-type="float">
            <text:p>0.0000004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0.049234" calcext:value-type="float">
            <text:p>0.049234</text:p>
          </table:table-cell>
          <table:table-cell office:value-type="float" office:value="0.000000485" calcext:value-type="float">
            <text:p>0.0000004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0.049061" calcext:value-type="float">
            <text:p>0.049061</text:p>
          </table:table-cell>
          <table:table-cell office:value-type="float" office:value="0.000000482" calcext:value-type="float">
            <text:p>0.0000004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0.04878" calcext:value-type="float">
            <text:p>0.048780</text:p>
          </table:table-cell>
          <table:table-cell office:value-type="float" office:value="0.000000476" calcext:value-type="float">
            <text:p>0.0000004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0.048311" calcext:value-type="float">
            <text:p>0.048311</text:p>
          </table:table-cell>
          <table:table-cell office:value-type="float" office:value="0.000000467" calcext:value-type="float">
            <text:p>0.0000004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0.04809" calcext:value-type="float">
            <text:p>0.048090</text:p>
          </table:table-cell>
          <table:table-cell office:value-type="float" office:value="0.000000463" calcext:value-type="float">
            <text:p>0.0000004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0.047901" calcext:value-type="float">
            <text:p>0.047901</text:p>
          </table:table-cell>
          <table:table-cell office:value-type="float" office:value="0.000000459" calcext:value-type="float">
            <text:p>0.0000004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0.046911" calcext:value-type="float">
            <text:p>0.046911</text:p>
          </table:table-cell>
          <table:table-cell office:value-type="float" office:value="0.00000044" calcext:value-type="float">
            <text:p>0.0000004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0.044932" calcext:value-type="float">
            <text:p>0.044932</text:p>
          </table:table-cell>
          <table:table-cell office:value-type="float" office:value="0.000000404" calcext:value-type="float">
            <text:p>0.0000004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0.042324" calcext:value-type="float">
            <text:p>0.042324</text:p>
          </table:table-cell>
          <table:table-cell office:value-type="float" office:value="0.000000358" calcext:value-type="float">
            <text:p>0.0000003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0.042305" calcext:value-type="float">
            <text:p>0.042305</text:p>
          </table:table-cell>
          <table:table-cell office:value-type="float" office:value="0.000000358" calcext:value-type="float">
            <text:p>0.0000003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0.042311" calcext:value-type="float">
            <text:p>0.042311</text:p>
          </table:table-cell>
          <table:table-cell office:value-type="float" office:value="0.000000358" calcext:value-type="float">
            <text:p>0.0000003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0.041038" calcext:value-type="float">
            <text:p>0.041038</text:p>
          </table:table-cell>
          <table:table-cell office:value-type="float" office:value="0.000000337" calcext:value-type="float">
            <text:p>0.0000003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0.042086" calcext:value-type="float">
            <text:p>0.042086</text:p>
          </table:table-cell>
          <table:table-cell office:value-type="float" office:value="0.000000354" calcext:value-type="float">
            <text:p>0.0000003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0.042754" calcext:value-type="float">
            <text:p>0.042754</text:p>
          </table:table-cell>
          <table:table-cell office:value-type="float" office:value="0.000000366" calcext:value-type="float">
            <text:p>0.0000003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0.043444" calcext:value-type="float">
            <text:p>0.043444</text:p>
          </table:table-cell>
          <table:table-cell office:value-type="float" office:value="0.000000378" calcext:value-type="float">
            <text:p>0.0000003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0.043785" calcext:value-type="float">
            <text:p>0.043785</text:p>
          </table:table-cell>
          <table:table-cell office:value-type="float" office:value="0.000000384" calcext:value-type="float">
            <text:p>0.0000003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0.042542" calcext:value-type="float">
            <text:p>0.042542</text:p>
          </table:table-cell>
          <table:table-cell office:value-type="float" office:value="0.000000362" calcext:value-type="float">
            <text:p>0.0000003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0.041618" calcext:value-type="float">
            <text:p>0.041618</text:p>
          </table:table-cell>
          <table:table-cell office:value-type="float" office:value="0.000000347" calcext:value-type="float">
            <text:p>0.0000003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0.041591" calcext:value-type="float">
            <text:p>0.041591</text:p>
          </table:table-cell>
          <table:table-cell office:value-type="float" office:value="0.000000346" calcext:value-type="float">
            <text:p>0.0000003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0.041531" calcext:value-type="float">
            <text:p>0.041531</text:p>
          </table:table-cell>
          <table:table-cell office:value-type="float" office:value="0.000000345" calcext:value-type="float">
            <text:p>0.00000034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0.042131" calcext:value-type="float">
            <text:p>0.042131</text:p>
          </table:table-cell>
          <table:table-cell office:value-type="float" office:value="0.000000355" calcext:value-type="float">
            <text:p>0.0000003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0.04247" calcext:value-type="float">
            <text:p>0.042470</text:p>
          </table:table-cell>
          <table:table-cell office:value-type="float" office:value="0.000000361" calcext:value-type="float">
            <text:p>0.0000003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0.043684" calcext:value-type="float">
            <text:p>0.043684</text:p>
          </table:table-cell>
          <table:table-cell office:value-type="float" office:value="0.000000382" calcext:value-type="float">
            <text:p>0.0000003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0.044883" calcext:value-type="float">
            <text:p>0.044883</text:p>
          </table:table-cell>
          <table:table-cell office:value-type="float" office:value="0.000000403" calcext:value-type="float">
            <text:p>0.0000004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0.045078" calcext:value-type="float">
            <text:p>0.045078</text:p>
          </table:table-cell>
          <table:table-cell office:value-type="float" office:value="0.000000407" calcext:value-type="float">
            <text:p>0.0000004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0.044462" calcext:value-type="float">
            <text:p>0.044462</text:p>
          </table:table-cell>
          <table:table-cell office:value-type="float" office:value="0.000000396" calcext:value-type="float">
            <text:p>0.0000003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0.043774" calcext:value-type="float">
            <text:p>0.043774</text:p>
          </table:table-cell>
          <table:table-cell office:value-type="float" office:value="0.000000383" calcext:value-type="float">
            <text:p>0.0000003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0.043637" calcext:value-type="float">
            <text:p>0.043637</text:p>
          </table:table-cell>
          <table:table-cell office:value-type="float" office:value="0.000000381" calcext:value-type="float">
            <text:p>0.0000003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0.043415" calcext:value-type="float">
            <text:p>0.043415</text:p>
          </table:table-cell>
          <table:table-cell office:value-type="float" office:value="0.000000377" calcext:value-type="float">
            <text:p>0.0000003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0.043825" calcext:value-type="float">
            <text:p>0.043825</text:p>
          </table:table-cell>
          <table:table-cell office:value-type="float" office:value="0.000000384" calcext:value-type="float">
            <text:p>0.0000003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0.044492" calcext:value-type="float">
            <text:p>0.044492</text:p>
          </table:table-cell>
          <table:table-cell office:value-type="float" office:value="0.000000396" calcext:value-type="float">
            <text:p>0.0000003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0.044585" calcext:value-type="float">
            <text:p>0.044585</text:p>
          </table:table-cell>
          <table:table-cell office:value-type="float" office:value="0.000000398" calcext:value-type="float">
            <text:p>0.0000003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0.044567" calcext:value-type="float">
            <text:p>0.044567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0.044752" calcext:value-type="float">
            <text:p>0.044752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0.044866" calcext:value-type="float">
            <text:p>0.044866</text:p>
          </table:table-cell>
          <table:table-cell office:value-type="float" office:value="0.000000403" calcext:value-type="float">
            <text:p>0.0000004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0.044571" calcext:value-type="float">
            <text:p>0.044571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0.044205" calcext:value-type="float">
            <text:p>0.044205</text:p>
          </table:table-cell>
          <table:table-cell office:value-type="float" office:value="0.000000391" calcext:value-type="float">
            <text:p>0.0000003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0.044078" calcext:value-type="float">
            <text:p>0.044078</text:p>
          </table:table-cell>
          <table:table-cell office:value-type="float" office:value="0.000000389" calcext:value-type="float">
            <text:p>0.0000003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0.04399" calcext:value-type="float">
            <text:p>0.043990</text:p>
          </table:table-cell>
          <table:table-cell office:value-type="float" office:value="0.000000387" calcext:value-type="float">
            <text:p>0.0000003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0.043924" calcext:value-type="float">
            <text:p>0.043924</text:p>
          </table:table-cell>
          <table:table-cell office:value-type="float" office:value="0.000000386" calcext:value-type="float">
            <text:p>0.0000003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0.043862" calcext:value-type="float">
            <text:p>0.043862</text:p>
          </table:table-cell>
          <table:table-cell office:value-type="float" office:value="0.000000385" calcext:value-type="float">
            <text:p>0.0000003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0.043807" calcext:value-type="float">
            <text:p>0.043807</text:p>
          </table:table-cell>
          <table:table-cell office:value-type="float" office:value="0.000000384" calcext:value-type="float">
            <text:p>0.0000003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0.043753" calcext:value-type="float">
            <text:p>0.043753</text:p>
          </table:table-cell>
          <table:table-cell office:value-type="float" office:value="0.000000383" calcext:value-type="float">
            <text:p>0.0000003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0.043685" calcext:value-type="float">
            <text:p>0.043685</text:p>
          </table:table-cell>
          <table:table-cell office:value-type="float" office:value="0.000000382" calcext:value-type="float">
            <text:p>0.0000003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0.043626" calcext:value-type="float">
            <text:p>0.043626</text:p>
          </table:table-cell>
          <table:table-cell office:value-type="float" office:value="0.000000381" calcext:value-type="float">
            <text:p>0.0000003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0.043565" calcext:value-type="float">
            <text:p>0.043565</text:p>
          </table:table-cell>
          <table:table-cell office:value-type="float" office:value="0.00000038" calcext:value-type="float">
            <text:p>0.0000003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0.04351" calcext:value-type="float">
            <text:p>0.043510</text:p>
          </table:table-cell>
          <table:table-cell office:value-type="float" office:value="0.000000379" calcext:value-type="float">
            <text:p>0.0000003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0.043453" calcext:value-type="float">
            <text:p>0.043453</text:p>
          </table:table-cell>
          <table:table-cell office:value-type="float" office:value="0.000000378" calcext:value-type="float">
            <text:p>0.0000003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0.043394" calcext:value-type="float">
            <text:p>0.043394</text:p>
          </table:table-cell>
          <table:table-cell office:value-type="float" office:value="0.000000377" calcext:value-type="float">
            <text:p>0.0000003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0.043327" calcext:value-type="float">
            <text:p>0.043327</text:p>
          </table:table-cell>
          <table:table-cell office:value-type="float" office:value="0.000000376" calcext:value-type="float">
            <text:p>0.0000003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0.043268" calcext:value-type="float">
            <text:p>0.043268</text:p>
          </table:table-cell>
          <table:table-cell office:value-type="float" office:value="0.000000375" calcext:value-type="float">
            <text:p>0.0000003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0.043188" calcext:value-type="float">
            <text:p>0.043188</text:p>
          </table:table-cell>
          <table:table-cell office:value-type="float" office:value="0.000000373" calcext:value-type="float">
            <text:p>0.0000003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0.043145" calcext:value-type="float">
            <text:p>0.043145</text:p>
          </table:table-cell>
          <table:table-cell office:value-type="float" office:value="0.000000372" calcext:value-type="float">
            <text:p>0.0000003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0.043097" calcext:value-type="float">
            <text:p>0.043097</text:p>
          </table:table-cell>
          <table:table-cell office:value-type="float" office:value="0.000000372" calcext:value-type="float">
            <text:p>0.0000003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0.043034" calcext:value-type="float">
            <text:p>0.043034</text:p>
          </table:table-cell>
          <table:table-cell office:value-type="float" office:value="0.000000371" calcext:value-type="float">
            <text:p>0.0000003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0.04298" calcext:value-type="float">
            <text:p>0.042980</text:p>
          </table:table-cell>
          <table:table-cell office:value-type="float" office:value="0.00000037" calcext:value-type="float">
            <text:p>0.0000003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0.042929" calcext:value-type="float">
            <text:p>0.042929</text:p>
          </table:table-cell>
          <table:table-cell office:value-type="float" office:value="0.000000369" calcext:value-type="float">
            <text:p>0.0000003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0.042878" calcext:value-type="float">
            <text:p>0.042878</text:p>
          </table:table-cell>
          <table:table-cell office:value-type="float" office:value="0.000000368" calcext:value-type="float">
            <text:p>0.0000003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0.042816" calcext:value-type="float">
            <text:p>0.042816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0.042761" calcext:value-type="float">
            <text:p>0.042761</text:p>
          </table:table-cell>
          <table:table-cell office:value-type="float" office:value="0.000000366" calcext:value-type="float">
            <text:p>0.0000003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0.042711" calcext:value-type="float">
            <text:p>0.042711</text:p>
          </table:table-cell>
          <table:table-cell office:value-type="float" office:value="0.000000365" calcext:value-type="float">
            <text:p>0.0000003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0.042667" calcext:value-type="float">
            <text:p>0.042667</text:p>
          </table:table-cell>
          <table:table-cell office:value-type="float" office:value="0.000000364" calcext:value-type="float">
            <text:p>0.0000003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0.04261" calcext:value-type="float">
            <text:p>0.042610</text:p>
          </table:table-cell>
          <table:table-cell office:value-type="float" office:value="0.000000363" calcext:value-type="float">
            <text:p>0.0000003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0.042562" calcext:value-type="float">
            <text:p>0.042562</text:p>
          </table:table-cell>
          <table:table-cell office:value-type="float" office:value="0.000000362" calcext:value-type="float">
            <text:p>0.0000003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0.042502" calcext:value-type="float">
            <text:p>0.042502</text:p>
          </table:table-cell>
          <table:table-cell office:value-type="float" office:value="0.000000361" calcext:value-type="float">
            <text:p>0.0000003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0.042453" calcext:value-type="float">
            <text:p>0.042453</text:p>
          </table:table-cell>
          <table:table-cell office:value-type="float" office:value="0.000000361" calcext:value-type="float">
            <text:p>0.0000003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0.042426" calcext:value-type="float">
            <text:p>0.042426</text:p>
          </table:table-cell>
          <table:table-cell office:value-type="float" office:value="0.00000036" calcext:value-type="float">
            <text:p>0.0000003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0.042371" calcext:value-type="float">
            <text:p>0.042371</text:p>
          </table:table-cell>
          <table:table-cell office:value-type="float" office:value="0.000000359" calcext:value-type="float">
            <text:p>0.0000003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0.042294" calcext:value-type="float">
            <text:p>0.042294</text:p>
          </table:table-cell>
          <table:table-cell office:value-type="float" office:value="0.000000358" calcext:value-type="float">
            <text:p>0.0000003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0.042254" calcext:value-type="float">
            <text:p>0.042254</text:p>
          </table:table-cell>
          <table:table-cell office:value-type="float" office:value="0.000000357" calcext:value-type="float">
            <text:p>0.0000003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0.042196" calcext:value-type="float">
            <text:p>0.042196</text:p>
          </table:table-cell>
          <table:table-cell office:value-type="float" office:value="0.000000356" calcext:value-type="float">
            <text:p>0.0000003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0.042136" calcext:value-type="float">
            <text:p>0.042136</text:p>
          </table:table-cell>
          <table:table-cell office:value-type="float" office:value="0.000000355" calcext:value-type="float">
            <text:p>0.0000003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042085" calcext:value-type="float">
            <text:p>0.042085</text:p>
          </table:table-cell>
          <table:table-cell office:value-type="float" office:value="0.000000354" calcext:value-type="float">
            <text:p>0.0000003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4204" calcext:value-type="float">
            <text:p>0.042040</text:p>
          </table:table-cell>
          <table:table-cell office:value-type="float" office:value="0.000000354" calcext:value-type="float">
            <text:p>0.0000003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41997" calcext:value-type="float">
            <text:p>0.041997</text:p>
          </table:table-cell>
          <table:table-cell office:value-type="float" office:value="0.000000353" calcext:value-type="float">
            <text:p>0.0000003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041938" calcext:value-type="float">
            <text:p>0.041938</text:p>
          </table:table-cell>
          <table:table-cell office:value-type="float" office:value="0.000000352" calcext:value-type="float">
            <text:p>0.0000003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0.041883" calcext:value-type="float">
            <text:p>0.041883</text:p>
          </table:table-cell>
          <table:table-cell office:value-type="float" office:value="0.000000351" calcext:value-type="float">
            <text:p>0.0000003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0.041838" calcext:value-type="float">
            <text:p>0.041838</text:p>
          </table:table-cell>
          <table:table-cell office:value-type="float" office:value="0.00000035" calcext:value-type="float">
            <text:p>0.0000003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0.041771" calcext:value-type="float">
            <text:p>0.041771</text:p>
          </table:table-cell>
          <table:table-cell office:value-type="float" office:value="0.000000349" calcext:value-type="float">
            <text:p>0.0000003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0.041725" calcext:value-type="float">
            <text:p>0.041725</text:p>
          </table:table-cell>
          <table:table-cell office:value-type="float" office:value="0.000000348" calcext:value-type="float">
            <text:p>0.0000003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0.04167" calcext:value-type="float">
            <text:p>0.041670</text:p>
          </table:table-cell>
          <table:table-cell office:value-type="float" office:value="0.000000347" calcext:value-type="float">
            <text:p>0.0000003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0.041631" calcext:value-type="float">
            <text:p>0.041631</text:p>
          </table:table-cell>
          <table:table-cell office:value-type="float" office:value="0.000000347" calcext:value-type="float">
            <text:p>0.0000003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0.041564" calcext:value-type="float">
            <text:p>0.041564</text:p>
          </table:table-cell>
          <table:table-cell office:value-type="float" office:value="0.000000346" calcext:value-type="float">
            <text:p>0.0000003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0.041504" calcext:value-type="float">
            <text:p>0.041504</text:p>
          </table:table-cell>
          <table:table-cell office:value-type="float" office:value="0.000000345" calcext:value-type="float">
            <text:p>0.00000034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0.041453" calcext:value-type="float">
            <text:p>0.041453</text:p>
          </table:table-cell>
          <table:table-cell office:value-type="float" office:value="0.000000344" calcext:value-type="float">
            <text:p>0.00000034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0.04141" calcext:value-type="float">
            <text:p>0.041410</text:p>
          </table:table-cell>
          <table:table-cell office:value-type="float" office:value="0.000000343" calcext:value-type="float">
            <text:p>0.0000003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0.041361" calcext:value-type="float">
            <text:p>0.041361</text:p>
          </table:table-cell>
          <table:table-cell office:value-type="float" office:value="0.000000342" calcext:value-type="float">
            <text:p>0.0000003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0.041296" calcext:value-type="float">
            <text:p>0.041296</text:p>
          </table:table-cell>
          <table:table-cell office:value-type="float" office:value="0.000000341" calcext:value-type="float">
            <text:p>0.0000003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0.041253" calcext:value-type="float">
            <text:p>0.041253</text:p>
          </table:table-cell>
          <table:table-cell office:value-type="float" office:value="0.000000341" calcext:value-type="float">
            <text:p>0.0000003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0.041204" calcext:value-type="float">
            <text:p>0.041204</text:p>
          </table:table-cell>
          <table:table-cell office:value-type="float" office:value="0.00000034" calcext:value-type="float">
            <text:p>0.0000003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0.041158" calcext:value-type="float">
            <text:p>0.041158</text:p>
          </table:table-cell>
          <table:table-cell office:value-type="float" office:value="0.000000339" calcext:value-type="float">
            <text:p>0.0000003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0.041109" calcext:value-type="float">
            <text:p>0.041109</text:p>
          </table:table-cell>
          <table:table-cell office:value-type="float" office:value="0.000000338" calcext:value-type="float">
            <text:p>0.0000003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0.041043" calcext:value-type="float">
            <text:p>0.041043</text:p>
          </table:table-cell>
          <table:table-cell office:value-type="float" office:value="0.000000337" calcext:value-type="float">
            <text:p>0.0000003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0.040998" calcext:value-type="float">
            <text:p>0.040998</text:p>
          </table:table-cell>
          <table:table-cell office:value-type="float" office:value="0.000000336" calcext:value-type="float">
            <text:p>0.0000003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0.040946" calcext:value-type="float">
            <text:p>0.040946</text:p>
          </table:table-cell>
          <table:table-cell office:value-type="float" office:value="0.000000335" calcext:value-type="float">
            <text:p>0.0000003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0.040909" calcext:value-type="float">
            <text:p>0.040909</text:p>
          </table:table-cell>
          <table:table-cell office:value-type="float" office:value="0.000000335" calcext:value-type="float">
            <text:p>0.0000003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0.040852" calcext:value-type="float">
            <text:p>0.040852</text:p>
          </table:table-cell>
          <table:table-cell office:value-type="float" office:value="0.000000334" calcext:value-type="float">
            <text:p>0.0000003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0.040788" calcext:value-type="float">
            <text:p>0.040788</text:p>
          </table:table-cell>
          <table:table-cell office:value-type="float" office:value="0.000000333" calcext:value-type="float">
            <text:p>0.0000003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0.040739" calcext:value-type="float">
            <text:p>0.040739</text:p>
          </table:table-cell>
          <table:table-cell office:value-type="float" office:value="0.000000332" calcext:value-type="float">
            <text:p>0.0000003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0.040693" calcext:value-type="float">
            <text:p>0.040693</text:p>
          </table:table-cell>
          <table:table-cell office:value-type="float" office:value="0.000000331" calcext:value-type="float">
            <text:p>0.0000003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0.040634" calcext:value-type="float">
            <text:p>0.040634</text:p>
          </table:table-cell>
          <table:table-cell office:value-type="float" office:value="0.00000033" calcext:value-type="float">
            <text:p>0.0000003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0.040585" calcext:value-type="float">
            <text:p>0.040585</text:p>
          </table:table-cell>
          <table:table-cell office:value-type="float" office:value="0.00000033" calcext:value-type="float">
            <text:p>0.0000003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0.040537" calcext:value-type="float">
            <text:p>0.040537</text:p>
          </table:table-cell>
          <table:table-cell office:value-type="float" office:value="0.000000329" calcext:value-type="float">
            <text:p>0.0000003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0.040494" calcext:value-type="float">
            <text:p>0.040494</text:p>
          </table:table-cell>
          <table:table-cell office:value-type="float" office:value="0.000000328" calcext:value-type="float">
            <text:p>0.00000032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0.04044" calcext:value-type="float">
            <text:p>0.040440</text:p>
          </table:table-cell>
          <table:table-cell office:value-type="float" office:value="0.000000327" calcext:value-type="float">
            <text:p>0.00000032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0.040409" calcext:value-type="float">
            <text:p>0.040409</text:p>
          </table:table-cell>
          <table:table-cell office:value-type="float" office:value="0.000000327" calcext:value-type="float">
            <text:p>0.00000032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0.040376" calcext:value-type="float">
            <text:p>0.040376</text:p>
          </table:table-cell>
          <table:table-cell office:value-type="float" office:value="0.000000326" calcext:value-type="float">
            <text:p>0.0000003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0.040319" calcext:value-type="float">
            <text:p>0.040319</text:p>
          </table:table-cell>
          <table:table-cell office:value-type="float" office:value="0.000000325" calcext:value-type="float">
            <text:p>0.0000003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0.040266" calcext:value-type="float">
            <text:p>0.040266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0.040232" calcext:value-type="float">
            <text:p>0.040232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0.040185" calcext:value-type="float">
            <text:p>0.040185</text:p>
          </table:table-cell>
          <table:table-cell office:value-type="float" office:value="0.000000323" calcext:value-type="float">
            <text:p>0.0000003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0.040126" calcext:value-type="float">
            <text:p>0.040126</text:p>
          </table:table-cell>
          <table:table-cell office:value-type="float" office:value="0.000000322" calcext:value-type="float">
            <text:p>0.0000003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0.04007" calcext:value-type="float">
            <text:p>0.040070</text:p>
          </table:table-cell>
          <table:table-cell office:value-type="float" office:value="0.000000321" calcext:value-type="float">
            <text:p>0.00000032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0.040014" calcext:value-type="float">
            <text:p>0.040014</text:p>
          </table:table-cell>
          <table:table-cell office:value-type="float" office:value="0.00000032" calcext:value-type="float">
            <text:p>0.0000003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0.03998" calcext:value-type="float">
            <text:p>0.039980</text:p>
          </table:table-cell>
          <table:table-cell office:value-type="float" office:value="0.00000032" calcext:value-type="float">
            <text:p>0.0000003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0.039936" calcext:value-type="float">
            <text:p>0.039936</text:p>
          </table:table-cell>
          <table:table-cell office:value-type="float" office:value="0.000000319" calcext:value-type="float">
            <text:p>0.0000003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0.039877" calcext:value-type="float">
            <text:p>0.039877</text:p>
          </table:table-cell>
          <table:table-cell office:value-type="float" office:value="0.000000318" calcext:value-type="float">
            <text:p>0.0000003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0.039826" calcext:value-type="float">
            <text:p>0.039826</text:p>
          </table:table-cell>
          <table:table-cell office:value-type="float" office:value="0.000000317" calcext:value-type="float">
            <text:p>0.0000003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0.03978" calcext:value-type="float">
            <text:p>0.039780</text:p>
          </table:table-cell>
          <table:table-cell office:value-type="float" office:value="0.000000317" calcext:value-type="float">
            <text:p>0.0000003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0.039729" calcext:value-type="float">
            <text:p>0.039729</text:p>
          </table:table-cell>
          <table:table-cell office:value-type="float" office:value="0.000000316" calcext:value-type="float">
            <text:p>0.0000003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0.039703" calcext:value-type="float">
            <text:p>0.039703</text:p>
          </table:table-cell>
          <table:table-cell office:value-type="float" office:value="0.000000315" calcext:value-type="float">
            <text:p>0.0000003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0.039649" calcext:value-type="float">
            <text:p>0.039649</text:p>
          </table:table-cell>
          <table:table-cell office:value-type="float" office:value="0.000000315" calcext:value-type="float">
            <text:p>0.0000003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0.039609" calcext:value-type="float">
            <text:p>0.039609</text:p>
          </table:table-cell>
          <table:table-cell office:value-type="float" office:value="0.000000314" calcext:value-type="float">
            <text:p>0.0000003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0.039585" calcext:value-type="float">
            <text:p>0.039585</text:p>
          </table:table-cell>
          <table:table-cell office:value-type="float" office:value="0.000000314" calcext:value-type="float">
            <text:p>0.0000003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0.039558" calcext:value-type="float">
            <text:p>0.039558</text:p>
          </table:table-cell>
          <table:table-cell office:value-type="float" office:value="0.000000313" calcext:value-type="float">
            <text:p>0.0000003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0.039506" calcext:value-type="float">
            <text:p>0.039506</text:p>
          </table:table-cell>
          <table:table-cell office:value-type="float" office:value="0.000000312" calcext:value-type="float">
            <text:p>0.0000003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0.039463" calcext:value-type="float">
            <text:p>0.039463</text:p>
          </table:table-cell>
          <table:table-cell office:value-type="float" office:value="0.000000312" calcext:value-type="float">
            <text:p>0.0000003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0.039415" calcext:value-type="float">
            <text:p>0.039415</text:p>
          </table:table-cell>
          <table:table-cell office:value-type="float" office:value="0.000000311" calcext:value-type="float">
            <text:p>0.0000003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0.039383" calcext:value-type="float">
            <text:p>0.039383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0.03935" calcext:value-type="float">
            <text:p>0.039350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0.039312" calcext:value-type="float">
            <text:p>0.039312</text:p>
          </table:table-cell>
          <table:table-cell office:value-type="float" office:value="0.000000309" calcext:value-type="float">
            <text:p>0.0000003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0.039274" calcext:value-type="float">
            <text:p>0.039274</text:p>
          </table:table-cell>
          <table:table-cell office:value-type="float" office:value="0.000000309" calcext:value-type="float">
            <text:p>0.0000003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0.039248" calcext:value-type="float">
            <text:p>0.039248</text:p>
          </table:table-cell>
          <table:table-cell office:value-type="float" office:value="0.000000308" calcext:value-type="float">
            <text:p>0.0000003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0.039207" calcext:value-type="float">
            <text:p>0.039207</text:p>
          </table:table-cell>
          <table:table-cell office:value-type="float" office:value="0.000000308" calcext:value-type="float">
            <text:p>0.0000003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0.039164" calcext:value-type="float">
            <text:p>0.039164</text:p>
          </table:table-cell>
          <table:table-cell office:value-type="float" office:value="0.000000307" calcext:value-type="float">
            <text:p>0.0000003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0.039129" calcext:value-type="float">
            <text:p>0.039129</text:p>
          </table:table-cell>
          <table:table-cell office:value-type="float" office:value="0.000000306" calcext:value-type="float">
            <text:p>0.0000003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0.039085" calcext:value-type="float">
            <text:p>0.039085</text:p>
          </table:table-cell>
          <table:table-cell office:value-type="float" office:value="0.000000306" calcext:value-type="float">
            <text:p>0.0000003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0.03906" calcext:value-type="float">
            <text:p>0.039060</text:p>
          </table:table-cell>
          <table:table-cell office:value-type="float" office:value="0.000000305" calcext:value-type="float">
            <text:p>0.0000003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0.039018" calcext:value-type="float">
            <text:p>0.039018</text:p>
          </table:table-cell>
          <table:table-cell office:value-type="float" office:value="0.000000305" calcext:value-type="float">
            <text:p>0.0000003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0.038983" calcext:value-type="float">
            <text:p>0.038983</text:p>
          </table:table-cell>
          <table:table-cell office:value-type="float" office:value="0.000000304" calcext:value-type="float">
            <text:p>0.0000003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0.038941" calcext:value-type="float">
            <text:p>0.038941</text:p>
          </table:table-cell>
          <table:table-cell office:value-type="float" office:value="0.000000303" calcext:value-type="float">
            <text:p>0.0000003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0.038899" calcext:value-type="float">
            <text:p>0.038899</text:p>
          </table:table-cell>
          <table:table-cell office:value-type="float" office:value="0.000000303" calcext:value-type="float">
            <text:p>0.0000003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0.038861" calcext:value-type="float">
            <text:p>0.038861</text:p>
          </table:table-cell>
          <table:table-cell office:value-type="float" office:value="0.000000302" calcext:value-type="float">
            <text:p>0.0000003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0.038834" calcext:value-type="float">
            <text:p>0.038834</text:p>
          </table:table-cell>
          <table:table-cell office:value-type="float" office:value="0.000000302" calcext:value-type="float">
            <text:p>0.0000003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0.038798" calcext:value-type="float">
            <text:p>0.038798</text:p>
          </table:table-cell>
          <table:table-cell office:value-type="float" office:value="0.000000301" calcext:value-type="float">
            <text:p>0.0000003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0.038769" calcext:value-type="float">
            <text:p>0.038769</text:p>
          </table:table-cell>
          <table:table-cell office:value-type="float" office:value="0.000000301" calcext:value-type="float">
            <text:p>0.0000003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0.038745" calcext:value-type="float">
            <text:p>0.038745</text:p>
          </table:table-cell>
          <table:table-cell office:value-type="float" office:value="0.0000003" calcext:value-type="float">
            <text:p>0.0000003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0.038717" calcext:value-type="float">
            <text:p>0.038717</text:p>
          </table:table-cell>
          <table:table-cell office:value-type="float" office:value="0.0000003" calcext:value-type="float">
            <text:p>0.0000003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0.038676" calcext:value-type="float">
            <text:p>0.038676</text:p>
          </table:table-cell>
          <table:table-cell office:value-type="float" office:value="0.000000299" calcext:value-type="float">
            <text:p>0.0000002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0.038625" calcext:value-type="float">
            <text:p>0.038625</text:p>
          </table:table-cell>
          <table:table-cell office:value-type="float" office:value="0.000000299" calcext:value-type="float">
            <text:p>0.0000002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0.038568" calcext:value-type="float">
            <text:p>0.038568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0.038544" calcext:value-type="float">
            <text:p>0.038544</text:p>
          </table:table-cell>
          <table:table-cell office:value-type="float" office:value="0.000000297" calcext:value-type="float">
            <text:p>0.0000002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0.03851" calcext:value-type="float">
            <text:p>0.038510</text:p>
          </table:table-cell>
          <table:table-cell office:value-type="float" office:value="0.000000297" calcext:value-type="float">
            <text:p>0.0000002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0.038444" calcext:value-type="float">
            <text:p>0.038444</text:p>
          </table:table-cell>
          <table:table-cell office:value-type="float" office:value="0.000000296" calcext:value-type="float">
            <text:p>0.0000002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0.038411" calcext:value-type="float">
            <text:p>0.038411</text:p>
          </table:table-cell>
          <table:table-cell office:value-type="float" office:value="0.000000295" calcext:value-type="float">
            <text:p>0.0000002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0.038366" calcext:value-type="float">
            <text:p>0.038366</text:p>
          </table:table-cell>
          <table:table-cell office:value-type="float" office:value="0.000000295" calcext:value-type="float">
            <text:p>0.0000002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0.038337" calcext:value-type="float">
            <text:p>0.038337</text:p>
          </table:table-cell>
          <table:table-cell office:value-type="float" office:value="0.000000294" calcext:value-type="float">
            <text:p>0.0000002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0.038286" calcext:value-type="float">
            <text:p>0.038286</text:p>
          </table:table-cell>
          <table:table-cell office:value-type="float" office:value="0.000000293" calcext:value-type="float">
            <text:p>0.0000002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0.038231" calcext:value-type="float">
            <text:p>0.038231</text:p>
          </table:table-cell>
          <table:table-cell office:value-type="float" office:value="0.000000292" calcext:value-type="float">
            <text:p>0.0000002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0.038203" calcext:value-type="float">
            <text:p>0.038203</text:p>
          </table:table-cell>
          <table:table-cell office:value-type="float" office:value="0.000000292" calcext:value-type="float">
            <text:p>0.0000002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0.038167" calcext:value-type="float">
            <text:p>0.038167</text:p>
          </table:table-cell>
          <table:table-cell office:value-type="float" office:value="0.000000291" calcext:value-type="float">
            <text:p>0.0000002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0.038138" calcext:value-type="float">
            <text:p>0.038138</text:p>
          </table:table-cell>
          <table:table-cell office:value-type="float" office:value="0.000000291" calcext:value-type="float">
            <text:p>0.0000002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0.038091" calcext:value-type="float">
            <text:p>0.038091</text:p>
          </table:table-cell>
          <table:table-cell office:value-type="float" office:value="0.00000029" calcext:value-type="float">
            <text:p>0.0000002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0.038063" calcext:value-type="float">
            <text:p>0.038063</text:p>
          </table:table-cell>
          <table:table-cell office:value-type="float" office:value="0.00000029" calcext:value-type="float">
            <text:p>0.0000002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0.038014" calcext:value-type="float">
            <text:p>0.038014</text:p>
          </table:table-cell>
          <table:table-cell office:value-type="float" office:value="0.000000289" calcext:value-type="float">
            <text:p>0.0000002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0.037977" calcext:value-type="float">
            <text:p>0.037977</text:p>
          </table:table-cell>
          <table:table-cell office:value-type="float" office:value="0.000000289" calcext:value-type="float">
            <text:p>0.0000002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0.037914" calcext:value-type="float">
            <text:p>0.037914</text:p>
          </table:table-cell>
          <table:table-cell office:value-type="float" office:value="0.000000288" calcext:value-type="float">
            <text:p>0.0000002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0.037853" calcext:value-type="float">
            <text:p>0.037853</text:p>
          </table:table-cell>
          <table:table-cell office:value-type="float" office:value="0.000000287" calcext:value-type="float">
            <text:p>0.0000002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0.037826" calcext:value-type="float">
            <text:p>0.037826</text:p>
          </table:table-cell>
          <table:table-cell office:value-type="float" office:value="0.000000286" calcext:value-type="float">
            <text:p>0.0000002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0.037789" calcext:value-type="float">
            <text:p>0.037789</text:p>
          </table:table-cell>
          <table:table-cell office:value-type="float" office:value="0.000000286" calcext:value-type="float">
            <text:p>0.0000002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0.037764" calcext:value-type="float">
            <text:p>0.037764</text:p>
          </table:table-cell>
          <table:table-cell office:value-type="float" office:value="0.000000285" calcext:value-type="float">
            <text:p>0.0000002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0.03773" calcext:value-type="float">
            <text:p>0.037730</text:p>
          </table:table-cell>
          <table:table-cell office:value-type="float" office:value="0.000000285" calcext:value-type="float">
            <text:p>0.0000002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0.037691" calcext:value-type="float">
            <text:p>0.037691</text:p>
          </table:table-cell>
          <table:table-cell office:value-type="float" office:value="0.000000284" calcext:value-type="float">
            <text:p>0.0000002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0.037654" calcext:value-type="float">
            <text:p>0.037654</text:p>
          </table:table-cell>
          <table:table-cell office:value-type="float" office:value="0.000000284" calcext:value-type="float">
            <text:p>0.0000002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0.037616" calcext:value-type="float">
            <text:p>0.037616</text:p>
          </table:table-cell>
          <table:table-cell office:value-type="float" office:value="0.000000283" calcext:value-type="float">
            <text:p>0.0000002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0.037579" calcext:value-type="float">
            <text:p>0.037579</text:p>
          </table:table-cell>
          <table:table-cell office:value-type="float" office:value="0.000000283" calcext:value-type="float">
            <text:p>0.0000002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0.037538" calcext:value-type="float">
            <text:p>0.037538</text:p>
          </table:table-cell>
          <table:table-cell office:value-type="float" office:value="0.000000282" calcext:value-type="float">
            <text:p>0.0000002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0.037511" calcext:value-type="float">
            <text:p>0.037511</text:p>
          </table:table-cell>
          <table:table-cell office:value-type="float" office:value="0.000000282" calcext:value-type="float">
            <text:p>0.0000002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0.037478" calcext:value-type="float">
            <text:p>0.037478</text:p>
          </table:table-cell>
          <table:table-cell office:value-type="float" office:value="0.000000281" calcext:value-type="float">
            <text:p>0.0000002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0.037444" calcext:value-type="float">
            <text:p>0.037444</text:p>
          </table:table-cell>
          <table:table-cell office:value-type="float" office:value="0.000000281" calcext:value-type="float">
            <text:p>0.0000002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0.037407" calcext:value-type="float">
            <text:p>0.037407</text:p>
          </table:table-cell>
          <table:table-cell office:value-type="float" office:value="0.00000028" calcext:value-type="float">
            <text:p>0.0000002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0.037381" calcext:value-type="float">
            <text:p>0.037381</text:p>
          </table:table-cell>
          <table:table-cell office:value-type="float" office:value="0.00000028" calcext:value-type="float">
            <text:p>0.0000002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0.037326" calcext:value-type="float">
            <text:p>0.037326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0.03731" calcext:value-type="float">
            <text:p>0.037310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0.037273" calcext:value-type="float">
            <text:p>0.037273</text:p>
          </table:table-cell>
          <table:table-cell office:value-type="float" office:value="0.000000278" calcext:value-type="float">
            <text:p>0.0000002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0.037243" calcext:value-type="float">
            <text:p>0.037243</text:p>
          </table:table-cell>
          <table:table-cell office:value-type="float" office:value="0.000000278" calcext:value-type="float">
            <text:p>0.0000002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0.037205" calcext:value-type="float">
            <text:p>0.037205</text:p>
          </table:table-cell>
          <table:table-cell office:value-type="float" office:value="0.000000277" calcext:value-type="float">
            <text:p>0.0000002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0.037157" calcext:value-type="float">
            <text:p>0.037157</text:p>
          </table:table-cell>
          <table:table-cell office:value-type="float" office:value="0.000000276" calcext:value-type="float">
            <text:p>0.0000002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0.037117" calcext:value-type="float">
            <text:p>0.037117</text:p>
          </table:table-cell>
          <table:table-cell office:value-type="float" office:value="0.000000276" calcext:value-type="float">
            <text:p>0.0000002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0.037081" calcext:value-type="float">
            <text:p>0.037081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0.037055" calcext:value-type="float">
            <text:p>0.037055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0.03702" calcext:value-type="float">
            <text:p>0.037020</text:p>
          </table:table-cell>
          <table:table-cell office:value-type="float" office:value="0.000000274" calcext:value-type="float">
            <text:p>0.0000002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0.036999" calcext:value-type="float">
            <text:p>0.036999</text:p>
          </table:table-cell>
          <table:table-cell office:value-type="float" office:value="0.000000274" calcext:value-type="float">
            <text:p>0.00000027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0.036964" calcext:value-type="float">
            <text:p>0.036964</text:p>
          </table:table-cell>
          <table:table-cell office:value-type="float" office:value="0.000000273" calcext:value-type="float">
            <text:p>0.0000002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0.036932" calcext:value-type="float">
            <text:p>0.036932</text:p>
          </table:table-cell>
          <table:table-cell office:value-type="float" office:value="0.000000273" calcext:value-type="float">
            <text:p>0.0000002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0.036903" calcext:value-type="float">
            <text:p>0.036903</text:p>
          </table:table-cell>
          <table:table-cell office:value-type="float" office:value="0.000000272" calcext:value-type="float">
            <text:p>0.0000002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0.036882" calcext:value-type="float">
            <text:p>0.036882</text:p>
          </table:table-cell>
          <table:table-cell office:value-type="float" office:value="0.000000272" calcext:value-type="float">
            <text:p>0.0000002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0.036844" calcext:value-type="float">
            <text:p>0.036844</text:p>
          </table:table-cell>
          <table:table-cell office:value-type="float" office:value="0.000000272" calcext:value-type="float">
            <text:p>0.0000002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0.036811" calcext:value-type="float">
            <text:p>0.036811</text:p>
          </table:table-cell>
          <table:table-cell office:value-type="float" office:value="0.000000271" calcext:value-type="float">
            <text:p>0.0000002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0.036773" calcext:value-type="float">
            <text:p>0.036773</text:p>
          </table:table-cell>
          <table:table-cell office:value-type="float" office:value="0.000000271" calcext:value-type="float">
            <text:p>0.0000002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0.036743" calcext:value-type="float">
            <text:p>0.036743</text:p>
          </table:table-cell>
          <table:table-cell office:value-type="float" office:value="0.00000027" calcext:value-type="float">
            <text:p>0.0000002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0.036728" calcext:value-type="float">
            <text:p>0.036728</text:p>
          </table:table-cell>
          <table:table-cell office:value-type="float" office:value="0.00000027" calcext:value-type="float">
            <text:p>0.0000002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0.036682" calcext:value-type="float">
            <text:p>0.036682</text:p>
          </table:table-cell>
          <table:table-cell office:value-type="float" office:value="0.000000269" calcext:value-type="float">
            <text:p>0.0000002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0.036655" calcext:value-type="float">
            <text:p>0.036655</text:p>
          </table:table-cell>
          <table:table-cell office:value-type="float" office:value="0.000000269" calcext:value-type="float">
            <text:p>0.00000026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0.036629" calcext:value-type="float">
            <text:p>0.036629</text:p>
          </table:table-cell>
          <table:table-cell office:value-type="float" office:value="0.000000268" calcext:value-type="float">
            <text:p>0.0000002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0.036607" calcext:value-type="float">
            <text:p>0.036607</text:p>
          </table:table-cell>
          <table:table-cell office:value-type="float" office:value="0.000000268" calcext:value-type="float">
            <text:p>0.0000002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0.036562" calcext:value-type="float">
            <text:p>0.036562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0.036531" calcext:value-type="float">
            <text:p>0.036531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0.036496" calcext:value-type="float">
            <text:p>0.036496</text:p>
          </table:table-cell>
          <table:table-cell office:value-type="float" office:value="0.000000266" calcext:value-type="float">
            <text:p>0.0000002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0.036452" calcext:value-type="float">
            <text:p>0.036452</text:p>
          </table:table-cell>
          <table:table-cell office:value-type="float" office:value="0.000000266" calcext:value-type="float">
            <text:p>0.0000002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0.036438" calcext:value-type="float">
            <text:p>0.036438</text:p>
          </table:table-cell>
          <table:table-cell office:value-type="float" office:value="0.000000266" calcext:value-type="float">
            <text:p>0.0000002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0.036406" calcext:value-type="float">
            <text:p>0.036406</text:p>
          </table:table-cell>
          <table:table-cell office:value-type="float" office:value="0.000000265" calcext:value-type="float">
            <text:p>0.0000002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0.036378" calcext:value-type="float">
            <text:p>0.036378</text:p>
          </table:table-cell>
          <table:table-cell office:value-type="float" office:value="0.000000265" calcext:value-type="float">
            <text:p>0.0000002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0.036348" calcext:value-type="float">
            <text:p>0.036348</text:p>
          </table:table-cell>
          <table:table-cell office:value-type="float" office:value="0.000000264" calcext:value-type="float">
            <text:p>0.0000002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0.036333" calcext:value-type="float">
            <text:p>0.036333</text:p>
          </table:table-cell>
          <table:table-cell office:value-type="float" office:value="0.000000264" calcext:value-type="float">
            <text:p>0.0000002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0.036301" calcext:value-type="float">
            <text:p>0.036301</text:p>
          </table:table-cell>
          <table:table-cell office:value-type="float" office:value="0.000000264" calcext:value-type="float">
            <text:p>0.0000002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0.036283" calcext:value-type="float">
            <text:p>0.036283</text:p>
          </table:table-cell>
          <table:table-cell office:value-type="float" office:value="0.000000263" calcext:value-type="float">
            <text:p>0.0000002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0.03624" calcext:value-type="float">
            <text:p>0.036240</text:p>
          </table:table-cell>
          <table:table-cell office:value-type="float" office:value="0.000000263" calcext:value-type="float">
            <text:p>0.0000002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0.036212" calcext:value-type="float">
            <text:p>0.036212</text:p>
          </table:table-cell>
          <table:table-cell office:value-type="float" office:value="0.000000262" calcext:value-type="float">
            <text:p>0.0000002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0.036186" calcext:value-type="float">
            <text:p>0.036186</text:p>
          </table:table-cell>
          <table:table-cell office:value-type="float" office:value="0.000000262" calcext:value-type="float">
            <text:p>0.0000002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0.036158" calcext:value-type="float">
            <text:p>0.036158</text:p>
          </table:table-cell>
          <table:table-cell office:value-type="float" office:value="0.000000262" calcext:value-type="float">
            <text:p>0.00000026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0.036134" calcext:value-type="float">
            <text:p>0.036134</text:p>
          </table:table-cell>
          <table:table-cell office:value-type="float" office:value="0.000000261" calcext:value-type="float">
            <text:p>0.0000002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0.036091" calcext:value-type="float">
            <text:p>0.036091</text:p>
          </table:table-cell>
          <table:table-cell office:value-type="float" office:value="0.000000261" calcext:value-type="float">
            <text:p>0.00000026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0.036067" calcext:value-type="float">
            <text:p>0.036067</text:p>
          </table:table-cell>
          <table:table-cell office:value-type="float" office:value="0.00000026" calcext:value-type="float">
            <text:p>0.0000002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0.036042" calcext:value-type="float">
            <text:p>0.036042</text:p>
          </table:table-cell>
          <table:table-cell office:value-type="float" office:value="0.00000026" calcext:value-type="float">
            <text:p>0.0000002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0.036024" calcext:value-type="float">
            <text:p>0.036024</text:p>
          </table:table-cell>
          <table:table-cell office:value-type="float" office:value="0.00000026" calcext:value-type="float">
            <text:p>0.00000026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0.036006" calcext:value-type="float">
            <text:p>0.036006</text:p>
          </table:table-cell>
          <table:table-cell office:value-type="float" office:value="0.000000259" calcext:value-type="float">
            <text:p>0.0000002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0.035976" calcext:value-type="float">
            <text:p>0.035976</text:p>
          </table:table-cell>
          <table:table-cell office:value-type="float" office:value="0.000000259" calcext:value-type="float">
            <text:p>0.00000025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0.035943" calcext:value-type="float">
            <text:p>0.035943</text:p>
          </table:table-cell>
          <table:table-cell office:value-type="float" office:value="0.000000258" calcext:value-type="float">
            <text:p>0.0000002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0.035904" calcext:value-type="float">
            <text:p>0.035904</text:p>
          </table:table-cell>
          <table:table-cell office:value-type="float" office:value="0.000000258" calcext:value-type="float">
            <text:p>0.0000002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0.035883" calcext:value-type="float">
            <text:p>0.035883</text:p>
          </table:table-cell>
          <table:table-cell office:value-type="float" office:value="0.000000258" calcext:value-type="float">
            <text:p>0.00000025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0.03586" calcext:value-type="float">
            <text:p>0.035860</text:p>
          </table:table-cell>
          <table:table-cell office:value-type="float" office:value="0.000000257" calcext:value-type="float">
            <text:p>0.0000002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0.035836" calcext:value-type="float">
            <text:p>0.035836</text:p>
          </table:table-cell>
          <table:table-cell office:value-type="float" office:value="0.000000257" calcext:value-type="float">
            <text:p>0.0000002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0.035804" calcext:value-type="float">
            <text:p>0.035804</text:p>
          </table:table-cell>
          <table:table-cell office:value-type="float" office:value="0.000000256" calcext:value-type="float">
            <text:p>0.0000002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0.035778" calcext:value-type="float">
            <text:p>0.035778</text:p>
          </table:table-cell>
          <table:table-cell office:value-type="float" office:value="0.000000256" calcext:value-type="float">
            <text:p>0.0000002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0.035749" calcext:value-type="float">
            <text:p>0.035749</text:p>
          </table:table-cell>
          <table:table-cell office:value-type="float" office:value="0.000000256" calcext:value-type="float">
            <text:p>0.0000002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0.035728" calcext:value-type="float">
            <text:p>0.035728</text:p>
          </table:table-cell>
          <table:table-cell office:value-type="float" office:value="0.000000255" calcext:value-type="float">
            <text:p>0.0000002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0.035697" calcext:value-type="float">
            <text:p>0.035697</text:p>
          </table:table-cell>
          <table:table-cell office:value-type="float" office:value="0.000000255" calcext:value-type="float">
            <text:p>0.0000002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0.035678" calcext:value-type="float">
            <text:p>0.035678</text:p>
          </table:table-cell>
          <table:table-cell office:value-type="float" office:value="0.000000255" calcext:value-type="float">
            <text:p>0.00000025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0.035663" calcext:value-type="float">
            <text:p>0.035663</text:p>
          </table:table-cell>
          <table:table-cell office:value-type="float" office:value="0.000000254" calcext:value-type="float">
            <text:p>0.0000002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0.035635" calcext:value-type="float">
            <text:p>0.035635</text:p>
          </table:table-cell>
          <table:table-cell office:value-type="float" office:value="0.000000254" calcext:value-type="float">
            <text:p>0.0000002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0.035608" calcext:value-type="float">
            <text:p>0.035608</text:p>
          </table:table-cell>
          <table:table-cell office:value-type="float" office:value="0.000000254" calcext:value-type="float">
            <text:p>0.00000025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0.035579" calcext:value-type="float">
            <text:p>0.035579</text:p>
          </table:table-cell>
          <table:table-cell office:value-type="float" office:value="0.000000253" calcext:value-type="float">
            <text:p>0.0000002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0.03555" calcext:value-type="float">
            <text:p>0.035550</text:p>
          </table:table-cell>
          <table:table-cell office:value-type="float" office:value="0.000000253" calcext:value-type="float">
            <text:p>0.0000002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0.035535" calcext:value-type="float">
            <text:p>0.035535</text:p>
          </table:table-cell>
          <table:table-cell office:value-type="float" office:value="0.000000253" calcext:value-type="float">
            <text:p>0.00000025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0.035503" calcext:value-type="float">
            <text:p>0.035503</text:p>
          </table:table-cell>
          <table:table-cell office:value-type="float" office:value="0.000000252" calcext:value-type="float">
            <text:p>0.0000002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0.035494" calcext:value-type="float">
            <text:p>0.035494</text:p>
          </table:table-cell>
          <table:table-cell office:value-type="float" office:value="0.000000252" calcext:value-type="float">
            <text:p>0.0000002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0.035478" calcext:value-type="float">
            <text:p>0.035478</text:p>
          </table:table-cell>
          <table:table-cell office:value-type="float" office:value="0.000000252" calcext:value-type="float">
            <text:p>0.00000025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0.035454" calcext:value-type="float">
            <text:p>0.035454</text:p>
          </table:table-cell>
          <table:table-cell office:value-type="float" office:value="0.000000251" calcext:value-type="float">
            <text:p>0.0000002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0.035435" calcext:value-type="float">
            <text:p>0.035435</text:p>
          </table:table-cell>
          <table:table-cell office:value-type="float" office:value="0.000000251" calcext:value-type="float">
            <text:p>0.0000002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0.035414" calcext:value-type="float">
            <text:p>0.035414</text:p>
          </table:table-cell>
          <table:table-cell office:value-type="float" office:value="0.000000251" calcext:value-type="float">
            <text:p>0.00000025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0.035381" calcext:value-type="float">
            <text:p>0.035381</text:p>
          </table:table-cell>
          <table:table-cell office:value-type="float" office:value="0.00000025" calcext:value-type="float">
            <text:p>0.0000002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0.03537" calcext:value-type="float">
            <text:p>0.035370</text:p>
          </table:table-cell>
          <table:table-cell office:value-type="float" office:value="0.00000025" calcext:value-type="float">
            <text:p>0.0000002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0.035345" calcext:value-type="float">
            <text:p>0.035345</text:p>
          </table:table-cell>
          <table:table-cell office:value-type="float" office:value="0.00000025" calcext:value-type="float">
            <text:p>0.0000002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0.035334" calcext:value-type="float">
            <text:p>0.035334</text:p>
          </table:table-cell>
          <table:table-cell office:value-type="float" office:value="0.00000025" calcext:value-type="float">
            <text:p>0.0000002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0.035316" calcext:value-type="float">
            <text:p>0.035316</text:p>
          </table:table-cell>
          <table:table-cell office:value-type="float" office:value="0.00000025" calcext:value-type="float">
            <text:p>0.0000002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0.035294" calcext:value-type="float">
            <text:p>0.035294</text:p>
          </table:table-cell>
          <table:table-cell office:value-type="float" office:value="0.000000249" calcext:value-type="float">
            <text:p>0.0000002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0.035272" calcext:value-type="float">
            <text:p>0.035272</text:p>
          </table:table-cell>
          <table:table-cell office:value-type="float" office:value="0.000000249" calcext:value-type="float">
            <text:p>0.0000002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0.035242" calcext:value-type="float">
            <text:p>0.035242</text:p>
          </table:table-cell>
          <table:table-cell office:value-type="float" office:value="0.000000248" calcext:value-type="float">
            <text:p>0.0000002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0.035224" calcext:value-type="float">
            <text:p>0.035224</text:p>
          </table:table-cell>
          <table:table-cell office:value-type="float" office:value="0.000000248" calcext:value-type="float">
            <text:p>0.0000002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0.035207" calcext:value-type="float">
            <text:p>0.035207</text:p>
          </table:table-cell>
          <table:table-cell office:value-type="float" office:value="0.000000248" calcext:value-type="float">
            <text:p>0.0000002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0.035184" calcext:value-type="float">
            <text:p>0.035184</text:p>
          </table:table-cell>
          <table:table-cell office:value-type="float" office:value="0.000000248" calcext:value-type="float">
            <text:p>0.00000024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0.035158" calcext:value-type="float">
            <text:p>0.035158</text:p>
          </table:table-cell>
          <table:table-cell office:value-type="float" office:value="0.000000247" calcext:value-type="float">
            <text:p>0.0000002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0.035141" calcext:value-type="float">
            <text:p>0.035141</text:p>
          </table:table-cell>
          <table:table-cell office:value-type="float" office:value="0.000000247" calcext:value-type="float">
            <text:p>0.0000002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0.035112" calcext:value-type="float">
            <text:p>0.035112</text:p>
          </table:table-cell>
          <table:table-cell office:value-type="float" office:value="0.000000247" calcext:value-type="float">
            <text:p>0.00000024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0.035081" calcext:value-type="float">
            <text:p>0.035081</text:p>
          </table:table-cell>
          <table:table-cell office:value-type="float" office:value="0.000000246" calcext:value-type="float">
            <text:p>0.00000024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0.03498" calcext:value-type="float">
            <text:p>0.034980</text:p>
          </table:table-cell>
          <table:table-cell office:value-type="float" office:value="0.000000245" calcext:value-type="float">
            <text:p>0.00000024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0.034883" calcext:value-type="float">
            <text:p>0.034883</text:p>
          </table:table-cell>
          <table:table-cell office:value-type="float" office:value="0.000000243" calcext:value-type="float">
            <text:p>0.0000002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0.034859" calcext:value-type="float">
            <text:p>0.034859</text:p>
          </table:table-cell>
          <table:table-cell office:value-type="float" office:value="0.000000243" calcext:value-type="float">
            <text:p>0.0000002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0.034855" calcext:value-type="float">
            <text:p>0.034855</text:p>
          </table:table-cell>
          <table:table-cell office:value-type="float" office:value="0.000000243" calcext:value-type="float">
            <text:p>0.0000002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.034838" calcext:value-type="float">
            <text:p>0.034838</text:p>
          </table:table-cell>
          <table:table-cell office:value-type="float" office:value="0.000000243" calcext:value-type="float">
            <text:p>0.0000002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0.034823" calcext:value-type="float">
            <text:p>0.034823</text:p>
          </table:table-cell>
          <table:table-cell office:value-type="float" office:value="0.000000243" calcext:value-type="float">
            <text:p>0.00000024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0.034791" calcext:value-type="float">
            <text:p>0.034791</text:p>
          </table:table-cell>
          <table:table-cell office:value-type="float" office:value="0.000000242" calcext:value-type="float">
            <text:p>0.0000002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0.034751" calcext:value-type="float">
            <text:p>0.034751</text:p>
          </table:table-cell>
          <table:table-cell office:value-type="float" office:value="0.000000242" calcext:value-type="float">
            <text:p>0.0000002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0.034744" calcext:value-type="float">
            <text:p>0.034744</text:p>
          </table:table-cell>
          <table:table-cell office:value-type="float" office:value="0.000000242" calcext:value-type="float">
            <text:p>0.0000002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0.034703" calcext:value-type="float">
            <text:p>0.034703</text:p>
          </table:table-cell>
          <table:table-cell office:value-type="float" office:value="0.000000241" calcext:value-type="float">
            <text:p>0.0000002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0.034676" calcext:value-type="float">
            <text:p>0.034676</text:p>
          </table:table-cell>
          <table:table-cell office:value-type="float" office:value="0.000000241" calcext:value-type="float">
            <text:p>0.0000002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0.034671" calcext:value-type="float">
            <text:p>0.034671</text:p>
          </table:table-cell>
          <table:table-cell office:value-type="float" office:value="0.000000241" calcext:value-type="float">
            <text:p>0.00000024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0.034657" calcext:value-type="float">
            <text:p>0.034657</text:p>
          </table:table-cell>
          <table:table-cell office:value-type="float" office:value="0.00000024" calcext:value-type="float">
            <text:p>0.0000002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0.034631" calcext:value-type="float">
            <text:p>0.034631</text:p>
          </table:table-cell>
          <table:table-cell office:value-type="float" office:value="0.00000024" calcext:value-type="float">
            <text:p>0.00000024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0.034586" calcext:value-type="float">
            <text:p>0.034586</text:p>
          </table:table-cell>
          <table:table-cell office:value-type="float" office:value="0.000000239" calcext:value-type="float">
            <text:p>0.0000002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0.034529" calcext:value-type="float">
            <text:p>0.034529</text:p>
          </table:table-cell>
          <table:table-cell office:value-type="float" office:value="0.000000239" calcext:value-type="float">
            <text:p>0.0000002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0.034448" calcext:value-type="float">
            <text:p>0.034448</text:p>
          </table:table-cell>
          <table:table-cell office:value-type="float" office:value="0.000000237" calcext:value-type="float">
            <text:p>0.0000002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0.03443" calcext:value-type="float">
            <text:p>0.034430</text:p>
          </table:table-cell>
          <table:table-cell office:value-type="float" office:value="0.000000237" calcext:value-type="float">
            <text:p>0.0000002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0.034069" calcext:value-type="float">
            <text:p>0.034069</text:p>
          </table:table-cell>
          <table:table-cell office:value-type="float" office:value="0.000000232" calcext:value-type="float">
            <text:p>0.0000002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0.034143" calcext:value-type="float">
            <text:p>0.034143</text:p>
          </table:table-cell>
          <table:table-cell office:value-type="float" office:value="0.000000233" calcext:value-type="float">
            <text:p>0.00000023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0.034299" calcext:value-type="float">
            <text:p>0.034299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0.034369" calcext:value-type="float">
            <text:p>0.034369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0.034373" calcext:value-type="float">
            <text:p>0.034373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0.034373" calcext:value-type="float">
            <text:p>0.034373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0.03435" calcext:value-type="float">
            <text:p>0.034350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0.034289" calcext:value-type="float">
            <text:p>0.034289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0.034276" calcext:value-type="float">
            <text:p>0.034276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0.034294" calcext:value-type="float">
            <text:p>0.034294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0.034283" calcext:value-type="float">
            <text:p>0.034283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0.034254" calcext:value-type="float">
            <text:p>0.034254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0.034235" calcext:value-type="float">
            <text:p>0.034235</text:p>
          </table:table-cell>
          <table:table-cell office:value-type="float" office:value="0.000000234" calcext:value-type="float">
            <text:p>0.0000002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0.034206" calcext:value-type="float">
            <text:p>0.034206</text:p>
          </table:table-cell>
          <table:table-cell office:value-type="float" office:value="0.000000234" calcext:value-type="float">
            <text:p>0.0000002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0.034195" calcext:value-type="float">
            <text:p>0.034195</text:p>
          </table:table-cell>
          <table:table-cell office:value-type="float" office:value="0.000000234" calcext:value-type="float">
            <text:p>0.0000002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0.034181" calcext:value-type="float">
            <text:p>0.034181</text:p>
          </table:table-cell>
          <table:table-cell office:value-type="float" office:value="0.000000234" calcext:value-type="float">
            <text:p>0.0000002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0.034165" calcext:value-type="float">
            <text:p>0.034165</text:p>
          </table:table-cell>
          <table:table-cell office:value-type="float" office:value="0.000000234" calcext:value-type="float">
            <text:p>0.0000002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0.034203" calcext:value-type="float">
            <text:p>0.034203</text:p>
          </table:table-cell>
          <table:table-cell office:value-type="float" office:value="0.000000234" calcext:value-type="float">
            <text:p>0.00000023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0.034339" calcext:value-type="float">
            <text:p>0.034339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0.034486" calcext:value-type="float">
            <text:p>0.034486</text:p>
          </table:table-cell>
          <table:table-cell office:value-type="float" office:value="0.000000238" calcext:value-type="float">
            <text:p>0.0000002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0.034539" calcext:value-type="float">
            <text:p>0.034539</text:p>
          </table:table-cell>
          <table:table-cell office:value-type="float" office:value="0.000000239" calcext:value-type="float">
            <text:p>0.0000002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0.034366" calcext:value-type="float">
            <text:p>0.034366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0.034364" calcext:value-type="float">
            <text:p>0.034364</text:p>
          </table:table-cell>
          <table:table-cell office:value-type="float" office:value="0.000000236" calcext:value-type="float">
            <text:p>0.00000023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0.034405" calcext:value-type="float">
            <text:p>0.034405</text:p>
          </table:table-cell>
          <table:table-cell office:value-type="float" office:value="0.000000237" calcext:value-type="float">
            <text:p>0.00000023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0.034557" calcext:value-type="float">
            <text:p>0.034557</text:p>
          </table:table-cell>
          <table:table-cell office:value-type="float" office:value="0.000000239" calcext:value-type="float">
            <text:p>0.00000023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0.034773" calcext:value-type="float">
            <text:p>0.034773</text:p>
          </table:table-cell>
          <table:table-cell office:value-type="float" office:value="0.000000242" calcext:value-type="float">
            <text:p>0.0000002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0.034243" calcext:value-type="float">
            <text:p>0.034243</text:p>
          </table:table-cell>
          <table:table-cell office:value-type="float" office:value="0.000000235" calcext:value-type="float">
            <text:p>0.0000002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0.034067" calcext:value-type="float">
            <text:p>0.034067</text:p>
          </table:table-cell>
          <table:table-cell office:value-type="float" office:value="0.000000232" calcext:value-type="float">
            <text:p>0.00000023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0.033997" calcext:value-type="float">
            <text:p>0.033997</text:p>
          </table:table-cell>
          <table:table-cell office:value-type="float" office:value="0.000000231" calcext:value-type="float">
            <text:p>0.0000002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0.033947" calcext:value-type="float">
            <text:p>0.033947</text:p>
          </table:table-cell>
          <table:table-cell office:value-type="float" office:value="0.000000231" calcext:value-type="float">
            <text:p>0.00000023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0.033896" calcext:value-type="float">
            <text:p>0.033896</text:p>
          </table:table-cell>
          <table:table-cell office:value-type="float" office:value="0.00000023" calcext:value-type="float">
            <text:p>0.0000002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0.033889" calcext:value-type="float">
            <text:p>0.033889</text:p>
          </table:table-cell>
          <table:table-cell office:value-type="float" office:value="0.00000023" calcext:value-type="float">
            <text:p>0.0000002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0.033871" calcext:value-type="float">
            <text:p>0.033871</text:p>
          </table:table-cell>
          <table:table-cell office:value-type="float" office:value="0.00000023" calcext:value-type="float">
            <text:p>0.00000023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0.033848" calcext:value-type="float">
            <text:p>0.033848</text:p>
          </table:table-cell>
          <table:table-cell office:value-type="float" office:value="0.000000229" calcext:value-type="float">
            <text:p>0.0000002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0.033809" calcext:value-type="float">
            <text:p>0.033809</text:p>
          </table:table-cell>
          <table:table-cell office:value-type="float" office:value="0.000000229" calcext:value-type="float">
            <text:p>0.00000022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0.033765" calcext:value-type="float">
            <text:p>0.033765</text:p>
          </table:table-cell>
          <table:table-cell office:value-type="float" office:value="0.000000228" calcext:value-type="float">
            <text:p>0.00000022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0.033638" calcext:value-type="float">
            <text:p>0.033638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0.033603" calcext:value-type="float">
            <text:p>0.033603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0.033602" calcext:value-type="float">
            <text:p>0.033602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0.033623" calcext:value-type="float">
            <text:p>0.033623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0.033494" calcext:value-type="float">
            <text:p>0.033494</text:p>
          </table:table-cell>
          <table:table-cell office:value-type="float" office:value="0.000000224" calcext:value-type="float">
            <text:p>0.0000002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0.033373" calcext:value-type="float">
            <text:p>0.033373</text:p>
          </table:table-cell>
          <table:table-cell office:value-type="float" office:value="0.000000223" calcext:value-type="float">
            <text:p>0.0000002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0.033438" calcext:value-type="float">
            <text:p>0.033438</text:p>
          </table:table-cell>
          <table:table-cell office:value-type="float" office:value="0.000000224" calcext:value-type="float">
            <text:p>0.0000002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0.033568" calcext:value-type="float">
            <text:p>0.033568</text:p>
          </table:table-cell>
          <table:table-cell office:value-type="float" office:value="0.000000225" calcext:value-type="float">
            <text:p>0.000000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0.033557" calcext:value-type="float">
            <text:p>0.033557</text:p>
          </table:table-cell>
          <table:table-cell office:value-type="float" office:value="0.000000225" calcext:value-type="float">
            <text:p>0.000000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0.033544" calcext:value-type="float">
            <text:p>0.033544</text:p>
          </table:table-cell>
          <table:table-cell office:value-type="float" office:value="0.000000225" calcext:value-type="float">
            <text:p>0.000000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0.033623" calcext:value-type="float">
            <text:p>0.033623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0.033631" calcext:value-type="float">
            <text:p>0.033631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0.033579" calcext:value-type="float">
            <text:p>0.033579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0.033538" calcext:value-type="float">
            <text:p>0.033538</text:p>
          </table:table-cell>
          <table:table-cell office:value-type="float" office:value="0.000000225" calcext:value-type="float">
            <text:p>0.000000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0.033602" calcext:value-type="float">
            <text:p>0.033602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0.033344" calcext:value-type="float">
            <text:p>0.033344</text:p>
          </table:table-cell>
          <table:table-cell office:value-type="float" office:value="0.000000222" calcext:value-type="float">
            <text:p>0.0000002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0.033353" calcext:value-type="float">
            <text:p>0.033353</text:p>
          </table:table-cell>
          <table:table-cell office:value-type="float" office:value="0.000000223" calcext:value-type="float">
            <text:p>0.0000002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0.033448" calcext:value-type="float">
            <text:p>0.033448</text:p>
          </table:table-cell>
          <table:table-cell office:value-type="float" office:value="0.000000224" calcext:value-type="float">
            <text:p>0.0000002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0.033528" calcext:value-type="float">
            <text:p>0.033528</text:p>
          </table:table-cell>
          <table:table-cell office:value-type="float" office:value="0.000000225" calcext:value-type="float">
            <text:p>0.00000022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0.033486" calcext:value-type="float">
            <text:p>0.033486</text:p>
          </table:table-cell>
          <table:table-cell office:value-type="float" office:value="0.000000224" calcext:value-type="float">
            <text:p>0.0000002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0.033382" calcext:value-type="float">
            <text:p>0.033382</text:p>
          </table:table-cell>
          <table:table-cell office:value-type="float" office:value="0.000000223" calcext:value-type="float">
            <text:p>0.0000002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0.033388" calcext:value-type="float">
            <text:p>0.033388</text:p>
          </table:table-cell>
          <table:table-cell office:value-type="float" office:value="0.000000223" calcext:value-type="float">
            <text:p>0.0000002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0.033113" calcext:value-type="float">
            <text:p>0.033113</text:p>
          </table:table-cell>
          <table:table-cell office:value-type="float" office:value="0.000000219" calcext:value-type="float">
            <text:p>0.00000021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0.032663" calcext:value-type="float">
            <text:p>0.032663</text:p>
          </table:table-cell>
          <table:table-cell office:value-type="float" office:value="0.000000213" calcext:value-type="float">
            <text:p>0.0000002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0.032469" calcext:value-type="float">
            <text:p>0.032469</text:p>
          </table:table-cell>
          <table:table-cell office:value-type="float" office:value="0.000000211" calcext:value-type="float">
            <text:p>0.0000002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0.032393" calcext:value-type="float">
            <text:p>0.032393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0.032297" calcext:value-type="float">
            <text:p>0.032297</text:p>
          </table:table-cell>
          <table:table-cell office:value-type="float" office:value="0.000000209" calcext:value-type="float">
            <text:p>0.0000002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0.032162" calcext:value-type="float">
            <text:p>0.032162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0.032397" calcext:value-type="float">
            <text:p>0.032397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0.03283" calcext:value-type="float">
            <text:p>0.032830</text:p>
          </table:table-cell>
          <table:table-cell office:value-type="float" office:value="0.000000216" calcext:value-type="float">
            <text:p>0.0000002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0.033188" calcext:value-type="float">
            <text:p>0.033188</text:p>
          </table:table-cell>
          <table:table-cell office:value-type="float" office:value="0.00000022" calcext:value-type="float">
            <text:p>0.0000002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0.033278" calcext:value-type="float">
            <text:p>0.033278</text:p>
          </table:table-cell>
          <table:table-cell office:value-type="float" office:value="0.000000222" calcext:value-type="float">
            <text:p>0.0000002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0.033347" calcext:value-type="float">
            <text:p>0.033347</text:p>
          </table:table-cell>
          <table:table-cell office:value-type="float" office:value="0.000000222" calcext:value-type="float">
            <text:p>0.0000002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033424" calcext:value-type="float">
            <text:p>0.033424</text:p>
          </table:table-cell>
          <table:table-cell office:value-type="float" office:value="0.000000224" calcext:value-type="float">
            <text:p>0.00000022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33398" calcext:value-type="float">
            <text:p>0.033398</text:p>
          </table:table-cell>
          <table:table-cell office:value-type="float" office:value="0.000000223" calcext:value-type="float">
            <text:p>0.0000002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33191" calcext:value-type="float">
            <text:p>0.033191</text:p>
          </table:table-cell>
          <table:table-cell office:value-type="float" office:value="0.00000022" calcext:value-type="float">
            <text:p>0.00000022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032982" calcext:value-type="float">
            <text:p>0.032982</text:p>
          </table:table-cell>
          <table:table-cell office:value-type="float" office:value="0.000000218" calcext:value-type="float">
            <text:p>0.00000021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032913" calcext:value-type="float">
            <text:p>0.032913</text:p>
          </table:table-cell>
          <table:table-cell office:value-type="float" office:value="0.000000217" calcext:value-type="float">
            <text:p>0.0000002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0.032925" calcext:value-type="float">
            <text:p>0.032925</text:p>
          </table:table-cell>
          <table:table-cell office:value-type="float" office:value="0.000000217" calcext:value-type="float">
            <text:p>0.0000002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0.032917" calcext:value-type="float">
            <text:p>0.032917</text:p>
          </table:table-cell>
          <table:table-cell office:value-type="float" office:value="0.000000217" calcext:value-type="float">
            <text:p>0.0000002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0.032881" calcext:value-type="float">
            <text:p>0.032881</text:p>
          </table:table-cell>
          <table:table-cell office:value-type="float" office:value="0.000000216" calcext:value-type="float">
            <text:p>0.0000002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0.0327" calcext:value-type="float">
            <text:p>0.032700</text:p>
          </table:table-cell>
          <table:table-cell office:value-type="float" office:value="0.000000214" calcext:value-type="float">
            <text:p>0.0000002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0.032728" calcext:value-type="float">
            <text:p>0.032728</text:p>
          </table:table-cell>
          <table:table-cell office:value-type="float" office:value="0.000000214" calcext:value-type="float">
            <text:p>0.0000002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0.032862" calcext:value-type="float">
            <text:p>0.032862</text:p>
          </table:table-cell>
          <table:table-cell office:value-type="float" office:value="0.000000216" calcext:value-type="float">
            <text:p>0.0000002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0.032945" calcext:value-type="float">
            <text:p>0.032945</text:p>
          </table:table-cell>
          <table:table-cell office:value-type="float" office:value="0.000000217" calcext:value-type="float">
            <text:p>0.0000002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032913" calcext:value-type="float">
            <text:p>0.032913</text:p>
          </table:table-cell>
          <table:table-cell office:value-type="float" office:value="0.000000217" calcext:value-type="float">
            <text:p>0.0000002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032837" calcext:value-type="float">
            <text:p>0.032837</text:p>
          </table:table-cell>
          <table:table-cell office:value-type="float" office:value="0.000000216" calcext:value-type="float">
            <text:p>0.0000002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0.032865" calcext:value-type="float">
            <text:p>0.032865</text:p>
          </table:table-cell>
          <table:table-cell office:value-type="float" office:value="0.000000216" calcext:value-type="float">
            <text:p>0.00000021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0.032783" calcext:value-type="float">
            <text:p>0.032783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0.032408" calcext:value-type="float">
            <text:p>0.032408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0.032074" calcext:value-type="float">
            <text:p>0.032074</text:p>
          </table:table-cell>
          <table:table-cell office:value-type="float" office:value="0.000000206" calcext:value-type="float">
            <text:p>0.0000002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0.031781" calcext:value-type="float">
            <text:p>0.031781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0.031643" calcext:value-type="float">
            <text:p>0.031643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0.031676" calcext:value-type="float">
            <text:p>0.031676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0.031774" calcext:value-type="float">
            <text:p>0.031774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0.031794" calcext:value-type="float">
            <text:p>0.031794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0.031897" calcext:value-type="float">
            <text:p>0.031897</text:p>
          </table:table-cell>
          <table:table-cell office:value-type="float" office:value="0.000000204" calcext:value-type="float">
            <text:p>0.0000002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0.03194" calcext:value-type="float">
            <text:p>0.031940</text:p>
          </table:table-cell>
          <table:table-cell office:value-type="float" office:value="0.000000204" calcext:value-type="float">
            <text:p>0.0000002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0.032214" calcext:value-type="float">
            <text:p>0.032214</text:p>
          </table:table-cell>
          <table:table-cell office:value-type="float" office:value="0.000000208" calcext:value-type="float">
            <text:p>0.0000002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0.031863" calcext:value-type="float">
            <text:p>0.031863</text:p>
          </table:table-cell>
          <table:table-cell office:value-type="float" office:value="0.000000203" calcext:value-type="float">
            <text:p>0.0000002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0.0312" calcext:value-type="float">
            <text:p>0.031200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030919" calcext:value-type="float">
            <text:p>0.030919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0.031057" calcext:value-type="float">
            <text:p>0.031057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0.031453" calcext:value-type="float">
            <text:p>0.031453</text:p>
          </table:table-cell>
          <table:table-cell office:value-type="float" office:value="0.000000198" calcext:value-type="float">
            <text:p>0.000000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03195" calcext:value-type="float">
            <text:p>0.031950</text:p>
          </table:table-cell>
          <table:table-cell office:value-type="float" office:value="0.000000204" calcext:value-type="float">
            <text:p>0.0000002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0.032265" calcext:value-type="float">
            <text:p>0.032265</text:p>
          </table:table-cell>
          <table:table-cell office:value-type="float" office:value="0.000000208" calcext:value-type="float">
            <text:p>0.0000002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0.032413" calcext:value-type="float">
            <text:p>0.032413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0.032419" calcext:value-type="float">
            <text:p>0.032419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0.032435" calcext:value-type="float">
            <text:p>0.032435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0.032424" calcext:value-type="float">
            <text:p>0.032424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0.032182" calcext:value-type="float">
            <text:p>0.032182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0.032191" calcext:value-type="float">
            <text:p>0.032191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0.032327" calcext:value-type="float">
            <text:p>0.032327</text:p>
          </table:table-cell>
          <table:table-cell office:value-type="float" office:value="0.000000209" calcext:value-type="float">
            <text:p>0.0000002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0.032312" calcext:value-type="float">
            <text:p>0.032312</text:p>
          </table:table-cell>
          <table:table-cell office:value-type="float" office:value="0.000000209" calcext:value-type="float">
            <text:p>0.0000002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0.032206" calcext:value-type="float">
            <text:p>0.032206</text:p>
          </table:table-cell>
          <table:table-cell office:value-type="float" office:value="0.000000208" calcext:value-type="float">
            <text:p>0.0000002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0.032237" calcext:value-type="float">
            <text:p>0.032237</text:p>
          </table:table-cell>
          <table:table-cell office:value-type="float" office:value="0.000000208" calcext:value-type="float">
            <text:p>0.0000002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0.032144" calcext:value-type="float">
            <text:p>0.032144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0.032127" calcext:value-type="float">
            <text:p>0.032127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0.032309" calcext:value-type="float">
            <text:p>0.032309</text:p>
          </table:table-cell>
          <table:table-cell office:value-type="float" office:value="0.000000209" calcext:value-type="float">
            <text:p>0.0000002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0.032433" calcext:value-type="float">
            <text:p>0.032433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0.032442" calcext:value-type="float">
            <text:p>0.032442</text:p>
          </table:table-cell>
          <table:table-cell office:value-type="float" office:value="0.000000211" calcext:value-type="float">
            <text:p>0.0000002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0.032423" calcext:value-type="float">
            <text:p>0.032423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0.032422" calcext:value-type="float">
            <text:p>0.032422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0.032386" calcext:value-type="float">
            <text:p>0.032386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0.032374" calcext:value-type="float">
            <text:p>0.032374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0.032372" calcext:value-type="float">
            <text:p>0.032372</text:p>
          </table:table-cell>
          <table:table-cell office:value-type="float" office:value="0.00000021" calcext:value-type="float">
            <text:p>0.00000021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0.032331" calcext:value-type="float">
            <text:p>0.032331</text:p>
          </table:table-cell>
          <table:table-cell office:value-type="float" office:value="0.000000209" calcext:value-type="float">
            <text:p>0.00000020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0.032255" calcext:value-type="float">
            <text:p>0.032255</text:p>
          </table:table-cell>
          <table:table-cell office:value-type="float" office:value="0.000000208" calcext:value-type="float">
            <text:p>0.0000002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0.032187" calcext:value-type="float">
            <text:p>0.032187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0.032201" calcext:value-type="float">
            <text:p>0.032201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0.032161" calcext:value-type="float">
            <text:p>0.032161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0.032209" calcext:value-type="float">
            <text:p>0.032209</text:p>
          </table:table-cell>
          <table:table-cell office:value-type="float" office:value="0.000000208" calcext:value-type="float">
            <text:p>0.0000002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0.032132" calcext:value-type="float">
            <text:p>0.032132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0.031961" calcext:value-type="float">
            <text:p>0.031961</text:p>
          </table:table-cell>
          <table:table-cell office:value-type="float" office:value="0.000000204" calcext:value-type="float">
            <text:p>0.0000002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0.031771" calcext:value-type="float">
            <text:p>0.031771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0.031622" calcext:value-type="float">
            <text:p>0.031622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0.031729" calcext:value-type="float">
            <text:p>0.031729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0.031757" calcext:value-type="float">
            <text:p>0.031757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0.031752" calcext:value-type="float">
            <text:p>0.031752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0.03178" calcext:value-type="float">
            <text:p>0.031780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0.031835" calcext:value-type="float">
            <text:p>0.031835</text:p>
          </table:table-cell>
          <table:table-cell office:value-type="float" office:value="0.000000203" calcext:value-type="float">
            <text:p>0.0000002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0.031836" calcext:value-type="float">
            <text:p>0.031836</text:p>
          </table:table-cell>
          <table:table-cell office:value-type="float" office:value="0.000000203" calcext:value-type="float">
            <text:p>0.0000002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0.03172" calcext:value-type="float">
            <text:p>0.031720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0.031499" calcext:value-type="float">
            <text:p>0.031499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0.031597" calcext:value-type="float">
            <text:p>0.031597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0.031745" calcext:value-type="float">
            <text:p>0.031745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0.03176" calcext:value-type="float">
            <text:p>0.031760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0.031691" calcext:value-type="float">
            <text:p>0.031691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0.031756" calcext:value-type="float">
            <text:p>0.031756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0.031637" calcext:value-type="float">
            <text:p>0.031637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0.031379" calcext:value-type="float">
            <text:p>0.031379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0.031125" calcext:value-type="float">
            <text:p>0.031125</text:p>
          </table:table-cell>
          <table:table-cell office:value-type="float" office:value="0.000000194" calcext:value-type="float">
            <text:p>0.0000001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0.030965" calcext:value-type="float">
            <text:p>0.030965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0.030958" calcext:value-type="float">
            <text:p>0.030958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0.030981" calcext:value-type="float">
            <text:p>0.03098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0.030876" calcext:value-type="float">
            <text:p>0.030876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0.030818" calcext:value-type="float">
            <text:p>0.030818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0.030827" calcext:value-type="float">
            <text:p>0.030827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0.030594" calcext:value-type="float">
            <text:p>0.030594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0.030729" calcext:value-type="float">
            <text:p>0.030729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0.031172" calcext:value-type="float">
            <text:p>0.031172</text:p>
          </table:table-cell>
          <table:table-cell office:value-type="float" office:value="0.000000194" calcext:value-type="float">
            <text:p>0.0000001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0.031581" calcext:value-type="float">
            <text:p>0.031581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0.031738" calcext:value-type="float">
            <text:p>0.031738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0.031743" calcext:value-type="float">
            <text:p>0.031743</text:p>
          </table:table-cell>
          <table:table-cell office:value-type="float" office:value="0.000000202" calcext:value-type="float">
            <text:p>0.00000020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0.031639" calcext:value-type="float">
            <text:p>0.031639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0.031591" calcext:value-type="float">
            <text:p>0.031591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0.031579" calcext:value-type="float">
            <text:p>0.031579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0.031548" calcext:value-type="float">
            <text:p>0.031548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0.031581" calcext:value-type="float">
            <text:p>0.031581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0.031495" calcext:value-type="float">
            <text:p>0.031495</text:p>
          </table:table-cell>
          <table:table-cell office:value-type="float" office:value="0.000000198" calcext:value-type="float">
            <text:p>0.000000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0.031468" calcext:value-type="float">
            <text:p>0.031468</text:p>
          </table:table-cell>
          <table:table-cell office:value-type="float" office:value="0.000000198" calcext:value-type="float">
            <text:p>0.000000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0.031518" calcext:value-type="float">
            <text:p>0.031518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0.0316" calcext:value-type="float">
            <text:p>0.031600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0.031604" calcext:value-type="float">
            <text:p>0.031604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0.031612" calcext:value-type="float">
            <text:p>0.031612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0.03161" calcext:value-type="float">
            <text:p>0.031610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0.031608" calcext:value-type="float">
            <text:p>0.031608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0.031599" calcext:value-type="float">
            <text:p>0.031599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0.031587" calcext:value-type="float">
            <text:p>0.031587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0.031569" calcext:value-type="float">
            <text:p>0.031569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0.031555" calcext:value-type="float">
            <text:p>0.031555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0.031556" calcext:value-type="float">
            <text:p>0.031556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0.0315" calcext:value-type="float">
            <text:p>0.031500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0.031348" calcext:value-type="float">
            <text:p>0.031348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0.031057" calcext:value-type="float">
            <text:p>0.031057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0.03109" calcext:value-type="float">
            <text:p>0.031090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0.031349" calcext:value-type="float">
            <text:p>0.031349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0.031523" calcext:value-type="float">
            <text:p>0.031523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0.031568" calcext:value-type="float">
            <text:p>0.031568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0.031582" calcext:value-type="float">
            <text:p>0.031582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0.031595" calcext:value-type="float">
            <text:p>0.031595</text:p>
          </table:table-cell>
          <table:table-cell office:value-type="float" office:value="0.0000002" calcext:value-type="float">
            <text:p>0.00000020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0.031542" calcext:value-type="float">
            <text:p>0.031542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0.031416" calcext:value-type="float">
            <text:p>0.031416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0.031278" calcext:value-type="float">
            <text:p>0.031278</text:p>
          </table:table-cell>
          <table:table-cell office:value-type="float" office:value="0.000000196" calcext:value-type="float">
            <text:p>0.0000001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0.030714" calcext:value-type="float">
            <text:p>0.030714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0.030419" calcext:value-type="float">
            <text:p>0.03041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0.030563" calcext:value-type="float">
            <text:p>0.030563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0.030739" calcext:value-type="float">
            <text:p>0.030739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0.03104" calcext:value-type="float">
            <text:p>0.031040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0.031321" calcext:value-type="float">
            <text:p>0.031321</text:p>
          </table:table-cell>
          <table:table-cell office:value-type="float" office:value="0.000000196" calcext:value-type="float">
            <text:p>0.00000019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0.031393" calcext:value-type="float">
            <text:p>0.031393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0.031441" calcext:value-type="float">
            <text:p>0.031441</text:p>
          </table:table-cell>
          <table:table-cell office:value-type="float" office:value="0.000000198" calcext:value-type="float">
            <text:p>0.000000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0.03137" calcext:value-type="float">
            <text:p>0.031370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0.031416" calcext:value-type="float">
            <text:p>0.031416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0.031344" calcext:value-type="float">
            <text:p>0.031344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0.03109" calcext:value-type="float">
            <text:p>0.031090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0.03104" calcext:value-type="float">
            <text:p>0.031040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0.031225" calcext:value-type="float">
            <text:p>0.031225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0.031383" calcext:value-type="float">
            <text:p>0.031383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0.031423" calcext:value-type="float">
            <text:p>0.031423</text:p>
          </table:table-cell>
          <table:table-cell office:value-type="float" office:value="0.000000198" calcext:value-type="float">
            <text:p>0.000000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031441" calcext:value-type="float">
            <text:p>0.031441</text:p>
          </table:table-cell>
          <table:table-cell office:value-type="float" office:value="0.000000198" calcext:value-type="float">
            <text:p>0.000000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0.031524" calcext:value-type="float">
            <text:p>0.031524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0.032038" calcext:value-type="float">
            <text:p>0.032038</text:p>
          </table:table-cell>
          <table:table-cell office:value-type="float" office:value="0.000000205" calcext:value-type="float">
            <text:p>0.00000020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0.031354" calcext:value-type="float">
            <text:p>0.031354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0.031033" calcext:value-type="float">
            <text:p>0.031033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0.031711" calcext:value-type="float">
            <text:p>0.031711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0.03112" calcext:value-type="float">
            <text:p>0.031120</text:p>
          </table:table-cell>
          <table:table-cell office:value-type="float" office:value="0.000000194" calcext:value-type="float">
            <text:p>0.0000001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0.030847" calcext:value-type="float">
            <text:p>0.030847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0.03074" calcext:value-type="float">
            <text:p>0.030740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0.03067" calcext:value-type="float">
            <text:p>0.030670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0.030823" calcext:value-type="float">
            <text:p>0.030823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0.030991" calcext:value-type="float">
            <text:p>0.0309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0.031108" calcext:value-type="float">
            <text:p>0.031108</text:p>
          </table:table-cell>
          <table:table-cell office:value-type="float" office:value="0.000000194" calcext:value-type="float">
            <text:p>0.0000001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0.030884" calcext:value-type="float">
            <text:p>0.030884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0.030225" calcext:value-type="float">
            <text:p>0.030225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0.029541" calcext:value-type="float">
            <text:p>0.029541</text:p>
          </table:table-cell>
          <table:table-cell office:value-type="float" office:value="0.000000175" calcext:value-type="float">
            <text:p>0.00000017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0.028758" calcext:value-type="float">
            <text:p>0.028758</text:p>
          </table:table-cell>
          <table:table-cell office:value-type="float" office:value="0.000000165" calcext:value-type="float">
            <text:p>0.0000001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0.028568" calcext:value-type="float">
            <text:p>0.028568</text:p>
          </table:table-cell>
          <table:table-cell office:value-type="float" office:value="0.000000163" calcext:value-type="float">
            <text:p>0.00000016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0.028618" calcext:value-type="float">
            <text:p>0.028618</text:p>
          </table:table-cell>
          <table:table-cell office:value-type="float" office:value="0.000000164" calcext:value-type="float">
            <text:p>0.00000016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0.028759" calcext:value-type="float">
            <text:p>0.028759</text:p>
          </table:table-cell>
          <table:table-cell office:value-type="float" office:value="0.000000165" calcext:value-type="float">
            <text:p>0.0000001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0.029119" calcext:value-type="float">
            <text:p>0.029119</text:p>
          </table:table-cell>
          <table:table-cell office:value-type="float" office:value="0.00000017" calcext:value-type="float">
            <text:p>0.00000017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0.029438" calcext:value-type="float">
            <text:p>0.029438</text:p>
          </table:table-cell>
          <table:table-cell office:value-type="float" office:value="0.000000173" calcext:value-type="float">
            <text:p>0.00000017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0.029922" calcext:value-type="float">
            <text:p>0.029922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0.030425" calcext:value-type="float">
            <text:p>0.030425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0.030827" calcext:value-type="float">
            <text:p>0.030827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0.03096" calcext:value-type="float">
            <text:p>0.030960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0.030981" calcext:value-type="float">
            <text:p>0.03098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0.030951" calcext:value-type="float">
            <text:p>0.03095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0.030848" calcext:value-type="float">
            <text:p>0.030848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0.03078" calcext:value-type="float">
            <text:p>0.030780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0.030761" calcext:value-type="float">
            <text:p>0.030761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0.030703" calcext:value-type="float">
            <text:p>0.030703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0.030624" calcext:value-type="float">
            <text:p>0.030624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0.030633" calcext:value-type="float">
            <text:p>0.030633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0.030657" calcext:value-type="float">
            <text:p>0.030657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0.030737" calcext:value-type="float">
            <text:p>0.030737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0.030763" calcext:value-type="float">
            <text:p>0.030763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0.030734" calcext:value-type="float">
            <text:p>0.030734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0.030801" calcext:value-type="float">
            <text:p>0.030801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0.030866" calcext:value-type="float">
            <text:p>0.030866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0.030888" calcext:value-type="float">
            <text:p>0.030888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0.03088" calcext:value-type="float">
            <text:p>0.030880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0.030851" calcext:value-type="float">
            <text:p>0.030851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0.030831" calcext:value-type="float">
            <text:p>0.030831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0.030826" calcext:value-type="float">
            <text:p>0.030826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0.030828" calcext:value-type="float">
            <text:p>0.030828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0.030829" calcext:value-type="float">
            <text:p>0.030829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0.030819" calcext:value-type="float">
            <text:p>0.030819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0.030826" calcext:value-type="float">
            <text:p>0.030826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0.03082" calcext:value-type="float">
            <text:p>0.030820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0.030807" calcext:value-type="float">
            <text:p>0.030807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0.030797" calcext:value-type="float">
            <text:p>0.030797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0.030796" calcext:value-type="float">
            <text:p>0.030796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0.030785" calcext:value-type="float">
            <text:p>0.030785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0.030782" calcext:value-type="float">
            <text:p>0.030782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0.030778" calcext:value-type="float">
            <text:p>0.030778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0.030765" calcext:value-type="float">
            <text:p>0.030765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0.030765" calcext:value-type="float">
            <text:p>0.030765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0.030752" calcext:value-type="float">
            <text:p>0.030752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0.030743" calcext:value-type="float">
            <text:p>0.030743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0.030744" calcext:value-type="float">
            <text:p>0.030744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0.030729" calcext:value-type="float">
            <text:p>0.030729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0.030723" calcext:value-type="float">
            <text:p>0.030723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0.030706" calcext:value-type="float">
            <text:p>0.030706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0.030697" calcext:value-type="float">
            <text:p>0.030697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0.030695" calcext:value-type="float">
            <text:p>0.030695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0.030696" calcext:value-type="float">
            <text:p>0.030696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0.030694" calcext:value-type="float">
            <text:p>0.030694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0.030685" calcext:value-type="float">
            <text:p>0.030685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0.030677" calcext:value-type="float">
            <text:p>0.030677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0.030674" calcext:value-type="float">
            <text:p>0.030674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0.030652" calcext:value-type="float">
            <text:p>0.030652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0.03065" calcext:value-type="float">
            <text:p>0.030650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0.030639" calcext:value-type="float">
            <text:p>0.030639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0.030639" calcext:value-type="float">
            <text:p>0.030639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0.030626" calcext:value-type="float">
            <text:p>0.030626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0.030601" calcext:value-type="float">
            <text:p>0.030601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0.030555" calcext:value-type="float">
            <text:p>0.030555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0.030573" calcext:value-type="float">
            <text:p>0.030573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0.030587" calcext:value-type="float">
            <text:p>0.030587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0.030591" calcext:value-type="float">
            <text:p>0.030591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0.03059" calcext:value-type="float">
            <text:p>0.030590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0.030581" calcext:value-type="float">
            <text:p>0.030581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0.03057" calcext:value-type="float">
            <text:p>0.030570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0.030564" calcext:value-type="float">
            <text:p>0.030564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0.030556" calcext:value-type="float">
            <text:p>0.030556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0.030548" calcext:value-type="float">
            <text:p>0.030548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0.030541" calcext:value-type="float">
            <text:p>0.030541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0.030536" calcext:value-type="float">
            <text:p>0.030536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0.03054" calcext:value-type="float">
            <text:p>0.030540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0.030529" calcext:value-type="float">
            <text:p>0.030529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0.030518" calcext:value-type="float">
            <text:p>0.03051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0.030515" calcext:value-type="float">
            <text:p>0.030515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0.030507" calcext:value-type="float">
            <text:p>0.030507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0.030498" calcext:value-type="float">
            <text:p>0.03049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0.030497" calcext:value-type="float">
            <text:p>0.030497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0.030503" calcext:value-type="float">
            <text:p>0.030503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0.030493" calcext:value-type="float">
            <text:p>0.030493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0.030483" calcext:value-type="float">
            <text:p>0.030483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0.03048" calcext:value-type="float">
            <text:p>0.030480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0.030475" calcext:value-type="float">
            <text:p>0.030475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0.030476" calcext:value-type="float">
            <text:p>0.030476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0.030478" calcext:value-type="float">
            <text:p>0.03047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0.030469" calcext:value-type="float">
            <text:p>0.030469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0.030455" calcext:value-type="float">
            <text:p>0.030455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0.030452" calcext:value-type="float">
            <text:p>0.030452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0.03044" calcext:value-type="float">
            <text:p>0.030440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0.030423" calcext:value-type="float">
            <text:p>0.030423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0.030397" calcext:value-type="float">
            <text:p>0.030397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0.030396" calcext:value-type="float">
            <text:p>0.030396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0.030405" calcext:value-type="float">
            <text:p>0.030405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0.030396" calcext:value-type="float">
            <text:p>0.030396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0.030377" calcext:value-type="float">
            <text:p>0.030377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0.030396" calcext:value-type="float">
            <text:p>0.030396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0.0304" calcext:value-type="float">
            <text:p>0.030400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0.030337" calcext:value-type="float">
            <text:p>0.03033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0.030237" calcext:value-type="float">
            <text:p>0.030237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0.030238" calcext:value-type="float">
            <text:p>0.03023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0.030297" calcext:value-type="float">
            <text:p>0.03029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0.03027" calcext:value-type="float">
            <text:p>0.030270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0.030285" calcext:value-type="float">
            <text:p>0.030285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0.030323" calcext:value-type="float">
            <text:p>0.030323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0.030389" calcext:value-type="float">
            <text:p>0.03038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0.030507" calcext:value-type="float">
            <text:p>0.030507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0.030564" calcext:value-type="float">
            <text:p>0.030564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0.031534" calcext:value-type="float">
            <text:p>0.031534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0.030935" calcext:value-type="float">
            <text:p>0.030935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0.030734" calcext:value-type="float">
            <text:p>0.030734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0.030628" calcext:value-type="float">
            <text:p>0.030628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0.030532" calcext:value-type="float">
            <text:p>0.030532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0.030514" calcext:value-type="float">
            <text:p>0.030514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0.030504" calcext:value-type="float">
            <text:p>0.030504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0.030513" calcext:value-type="float">
            <text:p>0.030513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0.030498" calcext:value-type="float">
            <text:p>0.03049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0.030495" calcext:value-type="float">
            <text:p>0.030495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0.030493" calcext:value-type="float">
            <text:p>0.030493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0.030497" calcext:value-type="float">
            <text:p>0.030497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0.030482" calcext:value-type="float">
            <text:p>0.030482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0.030479" calcext:value-type="float">
            <text:p>0.030479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0.030481" calcext:value-type="float">
            <text:p>0.030481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0.030468" calcext:value-type="float">
            <text:p>0.03046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0.030467" calcext:value-type="float">
            <text:p>0.030467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0.030468" calcext:value-type="float">
            <text:p>0.03046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0.030461" calcext:value-type="float">
            <text:p>0.030461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0.030452" calcext:value-type="float">
            <text:p>0.030452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0.03046" calcext:value-type="float">
            <text:p>0.030460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0.030457" calcext:value-type="float">
            <text:p>0.030457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0.030453" calcext:value-type="float">
            <text:p>0.030453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0.03044" calcext:value-type="float">
            <text:p>0.030440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0.030436" calcext:value-type="float">
            <text:p>0.030436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0.030394" calcext:value-type="float">
            <text:p>0.030394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0.030356" calcext:value-type="float">
            <text:p>0.030356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0.030357" calcext:value-type="float">
            <text:p>0.03035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0.030344" calcext:value-type="float">
            <text:p>0.030344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0.030335" calcext:value-type="float">
            <text:p>0.030335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0.030334" calcext:value-type="float">
            <text:p>0.030334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0.030332" calcext:value-type="float">
            <text:p>0.030332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0.030336" calcext:value-type="float">
            <text:p>0.030336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0.030344" calcext:value-type="float">
            <text:p>0.030344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0.030327" calcext:value-type="float">
            <text:p>0.03032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0.03033" calcext:value-type="float">
            <text:p>0.030330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0.030311" calcext:value-type="float">
            <text:p>0.030311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0.030317" calcext:value-type="float">
            <text:p>0.03031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0.030317" calcext:value-type="float">
            <text:p>0.03031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0.03031" calcext:value-type="float">
            <text:p>0.030310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0.03031" calcext:value-type="float">
            <text:p>0.030310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0.030307" calcext:value-type="float">
            <text:p>0.03030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0.030307" calcext:value-type="float">
            <text:p>0.03030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0.030301" calcext:value-type="float">
            <text:p>0.030301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0.030296" calcext:value-type="float">
            <text:p>0.030296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0.030292" calcext:value-type="float">
            <text:p>0.030292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0.030297" calcext:value-type="float">
            <text:p>0.03029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0.030299" calcext:value-type="float">
            <text:p>0.030299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0.030303" calcext:value-type="float">
            <text:p>0.030303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0.030304" calcext:value-type="float">
            <text:p>0.030304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0.0303" calcext:value-type="float">
            <text:p>0.030300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0.030298" calcext:value-type="float">
            <text:p>0.030298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0.030321" calcext:value-type="float">
            <text:p>0.030321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0.030344" calcext:value-type="float">
            <text:p>0.030344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0.030368" calcext:value-type="float">
            <text:p>0.030368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0.030378" calcext:value-type="float">
            <text:p>0.030378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0.030439" calcext:value-type="float">
            <text:p>0.03043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0.030515" calcext:value-type="float">
            <text:p>0.030515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0.030476" calcext:value-type="float">
            <text:p>0.030476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0.030492" calcext:value-type="float">
            <text:p>0.030492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0.030681" calcext:value-type="float">
            <text:p>0.030681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0.030501" calcext:value-type="float">
            <text:p>0.030501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0.030342" calcext:value-type="float">
            <text:p>0.030342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0.030304" calcext:value-type="float">
            <text:p>0.030304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0.030908" calcext:value-type="float">
            <text:p>0.030908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0.030873" calcext:value-type="float">
            <text:p>0.030873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0.032157" calcext:value-type="float">
            <text:p>0.032157</text:p>
          </table:table-cell>
          <table:table-cell office:value-type="float" office:value="0.000000207" calcext:value-type="float">
            <text:p>0.00000020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0.030866" calcext:value-type="float">
            <text:p>0.030866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0.030378" calcext:value-type="float">
            <text:p>0.030378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0.030258" calcext:value-type="float">
            <text:p>0.03025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0.030231" calcext:value-type="float">
            <text:p>0.03023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0.030228" calcext:value-type="float">
            <text:p>0.03022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0.030221" calcext:value-type="float">
            <text:p>0.03022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0.030213" calcext:value-type="float">
            <text:p>0.030213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0.030209" calcext:value-type="float">
            <text:p>0.030209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0.030203" calcext:value-type="float">
            <text:p>0.030203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0.0302" calcext:value-type="float">
            <text:p>0.03020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0.030213" calcext:value-type="float">
            <text:p>0.030213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0.030217" calcext:value-type="float">
            <text:p>0.030217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0.030217" calcext:value-type="float">
            <text:p>0.030217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0.03021" calcext:value-type="float">
            <text:p>0.030210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0.030204" calcext:value-type="float">
            <text:p>0.030204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0.030204" calcext:value-type="float">
            <text:p>0.030204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0.030204" calcext:value-type="float">
            <text:p>0.030204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0.030201" calcext:value-type="float">
            <text:p>0.030201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0.030199" calcext:value-type="float">
            <text:p>0.03019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0.030198" calcext:value-type="float">
            <text:p>0.030198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0.0302" calcext:value-type="float">
            <text:p>0.03020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0.0302" calcext:value-type="float">
            <text:p>0.03020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0.030196" calcext:value-type="float">
            <text:p>0.03019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0.030189" calcext:value-type="float">
            <text:p>0.03018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0.030189" calcext:value-type="float">
            <text:p>0.03018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0.030185" calcext:value-type="float">
            <text:p>0.03018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0.030183" calcext:value-type="float">
            <text:p>0.030183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0.030183" calcext:value-type="float">
            <text:p>0.030183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0.030186" calcext:value-type="float">
            <text:p>0.03018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0.030188" calcext:value-type="float">
            <text:p>0.030188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0.03018" calcext:value-type="float">
            <text:p>0.03018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0.030186" calcext:value-type="float">
            <text:p>0.03018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0.030185" calcext:value-type="float">
            <text:p>0.03018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0.030182" calcext:value-type="float">
            <text:p>0.030182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0.030194" calcext:value-type="float">
            <text:p>0.030194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0.030192" calcext:value-type="float">
            <text:p>0.030192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0.030185" calcext:value-type="float">
            <text:p>0.03018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0.030191" calcext:value-type="float">
            <text:p>0.030191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0.03021" calcext:value-type="float">
            <text:p>0.030210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0.030528" calcext:value-type="float">
            <text:p>0.03052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0.030892" calcext:value-type="float">
            <text:p>0.030892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0.031151" calcext:value-type="float">
            <text:p>0.031151</text:p>
          </table:table-cell>
          <table:table-cell office:value-type="float" office:value="0.000000194" calcext:value-type="float">
            <text:p>0.00000019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0.031009" calcext:value-type="float">
            <text:p>0.031009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0.030793" calcext:value-type="float">
            <text:p>0.030793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0.030719" calcext:value-type="float">
            <text:p>0.030719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0.030681" calcext:value-type="float">
            <text:p>0.030681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0.030636" calcext:value-type="float">
            <text:p>0.030636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0.030575" calcext:value-type="float">
            <text:p>0.030575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0.031022" calcext:value-type="float">
            <text:p>0.031022</text:p>
          </table:table-cell>
          <table:table-cell office:value-type="float" office:value="0.000000193" calcext:value-type="float">
            <text:p>0.0000001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0.030497" calcext:value-type="float">
            <text:p>0.030497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0.030358" calcext:value-type="float">
            <text:p>0.030358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0.030306" calcext:value-type="float">
            <text:p>0.030306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0.030274" calcext:value-type="float">
            <text:p>0.030274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0.030232" calcext:value-type="float">
            <text:p>0.030232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0.0302" calcext:value-type="float">
            <text:p>0.03020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0.030186" calcext:value-type="float">
            <text:p>0.03018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0.030158" calcext:value-type="float">
            <text:p>0.030158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0.030149" calcext:value-type="float">
            <text:p>0.03014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0.030142" calcext:value-type="float">
            <text:p>0.030142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0.030142" calcext:value-type="float">
            <text:p>0.030142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0.030143" calcext:value-type="float">
            <text:p>0.030143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0.03014" calcext:value-type="float">
            <text:p>0.03014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0.030144" calcext:value-type="float">
            <text:p>0.030144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0.03014" calcext:value-type="float">
            <text:p>0.03014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0.030145" calcext:value-type="float">
            <text:p>0.03014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0.030138" calcext:value-type="float">
            <text:p>0.030138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0.030138" calcext:value-type="float">
            <text:p>0.030138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0.030137" calcext:value-type="float">
            <text:p>0.030137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0.030141" calcext:value-type="float">
            <text:p>0.030141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0.030136" calcext:value-type="float">
            <text:p>0.03013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0.030137" calcext:value-type="float">
            <text:p>0.030137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0.030138" calcext:value-type="float">
            <text:p>0.030138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0.030137" calcext:value-type="float">
            <text:p>0.030137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0.030127" calcext:value-type="float">
            <text:p>0.030127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0.030129" calcext:value-type="float">
            <text:p>0.03012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0.030127" calcext:value-type="float">
            <text:p>0.030127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0.030132" calcext:value-type="float">
            <text:p>0.030132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0.030127" calcext:value-type="float">
            <text:p>0.030127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0.030125" calcext:value-type="float">
            <text:p>0.03012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0.030125" calcext:value-type="float">
            <text:p>0.03012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0.03013" calcext:value-type="float">
            <text:p>0.03013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0.030129" calcext:value-type="float">
            <text:p>0.03012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0.030117" calcext:value-type="float">
            <text:p>0.030117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0.030118" calcext:value-type="float">
            <text:p>0.030118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0.030112" calcext:value-type="float">
            <text:p>0.03011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0.030114" calcext:value-type="float">
            <text:p>0.030114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0.03012" calcext:value-type="float">
            <text:p>0.03012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0.030113" calcext:value-type="float">
            <text:p>0.030113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0.030111" calcext:value-type="float">
            <text:p>0.03011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0.030103" calcext:value-type="float">
            <text:p>0.030103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0.030104" calcext:value-type="float">
            <text:p>0.030104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0.030097" calcext:value-type="float">
            <text:p>0.030097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0.030101" calcext:value-type="float">
            <text:p>0.03010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0.030093" calcext:value-type="float">
            <text:p>0.030093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0.030096" calcext:value-type="float">
            <text:p>0.030096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0.030092" calcext:value-type="float">
            <text:p>0.03009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0.030094" calcext:value-type="float">
            <text:p>0.030094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0.030098" calcext:value-type="float">
            <text:p>0.030098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0.030098" calcext:value-type="float">
            <text:p>0.030098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0.030083" calcext:value-type="float">
            <text:p>0.030083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0.030093" calcext:value-type="float">
            <text:p>0.030093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0.030091" calcext:value-type="float">
            <text:p>0.03009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0.03009" calcext:value-type="float">
            <text:p>0.030090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0.030087" calcext:value-type="float">
            <text:p>0.030087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0.03008" calcext:value-type="float">
            <text:p>0.030080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0.030076" calcext:value-type="float">
            <text:p>0.030076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0.030072" calcext:value-type="float">
            <text:p>0.03007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0.030072" calcext:value-type="float">
            <text:p>0.03007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0.030072" calcext:value-type="float">
            <text:p>0.03007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0.030079" calcext:value-type="float">
            <text:p>0.030079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0.030075" calcext:value-type="float">
            <text:p>0.030075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0.030076" calcext:value-type="float">
            <text:p>0.030076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0.030076" calcext:value-type="float">
            <text:p>0.030076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0.086766" calcext:value-type="float">
            <text:p>0.086766</text:p>
          </table:table-cell>
          <table:table-cell office:value-type="float" office:value="0.000001506" calcext:value-type="float">
            <text:p>0.0000015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0.108106" calcext:value-type="float">
            <text:p>0.108106</text:p>
          </table:table-cell>
          <table:table-cell office:value-type="float" office:value="0.000002338" calcext:value-type="float">
            <text:p>0.00000233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0.112881" calcext:value-type="float">
            <text:p>0.112881</text:p>
          </table:table-cell>
          <table:table-cell office:value-type="float" office:value="0.000002549" calcext:value-type="float">
            <text:p>0.0000025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0.114068" calcext:value-type="float">
            <text:p>0.114068</text:p>
          </table:table-cell>
          <table:table-cell office:value-type="float" office:value="0.000002603" calcext:value-type="float">
            <text:p>0.0000026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0.114076" calcext:value-type="float">
            <text:p>0.114076</text:p>
          </table:table-cell>
          <table:table-cell office:value-type="float" office:value="0.000002604" calcext:value-type="float">
            <text:p>0.00000260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0.101189" calcext:value-type="float">
            <text:p>0.101189</text:p>
          </table:table-cell>
          <table:table-cell office:value-type="float" office:value="0.000002049" calcext:value-type="float">
            <text:p>0.00000204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0.045314" calcext:value-type="float">
            <text:p>0.045314</text:p>
          </table:table-cell>
          <table:table-cell office:value-type="float" office:value="0.000000411" calcext:value-type="float">
            <text:p>0.00000041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0.033325" calcext:value-type="float">
            <text:p>0.033325</text:p>
          </table:table-cell>
          <table:table-cell office:value-type="float" office:value="0.000000222" calcext:value-type="float">
            <text:p>0.00000022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0.030764" calcext:value-type="float">
            <text:p>0.030764</text:p>
          </table:table-cell>
          <table:table-cell office:value-type="float" office:value="0.000000189" calcext:value-type="float">
            <text:p>0.00000018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0.030213" calcext:value-type="float">
            <text:p>0.030213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0.03009" calcext:value-type="float">
            <text:p>0.030090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0.030062" calcext:value-type="float">
            <text:p>0.03006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0.030052" calcext:value-type="float">
            <text:p>0.03005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0.030051" calcext:value-type="float">
            <text:p>0.03005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0.030052" calcext:value-type="float">
            <text:p>0.03005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0.030051" calcext:value-type="float">
            <text:p>0.03005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0.030075" calcext:value-type="float">
            <text:p>0.030075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0.03008" calcext:value-type="float">
            <text:p>0.030080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0.030073" calcext:value-type="float">
            <text:p>0.030073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0.030057" calcext:value-type="float">
            <text:p>0.030057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0.030053" calcext:value-type="float">
            <text:p>0.030053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0.030041" calcext:value-type="float">
            <text:p>0.03004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0.030034" calcext:value-type="float">
            <text:p>0.030034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0.030017" calcext:value-type="float">
            <text:p>0.030017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0.030026" calcext:value-type="float">
            <text:p>0.030026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0.030027" calcext:value-type="float">
            <text:p>0.030027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0.030019" calcext:value-type="float">
            <text:p>0.030019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0.03001" calcext:value-type="float">
            <text:p>0.030010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0.030007" calcext:value-type="float">
            <text:p>0.030007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0.030002" calcext:value-type="float">
            <text:p>0.030002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0.030003" calcext:value-type="float">
            <text:p>0.030003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0.029998" calcext:value-type="float">
            <text:p>0.029998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0.029997" calcext:value-type="float">
            <text:p>0.029997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0.029996" calcext:value-type="float">
            <text:p>0.029996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0.029997" calcext:value-type="float">
            <text:p>0.029997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0.030009" calcext:value-type="float">
            <text:p>0.030009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0.030021" calcext:value-type="float">
            <text:p>0.030021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0.030018" calcext:value-type="float">
            <text:p>0.030018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0.030018" calcext:value-type="float">
            <text:p>0.030018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0.030005" calcext:value-type="float">
            <text:p>0.030005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0.030005" calcext:value-type="float">
            <text:p>0.030005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0.030013" calcext:value-type="float">
            <text:p>0.030013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0.030018" calcext:value-type="float">
            <text:p>0.030018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0.030011" calcext:value-type="float">
            <text:p>0.030011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0.030121" calcext:value-type="float">
            <text:p>0.030121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0.030518" calcext:value-type="float">
            <text:p>0.030518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0.030435" calcext:value-type="float">
            <text:p>0.030435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0.03028" calcext:value-type="float">
            <text:p>0.030280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0.031444" calcext:value-type="float">
            <text:p>0.031444</text:p>
          </table:table-cell>
          <table:table-cell office:value-type="float" office:value="0.000000198" calcext:value-type="float">
            <text:p>0.0000001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0.030609" calcext:value-type="float">
            <text:p>0.030609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0.030322" calcext:value-type="float">
            <text:p>0.030322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0.030317" calcext:value-type="float">
            <text:p>0.030317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0.030303" calcext:value-type="float">
            <text:p>0.030303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0.030256" calcext:value-type="float">
            <text:p>0.030256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0.030214" calcext:value-type="float">
            <text:p>0.030214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0.030359" calcext:value-type="float">
            <text:p>0.030359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0.0304" calcext:value-type="float">
            <text:p>0.030400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0.030283" calcext:value-type="float">
            <text:p>0.030283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0.030218" calcext:value-type="float">
            <text:p>0.03021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0.03019" calcext:value-type="float">
            <text:p>0.03019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0.030185" calcext:value-type="float">
            <text:p>0.03018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0.030181" calcext:value-type="float">
            <text:p>0.030181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0.030166" calcext:value-type="float">
            <text:p>0.03016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0.030162" calcext:value-type="float">
            <text:p>0.030162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0.030159" calcext:value-type="float">
            <text:p>0.03015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0.030166" calcext:value-type="float">
            <text:p>0.03016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0.030167" calcext:value-type="float">
            <text:p>0.030167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0.030163" calcext:value-type="float">
            <text:p>0.030163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0.03017" calcext:value-type="float">
            <text:p>0.03017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0.030175" calcext:value-type="float">
            <text:p>0.03017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0.030166" calcext:value-type="float">
            <text:p>0.03016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0.030062" calcext:value-type="float">
            <text:p>0.03006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0.029996" calcext:value-type="float">
            <text:p>0.029996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0.029965" calcext:value-type="float">
            <text:p>0.029965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0.029938" calcext:value-type="float">
            <text:p>0.029938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0.029959" calcext:value-type="float">
            <text:p>0.029959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0.030155" calcext:value-type="float">
            <text:p>0.03015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0.030151" calcext:value-type="float">
            <text:p>0.030151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0.030169" calcext:value-type="float">
            <text:p>0.03016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0.030326" calcext:value-type="float">
            <text:p>0.030326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0.030247" calcext:value-type="float">
            <text:p>0.030247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0.030068" calcext:value-type="float">
            <text:p>0.030068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0.030785" calcext:value-type="float">
            <text:p>0.030785</text:p>
          </table:table-cell>
          <table:table-cell office:value-type="float" office:value="0.00000019" calcext:value-type="float">
            <text:p>0.00000019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0.030459" calcext:value-type="float">
            <text:p>0.030459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0.030126" calcext:value-type="float">
            <text:p>0.030126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0.03068" calcext:value-type="float">
            <text:p>0.030680</text:p>
          </table:table-cell>
          <table:table-cell office:value-type="float" office:value="0.000000188" calcext:value-type="float">
            <text:p>0.00000018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0.030119" calcext:value-type="float">
            <text:p>0.03011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0.029968" calcext:value-type="float">
            <text:p>0.029968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0.029911" calcext:value-type="float">
            <text:p>0.029911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0.029895" calcext:value-type="float">
            <text:p>0.029895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0.029895" calcext:value-type="float">
            <text:p>0.029895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0.029897" calcext:value-type="float">
            <text:p>0.02989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0.029897" calcext:value-type="float">
            <text:p>0.02989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0.029893" calcext:value-type="float">
            <text:p>0.029893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0.029892" calcext:value-type="float">
            <text:p>0.029892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0.029895" calcext:value-type="float">
            <text:p>0.029895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0.029892" calcext:value-type="float">
            <text:p>0.029892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0.02989" calcext:value-type="float">
            <text:p>0.029890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0.027383" calcext:value-type="float">
            <text:p>0.027383</text:p>
          </table:table-cell>
          <table:table-cell office:value-type="float" office:value="0.00000015" calcext:value-type="float">
            <text:p>0.00000015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0.029352" calcext:value-type="float">
            <text:p>0.029352</text:p>
          </table:table-cell>
          <table:table-cell office:value-type="float" office:value="0.000000172" calcext:value-type="float">
            <text:p>0.0000001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0.029774" calcext:value-type="float">
            <text:p>0.029774</text:p>
          </table:table-cell>
          <table:table-cell office:value-type="float" office:value="0.000000177" calcext:value-type="float">
            <text:p>0.0000001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0.02987" calcext:value-type="float">
            <text:p>0.029870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0.029885" calcext:value-type="float">
            <text:p>0.029885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0.029898" calcext:value-type="float">
            <text:p>0.029898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0.029894" calcext:value-type="float">
            <text:p>0.029894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0.029897" calcext:value-type="float">
            <text:p>0.02989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0.029889" calcext:value-type="float">
            <text:p>0.029889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0.029895" calcext:value-type="float">
            <text:p>0.029895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0.029905" calcext:value-type="float">
            <text:p>0.029905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0.029904" calcext:value-type="float">
            <text:p>0.029904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0.029897" calcext:value-type="float">
            <text:p>0.02989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0.029912" calcext:value-type="float">
            <text:p>0.029912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0.030038" calcext:value-type="float">
            <text:p>0.030038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0.030208" calcext:value-type="float">
            <text:p>0.03020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0.030139" calcext:value-type="float">
            <text:p>0.030139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0.030041" calcext:value-type="float">
            <text:p>0.03004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0.030018" calcext:value-type="float">
            <text:p>0.030018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0.030025" calcext:value-type="float">
            <text:p>0.030025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0.030034" calcext:value-type="float">
            <text:p>0.030034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0.030062" calcext:value-type="float">
            <text:p>0.030062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0.030036" calcext:value-type="float">
            <text:p>0.030036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0.030061" calcext:value-type="float">
            <text:p>0.030061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0.030033" calcext:value-type="float">
            <text:p>0.030033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0.029983" calcext:value-type="float">
            <text:p>0.029983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0.029962" calcext:value-type="float">
            <text:p>0.029962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0.029947" calcext:value-type="float">
            <text:p>0.02994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0.02992" calcext:value-type="float">
            <text:p>0.029920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0.029894" calcext:value-type="float">
            <text:p>0.029894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0.029894" calcext:value-type="float">
            <text:p>0.029894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0.029891" calcext:value-type="float">
            <text:p>0.029891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0.029888" calcext:value-type="float">
            <text:p>0.029888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0.029883" calcext:value-type="float">
            <text:p>0.029883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0.029883" calcext:value-type="float">
            <text:p>0.029883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0.02988" calcext:value-type="float">
            <text:p>0.029880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0.029877" calcext:value-type="float">
            <text:p>0.02987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0.029876" calcext:value-type="float">
            <text:p>0.029876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0.029887" calcext:value-type="float">
            <text:p>0.02988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0.029877" calcext:value-type="float">
            <text:p>0.02987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0.029872" calcext:value-type="float">
            <text:p>0.029872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0.029874" calcext:value-type="float">
            <text:p>0.029874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0.029899" calcext:value-type="float">
            <text:p>0.029899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0.029972" calcext:value-type="float">
            <text:p>0.029972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0.029933" calcext:value-type="float">
            <text:p>0.029933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0.028739" calcext:value-type="float">
            <text:p>0.028739</text:p>
          </table:table-cell>
          <table:table-cell office:value-type="float" office:value="0.000000165" calcext:value-type="float">
            <text:p>0.00000016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0.029868" calcext:value-type="float">
            <text:p>0.029868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0.030104" calcext:value-type="float">
            <text:p>0.030104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0.030163" calcext:value-type="float">
            <text:p>0.030163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0.030171" calcext:value-type="float">
            <text:p>0.030171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0.030172" calcext:value-type="float">
            <text:p>0.030172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0.030173" calcext:value-type="float">
            <text:p>0.030173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0.030175" calcext:value-type="float">
            <text:p>0.030175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0.030086" calcext:value-type="float">
            <text:p>0.030086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0.029993" calcext:value-type="float">
            <text:p>0.029993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0.029947" calcext:value-type="float">
            <text:p>0.029947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0.029931" calcext:value-type="float">
            <text:p>0.029931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0.029952" calcext:value-type="float">
            <text:p>0.029952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0.029929" calcext:value-type="float">
            <text:p>0.029929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0.029929" calcext:value-type="float">
            <text:p>0.029929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0.029984" calcext:value-type="float">
            <text:p>0.029984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0.030212" calcext:value-type="float">
            <text:p>0.030212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0.030466" calcext:value-type="float">
            <text:p>0.030466</text:p>
          </table:table-cell>
          <table:table-cell office:value-type="float" office:value="0.000000186" calcext:value-type="float">
            <text:p>0.00000018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0.030362" calcext:value-type="float">
            <text:p>0.030362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0.030283" calcext:value-type="float">
            <text:p>0.030283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0.030385" calcext:value-type="float">
            <text:p>0.030385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0.030283" calcext:value-type="float">
            <text:p>0.030283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0.030098" calcext:value-type="float">
            <text:p>0.030098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0.030033" calcext:value-type="float">
            <text:p>0.030033</text:p>
          </table:table-cell>
          <table:table-cell office:value-type="float" office:value="0.00000018" calcext:value-type="float">
            <text:p>0.000000180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0.03018" calcext:value-type="float">
            <text:p>0.030180</text:p>
          </table:table-cell>
          <table:table-cell office:value-type="float" office:value="0.000000182" calcext:value-type="float">
            <text:p>0.00000018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0.029922" calcext:value-type="float">
            <text:p>0.029922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0.029913" calcext:value-type="float">
            <text:p>0.029913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0.029904" calcext:value-type="float">
            <text:p>0.029904</text:p>
          </table:table-cell>
          <table:table-cell office:value-type="float" office:value="0.000000179" calcext:value-type="float">
            <text:p>0.00000017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0.02972" calcext:value-type="float">
            <text:p>0.029720</text:p>
          </table:table-cell>
          <table:table-cell office:value-type="float" office:value="0.000000177" calcext:value-type="float">
            <text:p>0.0000001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0.029689" calcext:value-type="float">
            <text:p>0.029689</text:p>
          </table:table-cell>
          <table:table-cell office:value-type="float" office:value="0.000000176" calcext:value-type="float">
            <text:p>0.00000017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0.029736" calcext:value-type="float">
            <text:p>0.029736</text:p>
          </table:table-cell>
          <table:table-cell office:value-type="float" office:value="0.000000177" calcext:value-type="float">
            <text:p>0.0000001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0.029783" calcext:value-type="float">
            <text:p>0.029783</text:p>
          </table:table-cell>
          <table:table-cell office:value-type="float" office:value="0.000000177" calcext:value-type="float">
            <text:p>0.0000001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0.029802" calcext:value-type="float">
            <text:p>0.029802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0.029799" calcext:value-type="float">
            <text:p>0.029799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0.029796" calcext:value-type="float">
            <text:p>0.029796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0.029797" calcext:value-type="float">
            <text:p>0.029797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0.029807" calcext:value-type="float">
            <text:p>0.029807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0.029812" calcext:value-type="float">
            <text:p>0.029812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0.029815" calcext:value-type="float">
            <text:p>0.029815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0.029811" calcext:value-type="float">
            <text:p>0.029811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0.029803" calcext:value-type="float">
            <text:p>0.029803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0.029801" calcext:value-type="float">
            <text:p>0.029801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0.029801" calcext:value-type="float">
            <text:p>0.029801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0.029795" calcext:value-type="float">
            <text:p>0.029795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0.029807" calcext:value-type="float">
            <text:p>0.029807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0.029802" calcext:value-type="float">
            <text:p>0.029802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0.029799" calcext:value-type="float">
            <text:p>0.029799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0.029793" calcext:value-type="float">
            <text:p>0.029793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0.029788" calcext:value-type="float">
            <text:p>0.029788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0.02979" calcext:value-type="float">
            <text:p>0.029790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0.029796" calcext:value-type="float">
            <text:p>0.029796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0.029787" calcext:value-type="float">
            <text:p>0.029787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0.029779" calcext:value-type="float">
            <text:p>0.029779</text:p>
          </table:table-cell>
          <table:table-cell office:value-type="float" office:value="0.000000177" calcext:value-type="float">
            <text:p>0.0000001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0.029782" calcext:value-type="float">
            <text:p>0.029782</text:p>
          </table:table-cell>
          <table:table-cell office:value-type="float" office:value="0.000000177" calcext:value-type="float">
            <text:p>0.0000001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0.029791" calcext:value-type="float">
            <text:p>0.029791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0.029802" calcext:value-type="float">
            <text:p>0.029802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0.029793" calcext:value-type="float">
            <text:p>0.029793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0.029799" calcext:value-type="float">
            <text:p>0.029799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0.029798" calcext:value-type="float">
            <text:p>0.029798</text:p>
          </table:table-cell>
          <table:table-cell office:value-type="float" office:value="0.000000178" calcext:value-type="float">
            <text:p>0.00000017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 table:number-rows-repeated="10467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brooks</meta:initial-creator>
    <meta:creation-date>2015-09-20T20:27:59.046686061</meta:creation-date>
    <dc:date>2015-09-20T20:45:05.074555417</dc:date>
    <dc:creator>fred brooks</dc:creator>
    <meta:editing-duration>PT1M55S</meta:editing-duration>
    <meta:editing-cycles>1</meta:editing-cycles>
    <meta:document-statistic meta:table-count="2" meta:cell-count="7256" meta:object-count="1"/>
    <meta:generator>LibreOffice/5.0.1.2.0$Linux_x86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true" chart:minimum="0.0000001" chart:maximum="2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9.355cm" svg:height="24.144cm" xlink:href=".." xlink:type="simple" chart:class="chart:line" chart:style-name="ch1">
        <chart:legend chart:legend-position="end" svg:x="86.386cm" svg:y="11.507cm" style:legend-expansion="high" chart:style-name="ch2"/>
        <chart:plot-area chart:style-name="ch3" table:cell-range-address="moonlight_sundown.A1:moonlight_sundown.B1814" svg:x="1.787cm" svg:y="0.482cm" svg:width="82.813cm" svg:height="23.18cm">
          <chartooo:coordinate-region svg:x="4.194cm" svg:y="0.482cm" svg:width="80.348cm" svg:height="22.0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onlight_sundown.A1:moonlight_sundown.A1814" chart:class="chart:line">
            <chart:data-point chart:repeated="1814"/>
          </chart:series>
          <chart:series chart:style-name="ch8" chart:values-cell-range-address="moonlight_sundown.B1:moonlight_sundown.B1814" chart:class="chart:line">
            <chart:data-point chart:repeated="18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09161">
                <text:p>1.209161</text:p>
                <draw:g>
                  <svg:desc>moonlight_sundown.A1:moonlight_sundown.A1814</svg:desc>
                </draw:g>
              </table:table-cell>
              <table:table-cell office:value-type="float" office:value="0.000292531">
                <text:p>0.000292531</text:p>
                <draw:g>
                  <svg:desc>moonlight_sundown.B1:moonlight_sundown.B18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03932">
                <text:p>1.203932</text:p>
              </table:table-cell>
              <table:table-cell office:value-type="float" office:value="0.000290006">
                <text:p>0.00029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8768">
                <text:p>1.198768</text:p>
              </table:table-cell>
              <table:table-cell office:value-type="float" office:value="0.000287524">
                <text:p>0.000287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37">
                <text:p>1.1937</text:p>
              </table:table-cell>
              <table:table-cell office:value-type="float" office:value="0.000285098">
                <text:p>0.000285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88634">
                <text:p>1.188634</text:p>
              </table:table-cell>
              <table:table-cell office:value-type="float" office:value="0.000282683">
                <text:p>0.000282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3561">
                <text:p>1.183561</text:p>
              </table:table-cell>
              <table:table-cell office:value-type="float" office:value="0.000280276">
                <text:p>0.000280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8449">
                <text:p>1.178449</text:p>
              </table:table-cell>
              <table:table-cell office:value-type="float" office:value="0.00027786">
                <text:p>0.00027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3327">
                <text:p>1.173327</text:p>
              </table:table-cell>
              <table:table-cell office:value-type="float" office:value="0.000275449">
                <text:p>0.000275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68134">
                <text:p>1.168134</text:p>
              </table:table-cell>
              <table:table-cell office:value-type="float" office:value="0.000273017">
                <text:p>0.000273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63019">
                <text:p>1.163019</text:p>
              </table:table-cell>
              <table:table-cell office:value-type="float" office:value="0.000270631">
                <text:p>0.000270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7985">
                <text:p>1.157985</text:p>
              </table:table-cell>
              <table:table-cell office:value-type="float" office:value="0.000268293">
                <text:p>0.000268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2985">
                <text:p>1.152985</text:p>
              </table:table-cell>
              <table:table-cell office:value-type="float" office:value="0.000265981">
                <text:p>0.000265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8055">
                <text:p>1.148055</text:p>
              </table:table-cell>
              <table:table-cell office:value-type="float" office:value="0.000263711">
                <text:p>0.00026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308">
                <text:p>1.14308</text:p>
              </table:table-cell>
              <table:table-cell office:value-type="float" office:value="0.000261431">
                <text:p>0.000261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8172">
                <text:p>1.138172</text:p>
              </table:table-cell>
              <table:table-cell office:value-type="float" office:value="0.000259191">
                <text:p>0.000259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33264">
                <text:p>1.133264</text:p>
              </table:table-cell>
              <table:table-cell office:value-type="float" office:value="0.00025696">
                <text:p>0.00025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28355">
                <text:p>1.128355</text:p>
              </table:table-cell>
              <table:table-cell office:value-type="float" office:value="0.000254739">
                <text:p>0.000254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23512">
                <text:p>1.123512</text:p>
              </table:table-cell>
              <table:table-cell office:value-type="float" office:value="0.000252557">
                <text:p>0.000252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8657">
                <text:p>1.118657</text:p>
              </table:table-cell>
              <table:table-cell office:value-type="float" office:value="0.000250379">
                <text:p>0.000250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3835">
                <text:p>1.113835</text:p>
              </table:table-cell>
              <table:table-cell office:value-type="float" office:value="0.000248225">
                <text:p>0.000248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09059">
                <text:p>1.109059</text:p>
              </table:table-cell>
              <table:table-cell office:value-type="float" office:value="0.000246101">
                <text:p>0.000246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4464">
                <text:p>1.104464</text:p>
              </table:table-cell>
              <table:table-cell office:value-type="float" office:value="0.000244066">
                <text:p>0.000244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9897">
                <text:p>1.099897</text:p>
              </table:table-cell>
              <table:table-cell office:value-type="float" office:value="0.000242051">
                <text:p>0.000242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95405">
                <text:p>1.095405</text:p>
              </table:table-cell>
              <table:table-cell office:value-type="float" office:value="0.000240078">
                <text:p>0.000240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91062">
                <text:p>1.091062</text:p>
              </table:table-cell>
              <table:table-cell office:value-type="float" office:value="0.000238179">
                <text:p>0.000238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665">
                <text:p>1.08665</text:p>
              </table:table-cell>
              <table:table-cell office:value-type="float" office:value="0.000236256">
                <text:p>0.000236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205">
                <text:p>1.08205</text:p>
              </table:table-cell>
              <table:table-cell office:value-type="float" office:value="0.00023426">
                <text:p>0.00023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77182">
                <text:p>1.077182</text:p>
              </table:table-cell>
              <table:table-cell office:value-type="float" office:value="0.000232157">
                <text:p>0.000232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252">
                <text:p>1.07252</text:p>
              </table:table-cell>
              <table:table-cell office:value-type="float" office:value="0.000230152">
                <text:p>0.000230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67894">
                <text:p>1.067894</text:p>
              </table:table-cell>
              <table:table-cell office:value-type="float" office:value="0.000228171">
                <text:p>0.000228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3312">
                <text:p>1.063312</text:p>
              </table:table-cell>
              <table:table-cell office:value-type="float" office:value="0.000226217">
                <text:p>0.000226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8653">
                <text:p>1.058653</text:p>
              </table:table-cell>
              <table:table-cell office:value-type="float" office:value="0.000224239">
                <text:p>0.000224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3983">
                <text:p>1.053983</text:p>
              </table:table-cell>
              <table:table-cell office:value-type="float" office:value="0.000222265">
                <text:p>0.000222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9376">
                <text:p>1.049376</text:p>
              </table:table-cell>
              <table:table-cell office:value-type="float" office:value="0.000220326">
                <text:p>0.000220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4907">
                <text:p>1.044907</text:p>
              </table:table-cell>
              <table:table-cell office:value-type="float" office:value="0.000218454">
                <text:p>0.000218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4049">
                <text:p>1.04049</text:p>
              </table:table-cell>
              <table:table-cell office:value-type="float" office:value="0.000216611">
                <text:p>0.000216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5989">
                <text:p>1.035989</text:p>
              </table:table-cell>
              <table:table-cell office:value-type="float" office:value="0.00021474">
                <text:p>0.00021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1656">
                <text:p>1.031656</text:p>
              </table:table-cell>
              <table:table-cell office:value-type="float" office:value="0.000212948">
                <text:p>0.000212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7429">
                <text:p>1.027429</text:p>
              </table:table-cell>
              <table:table-cell office:value-type="float" office:value="0.000211207">
                <text:p>0.000211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23288">
                <text:p>1.023288</text:p>
              </table:table-cell>
              <table:table-cell office:value-type="float" office:value="0.000209507">
                <text:p>0.000209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19057">
                <text:p>1.019057</text:p>
              </table:table-cell>
              <table:table-cell office:value-type="float" office:value="0.000207779">
                <text:p>0.000207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4696">
                <text:p>1.014696</text:p>
              </table:table-cell>
              <table:table-cell office:value-type="float" office:value="0.000206004">
                <text:p>0.000206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045">
                <text:p>1.01045</text:p>
              </table:table-cell>
              <table:table-cell office:value-type="float" office:value="0.000204284">
                <text:p>0.000204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6068">
                <text:p>1.006068</text:p>
              </table:table-cell>
              <table:table-cell office:value-type="float" office:value="0.000202515">
                <text:p>0.000202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1681">
                <text:p>1.001681</text:p>
              </table:table-cell>
              <table:table-cell office:value-type="float" office:value="0.000200753">
                <text:p>0.000200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7429">
                <text:p>0.997429</text:p>
              </table:table-cell>
              <table:table-cell office:value-type="float" office:value="0.000199052">
                <text:p>0.000199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3231">
                <text:p>0.993231</text:p>
              </table:table-cell>
              <table:table-cell office:value-type="float" office:value="0.00019738">
                <text:p>0.00019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87">
                <text:p>0.9887</text:p>
              </table:table-cell>
              <table:table-cell office:value-type="float" office:value="0.000195584">
                <text:p>0.000195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3834">
                <text:p>0.983834</text:p>
              </table:table-cell>
              <table:table-cell office:value-type="float" office:value="0.000193663">
                <text:p>0.000193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9154">
                <text:p>0.979154</text:p>
              </table:table-cell>
              <table:table-cell office:value-type="float" office:value="0.000191825">
                <text:p>0.0001918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4746">
                <text:p>0.974746</text:p>
              </table:table-cell>
              <table:table-cell office:value-type="float" office:value="0.000190102">
                <text:p>0.000190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046">
                <text:p>0.97046</text:p>
              </table:table-cell>
              <table:table-cell office:value-type="float" office:value="0.000188434">
                <text:p>0.000188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6244">
                <text:p>0.966244</text:p>
              </table:table-cell>
              <table:table-cell office:value-type="float" office:value="0.0001868">
                <text:p>0.0001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2157">
                <text:p>0.962157</text:p>
              </table:table-cell>
              <table:table-cell office:value-type="float" office:value="0.000185223">
                <text:p>0.000185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8108">
                <text:p>0.958108</text:p>
              </table:table-cell>
              <table:table-cell office:value-type="float" office:value="0.000183668">
                <text:p>0.0001836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4002">
                <text:p>0.954002</text:p>
              </table:table-cell>
              <table:table-cell office:value-type="float" office:value="0.000182097">
                <text:p>0.000182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9874">
                <text:p>0.949874</text:p>
              </table:table-cell>
              <table:table-cell office:value-type="float" office:value="0.000180524">
                <text:p>0.000180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5786">
                <text:p>0.945786</text:p>
              </table:table-cell>
              <table:table-cell office:value-type="float" office:value="0.000178974">
                <text:p>0.0001789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1732">
                <text:p>0.941732</text:p>
              </table:table-cell>
              <table:table-cell office:value-type="float" office:value="0.000177443">
                <text:p>0.000177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7779">
                <text:p>0.937779</text:p>
              </table:table-cell>
              <table:table-cell office:value-type="float" office:value="0.000175956">
                <text:p>0.000175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3854">
                <text:p>0.933854</text:p>
              </table:table-cell>
              <table:table-cell office:value-type="float" office:value="0.000174487">
                <text:p>0.000174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9888">
                <text:p>0.929888</text:p>
              </table:table-cell>
              <table:table-cell office:value-type="float" office:value="0.000173008">
                <text:p>0.000173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6001">
                <text:p>0.926001</text:p>
              </table:table-cell>
              <table:table-cell office:value-type="float" office:value="0.000171564">
                <text:p>0.000171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2028">
                <text:p>0.922028</text:p>
              </table:table-cell>
              <table:table-cell office:value-type="float" office:value="0.000170095">
                <text:p>0.000170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7973">
                <text:p>0.917973</text:p>
              </table:table-cell>
              <table:table-cell office:value-type="float" office:value="0.000168602">
                <text:p>0.000168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3966">
                <text:p>0.913966</text:p>
              </table:table-cell>
              <table:table-cell office:value-type="float" office:value="0.000167134">
                <text:p>0.000167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0022">
                <text:p>0.910022</text:p>
              </table:table-cell>
              <table:table-cell office:value-type="float" office:value="0.000165694">
                <text:p>0.000165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6103">
                <text:p>0.906103</text:p>
              </table:table-cell>
              <table:table-cell office:value-type="float" office:value="0.00016427">
                <text:p>0.00016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02214">
                <text:p>0.902214</text:p>
              </table:table-cell>
              <table:table-cell office:value-type="float" office:value="0.000162863">
                <text:p>0.0001628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8357">
                <text:p>0.898357</text:p>
              </table:table-cell>
              <table:table-cell office:value-type="float" office:value="0.000161474">
                <text:p>0.000161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94496">
                <text:p>0.894496</text:p>
              </table:table-cell>
              <table:table-cell office:value-type="float" office:value="0.000160088">
                <text:p>0.000160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0681">
                <text:p>0.890681</text:p>
              </table:table-cell>
              <table:table-cell office:value-type="float" office:value="0.000158726">
                <text:p>0.000158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6875">
                <text:p>0.886875</text:p>
              </table:table-cell>
              <table:table-cell office:value-type="float" office:value="0.000157372">
                <text:p>0.0001573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3085">
                <text:p>0.883085</text:p>
              </table:table-cell>
              <table:table-cell office:value-type="float" office:value="0.00015603">
                <text:p>0.000156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9299">
                <text:p>0.879299</text:p>
              </table:table-cell>
              <table:table-cell office:value-type="float" office:value="0.000154695">
                <text:p>0.000154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536">
                <text:p>0.875536</text:p>
              </table:table-cell>
              <table:table-cell office:value-type="float" office:value="0.000153374">
                <text:p>0.0001533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71803">
                <text:p>0.871803</text:p>
              </table:table-cell>
              <table:table-cell office:value-type="float" office:value="0.000152069">
                <text:p>0.000152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8064">
                <text:p>0.868064</text:p>
              </table:table-cell>
              <table:table-cell office:value-type="float" office:value="0.000150767">
                <text:p>0.0001507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4344">
                <text:p>0.864344</text:p>
              </table:table-cell>
              <table:table-cell office:value-type="float" office:value="0.000149478">
                <text:p>0.0001494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0656">
                <text:p>0.860656</text:p>
              </table:table-cell>
              <table:table-cell office:value-type="float" office:value="0.000148205">
                <text:p>0.000148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56985">
                <text:p>0.856985</text:p>
              </table:table-cell>
              <table:table-cell office:value-type="float" office:value="0.000146943">
                <text:p>0.0001469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53355">
                <text:p>0.853355</text:p>
              </table:table-cell>
              <table:table-cell office:value-type="float" office:value="0.000145701">
                <text:p>0.000145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9738">
                <text:p>0.849738</text:p>
              </table:table-cell>
              <table:table-cell office:value-type="float" office:value="0.000144469">
                <text:p>0.000144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6101">
                <text:p>0.846101</text:p>
              </table:table-cell>
              <table:table-cell office:value-type="float" office:value="0.000143235">
                <text:p>0.000143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508">
                <text:p>0.842508</text:p>
              </table:table-cell>
              <table:table-cell office:value-type="float" office:value="0.000142021">
                <text:p>0.000142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38889">
                <text:p>0.838889</text:p>
              </table:table-cell>
              <table:table-cell office:value-type="float" office:value="0.000140803">
                <text:p>0.000140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5336">
                <text:p>0.835336</text:p>
              </table:table-cell>
              <table:table-cell office:value-type="float" office:value="0.000139613">
                <text:p>0.000139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14545">
                <text:p>0.814545</text:p>
              </table:table-cell>
              <table:table-cell office:value-type="float" office:value="0.00013275">
                <text:p>0.00013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4478">
                <text:p>0.824478</text:p>
              </table:table-cell>
              <table:table-cell office:value-type="float" office:value="0.000136007">
                <text:p>0.000136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2375">
                <text:p>0.82375</text:p>
              </table:table-cell>
              <table:table-cell office:value-type="float" office:value="0.000135767">
                <text:p>0.000135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0827">
                <text:p>0.820827</text:p>
              </table:table-cell>
              <table:table-cell office:value-type="float" office:value="0.000134805">
                <text:p>0.000134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7423">
                <text:p>0.817423</text:p>
              </table:table-cell>
              <table:table-cell office:value-type="float" office:value="0.00013369">
                <text:p>0.00013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1396">
                <text:p>0.81396</text:p>
              </table:table-cell>
              <table:table-cell office:value-type="float" office:value="0.000132559">
                <text:p>0.000132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10488">
                <text:p>0.810488</text:p>
              </table:table-cell>
              <table:table-cell office:value-type="float" office:value="0.000131431">
                <text:p>0.0001314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7043">
                <text:p>0.807043</text:p>
              </table:table-cell>
              <table:table-cell office:value-type="float" office:value="0.000130316">
                <text:p>0.000130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3623">
                <text:p>0.803623</text:p>
              </table:table-cell>
              <table:table-cell office:value-type="float" office:value="0.000129214">
                <text:p>0.000129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0207">
                <text:p>0.800207</text:p>
              </table:table-cell>
              <table:table-cell office:value-type="float" office:value="0.000128117">
                <text:p>0.000128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968">
                <text:p>0.7968</text:p>
              </table:table-cell>
              <table:table-cell office:value-type="float" office:value="0.000127029">
                <text:p>0.0001270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93409">
                <text:p>0.793409</text:p>
              </table:table-cell>
              <table:table-cell office:value-type="float" office:value="0.00012595">
                <text:p>0.00012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0055">
                <text:p>0.790055</text:p>
              </table:table-cell>
              <table:table-cell office:value-type="float" office:value="0.000124887">
                <text:p>0.0001248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6726">
                <text:p>0.786726</text:p>
              </table:table-cell>
              <table:table-cell office:value-type="float" office:value="0.000123837">
                <text:p>0.0001238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3386">
                <text:p>0.783386</text:p>
              </table:table-cell>
              <table:table-cell office:value-type="float" office:value="0.000122788">
                <text:p>0.0001227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0094">
                <text:p>0.780094</text:p>
              </table:table-cell>
              <table:table-cell office:value-type="float" office:value="0.000121758">
                <text:p>0.000121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6802">
                <text:p>0.776802</text:p>
              </table:table-cell>
              <table:table-cell office:value-type="float" office:value="0.000120732">
                <text:p>0.000120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73524">
                <text:p>0.773524</text:p>
              </table:table-cell>
              <table:table-cell office:value-type="float" office:value="0.000119716">
                <text:p>0.0001197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70212">
                <text:p>0.770212</text:p>
              </table:table-cell>
              <table:table-cell office:value-type="float" office:value="0.000118693">
                <text:p>0.0001186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6978">
                <text:p>0.766978</text:p>
              </table:table-cell>
              <table:table-cell office:value-type="float" office:value="0.000117698">
                <text:p>0.000117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3778">
                <text:p>0.763778</text:p>
              </table:table-cell>
              <table:table-cell office:value-type="float" office:value="0.000116718">
                <text:p>0.000116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0535">
                <text:p>0.760535</text:p>
              </table:table-cell>
              <table:table-cell office:value-type="float" office:value="0.000115729">
                <text:p>0.0001157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7292">
                <text:p>0.757292</text:p>
              </table:table-cell>
              <table:table-cell office:value-type="float" office:value="0.000114744">
                <text:p>0.0001147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4085">
                <text:p>0.754085</text:p>
              </table:table-cell>
              <table:table-cell office:value-type="float" office:value="0.000113774">
                <text:p>0.0001137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50878">
                <text:p>0.750878</text:p>
              </table:table-cell>
              <table:table-cell office:value-type="float" office:value="0.000112809">
                <text:p>0.0001128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7718">
                <text:p>0.747718</text:p>
              </table:table-cell>
              <table:table-cell office:value-type="float" office:value="0.000111861">
                <text:p>0.0001118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4621">
                <text:p>0.744621</text:p>
              </table:table-cell>
              <table:table-cell office:value-type="float" office:value="0.000110937">
                <text:p>0.0001109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41498">
                <text:p>0.741498</text:p>
              </table:table-cell>
              <table:table-cell office:value-type="float" office:value="0.000110008">
                <text:p>0.0001100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8415">
                <text:p>0.738415</text:p>
              </table:table-cell>
              <table:table-cell office:value-type="float" office:value="0.000109095">
                <text:p>0.000109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35386">
                <text:p>0.735386</text:p>
              </table:table-cell>
              <table:table-cell office:value-type="float" office:value="0.000108202">
                <text:p>0.000108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32451">
                <text:p>0.732451</text:p>
              </table:table-cell>
              <table:table-cell office:value-type="float" office:value="0.00010734">
                <text:p>0.000107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29342">
                <text:p>0.729342</text:p>
              </table:table-cell>
              <table:table-cell office:value-type="float" office:value="0.00010643">
                <text:p>0.000106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6259">
                <text:p>0.726259</text:p>
              </table:table-cell>
              <table:table-cell office:value-type="float" office:value="0.000105533">
                <text:p>0.000105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3257">
                <text:p>0.723257</text:p>
              </table:table-cell>
              <table:table-cell office:value-type="float" office:value="0.000104662">
                <text:p>0.0001046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0259">
                <text:p>0.720259</text:p>
              </table:table-cell>
              <table:table-cell office:value-type="float" office:value="0.000103796">
                <text:p>0.000103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17287">
                <text:p>0.717287</text:p>
              </table:table-cell>
              <table:table-cell office:value-type="float" office:value="0.000102941">
                <text:p>0.0001029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14325">
                <text:p>0.714325</text:p>
              </table:table-cell>
              <table:table-cell office:value-type="float" office:value="0.000102093">
                <text:p>0.000102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1355">
                <text:p>0.711355</text:p>
              </table:table-cell>
              <table:table-cell office:value-type="float" office:value="0.000101246">
                <text:p>0.000101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08376">
                <text:p>0.708376</text:p>
              </table:table-cell>
              <table:table-cell office:value-type="float" office:value="0.000100399">
                <text:p>0.0001003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05425">
                <text:p>0.705425</text:p>
              </table:table-cell>
              <table:table-cell office:value-type="float" office:value="0.000099565">
                <text:p>0.0000995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0251">
                <text:p>0.70251</text:p>
              </table:table-cell>
              <table:table-cell office:value-type="float" office:value="0.000098744">
                <text:p>0.000098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99618">
                <text:p>0.699618</text:p>
              </table:table-cell>
              <table:table-cell office:value-type="float" office:value="0.000097932">
                <text:p>0.0000979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96688">
                <text:p>0.696688</text:p>
              </table:table-cell>
              <table:table-cell office:value-type="float" office:value="0.000097114">
                <text:p>0.000097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3768">
                <text:p>0.693768</text:p>
              </table:table-cell>
              <table:table-cell office:value-type="float" office:value="0.000096301">
                <text:p>0.0000963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084">
                <text:p>0.69084</text:p>
              </table:table-cell>
              <table:table-cell office:value-type="float" office:value="0.00009549">
                <text:p>0.000095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8795">
                <text:p>0.68795</text:p>
              </table:table-cell>
              <table:table-cell office:value-type="float" office:value="0.000094693">
                <text:p>0.000094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8508">
                <text:p>0.68508</text:p>
              </table:table-cell>
              <table:table-cell office:value-type="float" office:value="0.000093904">
                <text:p>0.000093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2246">
                <text:p>0.682246</text:p>
              </table:table-cell>
              <table:table-cell office:value-type="float" office:value="0.000093129">
                <text:p>0.0000931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9406">
                <text:p>0.679406</text:p>
              </table:table-cell>
              <table:table-cell office:value-type="float" office:value="0.000092356">
                <text:p>0.000092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76559">
                <text:p>0.676559</text:p>
              </table:table-cell>
              <table:table-cell office:value-type="float" office:value="0.000091583">
                <text:p>0.0000915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3722">
                <text:p>0.673722</text:p>
              </table:table-cell>
              <table:table-cell office:value-type="float" office:value="0.000090816">
                <text:p>0.000090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0879">
                <text:p>0.670879</text:p>
              </table:table-cell>
              <table:table-cell office:value-type="float" office:value="0.000090052">
                <text:p>0.000090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68035">
                <text:p>0.668035</text:p>
              </table:table-cell>
              <table:table-cell office:value-type="float" office:value="0.00008929">
                <text:p>0.000089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5249">
                <text:p>0.665249</text:p>
              </table:table-cell>
              <table:table-cell office:value-type="float" office:value="0.000088547">
                <text:p>0.0000885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62473">
                <text:p>0.662473</text:p>
              </table:table-cell>
              <table:table-cell office:value-type="float" office:value="0.000087809">
                <text:p>0.0000878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59764">
                <text:p>0.659764</text:p>
              </table:table-cell>
              <table:table-cell office:value-type="float" office:value="0.000087092">
                <text:p>0.0000870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57">
                <text:p>0.657</text:p>
              </table:table-cell>
              <table:table-cell office:value-type="float" office:value="0.000086364">
                <text:p>0.000086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54286">
                <text:p>0.654286</text:p>
              </table:table-cell>
              <table:table-cell office:value-type="float" office:value="0.000085652">
                <text:p>0.0000856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51602">
                <text:p>0.651602</text:p>
              </table:table-cell>
              <table:table-cell office:value-type="float" office:value="0.000084951">
                <text:p>0.0000849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8894">
                <text:p>0.648894</text:p>
              </table:table-cell>
              <table:table-cell office:value-type="float" office:value="0.000084246">
                <text:p>0.0000842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46183">
                <text:p>0.646183</text:p>
              </table:table-cell>
              <table:table-cell office:value-type="float" office:value="0.000083544">
                <text:p>0.0000835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4352">
                <text:p>0.64352</text:p>
              </table:table-cell>
              <table:table-cell office:value-type="float" office:value="0.000082857">
                <text:p>0.0000828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40828">
                <text:p>0.640828</text:p>
              </table:table-cell>
              <table:table-cell office:value-type="float" office:value="0.000082165">
                <text:p>0.0000821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8092">
                <text:p>0.638092</text:p>
              </table:table-cell>
              <table:table-cell office:value-type="float" office:value="0.000081465">
                <text:p>0.0000814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5395">
                <text:p>0.635395</text:p>
              </table:table-cell>
              <table:table-cell office:value-type="float" office:value="0.000080778">
                <text:p>0.0000807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2698">
                <text:p>0.632698</text:p>
              </table:table-cell>
              <table:table-cell office:value-type="float" office:value="0.000080093">
                <text:p>0.0000800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0046">
                <text:p>0.630046</text:p>
              </table:table-cell>
              <table:table-cell office:value-type="float" office:value="0.000079423">
                <text:p>0.000079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27376">
                <text:p>0.627376</text:p>
              </table:table-cell>
              <table:table-cell office:value-type="float" office:value="0.000078752">
                <text:p>0.0000787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24664">
                <text:p>0.624664</text:p>
              </table:table-cell>
              <table:table-cell office:value-type="float" office:value="0.000078072">
                <text:p>0.0000780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22007">
                <text:p>0.622007</text:p>
              </table:table-cell>
              <table:table-cell office:value-type="float" office:value="0.00007741">
                <text:p>0.000077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9312">
                <text:p>0.619312</text:p>
              </table:table-cell>
              <table:table-cell office:value-type="float" office:value="0.00007674">
                <text:p>0.000076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6636">
                <text:p>0.616636</text:p>
              </table:table-cell>
              <table:table-cell office:value-type="float" office:value="0.000076079">
                <text:p>0.0000760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3959">
                <text:p>0.613959</text:p>
              </table:table-cell>
              <table:table-cell office:value-type="float" office:value="0.000075419">
                <text:p>0.0000754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1276">
                <text:p>0.611276</text:p>
              </table:table-cell>
              <table:table-cell office:value-type="float" office:value="0.000074762">
                <text:p>0.0000747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08701">
                <text:p>0.608701</text:p>
              </table:table-cell>
              <table:table-cell office:value-type="float" office:value="0.000074133">
                <text:p>0.0000741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06201">
                <text:p>0.606201</text:p>
              </table:table-cell>
              <table:table-cell office:value-type="float" office:value="0.000073525">
                <text:p>0.0000735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03687">
                <text:p>0.603687</text:p>
              </table:table-cell>
              <table:table-cell office:value-type="float" office:value="0.000072917">
                <text:p>0.0000729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01146">
                <text:p>0.601146</text:p>
              </table:table-cell>
              <table:table-cell office:value-type="float" office:value="0.000072304">
                <text:p>0.0000723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8661">
                <text:p>0.598661</text:p>
              </table:table-cell>
              <table:table-cell office:value-type="float" office:value="0.000071708">
                <text:p>0.0000717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628">
                <text:p>0.59628</text:p>
              </table:table-cell>
              <table:table-cell office:value-type="float" office:value="0.000071138">
                <text:p>0.0000711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93748">
                <text:p>0.593748</text:p>
              </table:table-cell>
              <table:table-cell office:value-type="float" office:value="0.000070535">
                <text:p>0.0000705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1288">
                <text:p>0.591288</text:p>
              </table:table-cell>
              <table:table-cell office:value-type="float" office:value="0.000069952">
                <text:p>0.000069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88558">
                <text:p>0.588558</text:p>
              </table:table-cell>
              <table:table-cell office:value-type="float" office:value="0.000069308">
                <text:p>0.0000693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85765">
                <text:p>0.585765</text:p>
              </table:table-cell>
              <table:table-cell office:value-type="float" office:value="0.000068652">
                <text:p>0.0000686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8304">
                <text:p>0.58304</text:p>
              </table:table-cell>
              <table:table-cell office:value-type="float" office:value="0.000068014">
                <text:p>0.000068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80319">
                <text:p>0.580319</text:p>
              </table:table-cell>
              <table:table-cell office:value-type="float" office:value="0.000067381">
                <text:p>0.000067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7787">
                <text:p>0.577787</text:p>
              </table:table-cell>
              <table:table-cell office:value-type="float" office:value="0.000066794">
                <text:p>0.0000667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5308">
                <text:p>0.575308</text:p>
              </table:table-cell>
              <table:table-cell office:value-type="float" office:value="0.000066222">
                <text:p>0.000066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2822">
                <text:p>0.572822</text:p>
              </table:table-cell>
              <table:table-cell office:value-type="float" office:value="0.000065651">
                <text:p>0.0000656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0319">
                <text:p>0.570319</text:p>
              </table:table-cell>
              <table:table-cell office:value-type="float" office:value="0.000065079">
                <text:p>0.0000650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7868">
                <text:p>0.567868</text:p>
              </table:table-cell>
              <table:table-cell office:value-type="float" office:value="0.000064521">
                <text:p>0.0000645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5367">
                <text:p>0.565367</text:p>
              </table:table-cell>
              <table:table-cell office:value-type="float" office:value="0.000063953">
                <text:p>0.0000639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281">
                <text:p>0.56281</text:p>
              </table:table-cell>
              <table:table-cell office:value-type="float" office:value="0.000063376">
                <text:p>0.0000633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0274">
                <text:p>0.560274</text:p>
              </table:table-cell>
              <table:table-cell office:value-type="float" office:value="0.000062807">
                <text:p>0.0000628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57823">
                <text:p>0.557823</text:p>
              </table:table-cell>
              <table:table-cell office:value-type="float" office:value="0.000062258">
                <text:p>0.0000622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5383">
                <text:p>0.555383</text:p>
              </table:table-cell>
              <table:table-cell office:value-type="float" office:value="0.000061715">
                <text:p>0.0000617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52854">
                <text:p>0.552854</text:p>
              </table:table-cell>
              <table:table-cell office:value-type="float" office:value="0.000061154">
                <text:p>0.0000611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0372">
                <text:p>0.550372</text:p>
              </table:table-cell>
              <table:table-cell office:value-type="float" office:value="0.000060606">
                <text:p>0.000060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47908">
                <text:p>0.547908</text:p>
              </table:table-cell>
              <table:table-cell office:value-type="float" office:value="0.000060065">
                <text:p>0.0000600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5448">
                <text:p>0.545448</text:p>
              </table:table-cell>
              <table:table-cell office:value-type="float" office:value="0.000059526">
                <text:p>0.0000595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2929">
                <text:p>0.542929</text:p>
              </table:table-cell>
              <table:table-cell office:value-type="float" office:value="0.000058978">
                <text:p>0.0000589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0467">
                <text:p>0.540467</text:p>
              </table:table-cell>
              <table:table-cell office:value-type="float" office:value="0.000058444">
                <text:p>0.000058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38088">
                <text:p>0.538088</text:p>
              </table:table-cell>
              <table:table-cell office:value-type="float" office:value="0.000057931">
                <text:p>0.0000579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568">
                <text:p>0.53568</text:p>
              </table:table-cell>
              <table:table-cell office:value-type="float" office:value="0.000057414">
                <text:p>0.0000574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3267">
                <text:p>0.533267</text:p>
              </table:table-cell>
              <table:table-cell office:value-type="float" office:value="0.000056897">
                <text:p>0.0000568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0875">
                <text:p>0.530875</text:p>
              </table:table-cell>
              <table:table-cell office:value-type="float" office:value="0.000056388">
                <text:p>0.0000563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8493">
                <text:p>0.528493</text:p>
              </table:table-cell>
              <table:table-cell office:value-type="float" office:value="0.000055883">
                <text:p>0.0000558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261">
                <text:p>0.5261</text:p>
              </table:table-cell>
              <table:table-cell office:value-type="float" office:value="0.000055378">
                <text:p>0.0000553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3733">
                <text:p>0.523733</text:p>
              </table:table-cell>
              <table:table-cell office:value-type="float" office:value="0.000054881">
                <text:p>0.0000548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1394">
                <text:p>0.521394</text:p>
              </table:table-cell>
              <table:table-cell office:value-type="float" office:value="0.000054392">
                <text:p>0.0000543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19044">
                <text:p>0.519044</text:p>
              </table:table-cell>
              <table:table-cell office:value-type="float" office:value="0.000053903">
                <text:p>0.0000539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16677">
                <text:p>0.516677</text:p>
              </table:table-cell>
              <table:table-cell office:value-type="float" office:value="0.000053412">
                <text:p>0.000053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4348">
                <text:p>0.514348</text:p>
              </table:table-cell>
              <table:table-cell office:value-type="float" office:value="0.000052932">
                <text:p>0.000052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2036">
                <text:p>0.512036</text:p>
              </table:table-cell>
              <table:table-cell office:value-type="float" office:value="0.000052457">
                <text:p>0.0000524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9767">
                <text:p>0.509767</text:p>
              </table:table-cell>
              <table:table-cell office:value-type="float" office:value="0.000051993">
                <text:p>0.0000519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7515">
                <text:p>0.507515</text:p>
              </table:table-cell>
              <table:table-cell office:value-type="float" office:value="0.000051535">
                <text:p>0.0000515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5329">
                <text:p>0.505329</text:p>
              </table:table-cell>
              <table:table-cell office:value-type="float" office:value="0.000051092">
                <text:p>0.000051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3296">
                <text:p>0.503296</text:p>
              </table:table-cell>
              <table:table-cell office:value-type="float" office:value="0.000050682">
                <text:p>0.0000506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01022">
                <text:p>0.501022</text:p>
              </table:table-cell>
              <table:table-cell office:value-type="float" office:value="0.000050225">
                <text:p>0.000050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98764">
                <text:p>0.498764</text:p>
              </table:table-cell>
              <table:table-cell office:value-type="float" office:value="0.000049773">
                <text:p>0.0000497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96584">
                <text:p>0.496584</text:p>
              </table:table-cell>
              <table:table-cell office:value-type="float" office:value="0.000049339">
                <text:p>0.0000493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94546">
                <text:p>0.494546</text:p>
              </table:table-cell>
              <table:table-cell office:value-type="float" office:value="0.000048935">
                <text:p>0.0000489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92355">
                <text:p>0.492355</text:p>
              </table:table-cell>
              <table:table-cell office:value-type="float" office:value="0.000048502">
                <text:p>0.0000485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0024">
                <text:p>0.490024</text:p>
              </table:table-cell>
              <table:table-cell office:value-type="float" office:value="0.000048044">
                <text:p>0.0000480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88561">
                <text:p>0.488561</text:p>
              </table:table-cell>
              <table:table-cell office:value-type="float" office:value="0.000047758">
                <text:p>0.0000477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85937">
                <text:p>0.485937</text:p>
              </table:table-cell>
              <table:table-cell office:value-type="float" office:value="0.000047246">
                <text:p>0.0000472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46866">
                <text:p>0.000046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81608">
                <text:p>0.481608</text:p>
              </table:table-cell>
              <table:table-cell office:value-type="float" office:value="0.000046408">
                <text:p>0.0000464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79154">
                <text:p>0.479154</text:p>
              </table:table-cell>
              <table:table-cell office:value-type="float" office:value="0.000045936">
                <text:p>0.0000459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76905">
                <text:p>0.476905</text:p>
              </table:table-cell>
              <table:table-cell office:value-type="float" office:value="0.000045506">
                <text:p>0.000045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4699">
                <text:p>0.474699</text:p>
              </table:table-cell>
              <table:table-cell office:value-type="float" office:value="0.000045086">
                <text:p>0.0000450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72552">
                <text:p>0.472552</text:p>
              </table:table-cell>
              <table:table-cell office:value-type="float" office:value="0.000044679">
                <text:p>0.0000446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0425">
                <text:p>0.470425</text:p>
              </table:table-cell>
              <table:table-cell office:value-type="float" office:value="0.000044278">
                <text:p>0.000044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68301">
                <text:p>0.468301</text:p>
              </table:table-cell>
              <table:table-cell office:value-type="float" office:value="0.000043879">
                <text:p>0.0000438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66086">
                <text:p>0.466086</text:p>
              </table:table-cell>
              <table:table-cell office:value-type="float" office:value="0.000043465">
                <text:p>0.0000434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395">
                <text:p>0.46395</text:p>
              </table:table-cell>
              <table:table-cell office:value-type="float" office:value="0.000043067">
                <text:p>0.0000430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61929">
                <text:p>0.461929</text:p>
              </table:table-cell>
              <table:table-cell office:value-type="float" office:value="0.000042693">
                <text:p>0.0000426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59938">
                <text:p>0.459938</text:p>
              </table:table-cell>
              <table:table-cell office:value-type="float" office:value="0.000042326">
                <text:p>0.0000423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7976">
                <text:p>0.457976</text:p>
              </table:table-cell>
              <table:table-cell office:value-type="float" office:value="0.000041965">
                <text:p>0.0000419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5966">
                <text:p>0.455966</text:p>
              </table:table-cell>
              <table:table-cell office:value-type="float" office:value="0.000041598">
                <text:p>0.0000415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3875">
                <text:p>0.453875</text:p>
              </table:table-cell>
              <table:table-cell office:value-type="float" office:value="0.000041217">
                <text:p>0.0000412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1769">
                <text:p>0.451769</text:p>
              </table:table-cell>
              <table:table-cell office:value-type="float" office:value="0.000040835">
                <text:p>0.000040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9628">
                <text:p>0.449628</text:p>
              </table:table-cell>
              <table:table-cell office:value-type="float" office:value="0.000040449">
                <text:p>0.0000404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47463">
                <text:p>0.447463</text:p>
              </table:table-cell>
              <table:table-cell office:value-type="float" office:value="0.000040061">
                <text:p>0.0000400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45328">
                <text:p>0.445328</text:p>
              </table:table-cell>
              <table:table-cell office:value-type="float" office:value="0.000039679">
                <text:p>0.0000396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43224">
                <text:p>0.443224</text:p>
              </table:table-cell>
              <table:table-cell office:value-type="float" office:value="0.000039305">
                <text:p>0.0000393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41071">
                <text:p>0.441071</text:p>
              </table:table-cell>
              <table:table-cell office:value-type="float" office:value="0.000038924">
                <text:p>0.0000389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39003">
                <text:p>0.439003</text:p>
              </table:table-cell>
              <table:table-cell office:value-type="float" office:value="0.00003856">
                <text:p>0.000038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36916">
                <text:p>0.436916</text:p>
              </table:table-cell>
              <table:table-cell office:value-type="float" office:value="0.000038194">
                <text:p>0.0000381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34799">
                <text:p>0.434799</text:p>
              </table:table-cell>
              <table:table-cell office:value-type="float" office:value="0.000037825">
                <text:p>0.0000378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32633">
                <text:p>0.432633</text:p>
              </table:table-cell>
              <table:table-cell office:value-type="float" office:value="0.000037449">
                <text:p>0.0000374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30497">
                <text:p>0.430497</text:p>
              </table:table-cell>
              <table:table-cell office:value-type="float" office:value="0.00003708">
                <text:p>0.000037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28367">
                <text:p>0.428367</text:p>
              </table:table-cell>
              <table:table-cell office:value-type="float" office:value="0.000036714">
                <text:p>0.000036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26252">
                <text:p>0.426252</text:p>
              </table:table-cell>
              <table:table-cell office:value-type="float" office:value="0.000036353">
                <text:p>0.0000363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3979">
                <text:p>0.423979</text:p>
              </table:table-cell>
              <table:table-cell office:value-type="float" office:value="0.000035966">
                <text:p>0.0000359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1965">
                <text:p>0.421965</text:p>
              </table:table-cell>
              <table:table-cell office:value-type="float" office:value="0.000035625">
                <text:p>0.00003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19935">
                <text:p>0.419935</text:p>
              </table:table-cell>
              <table:table-cell office:value-type="float" office:value="0.000035283">
                <text:p>0.0000352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17725">
                <text:p>0.417725</text:p>
              </table:table-cell>
              <table:table-cell office:value-type="float" office:value="0.000034913">
                <text:p>0.0000349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15547">
                <text:p>0.415547</text:p>
              </table:table-cell>
              <table:table-cell office:value-type="float" office:value="0.00003455">
                <text:p>0.00003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13444">
                <text:p>0.413444</text:p>
              </table:table-cell>
              <table:table-cell office:value-type="float" office:value="0.000034201">
                <text:p>0.0000342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1142">
                <text:p>0.41142</text:p>
              </table:table-cell>
              <table:table-cell office:value-type="float" office:value="0.000033867">
                <text:p>0.000033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09411">
                <text:p>0.409411</text:p>
              </table:table-cell>
              <table:table-cell office:value-type="float" office:value="0.000033537">
                <text:p>0.0000335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07359">
                <text:p>0.407359</text:p>
              </table:table-cell>
              <table:table-cell office:value-type="float" office:value="0.000033202">
                <text:p>0.0000332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05258">
                <text:p>0.405258</text:p>
              </table:table-cell>
              <table:table-cell office:value-type="float" office:value="0.00003286">
                <text:p>0.000032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03098">
                <text:p>0.403098</text:p>
              </table:table-cell>
              <table:table-cell office:value-type="float" office:value="0.000032511">
                <text:p>0.0000325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01028">
                <text:p>0.401028</text:p>
              </table:table-cell>
              <table:table-cell office:value-type="float" office:value="0.000032178">
                <text:p>0.000032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9155">
                <text:p>0.399155</text:p>
              </table:table-cell>
              <table:table-cell office:value-type="float" office:value="0.000031878">
                <text:p>0.0000318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7239">
                <text:p>0.397239</text:p>
              </table:table-cell>
              <table:table-cell office:value-type="float" office:value="0.000031572">
                <text:p>0.0000315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95246">
                <text:p>0.395246</text:p>
              </table:table-cell>
              <table:table-cell office:value-type="float" office:value="0.000031256">
                <text:p>0.000031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93213">
                <text:p>0.393213</text:p>
              </table:table-cell>
              <table:table-cell office:value-type="float" office:value="0.000030936">
                <text:p>0.0000309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1178">
                <text:p>0.391178</text:p>
              </table:table-cell>
              <table:table-cell office:value-type="float" office:value="0.000030616">
                <text:p>0.0000306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9183">
                <text:p>0.389183</text:p>
              </table:table-cell>
              <table:table-cell office:value-type="float" office:value="0.000030305">
                <text:p>0.000030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87214">
                <text:p>0.387214</text:p>
              </table:table-cell>
              <table:table-cell office:value-type="float" office:value="0.000029999">
                <text:p>0.000029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526">
                <text:p>0.38526</text:p>
              </table:table-cell>
              <table:table-cell office:value-type="float" office:value="0.000029697">
                <text:p>0.0000296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331">
                <text:p>0.38331</text:p>
              </table:table-cell>
              <table:table-cell office:value-type="float" office:value="0.000029397">
                <text:p>0.0000293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1383">
                <text:p>0.381383</text:p>
              </table:table-cell>
              <table:table-cell office:value-type="float" office:value="0.000029102">
                <text:p>0.0000291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9477">
                <text:p>0.379477</text:p>
              </table:table-cell>
              <table:table-cell office:value-type="float" office:value="0.000028812">
                <text:p>0.000028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7628">
                <text:p>0.377628</text:p>
              </table:table-cell>
              <table:table-cell office:value-type="float" office:value="0.000028532">
                <text:p>0.0000285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5711">
                <text:p>0.375711</text:p>
              </table:table-cell>
              <table:table-cell office:value-type="float" office:value="0.000028243">
                <text:p>0.0000282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2742">
                <text:p>0.372742</text:p>
              </table:table-cell>
              <table:table-cell office:value-type="float" office:value="0.000027798">
                <text:p>0.0000277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1055">
                <text:p>0.371055</text:p>
              </table:table-cell>
              <table:table-cell office:value-type="float" office:value="0.000027547">
                <text:p>0.0000275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68903">
                <text:p>0.368903</text:p>
              </table:table-cell>
              <table:table-cell office:value-type="float" office:value="0.000027229">
                <text:p>0.0000272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66787">
                <text:p>0.366787</text:p>
              </table:table-cell>
              <table:table-cell office:value-type="float" office:value="0.000026917">
                <text:p>0.0000269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64652">
                <text:p>0.364652</text:p>
              </table:table-cell>
              <table:table-cell office:value-type="float" office:value="0.000026605">
                <text:p>0.0000266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2561">
                <text:p>0.362561</text:p>
              </table:table-cell>
              <table:table-cell office:value-type="float" office:value="0.000026301">
                <text:p>0.0000263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0448">
                <text:p>0.360448</text:p>
              </table:table-cell>
              <table:table-cell office:value-type="float" office:value="0.000025995">
                <text:p>0.0000259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58448">
                <text:p>0.358448</text:p>
              </table:table-cell>
              <table:table-cell office:value-type="float" office:value="0.000025707">
                <text:p>0.0000257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56437">
                <text:p>0.356437</text:p>
              </table:table-cell>
              <table:table-cell office:value-type="float" office:value="0.00002542">
                <text:p>0.000025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54369">
                <text:p>0.354369</text:p>
              </table:table-cell>
              <table:table-cell office:value-type="float" office:value="0.000025126">
                <text:p>0.000025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53175">
                <text:p>0.353175</text:p>
              </table:table-cell>
              <table:table-cell office:value-type="float" office:value="0.000024957">
                <text:p>0.0000249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51537">
                <text:p>0.351537</text:p>
              </table:table-cell>
              <table:table-cell office:value-type="float" office:value="0.000024726">
                <text:p>0.0000247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9535">
                <text:p>0.349535</text:p>
              </table:table-cell>
              <table:table-cell office:value-type="float" office:value="0.000024445">
                <text:p>0.0000244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47807">
                <text:p>0.347807</text:p>
              </table:table-cell>
              <table:table-cell office:value-type="float" office:value="0.000024204">
                <text:p>0.0000242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6178">
                <text:p>0.346178</text:p>
              </table:table-cell>
              <table:table-cell office:value-type="float" office:value="0.000023977">
                <text:p>0.0000239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4421">
                <text:p>0.344421</text:p>
              </table:table-cell>
              <table:table-cell office:value-type="float" office:value="0.000023735">
                <text:p>0.0000237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42345">
                <text:p>0.342345</text:p>
              </table:table-cell>
              <table:table-cell office:value-type="float" office:value="0.000023449">
                <text:p>0.0000234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40514">
                <text:p>0.340514</text:p>
              </table:table-cell>
              <table:table-cell office:value-type="float" office:value="0.000023199">
                <text:p>0.0000231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38698">
                <text:p>0.338698</text:p>
              </table:table-cell>
              <table:table-cell office:value-type="float" office:value="0.000022952">
                <text:p>0.0000229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36978">
                <text:p>0.336978</text:p>
              </table:table-cell>
              <table:table-cell office:value-type="float" office:value="0.00002272">
                <text:p>0.000022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35378">
                <text:p>0.335378</text:p>
              </table:table-cell>
              <table:table-cell office:value-type="float" office:value="0.000022505">
                <text:p>0.0000225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33647">
                <text:p>0.333647</text:p>
              </table:table-cell>
              <table:table-cell office:value-type="float" office:value="0.000022273">
                <text:p>0.0000222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31687">
                <text:p>0.331687</text:p>
              </table:table-cell>
              <table:table-cell office:value-type="float" office:value="0.000022012">
                <text:p>0.0000220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9725">
                <text:p>0.329725</text:p>
              </table:table-cell>
              <table:table-cell office:value-type="float" office:value="0.000021752">
                <text:p>0.0000217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27926">
                <text:p>0.327926</text:p>
              </table:table-cell>
              <table:table-cell office:value-type="float" office:value="0.000021516">
                <text:p>0.0000215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26254">
                <text:p>0.326254</text:p>
              </table:table-cell>
              <table:table-cell office:value-type="float" office:value="0.000021297">
                <text:p>0.000021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24661">
                <text:p>0.324661</text:p>
              </table:table-cell>
              <table:table-cell office:value-type="float" office:value="0.000021089">
                <text:p>0.0000210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2324">
                <text:p>0.32324</text:p>
              </table:table-cell>
              <table:table-cell office:value-type="float" office:value="0.000020905">
                <text:p>0.0000209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21624">
                <text:p>0.321624</text:p>
              </table:table-cell>
              <table:table-cell office:value-type="float" office:value="0.000020697">
                <text:p>0.0000206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19559">
                <text:p>0.319559</text:p>
              </table:table-cell>
              <table:table-cell office:value-type="float" office:value="0.000020432">
                <text:p>0.0000204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17769">
                <text:p>0.317769</text:p>
              </table:table-cell>
              <table:table-cell office:value-type="float" office:value="0.000020204">
                <text:p>0.0000202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16756">
                <text:p>0.316756</text:p>
              </table:table-cell>
              <table:table-cell office:value-type="float" office:value="0.000020075">
                <text:p>0.0000200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14462">
                <text:p>0.314462</text:p>
              </table:table-cell>
              <table:table-cell office:value-type="float" office:value="0.000019785">
                <text:p>0.0000197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12611">
                <text:p>0.312611</text:p>
              </table:table-cell>
              <table:table-cell office:value-type="float" office:value="0.000019553">
                <text:p>0.0000195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10804">
                <text:p>0.310804</text:p>
              </table:table-cell>
              <table:table-cell office:value-type="float" office:value="0.000019328">
                <text:p>0.0000193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9267">
                <text:p>0.309267</text:p>
              </table:table-cell>
              <table:table-cell office:value-type="float" office:value="0.000019137">
                <text:p>0.0000191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7798">
                <text:p>0.307798</text:p>
              </table:table-cell>
              <table:table-cell office:value-type="float" office:value="0.000018956">
                <text:p>0.0000189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6263">
                <text:p>0.306263</text:p>
              </table:table-cell>
              <table:table-cell office:value-type="float" office:value="0.000018767">
                <text:p>0.0000187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731">
                <text:p>0.304731</text:p>
              </table:table-cell>
              <table:table-cell office:value-type="float" office:value="0.00001858">
                <text:p>0.00001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3096">
                <text:p>0.303096</text:p>
              </table:table-cell>
              <table:table-cell office:value-type="float" office:value="0.000018381">
                <text:p>0.0000183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1517">
                <text:p>0.301517</text:p>
              </table:table-cell>
              <table:table-cell office:value-type="float" office:value="0.00001819">
                <text:p>0.000018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99954">
                <text:p>0.299954</text:p>
              </table:table-cell>
              <table:table-cell office:value-type="float" office:value="0.000018002">
                <text:p>0.000018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98357">
                <text:p>0.298357</text:p>
              </table:table-cell>
              <table:table-cell office:value-type="float" office:value="0.000017811">
                <text:p>0.0000178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6773">
                <text:p>0.296773</text:p>
              </table:table-cell>
              <table:table-cell office:value-type="float" office:value="0.000017622">
                <text:p>0.0000176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5157">
                <text:p>0.295157</text:p>
              </table:table-cell>
              <table:table-cell office:value-type="float" office:value="0.000017431">
                <text:p>0.0000174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93573">
                <text:p>0.293573</text:p>
              </table:table-cell>
              <table:table-cell office:value-type="float" office:value="0.000017244">
                <text:p>0.0000172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91959">
                <text:p>0.291959</text:p>
              </table:table-cell>
              <table:table-cell office:value-type="float" office:value="0.000017055">
                <text:p>0.000017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0341">
                <text:p>0.290341</text:p>
              </table:table-cell>
              <table:table-cell office:value-type="float" office:value="0.000016866">
                <text:p>0.0000168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88775">
                <text:p>0.288775</text:p>
              </table:table-cell>
              <table:table-cell office:value-type="float" office:value="0.000016685">
                <text:p>0.0000166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87239">
                <text:p>0.287239</text:p>
              </table:table-cell>
              <table:table-cell office:value-type="float" office:value="0.000016508">
                <text:p>0.0000165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5828">
                <text:p>0.285828</text:p>
              </table:table-cell>
              <table:table-cell office:value-type="float" office:value="0.000016346">
                <text:p>0.0000163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4382">
                <text:p>0.284382</text:p>
              </table:table-cell>
              <table:table-cell office:value-type="float" office:value="0.000016181">
                <text:p>0.0000161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82936">
                <text:p>0.282936</text:p>
              </table:table-cell>
              <table:table-cell office:value-type="float" office:value="0.000016017">
                <text:p>0.0000160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81506">
                <text:p>0.281506</text:p>
              </table:table-cell>
              <table:table-cell office:value-type="float" office:value="0.000015855">
                <text:p>0.0000158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80045">
                <text:p>0.280045</text:p>
              </table:table-cell>
              <table:table-cell office:value-type="float" office:value="0.000015691">
                <text:p>0.000015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7845">
                <text:p>0.27845</text:p>
              </table:table-cell>
              <table:table-cell office:value-type="float" office:value="0.000015513">
                <text:p>0.0000155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6828">
                <text:p>0.276828</text:p>
              </table:table-cell>
              <table:table-cell office:value-type="float" office:value="0.000015333">
                <text:p>0.000015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7533">
                <text:p>0.27533</text:p>
              </table:table-cell>
              <table:table-cell office:value-type="float" office:value="0.000015167">
                <text:p>0.0000151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73919">
                <text:p>0.273919</text:p>
              </table:table-cell>
              <table:table-cell office:value-type="float" office:value="0.000015012">
                <text:p>0.0000150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72624">
                <text:p>0.272624</text:p>
              </table:table-cell>
              <table:table-cell office:value-type="float" office:value="0.000014871">
                <text:p>0.0000148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71375">
                <text:p>0.271375</text:p>
              </table:table-cell>
              <table:table-cell office:value-type="float" office:value="0.000014735">
                <text:p>0.0000147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70029">
                <text:p>0.270029</text:p>
              </table:table-cell>
              <table:table-cell office:value-type="float" office:value="0.000014589">
                <text:p>0.0000145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68643">
                <text:p>0.268643</text:p>
              </table:table-cell>
              <table:table-cell office:value-type="float" office:value="0.00001444">
                <text:p>0.000014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67267">
                <text:p>0.267267</text:p>
              </table:table-cell>
              <table:table-cell office:value-type="float" office:value="0.000014292">
                <text:p>0.0000142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65911">
                <text:p>0.265911</text:p>
              </table:table-cell>
              <table:table-cell office:value-type="float" office:value="0.000014147">
                <text:p>0.0000141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64588">
                <text:p>0.264588</text:p>
              </table:table-cell>
              <table:table-cell office:value-type="float" office:value="0.000014007">
                <text:p>0.0000140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63423">
                <text:p>0.263423</text:p>
              </table:table-cell>
              <table:table-cell office:value-type="float" office:value="0.000013884">
                <text:p>0.0000138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62279">
                <text:p>0.262279</text:p>
              </table:table-cell>
              <table:table-cell office:value-type="float" office:value="0.000013764">
                <text:p>0.0000137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61048">
                <text:p>0.261048</text:p>
              </table:table-cell>
              <table:table-cell office:value-type="float" office:value="0.000013635">
                <text:p>0.000013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59891">
                <text:p>0.259891</text:p>
              </table:table-cell>
              <table:table-cell office:value-type="float" office:value="0.000013514">
                <text:p>0.0000135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58678">
                <text:p>0.258678</text:p>
              </table:table-cell>
              <table:table-cell office:value-type="float" office:value="0.000013388">
                <text:p>0.0000133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7373">
                <text:p>0.257373</text:p>
              </table:table-cell>
              <table:table-cell office:value-type="float" office:value="0.000013253">
                <text:p>0.0000132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56025">
                <text:p>0.256025</text:p>
              </table:table-cell>
              <table:table-cell office:value-type="float" office:value="0.000013115">
                <text:p>0.000013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54705">
                <text:p>0.254705</text:p>
              </table:table-cell>
              <table:table-cell office:value-type="float" office:value="0.00001298">
                <text:p>0.000012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3351">
                <text:p>0.253351</text:p>
              </table:table-cell>
              <table:table-cell office:value-type="float" office:value="0.000012843">
                <text:p>0.0000128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51958">
                <text:p>0.251958</text:p>
              </table:table-cell>
              <table:table-cell office:value-type="float" office:value="0.000012702">
                <text:p>0.0000127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50651">
                <text:p>0.250651</text:p>
              </table:table-cell>
              <table:table-cell office:value-type="float" office:value="0.00001257">
                <text:p>0.000012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49432">
                <text:p>0.249432</text:p>
              </table:table-cell>
              <table:table-cell office:value-type="float" office:value="0.000012448">
                <text:p>0.0000124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48189">
                <text:p>0.248189</text:p>
              </table:table-cell>
              <table:table-cell office:value-type="float" office:value="0.000012324">
                <text:p>0.0000123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46812">
                <text:p>0.246812</text:p>
              </table:table-cell>
              <table:table-cell office:value-type="float" office:value="0.000012188">
                <text:p>0.0000121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45548">
                <text:p>0.245548</text:p>
              </table:table-cell>
              <table:table-cell office:value-type="float" office:value="0.000012064">
                <text:p>0.0000120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4451">
                <text:p>0.24451</text:p>
              </table:table-cell>
              <table:table-cell office:value-type="float" office:value="0.000011962">
                <text:p>0.0000119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43451">
                <text:p>0.243451</text:p>
              </table:table-cell>
              <table:table-cell office:value-type="float" office:value="0.000011858">
                <text:p>0.0000118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42218">
                <text:p>0.242218</text:p>
              </table:table-cell>
              <table:table-cell office:value-type="float" office:value="0.000011739">
                <text:p>0.0000117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40928">
                <text:p>0.240928</text:p>
              </table:table-cell>
              <table:table-cell office:value-type="float" office:value="0.000011614">
                <text:p>0.0000116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39756">
                <text:p>0.239756</text:p>
              </table:table-cell>
              <table:table-cell office:value-type="float" office:value="0.000011501">
                <text:p>0.0000115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38606">
                <text:p>0.238606</text:p>
              </table:table-cell>
              <table:table-cell office:value-type="float" office:value="0.000011391">
                <text:p>0.0000113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37464">
                <text:p>0.237464</text:p>
              </table:table-cell>
              <table:table-cell office:value-type="float" office:value="0.000011282">
                <text:p>0.0000112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36386">
                <text:p>0.236386</text:p>
              </table:table-cell>
              <table:table-cell office:value-type="float" office:value="0.00001118">
                <text:p>0.000011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3527">
                <text:p>0.23527</text:p>
              </table:table-cell>
              <table:table-cell office:value-type="float" office:value="0.000011075">
                <text:p>0.0000110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34118">
                <text:p>0.234118</text:p>
              </table:table-cell>
              <table:table-cell office:value-type="float" office:value="0.000010967">
                <text:p>0.0000109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32948">
                <text:p>0.232948</text:p>
              </table:table-cell>
              <table:table-cell office:value-type="float" office:value="0.000010857">
                <text:p>0.0000108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31773">
                <text:p>0.231773</text:p>
              </table:table-cell>
              <table:table-cell office:value-type="float" office:value="0.000010748">
                <text:p>0.0000107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30622">
                <text:p>0.230622</text:p>
              </table:table-cell>
              <table:table-cell office:value-type="float" office:value="0.000010642">
                <text:p>0.0000106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9439">
                <text:p>0.229439</text:p>
              </table:table-cell>
              <table:table-cell office:value-type="float" office:value="0.000010533">
                <text:p>0.0000105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28252">
                <text:p>0.228252</text:p>
              </table:table-cell>
              <table:table-cell office:value-type="float" office:value="0.000010424">
                <text:p>0.0000104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27114">
                <text:p>0.227114</text:p>
              </table:table-cell>
              <table:table-cell office:value-type="float" office:value="0.00001032">
                <text:p>0.00001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25987">
                <text:p>0.225987</text:p>
              </table:table-cell>
              <table:table-cell office:value-type="float" office:value="0.000010218">
                <text:p>0.0000102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2487">
                <text:p>0.22487</text:p>
              </table:table-cell>
              <table:table-cell office:value-type="float" office:value="0.000010117">
                <text:p>0.0000101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2375">
                <text:p>0.22375</text:p>
              </table:table-cell>
              <table:table-cell office:value-type="float" office:value="0.000010017">
                <text:p>0.0000100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22642">
                <text:p>0.222642</text:p>
              </table:table-cell>
              <table:table-cell office:value-type="float" office:value="0.000009918">
                <text:p>0.0000099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21526">
                <text:p>0.221526</text:p>
              </table:table-cell>
              <table:table-cell office:value-type="float" office:value="0.000009819">
                <text:p>0.0000098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20444">
                <text:p>0.220444</text:p>
              </table:table-cell>
              <table:table-cell office:value-type="float" office:value="0.000009723">
                <text:p>0.0000097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1937">
                <text:p>0.21937</text:p>
              </table:table-cell>
              <table:table-cell office:value-type="float" office:value="0.000009629">
                <text:p>0.0000096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1827">
                <text:p>0.21827</text:p>
              </table:table-cell>
              <table:table-cell office:value-type="float" office:value="0.000009532">
                <text:p>0.0000095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17203">
                <text:p>0.217203</text:p>
              </table:table-cell>
              <table:table-cell office:value-type="float" office:value="0.000009439">
                <text:p>0.0000094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16126">
                <text:p>0.216126</text:p>
              </table:table-cell>
              <table:table-cell office:value-type="float" office:value="0.000009346">
                <text:p>0.0000093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15065">
                <text:p>0.215065</text:p>
              </table:table-cell>
              <table:table-cell office:value-type="float" office:value="0.000009254">
                <text:p>0.0000092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14013">
                <text:p>0.214013</text:p>
              </table:table-cell>
              <table:table-cell office:value-type="float" office:value="0.000009164">
                <text:p>0.0000091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12967">
                <text:p>0.212967</text:p>
              </table:table-cell>
              <table:table-cell office:value-type="float" office:value="0.000009075">
                <text:p>0.0000090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11928">
                <text:p>0.211928</text:p>
              </table:table-cell>
              <table:table-cell office:value-type="float" office:value="0.000008986">
                <text:p>0.0000089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10895">
                <text:p>0.210895</text:p>
              </table:table-cell>
              <table:table-cell office:value-type="float" office:value="0.000008899">
                <text:p>0.0000088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09889">
                <text:p>0.209889</text:p>
              </table:table-cell>
              <table:table-cell office:value-type="float" office:value="0.000008814">
                <text:p>0.0000088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08882">
                <text:p>0.208882</text:p>
              </table:table-cell>
              <table:table-cell office:value-type="float" office:value="0.00000873">
                <text:p>0.000008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7856">
                <text:p>0.207856</text:p>
              </table:table-cell>
              <table:table-cell office:value-type="float" office:value="0.000008644">
                <text:p>0.0000086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06853">
                <text:p>0.206853</text:p>
              </table:table-cell>
              <table:table-cell office:value-type="float" office:value="0.000008561">
                <text:p>0.0000085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05851">
                <text:p>0.205851</text:p>
              </table:table-cell>
              <table:table-cell office:value-type="float" office:value="0.000008478">
                <text:p>0.0000084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4861">
                <text:p>0.204861</text:p>
              </table:table-cell>
              <table:table-cell office:value-type="float" office:value="0.000008397">
                <text:p>0.0000083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03899">
                <text:p>0.203899</text:p>
              </table:table-cell>
              <table:table-cell office:value-type="float" office:value="0.000008318">
                <text:p>0.0000083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02918">
                <text:p>0.202918</text:p>
              </table:table-cell>
              <table:table-cell office:value-type="float" office:value="0.000008238">
                <text:p>0.0000082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1951">
                <text:p>0.201951</text:p>
              </table:table-cell>
              <table:table-cell office:value-type="float" office:value="0.00000816">
                <text:p>0.000008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0101">
                <text:p>0.20101</text:p>
              </table:table-cell>
              <table:table-cell office:value-type="float" office:value="0.000008084">
                <text:p>0.000008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0053">
                <text:p>0.200053</text:p>
              </table:table-cell>
              <table:table-cell office:value-type="float" office:value="0.000008007">
                <text:p>0.0000080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99109">
                <text:p>0.199109</text:p>
              </table:table-cell>
              <table:table-cell office:value-type="float" office:value="0.000007932">
                <text:p>0.0000079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98179">
                <text:p>0.198179</text:p>
              </table:table-cell>
              <table:table-cell office:value-type="float" office:value="0.000007858">
                <text:p>0.000007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7248">
                <text:p>0.197248</text:p>
              </table:table-cell>
              <table:table-cell office:value-type="float" office:value="0.000007784">
                <text:p>0.0000077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96325">
                <text:p>0.196325</text:p>
              </table:table-cell>
              <table:table-cell office:value-type="float" office:value="0.000007712">
                <text:p>0.0000077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95419">
                <text:p>0.195419</text:p>
              </table:table-cell>
              <table:table-cell office:value-type="float" office:value="0.000007641">
                <text:p>0.0000076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94493">
                <text:p>0.194493</text:p>
              </table:table-cell>
              <table:table-cell office:value-type="float" office:value="0.000007569">
                <text:p>0.0000075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3573">
                <text:p>0.193573</text:p>
              </table:table-cell>
              <table:table-cell office:value-type="float" office:value="0.000007497">
                <text:p>0.0000074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92677">
                <text:p>0.192677</text:p>
              </table:table-cell>
              <table:table-cell office:value-type="float" office:value="0.000007428">
                <text:p>0.0000074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91781">
                <text:p>0.191781</text:p>
              </table:table-cell>
              <table:table-cell office:value-type="float" office:value="0.000007359">
                <text:p>0.0000073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90889">
                <text:p>0.190889</text:p>
              </table:table-cell>
              <table:table-cell office:value-type="float" office:value="0.000007291">
                <text:p>0.0000072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9996">
                <text:p>0.189996</text:p>
              </table:table-cell>
              <table:table-cell office:value-type="float" office:value="0.000007223">
                <text:p>0.0000072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89114">
                <text:p>0.189114</text:p>
              </table:table-cell>
              <table:table-cell office:value-type="float" office:value="0.000007156">
                <text:p>0.0000071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88248">
                <text:p>0.188248</text:p>
              </table:table-cell>
              <table:table-cell office:value-type="float" office:value="0.00000709">
                <text:p>0.000007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87407">
                <text:p>0.187407</text:p>
              </table:table-cell>
              <table:table-cell office:value-type="float" office:value="0.000007027">
                <text:p>0.0000070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6535">
                <text:p>0.186535</text:p>
              </table:table-cell>
              <table:table-cell office:value-type="float" office:value="0.000006962">
                <text:p>0.0000069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5679">
                <text:p>0.185679</text:p>
              </table:table-cell>
              <table:table-cell office:value-type="float" office:value="0.000006898">
                <text:p>0.0000068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4796">
                <text:p>0.184796</text:p>
              </table:table-cell>
              <table:table-cell office:value-type="float" office:value="0.000006833">
                <text:p>0.0000068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3944">
                <text:p>0.183944</text:p>
              </table:table-cell>
              <table:table-cell office:value-type="float" office:value="0.00000677">
                <text:p>0.000006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83079">
                <text:p>0.183079</text:p>
              </table:table-cell>
              <table:table-cell office:value-type="float" office:value="0.000006706">
                <text:p>0.0000067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2192">
                <text:p>0.182192</text:p>
              </table:table-cell>
              <table:table-cell office:value-type="float" office:value="0.000006641">
                <text:p>0.0000066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1289">
                <text:p>0.181289</text:p>
              </table:table-cell>
              <table:table-cell office:value-type="float" office:value="0.000006576">
                <text:p>0.0000065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0444">
                <text:p>0.180444</text:p>
              </table:table-cell>
              <table:table-cell office:value-type="float" office:value="0.000006515">
                <text:p>0.0000065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79621">
                <text:p>0.179621</text:p>
              </table:table-cell>
              <table:table-cell office:value-type="float" office:value="0.000006455">
                <text:p>0.0000064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78813">
                <text:p>0.178813</text:p>
              </table:table-cell>
              <table:table-cell office:value-type="float" office:value="0.000006397">
                <text:p>0.0000063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78019">
                <text:p>0.178019</text:p>
              </table:table-cell>
              <table:table-cell office:value-type="float" office:value="0.000006341">
                <text:p>0.0000063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77214">
                <text:p>0.177214</text:p>
              </table:table-cell>
              <table:table-cell office:value-type="float" office:value="0.000006283">
                <text:p>0.0000062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76427">
                <text:p>0.176427</text:p>
              </table:table-cell>
              <table:table-cell office:value-type="float" office:value="0.000006228">
                <text:p>0.0000062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75669">
                <text:p>0.175669</text:p>
              </table:table-cell>
              <table:table-cell office:value-type="float" office:value="0.000006174">
                <text:p>0.0000061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74871">
                <text:p>0.174871</text:p>
              </table:table-cell>
              <table:table-cell office:value-type="float" office:value="0.000006118">
                <text:p>0.0000061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7409">
                <text:p>0.17409</text:p>
              </table:table-cell>
              <table:table-cell office:value-type="float" office:value="0.000006064">
                <text:p>0.0000060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3307">
                <text:p>0.173307</text:p>
              </table:table-cell>
              <table:table-cell office:value-type="float" office:value="0.000006009">
                <text:p>0.0000060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7257">
                <text:p>0.17257</text:p>
              </table:table-cell>
              <table:table-cell office:value-type="float" office:value="0.000005958">
                <text:p>0.0000059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71823">
                <text:p>0.171823</text:p>
              </table:table-cell>
              <table:table-cell office:value-type="float" office:value="0.000005907">
                <text:p>0.0000059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71062">
                <text:p>0.171062</text:p>
              </table:table-cell>
              <table:table-cell office:value-type="float" office:value="0.000005855">
                <text:p>0.0000058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70311">
                <text:p>0.170311</text:p>
              </table:table-cell>
              <table:table-cell office:value-type="float" office:value="0.000005804">
                <text:p>0.0000058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9574">
                <text:p>0.169574</text:p>
              </table:table-cell>
              <table:table-cell office:value-type="float" office:value="0.000005753">
                <text:p>0.0000057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68818">
                <text:p>0.168818</text:p>
              </table:table-cell>
              <table:table-cell office:value-type="float" office:value="0.000005702">
                <text:p>0.0000057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68074">
                <text:p>0.168074</text:p>
              </table:table-cell>
              <table:table-cell office:value-type="float" office:value="0.000005652">
                <text:p>0.000005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67339">
                <text:p>0.167339</text:p>
              </table:table-cell>
              <table:table-cell office:value-type="float" office:value="0.000005603">
                <text:p>0.0000056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66615">
                <text:p>0.166615</text:p>
              </table:table-cell>
              <table:table-cell office:value-type="float" office:value="0.000005554">
                <text:p>0.0000055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65877">
                <text:p>0.165877</text:p>
              </table:table-cell>
              <table:table-cell office:value-type="float" office:value="0.000005505">
                <text:p>0.0000055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65149">
                <text:p>0.165149</text:p>
              </table:table-cell>
              <table:table-cell office:value-type="float" office:value="0.000005457">
                <text:p>0.0000054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64428">
                <text:p>0.164428</text:p>
              </table:table-cell>
              <table:table-cell office:value-type="float" office:value="0.000005409">
                <text:p>0.0000054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63707">
                <text:p>0.163707</text:p>
              </table:table-cell>
              <table:table-cell office:value-type="float" office:value="0.000005362">
                <text:p>0.0000053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62979">
                <text:p>0.162979</text:p>
              </table:table-cell>
              <table:table-cell office:value-type="float" office:value="0.000005315">
                <text:p>0.0000053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6227">
                <text:p>0.16227</text:p>
              </table:table-cell>
              <table:table-cell office:value-type="float" office:value="0.000005268">
                <text:p>0.0000052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61554">
                <text:p>0.161554</text:p>
              </table:table-cell>
              <table:table-cell office:value-type="float" office:value="0.000005222">
                <text:p>0.0000052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60822">
                <text:p>0.160822</text:p>
              </table:table-cell>
              <table:table-cell office:value-type="float" office:value="0.000005175">
                <text:p>0.0000051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60094">
                <text:p>0.160094</text:p>
              </table:table-cell>
              <table:table-cell office:value-type="float" office:value="0.000005128">
                <text:p>0.0000051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9377">
                <text:p>0.159377</text:p>
              </table:table-cell>
              <table:table-cell office:value-type="float" office:value="0.000005082">
                <text:p>0.0000050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58664">
                <text:p>0.158664</text:p>
              </table:table-cell>
              <table:table-cell office:value-type="float" office:value="0.000005037">
                <text:p>0.0000050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57959">
                <text:p>0.157959</text:p>
              </table:table-cell>
              <table:table-cell office:value-type="float" office:value="0.000004992">
                <text:p>0.0000049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57256">
                <text:p>0.157256</text:p>
              </table:table-cell>
              <table:table-cell office:value-type="float" office:value="0.000004948">
                <text:p>0.0000049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56568">
                <text:p>0.156568</text:p>
              </table:table-cell>
              <table:table-cell office:value-type="float" office:value="0.000004905">
                <text:p>0.0000049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55892">
                <text:p>0.155892</text:p>
              </table:table-cell>
              <table:table-cell office:value-type="float" office:value="0.000004862">
                <text:p>0.0000048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5522">
                <text:p>0.15522</text:p>
              </table:table-cell>
              <table:table-cell office:value-type="float" office:value="0.000004821">
                <text:p>0.0000048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54557">
                <text:p>0.154557</text:p>
              </table:table-cell>
              <table:table-cell office:value-type="float" office:value="0.00000478">
                <text:p>0.000004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53947">
                <text:p>0.153947</text:p>
              </table:table-cell>
              <table:table-cell office:value-type="float" office:value="0.000004742">
                <text:p>0.0000047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53331">
                <text:p>0.153331</text:p>
              </table:table-cell>
              <table:table-cell office:value-type="float" office:value="0.000004704">
                <text:p>0.000004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52831">
                <text:p>0.152831</text:p>
              </table:table-cell>
              <table:table-cell office:value-type="float" office:value="0.000004673">
                <text:p>0.0000046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51972">
                <text:p>0.151972</text:p>
              </table:table-cell>
              <table:table-cell office:value-type="float" office:value="0.000004621">
                <text:p>0.0000046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51245">
                <text:p>0.151245</text:p>
              </table:table-cell>
              <table:table-cell office:value-type="float" office:value="0.000004577">
                <text:p>0.0000045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50563">
                <text:p>0.150563</text:p>
              </table:table-cell>
              <table:table-cell office:value-type="float" office:value="0.000004536">
                <text:p>0.0000045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49901">
                <text:p>0.149901</text:p>
              </table:table-cell>
              <table:table-cell office:value-type="float" office:value="0.000004496">
                <text:p>0.0000044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4926">
                <text:p>0.14926</text:p>
              </table:table-cell>
              <table:table-cell office:value-type="float" office:value="0.000004457">
                <text:p>0.0000044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48606">
                <text:p>0.148606</text:p>
              </table:table-cell>
              <table:table-cell office:value-type="float" office:value="0.000004419">
                <text:p>0.0000044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47965">
                <text:p>0.147965</text:p>
              </table:table-cell>
              <table:table-cell office:value-type="float" office:value="0.00000438">
                <text:p>0.000004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47327">
                <text:p>0.147327</text:p>
              </table:table-cell>
              <table:table-cell office:value-type="float" office:value="0.000004343">
                <text:p>0.0000043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46696">
                <text:p>0.146696</text:p>
              </table:table-cell>
              <table:table-cell office:value-type="float" office:value="0.000004306">
                <text:p>0.0000043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46052">
                <text:p>0.146052</text:p>
              </table:table-cell>
              <table:table-cell office:value-type="float" office:value="0.000004268">
                <text:p>0.0000042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4542">
                <text:p>0.14542</text:p>
              </table:table-cell>
              <table:table-cell office:value-type="float" office:value="0.000004231">
                <text:p>0.0000042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4479">
                <text:p>0.14479</text:p>
              </table:table-cell>
              <table:table-cell office:value-type="float" office:value="0.000004195">
                <text:p>0.0000041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44162">
                <text:p>0.144162</text:p>
              </table:table-cell>
              <table:table-cell office:value-type="float" office:value="0.000004158">
                <text:p>0.0000041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43559">
                <text:p>0.143559</text:p>
              </table:table-cell>
              <table:table-cell office:value-type="float" office:value="0.000004123">
                <text:p>0.0000041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42952">
                <text:p>0.142952</text:p>
              </table:table-cell>
              <table:table-cell office:value-type="float" office:value="0.000004089">
                <text:p>0.0000040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42351">
                <text:p>0.142351</text:p>
              </table:table-cell>
              <table:table-cell office:value-type="float" office:value="0.000004054">
                <text:p>0.0000040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41742">
                <text:p>0.141742</text:p>
              </table:table-cell>
              <table:table-cell office:value-type="float" office:value="0.00000402">
                <text:p>0.000004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41139">
                <text:p>0.141139</text:p>
              </table:table-cell>
              <table:table-cell office:value-type="float" office:value="0.000003986">
                <text:p>0.0000039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40543">
                <text:p>0.140543</text:p>
              </table:table-cell>
              <table:table-cell office:value-type="float" office:value="0.000003952">
                <text:p>0.0000039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39949">
                <text:p>0.139949</text:p>
              </table:table-cell>
              <table:table-cell office:value-type="float" office:value="0.000003919">
                <text:p>0.0000039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39342">
                <text:p>0.139342</text:p>
              </table:table-cell>
              <table:table-cell office:value-type="float" office:value="0.000003885">
                <text:p>0.0000038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38761">
                <text:p>0.138761</text:p>
              </table:table-cell>
              <table:table-cell office:value-type="float" office:value="0.000003852">
                <text:p>0.0000038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38172">
                <text:p>0.138172</text:p>
              </table:table-cell>
              <table:table-cell office:value-type="float" office:value="0.00000382">
                <text:p>0.000003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37587">
                <text:p>0.137587</text:p>
              </table:table-cell>
              <table:table-cell office:value-type="float" office:value="0.000003788">
                <text:p>0.000003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3701">
                <text:p>0.13701</text:p>
              </table:table-cell>
              <table:table-cell office:value-type="float" office:value="0.000003756">
                <text:p>0.0000037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36422">
                <text:p>0.136422</text:p>
              </table:table-cell>
              <table:table-cell office:value-type="float" office:value="0.000003724">
                <text:p>0.0000037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35829">
                <text:p>0.135829</text:p>
              </table:table-cell>
              <table:table-cell office:value-type="float" office:value="0.000003691">
                <text:p>0.000003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35248">
                <text:p>0.135248</text:p>
              </table:table-cell>
              <table:table-cell office:value-type="float" office:value="0.00000366">
                <text:p>0.000003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34679">
                <text:p>0.134679</text:p>
              </table:table-cell>
              <table:table-cell office:value-type="float" office:value="0.000003629">
                <text:p>0.0000036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341">
                <text:p>0.1341</text:p>
              </table:table-cell>
              <table:table-cell office:value-type="float" office:value="0.000003598">
                <text:p>0.0000035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33534">
                <text:p>0.133534</text:p>
              </table:table-cell>
              <table:table-cell office:value-type="float" office:value="0.000003568">
                <text:p>0.0000035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32978">
                <text:p>0.132978</text:p>
              </table:table-cell>
              <table:table-cell office:value-type="float" office:value="0.000003538">
                <text:p>0.0000035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32416">
                <text:p>0.132416</text:p>
              </table:table-cell>
              <table:table-cell office:value-type="float" office:value="0.000003508">
                <text:p>0.0000035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31856">
                <text:p>0.131856</text:p>
              </table:table-cell>
              <table:table-cell office:value-type="float" office:value="0.000003479">
                <text:p>0.0000034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31286">
                <text:p>0.131286</text:p>
              </table:table-cell>
              <table:table-cell office:value-type="float" office:value="0.000003449">
                <text:p>0.0000034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30734">
                <text:p>0.130734</text:p>
              </table:table-cell>
              <table:table-cell office:value-type="float" office:value="0.00000342">
                <text:p>0.000003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30176">
                <text:p>0.130176</text:p>
              </table:table-cell>
              <table:table-cell office:value-type="float" office:value="0.000003391">
                <text:p>0.0000033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29632">
                <text:p>0.129632</text:p>
              </table:table-cell>
              <table:table-cell office:value-type="float" office:value="0.000003362">
                <text:p>0.0000033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29103">
                <text:p>0.129103</text:p>
              </table:table-cell>
              <table:table-cell office:value-type="float" office:value="0.000003335">
                <text:p>0.0000033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28553">
                <text:p>0.128553</text:p>
              </table:table-cell>
              <table:table-cell office:value-type="float" office:value="0.000003306">
                <text:p>0.0000033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2801">
                <text:p>0.12801</text:p>
              </table:table-cell>
              <table:table-cell office:value-type="float" office:value="0.000003279">
                <text:p>0.0000032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27474">
                <text:p>0.127474</text:p>
              </table:table-cell>
              <table:table-cell office:value-type="float" office:value="0.000003251">
                <text:p>0.0000032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26934">
                <text:p>0.126934</text:p>
              </table:table-cell>
              <table:table-cell office:value-type="float" office:value="0.000003224">
                <text:p>0.0000032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26407">
                <text:p>0.126407</text:p>
              </table:table-cell>
              <table:table-cell office:value-type="float" office:value="0.000003197">
                <text:p>0.0000031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25878">
                <text:p>0.125878</text:p>
              </table:table-cell>
              <table:table-cell office:value-type="float" office:value="0.00000317">
                <text:p>0.000003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25352">
                <text:p>0.125352</text:p>
              </table:table-cell>
              <table:table-cell office:value-type="float" office:value="0.000003144">
                <text:p>0.0000031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24824">
                <text:p>0.124824</text:p>
              </table:table-cell>
              <table:table-cell office:value-type="float" office:value="0.000003117">
                <text:p>0.0000031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24312">
                <text:p>0.124312</text:p>
              </table:table-cell>
              <table:table-cell office:value-type="float" office:value="0.000003092">
                <text:p>0.000003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23791">
                <text:p>0.123791</text:p>
              </table:table-cell>
              <table:table-cell office:value-type="float" office:value="0.000003066">
                <text:p>0.0000030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23283">
                <text:p>0.123283</text:p>
              </table:table-cell>
              <table:table-cell office:value-type="float" office:value="0.000003041">
                <text:p>0.0000030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2277">
                <text:p>0.12277</text:p>
              </table:table-cell>
              <table:table-cell office:value-type="float" office:value="0.000003016">
                <text:p>0.000003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22266">
                <text:p>0.122266</text:p>
              </table:table-cell>
              <table:table-cell office:value-type="float" office:value="0.000002991">
                <text:p>0.0000029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21761">
                <text:p>0.121761</text:p>
              </table:table-cell>
              <table:table-cell office:value-type="float" office:value="0.000002966">
                <text:p>0.0000029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2126">
                <text:p>0.12126</text:p>
              </table:table-cell>
              <table:table-cell office:value-type="float" office:value="0.000002942">
                <text:p>0.0000029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20772">
                <text:p>0.120772</text:p>
              </table:table-cell>
              <table:table-cell office:value-type="float" office:value="0.000002918">
                <text:p>0.0000029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20273">
                <text:p>0.120273</text:p>
              </table:table-cell>
              <table:table-cell office:value-type="float" office:value="0.000002894">
                <text:p>0.0000028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9752">
                <text:p>0.119752</text:p>
              </table:table-cell>
              <table:table-cell office:value-type="float" office:value="0.000002869">
                <text:p>0.0000028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9179">
                <text:p>0.119179</text:p>
              </table:table-cell>
              <table:table-cell office:value-type="float" office:value="0.000002842">
                <text:p>0.0000028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867">
                <text:p>0.11867</text:p>
              </table:table-cell>
              <table:table-cell office:value-type="float" office:value="0.000002818">
                <text:p>0.0000028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8242">
                <text:p>0.118242</text:p>
              </table:table-cell>
              <table:table-cell office:value-type="float" office:value="0.000002797">
                <text:p>0.0000027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7791">
                <text:p>0.117791</text:p>
              </table:table-cell>
              <table:table-cell office:value-type="float" office:value="0.000002776">
                <text:p>0.0000027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7317">
                <text:p>0.117317</text:p>
              </table:table-cell>
              <table:table-cell office:value-type="float" office:value="0.000002754">
                <text:p>0.0000027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6834">
                <text:p>0.116834</text:p>
              </table:table-cell>
              <table:table-cell office:value-type="float" office:value="0.000002731">
                <text:p>0.0000027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6352">
                <text:p>0.116352</text:p>
              </table:table-cell>
              <table:table-cell office:value-type="float" office:value="0.000002709">
                <text:p>0.0000027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5872">
                <text:p>0.115872</text:p>
              </table:table-cell>
              <table:table-cell office:value-type="float" office:value="0.000002686">
                <text:p>0.0000026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15394">
                <text:p>0.115394</text:p>
              </table:table-cell>
              <table:table-cell office:value-type="float" office:value="0.000002664">
                <text:p>0.0000026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1493">
                <text:p>0.11493</text:p>
              </table:table-cell>
              <table:table-cell office:value-type="float" office:value="0.000002643">
                <text:p>0.0000026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14466">
                <text:p>0.114466</text:p>
              </table:table-cell>
              <table:table-cell office:value-type="float" office:value="0.000002622">
                <text:p>0.0000026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3997">
                <text:p>0.113997</text:p>
              </table:table-cell>
              <table:table-cell office:value-type="float" office:value="0.0000026">
                <text:p>0.00000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13544">
                <text:p>0.113544</text:p>
              </table:table-cell>
              <table:table-cell office:value-type="float" office:value="0.000002579">
                <text:p>0.0000025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13083">
                <text:p>0.113083</text:p>
              </table:table-cell>
              <table:table-cell office:value-type="float" office:value="0.000002559">
                <text:p>0.0000025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263">
                <text:p>0.11263</text:p>
              </table:table-cell>
              <table:table-cell office:value-type="float" office:value="0.000002538">
                <text:p>0.0000025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12149">
                <text:p>0.112149</text:p>
              </table:table-cell>
              <table:table-cell office:value-type="float" office:value="0.000002517">
                <text:p>0.0000025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1686">
                <text:p>0.111686</text:p>
              </table:table-cell>
              <table:table-cell office:value-type="float" office:value="0.000002496">
                <text:p>0.0000024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1123">
                <text:p>0.11123</text:p>
              </table:table-cell>
              <table:table-cell office:value-type="float" office:value="0.000002475">
                <text:p>0.0000024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10782">
                <text:p>0.110782</text:p>
              </table:table-cell>
              <table:table-cell office:value-type="float" office:value="0.000002456">
                <text:p>0.0000024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10336">
                <text:p>0.110336</text:p>
              </table:table-cell>
              <table:table-cell office:value-type="float" office:value="0.000002436">
                <text:p>0.0000024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09889">
                <text:p>0.109889</text:p>
              </table:table-cell>
              <table:table-cell office:value-type="float" office:value="0.000002416">
                <text:p>0.0000024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09458">
                <text:p>0.109458</text:p>
              </table:table-cell>
              <table:table-cell office:value-type="float" office:value="0.000002397">
                <text:p>0.0000023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09028">
                <text:p>0.109028</text:p>
              </table:table-cell>
              <table:table-cell office:value-type="float" office:value="0.000002378">
                <text:p>0.0000023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08604">
                <text:p>0.108604</text:p>
              </table:table-cell>
              <table:table-cell office:value-type="float" office:value="0.00000236">
                <text:p>0.000002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08166">
                <text:p>0.108166</text:p>
              </table:table-cell>
              <table:table-cell office:value-type="float" office:value="0.000002341">
                <text:p>0.0000023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07729">
                <text:p>0.107729</text:p>
              </table:table-cell>
              <table:table-cell office:value-type="float" office:value="0.000002322">
                <text:p>0.0000023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07296">
                <text:p>0.107296</text:p>
              </table:table-cell>
              <table:table-cell office:value-type="float" office:value="0.000002303">
                <text:p>0.0000023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06874">
                <text:p>0.106874</text:p>
              </table:table-cell>
              <table:table-cell office:value-type="float" office:value="0.000002285">
                <text:p>0.0000022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06453">
                <text:p>0.106453</text:p>
              </table:table-cell>
              <table:table-cell office:value-type="float" office:value="0.000002267">
                <text:p>0.0000022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06016">
                <text:p>0.106016</text:p>
              </table:table-cell>
              <table:table-cell office:value-type="float" office:value="0.000002249">
                <text:p>0.0000022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05577">
                <text:p>0.105577</text:p>
              </table:table-cell>
              <table:table-cell office:value-type="float" office:value="0.00000223">
                <text:p>0.000002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514">
                <text:p>0.10514</text:p>
              </table:table-cell>
              <table:table-cell office:value-type="float" office:value="0.000002212">
                <text:p>0.0000022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04705">
                <text:p>0.104705</text:p>
              </table:table-cell>
              <table:table-cell office:value-type="float" office:value="0.000002193">
                <text:p>0.0000021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04285">
                <text:p>0.104285</text:p>
              </table:table-cell>
              <table:table-cell office:value-type="float" office:value="0.000002176">
                <text:p>0.0000021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03875">
                <text:p>0.103875</text:p>
              </table:table-cell>
              <table:table-cell office:value-type="float" office:value="0.000002159">
                <text:p>0.000002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03441">
                <text:p>0.103441</text:p>
              </table:table-cell>
              <table:table-cell office:value-type="float" office:value="0.000002141">
                <text:p>0.0000021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03022">
                <text:p>0.103022</text:p>
              </table:table-cell>
              <table:table-cell office:value-type="float" office:value="0.000002124">
                <text:p>0.0000021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02601">
                <text:p>0.102601</text:p>
              </table:table-cell>
              <table:table-cell office:value-type="float" office:value="0.000002106">
                <text:p>0.0000021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02185">
                <text:p>0.102185</text:p>
              </table:table-cell>
              <table:table-cell office:value-type="float" office:value="0.000002089">
                <text:p>0.0000020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0178">
                <text:p>0.10178</text:p>
              </table:table-cell>
              <table:table-cell office:value-type="float" office:value="0.000002073">
                <text:p>0.0000020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01374">
                <text:p>0.101374</text:p>
              </table:table-cell>
              <table:table-cell office:value-type="float" office:value="0.000002056">
                <text:p>0.0000020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00975">
                <text:p>0.100975</text:p>
              </table:table-cell>
              <table:table-cell office:value-type="float" office:value="0.00000204">
                <text:p>0.000002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00601">
                <text:p>0.100601</text:p>
              </table:table-cell>
              <table:table-cell office:value-type="float" office:value="0.000002025">
                <text:p>0.0000020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00207">
                <text:p>0.100207</text:p>
              </table:table-cell>
              <table:table-cell office:value-type="float" office:value="0.000002009">
                <text:p>0.0000020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99796">
                <text:p>0.099796</text:p>
              </table:table-cell>
              <table:table-cell office:value-type="float" office:value="0.000001993">
                <text:p>0.0000019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99382">
                <text:p>0.099382</text:p>
              </table:table-cell>
              <table:table-cell office:value-type="float" office:value="0.000001976">
                <text:p>0.0000019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98981">
                <text:p>0.098981</text:p>
              </table:table-cell>
              <table:table-cell office:value-type="float" office:value="0.00000196">
                <text:p>0.000001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986">
                <text:p>0.0986</text:p>
              </table:table-cell>
              <table:table-cell office:value-type="float" office:value="0.000001945">
                <text:p>0.0000019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8216">
                <text:p>0.098216</text:p>
              </table:table-cell>
              <table:table-cell office:value-type="float" office:value="0.00000193">
                <text:p>0.000001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97838">
                <text:p>0.097838</text:p>
              </table:table-cell>
              <table:table-cell office:value-type="float" office:value="0.000001915">
                <text:p>0.0000019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7449">
                <text:p>0.097449</text:p>
              </table:table-cell>
              <table:table-cell office:value-type="float" office:value="0.0000019">
                <text:p>0.00000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7059">
                <text:p>0.097059</text:p>
              </table:table-cell>
              <table:table-cell office:value-type="float" office:value="0.000001885">
                <text:p>0.0000018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96677">
                <text:p>0.096677</text:p>
              </table:table-cell>
              <table:table-cell office:value-type="float" office:value="0.00000187">
                <text:p>0.000001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6293">
                <text:p>0.096293</text:p>
              </table:table-cell>
              <table:table-cell office:value-type="float" office:value="0.000001855">
                <text:p>0.0000018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95913">
                <text:p>0.095913</text:p>
              </table:table-cell>
              <table:table-cell office:value-type="float" office:value="0.000001841">
                <text:p>0.0000018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5537">
                <text:p>0.095537</text:p>
              </table:table-cell>
              <table:table-cell office:value-type="float" office:value="0.000001826">
                <text:p>0.0000018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95176">
                <text:p>0.095176</text:p>
              </table:table-cell>
              <table:table-cell office:value-type="float" office:value="0.000001812">
                <text:p>0.0000018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4813">
                <text:p>0.094813</text:p>
              </table:table-cell>
              <table:table-cell office:value-type="float" office:value="0.000001799">
                <text:p>0.0000017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94447">
                <text:p>0.094447</text:p>
              </table:table-cell>
              <table:table-cell office:value-type="float" office:value="0.000001785">
                <text:p>0.0000017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94088">
                <text:p>0.094088</text:p>
              </table:table-cell>
              <table:table-cell office:value-type="float" office:value="0.000001771">
                <text:p>0.0000017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93724">
                <text:p>0.093724</text:p>
              </table:table-cell>
              <table:table-cell office:value-type="float" office:value="0.000001758">
                <text:p>0.0000017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93367">
                <text:p>0.093367</text:p>
              </table:table-cell>
              <table:table-cell office:value-type="float" office:value="0.000001744">
                <text:p>0.0000017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93018">
                <text:p>0.093018</text:p>
              </table:table-cell>
              <table:table-cell office:value-type="float" office:value="0.000001731">
                <text:p>0.0000017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92667">
                <text:p>0.092667</text:p>
              </table:table-cell>
              <table:table-cell office:value-type="float" office:value="0.000001718">
                <text:p>0.0000017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92318">
                <text:p>0.092318</text:p>
              </table:table-cell>
              <table:table-cell office:value-type="float" office:value="0.000001705">
                <text:p>0.0000017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91975">
                <text:p>0.091975</text:p>
              </table:table-cell>
              <table:table-cell office:value-type="float" office:value="0.000001693">
                <text:p>0.0000016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91636">
                <text:p>0.091636</text:p>
              </table:table-cell>
              <table:table-cell office:value-type="float" office:value="0.00000168">
                <text:p>0.000001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913">
                <text:p>0.0913</text:p>
              </table:table-cell>
              <table:table-cell office:value-type="float" office:value="0.000001668">
                <text:p>0.0000016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0971">
                <text:p>0.090971</text:p>
              </table:table-cell>
              <table:table-cell office:value-type="float" office:value="0.000001656">
                <text:p>0.0000016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90645">
                <text:p>0.090645</text:p>
              </table:table-cell>
              <table:table-cell office:value-type="float" office:value="0.000001644">
                <text:p>0.0000016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0306">
                <text:p>0.090306</text:p>
              </table:table-cell>
              <table:table-cell office:value-type="float" office:value="0.000001632">
                <text:p>0.0000016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89974">
                <text:p>0.089974</text:p>
              </table:table-cell>
              <table:table-cell office:value-type="float" office:value="0.00000162">
                <text:p>0.000001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9653">
                <text:p>0.089653</text:p>
              </table:table-cell>
              <table:table-cell office:value-type="float" office:value="0.000001608">
                <text:p>0.0000016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9328">
                <text:p>0.089328</text:p>
              </table:table-cell>
              <table:table-cell office:value-type="float" office:value="0.000001597">
                <text:p>0.0000015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89">
                <text:p>0.089</text:p>
              </table:table-cell>
              <table:table-cell office:value-type="float" office:value="0.000001585">
                <text:p>0.0000015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8685">
                <text:p>0.088685</text:p>
              </table:table-cell>
              <table:table-cell office:value-type="float" office:value="0.000001574">
                <text:p>0.0000015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8376">
                <text:p>0.088376</text:p>
              </table:table-cell>
              <table:table-cell office:value-type="float" office:value="0.000001563">
                <text:p>0.0000015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8062">
                <text:p>0.088062</text:p>
              </table:table-cell>
              <table:table-cell office:value-type="float" office:value="0.000001552">
                <text:p>0.0000015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7755">
                <text:p>0.087755</text:p>
              </table:table-cell>
              <table:table-cell office:value-type="float" office:value="0.000001541">
                <text:p>0.0000015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7455">
                <text:p>0.087455</text:p>
              </table:table-cell>
              <table:table-cell office:value-type="float" office:value="0.00000153">
                <text:p>0.000001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8715">
                <text:p>0.08715</text:p>
              </table:table-cell>
              <table:table-cell office:value-type="float" office:value="0.00000152">
                <text:p>0.000001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6841">
                <text:p>0.086841</text:p>
              </table:table-cell>
              <table:table-cell office:value-type="float" office:value="0.000001509">
                <text:p>0.0000015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6546">
                <text:p>0.086546</text:p>
              </table:table-cell>
              <table:table-cell office:value-type="float" office:value="0.000001499">
                <text:p>0.0000014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6257">
                <text:p>0.086257</text:p>
              </table:table-cell>
              <table:table-cell office:value-type="float" office:value="0.000001489">
                <text:p>0.0000014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85964">
                <text:p>0.085964</text:p>
              </table:table-cell>
              <table:table-cell office:value-type="float" office:value="0.000001479">
                <text:p>0.0000014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5676">
                <text:p>0.085676</text:p>
              </table:table-cell>
              <table:table-cell office:value-type="float" office:value="0.000001469">
                <text:p>0.0000014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5394">
                <text:p>0.085394</text:p>
              </table:table-cell>
              <table:table-cell office:value-type="float" office:value="0.000001459">
                <text:p>0.0000014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51">
                <text:p>0.0851</text:p>
              </table:table-cell>
              <table:table-cell office:value-type="float" office:value="0.000001449">
                <text:p>0.0000014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4814">
                <text:p>0.084814</text:p>
              </table:table-cell>
              <table:table-cell office:value-type="float" office:value="0.000001439">
                <text:p>0.00000143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84526">
                <text:p>0.084526</text:p>
              </table:table-cell>
              <table:table-cell office:value-type="float" office:value="0.00000143">
                <text:p>0.000001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4247">
                <text:p>0.084247</text:p>
              </table:table-cell>
              <table:table-cell office:value-type="float" office:value="0.00000142">
                <text:p>0.000001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83968">
                <text:p>0.083968</text:p>
              </table:table-cell>
              <table:table-cell office:value-type="float" office:value="0.000001411">
                <text:p>0.0000014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3691">
                <text:p>0.083691</text:p>
              </table:table-cell>
              <table:table-cell office:value-type="float" office:value="0.000001401">
                <text:p>0.0000014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83426">
                <text:p>0.083426</text:p>
              </table:table-cell>
              <table:table-cell office:value-type="float" office:value="0.000001393">
                <text:p>0.0000013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3149">
                <text:p>0.083149</text:p>
              </table:table-cell>
              <table:table-cell office:value-type="float" office:value="0.000001383">
                <text:p>0.0000013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82868">
                <text:p>0.082868</text:p>
              </table:table-cell>
              <table:table-cell office:value-type="float" office:value="0.000001374">
                <text:p>0.0000013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2609">
                <text:p>0.082609</text:p>
              </table:table-cell>
              <table:table-cell office:value-type="float" office:value="0.000001365">
                <text:p>0.0000013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2338">
                <text:p>0.082338</text:p>
              </table:table-cell>
              <table:table-cell office:value-type="float" office:value="0.000001356">
                <text:p>0.0000013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82069">
                <text:p>0.082069</text:p>
              </table:table-cell>
              <table:table-cell office:value-type="float" office:value="0.000001348">
                <text:p>0.0000013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1798">
                <text:p>0.081798</text:p>
              </table:table-cell>
              <table:table-cell office:value-type="float" office:value="0.000001339">
                <text:p>0.0000013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154">
                <text:p>0.08154</text:p>
              </table:table-cell>
              <table:table-cell office:value-type="float" office:value="0.00000133">
                <text:p>0.000001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1291">
                <text:p>0.081291</text:p>
              </table:table-cell>
              <table:table-cell office:value-type="float" office:value="0.000001322">
                <text:p>0.0000013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81045">
                <text:p>0.081045</text:p>
              </table:table-cell>
              <table:table-cell office:value-type="float" office:value="0.000001314">
                <text:p>0.0000013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0776">
                <text:p>0.080776</text:p>
              </table:table-cell>
              <table:table-cell office:value-type="float" office:value="0.000001305">
                <text:p>0.0000013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80519">
                <text:p>0.080519</text:p>
              </table:table-cell>
              <table:table-cell office:value-type="float" office:value="0.000001297">
                <text:p>0.0000012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0269">
                <text:p>0.080269</text:p>
              </table:table-cell>
              <table:table-cell office:value-type="float" office:value="0.000001289">
                <text:p>0.0000012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80022">
                <text:p>0.080022</text:p>
              </table:table-cell>
              <table:table-cell office:value-type="float" office:value="0.000001281">
                <text:p>0.0000012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79762">
                <text:p>0.079762</text:p>
              </table:table-cell>
              <table:table-cell office:value-type="float" office:value="0.000001273">
                <text:p>0.0000012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9513">
                <text:p>0.079513</text:p>
              </table:table-cell>
              <table:table-cell office:value-type="float" office:value="0.000001265">
                <text:p>0.0000012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79245">
                <text:p>0.079245</text:p>
              </table:table-cell>
              <table:table-cell office:value-type="float" office:value="0.000001256">
                <text:p>0.0000012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78974">
                <text:p>0.078974</text:p>
              </table:table-cell>
              <table:table-cell office:value-type="float" office:value="0.000001248">
                <text:p>0.0000012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78724">
                <text:p>0.078724</text:p>
              </table:table-cell>
              <table:table-cell office:value-type="float" office:value="0.00000124">
                <text:p>0.000001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78488">
                <text:p>0.078488</text:p>
              </table:table-cell>
              <table:table-cell office:value-type="float" office:value="0.000001233">
                <text:p>0.0000012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78246">
                <text:p>0.078246</text:p>
              </table:table-cell>
              <table:table-cell office:value-type="float" office:value="0.000001225">
                <text:p>0.0000012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78013">
                <text:p>0.078013</text:p>
              </table:table-cell>
              <table:table-cell office:value-type="float" office:value="0.000001218">
                <text:p>0.0000012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7781">
                <text:p>0.07781</text:p>
              </table:table-cell>
              <table:table-cell office:value-type="float" office:value="0.000001211">
                <text:p>0.0000012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77583">
                <text:p>0.077583</text:p>
              </table:table-cell>
              <table:table-cell office:value-type="float" office:value="0.000001204">
                <text:p>0.0000012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77369">
                <text:p>0.077369</text:p>
              </table:table-cell>
              <table:table-cell office:value-type="float" office:value="0.000001198">
                <text:p>0.0000011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77157">
                <text:p>0.077157</text:p>
              </table:table-cell>
              <table:table-cell office:value-type="float" office:value="0.000001191">
                <text:p>0.0000011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76931">
                <text:p>0.076931</text:p>
              </table:table-cell>
              <table:table-cell office:value-type="float" office:value="0.000001184">
                <text:p>0.0000011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76709">
                <text:p>0.076709</text:p>
              </table:table-cell>
              <table:table-cell office:value-type="float" office:value="0.000001177">
                <text:p>0.0000011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76485">
                <text:p>0.076485</text:p>
              </table:table-cell>
              <table:table-cell office:value-type="float" office:value="0.00000117">
                <text:p>0.000001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76252">
                <text:p>0.076252</text:p>
              </table:table-cell>
              <table:table-cell office:value-type="float" office:value="0.000001163">
                <text:p>0.0000011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6021">
                <text:p>0.076021</text:p>
              </table:table-cell>
              <table:table-cell office:value-type="float" office:value="0.000001156">
                <text:p>0.0000011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75789">
                <text:p>0.075789</text:p>
              </table:table-cell>
              <table:table-cell office:value-type="float" office:value="0.000001149">
                <text:p>0.0000011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75552">
                <text:p>0.075552</text:p>
              </table:table-cell>
              <table:table-cell office:value-type="float" office:value="0.000001142">
                <text:p>0.0000011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7533">
                <text:p>0.07533</text:p>
              </table:table-cell>
              <table:table-cell office:value-type="float" office:value="0.000001135">
                <text:p>0.0000011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75116">
                <text:p>0.075116</text:p>
              </table:table-cell>
              <table:table-cell office:value-type="float" office:value="0.000001129">
                <text:p>0.0000011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74896">
                <text:p>0.074896</text:p>
              </table:table-cell>
              <table:table-cell office:value-type="float" office:value="0.000001122">
                <text:p>0.0000011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74691">
                <text:p>0.074691</text:p>
              </table:table-cell>
              <table:table-cell office:value-type="float" office:value="0.000001116">
                <text:p>0.0000011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74477">
                <text:p>0.074477</text:p>
              </table:table-cell>
              <table:table-cell office:value-type="float" office:value="0.00000111">
                <text:p>0.000001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74258">
                <text:p>0.074258</text:p>
              </table:table-cell>
              <table:table-cell office:value-type="float" office:value="0.000001103">
                <text:p>0.0000011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74053">
                <text:p>0.074053</text:p>
              </table:table-cell>
              <table:table-cell office:value-type="float" office:value="0.000001097">
                <text:p>0.0000010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7383">
                <text:p>0.07383</text:p>
              </table:table-cell>
              <table:table-cell office:value-type="float" office:value="0.000001091">
                <text:p>0.0000010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7362">
                <text:p>0.07362</text:p>
              </table:table-cell>
              <table:table-cell office:value-type="float" office:value="0.000001084">
                <text:p>0.0000010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7342">
                <text:p>0.07342</text:p>
              </table:table-cell>
              <table:table-cell office:value-type="float" office:value="0.000001079">
                <text:p>0.0000010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73212">
                <text:p>0.073212</text:p>
              </table:table-cell>
              <table:table-cell office:value-type="float" office:value="0.000001072">
                <text:p>0.0000010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73008">
                <text:p>0.073008</text:p>
              </table:table-cell>
              <table:table-cell office:value-type="float" office:value="0.000001066">
                <text:p>0.0000010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72804">
                <text:p>0.072804</text:p>
              </table:table-cell>
              <table:table-cell office:value-type="float" office:value="0.00000106">
                <text:p>0.000001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72593">
                <text:p>0.072593</text:p>
              </table:table-cell>
              <table:table-cell office:value-type="float" office:value="0.000001054">
                <text:p>0.0000010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72393">
                <text:p>0.072393</text:p>
              </table:table-cell>
              <table:table-cell office:value-type="float" office:value="0.000001049">
                <text:p>0.0000010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72189">
                <text:p>0.072189</text:p>
              </table:table-cell>
              <table:table-cell office:value-type="float" office:value="0.000001043">
                <text:p>0.0000010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72003">
                <text:p>0.072003</text:p>
              </table:table-cell>
              <table:table-cell office:value-type="float" office:value="0.000001037">
                <text:p>0.0000010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71801">
                <text:p>0.071801</text:p>
              </table:table-cell>
              <table:table-cell office:value-type="float" office:value="0.000001031">
                <text:p>0.0000010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71625">
                <text:p>0.071625</text:p>
              </table:table-cell>
              <table:table-cell office:value-type="float" office:value="0.000001026">
                <text:p>0.0000010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7153">
                <text:p>0.07153</text:p>
              </table:table-cell>
              <table:table-cell office:value-type="float" office:value="0.000001024">
                <text:p>0.0000010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71656">
                <text:p>0.071656</text:p>
              </table:table-cell>
              <table:table-cell office:value-type="float" office:value="0.000001027">
                <text:p>0.0000010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72123">
                <text:p>0.072123</text:p>
              </table:table-cell>
              <table:table-cell office:value-type="float" office:value="0.000001041">
                <text:p>0.0000010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71327">
                <text:p>0.071327</text:p>
              </table:table-cell>
              <table:table-cell office:value-type="float" office:value="0.000001018">
                <text:p>0.0000010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71136">
                <text:p>0.071136</text:p>
              </table:table-cell>
              <table:table-cell office:value-type="float" office:value="0.000001012">
                <text:p>0.0000010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71998">
                <text:p>0.071998</text:p>
              </table:table-cell>
              <table:table-cell office:value-type="float" office:value="0.000001037">
                <text:p>0.0000010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70968">
                <text:p>0.070968</text:p>
              </table:table-cell>
              <table:table-cell office:value-type="float" office:value="0.000001008">
                <text:p>0.0000010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70483">
                <text:p>0.070483</text:p>
              </table:table-cell>
              <table:table-cell office:value-type="float" office:value="0.000000994">
                <text:p>0.0000009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70304">
                <text:p>0.070304</text:p>
              </table:table-cell>
              <table:table-cell office:value-type="float" office:value="0.000000989">
                <text:p>0.0000009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70095">
                <text:p>0.070095</text:p>
              </table:table-cell>
              <table:table-cell office:value-type="float" office:value="0.000000983">
                <text:p>0.0000009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69847">
                <text:p>0.069847</text:p>
              </table:table-cell>
              <table:table-cell office:value-type="float" office:value="0.000000976">
                <text:p>0.0000009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9624">
                <text:p>0.069624</text:p>
              </table:table-cell>
              <table:table-cell office:value-type="float" office:value="0.00000097">
                <text:p>0.000000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9517">
                <text:p>0.069517</text:p>
              </table:table-cell>
              <table:table-cell office:value-type="float" office:value="0.000000967">
                <text:p>0.000000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69375">
                <text:p>0.069375</text:p>
              </table:table-cell>
              <table:table-cell office:value-type="float" office:value="0.000000963">
                <text:p>0.000000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9141">
                <text:p>0.069141</text:p>
              </table:table-cell>
              <table:table-cell office:value-type="float" office:value="0.000000956">
                <text:p>0.0000009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68949">
                <text:p>0.068949</text:p>
              </table:table-cell>
              <table:table-cell office:value-type="float" office:value="0.000000951">
                <text:p>0.0000009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8768">
                <text:p>0.068768</text:p>
              </table:table-cell>
              <table:table-cell office:value-type="float" office:value="0.000000946">
                <text:p>0.0000009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68584">
                <text:p>0.068584</text:p>
              </table:table-cell>
              <table:table-cell office:value-type="float" office:value="0.000000941">
                <text:p>0.0000009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68404">
                <text:p>0.068404</text:p>
              </table:table-cell>
              <table:table-cell office:value-type="float" office:value="0.000000936">
                <text:p>0.0000009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6822">
                <text:p>0.06822</text:p>
              </table:table-cell>
              <table:table-cell office:value-type="float" office:value="0.000000931">
                <text:p>0.00000093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68042">
                <text:p>0.068042</text:p>
              </table:table-cell>
              <table:table-cell office:value-type="float" office:value="0.000000926">
                <text:p>0.0000009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67859">
                <text:p>0.067859</text:p>
              </table:table-cell>
              <table:table-cell office:value-type="float" office:value="0.000000921">
                <text:p>0.0000009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6767">
                <text:p>0.06767</text:p>
              </table:table-cell>
              <table:table-cell office:value-type="float" office:value="0.000000916">
                <text:p>0.0000009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67495">
                <text:p>0.067495</text:p>
              </table:table-cell>
              <table:table-cell office:value-type="float" office:value="0.000000911">
                <text:p>0.0000009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67342">
                <text:p>0.067342</text:p>
              </table:table-cell>
              <table:table-cell office:value-type="float" office:value="0.000000907">
                <text:p>0.0000009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67165">
                <text:p>0.067165</text:p>
              </table:table-cell>
              <table:table-cell office:value-type="float" office:value="0.000000903">
                <text:p>0.0000009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66991">
                <text:p>0.066991</text:p>
              </table:table-cell>
              <table:table-cell office:value-type="float" office:value="0.000000898">
                <text:p>0.0000008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66824">
                <text:p>0.066824</text:p>
              </table:table-cell>
              <table:table-cell office:value-type="float" office:value="0.000000893">
                <text:p>0.0000008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66653">
                <text:p>0.066653</text:p>
              </table:table-cell>
              <table:table-cell office:value-type="float" office:value="0.000000889">
                <text:p>0.0000008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6482">
                <text:p>0.066482</text:p>
              </table:table-cell>
              <table:table-cell office:value-type="float" office:value="0.000000884">
                <text:p>0.0000008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66317">
                <text:p>0.066317</text:p>
              </table:table-cell>
              <table:table-cell office:value-type="float" office:value="0.00000088">
                <text:p>0.000000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66187">
                <text:p>0.066187</text:p>
              </table:table-cell>
              <table:table-cell office:value-type="float" office:value="0.000000876">
                <text:p>0.0000008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66">
                <text:p>0.066</text:p>
              </table:table-cell>
              <table:table-cell office:value-type="float" office:value="0.000000872">
                <text:p>0.0000008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5709">
                <text:p>0.065709</text:p>
              </table:table-cell>
              <table:table-cell office:value-type="float" office:value="0.000000864">
                <text:p>0.0000008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65478">
                <text:p>0.065478</text:p>
              </table:table-cell>
              <table:table-cell office:value-type="float" office:value="0.000000858">
                <text:p>0.0000008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65283">
                <text:p>0.065283</text:p>
              </table:table-cell>
              <table:table-cell office:value-type="float" office:value="0.000000853">
                <text:p>0.0000008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65202">
                <text:p>0.065202</text:p>
              </table:table-cell>
              <table:table-cell office:value-type="float" office:value="0.000000851">
                <text:p>0.0000008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5167">
                <text:p>0.065167</text:p>
              </table:table-cell>
              <table:table-cell office:value-type="float" office:value="0.00000085">
                <text:p>0.000000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64961">
                <text:p>0.064961</text:p>
              </table:table-cell>
              <table:table-cell office:value-type="float" office:value="0.000000844">
                <text:p>0.00000084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64834">
                <text:p>0.064834</text:p>
              </table:table-cell>
              <table:table-cell office:value-type="float" office:value="0.000000841">
                <text:p>0.0000008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4783">
                <text:p>0.064783</text:p>
              </table:table-cell>
              <table:table-cell office:value-type="float" office:value="0.00000084">
                <text:p>0.000000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462">
                <text:p>0.06462</text:p>
              </table:table-cell>
              <table:table-cell office:value-type="float" office:value="0.000000835">
                <text:p>0.0000008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64261">
                <text:p>0.064261</text:p>
              </table:table-cell>
              <table:table-cell office:value-type="float" office:value="0.000000826">
                <text:p>0.0000008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64014">
                <text:p>0.064014</text:p>
              </table:table-cell>
              <table:table-cell office:value-type="float" office:value="0.00000082">
                <text:p>0.000000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3923">
                <text:p>0.063923</text:p>
              </table:table-cell>
              <table:table-cell office:value-type="float" office:value="0.000000818">
                <text:p>0.0000008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3625">
                <text:p>0.063625</text:p>
              </table:table-cell>
              <table:table-cell office:value-type="float" office:value="0.00000081">
                <text:p>0.000000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3504">
                <text:p>0.063504</text:p>
              </table:table-cell>
              <table:table-cell office:value-type="float" office:value="0.000000807">
                <text:p>0.0000008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4019">
                <text:p>0.064019</text:p>
              </table:table-cell>
              <table:table-cell office:value-type="float" office:value="0.00000082">
                <text:p>0.000000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63323">
                <text:p>0.063323</text:p>
              </table:table-cell>
              <table:table-cell office:value-type="float" office:value="0.000000802">
                <text:p>0.0000008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62962">
                <text:p>0.062962</text:p>
              </table:table-cell>
              <table:table-cell office:value-type="float" office:value="0.000000793">
                <text:p>0.0000007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62732">
                <text:p>0.062732</text:p>
              </table:table-cell>
              <table:table-cell office:value-type="float" office:value="0.000000787">
                <text:p>0.0000007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62554">
                <text:p>0.062554</text:p>
              </table:table-cell>
              <table:table-cell office:value-type="float" office:value="0.000000783">
                <text:p>0.0000007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6238">
                <text:p>0.06238</text:p>
              </table:table-cell>
              <table:table-cell office:value-type="float" office:value="0.000000779">
                <text:p>0.0000007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62219">
                <text:p>0.062219</text:p>
              </table:table-cell>
              <table:table-cell office:value-type="float" office:value="0.000000775">
                <text:p>0.0000007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62056">
                <text:p>0.062056</text:p>
              </table:table-cell>
              <table:table-cell office:value-type="float" office:value="0.00000077">
                <text:p>0.0000007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61901">
                <text:p>0.061901</text:p>
              </table:table-cell>
              <table:table-cell office:value-type="float" office:value="0.000000767">
                <text:p>0.0000007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61733">
                <text:p>0.061733</text:p>
              </table:table-cell>
              <table:table-cell office:value-type="float" office:value="0.000000763">
                <text:p>0.0000007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61579">
                <text:p>0.061579</text:p>
              </table:table-cell>
              <table:table-cell office:value-type="float" office:value="0.000000759">
                <text:p>0.0000007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61432">
                <text:p>0.061432</text:p>
              </table:table-cell>
              <table:table-cell office:value-type="float" office:value="0.000000755">
                <text:p>0.0000007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61285">
                <text:p>0.061285</text:p>
              </table:table-cell>
              <table:table-cell office:value-type="float" office:value="0.000000751">
                <text:p>0.0000007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61124">
                <text:p>0.061124</text:p>
              </table:table-cell>
              <table:table-cell office:value-type="float" office:value="0.000000748">
                <text:p>0.0000007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60973">
                <text:p>0.060973</text:p>
              </table:table-cell>
              <table:table-cell office:value-type="float" office:value="0.000000744">
                <text:p>0.0000007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60816">
                <text:p>0.060816</text:p>
              </table:table-cell>
              <table:table-cell office:value-type="float" office:value="0.00000074">
                <text:p>0.000000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60672">
                <text:p>0.060672</text:p>
              </table:table-cell>
              <table:table-cell office:value-type="float" office:value="0.000000737">
                <text:p>0.0000007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60516">
                <text:p>0.060516</text:p>
              </table:table-cell>
              <table:table-cell office:value-type="float" office:value="0.000000733">
                <text:p>0.0000007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60372">
                <text:p>0.060372</text:p>
              </table:table-cell>
              <table:table-cell office:value-type="float" office:value="0.000000729">
                <text:p>0.0000007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60237">
                <text:p>0.060237</text:p>
              </table:table-cell>
              <table:table-cell office:value-type="float" office:value="0.000000726">
                <text:p>0.0000007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60092">
                <text:p>0.060092</text:p>
              </table:table-cell>
              <table:table-cell office:value-type="float" office:value="0.000000723">
                <text:p>0.0000007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59947">
                <text:p>0.059947</text:p>
              </table:table-cell>
              <table:table-cell office:value-type="float" office:value="0.000000719">
                <text:p>0.0000007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5979">
                <text:p>0.05979</text:p>
              </table:table-cell>
              <table:table-cell office:value-type="float" office:value="0.000000715">
                <text:p>0.0000007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59633">
                <text:p>0.059633</text:p>
              </table:table-cell>
              <table:table-cell office:value-type="float" office:value="0.000000712">
                <text:p>0.0000007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5948">
                <text:p>0.05948</text:p>
              </table:table-cell>
              <table:table-cell office:value-type="float" office:value="0.000000708">
                <text:p>0.0000007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59336">
                <text:p>0.059336</text:p>
              </table:table-cell>
              <table:table-cell office:value-type="float" office:value="0.000000704">
                <text:p>0.0000007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59185">
                <text:p>0.059185</text:p>
              </table:table-cell>
              <table:table-cell office:value-type="float" office:value="0.000000701">
                <text:p>0.0000007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59045">
                <text:p>0.059045</text:p>
              </table:table-cell>
              <table:table-cell office:value-type="float" office:value="0.000000698">
                <text:p>0.00000069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58891">
                <text:p>0.058891</text:p>
              </table:table-cell>
              <table:table-cell office:value-type="float" office:value="0.000000694">
                <text:p>0.0000006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58744">
                <text:p>0.058744</text:p>
              </table:table-cell>
              <table:table-cell office:value-type="float" office:value="0.00000069">
                <text:p>0.00000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58598">
                <text:p>0.058598</text:p>
              </table:table-cell>
              <table:table-cell office:value-type="float" office:value="0.000000687">
                <text:p>0.0000006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5846">
                <text:p>0.05846</text:p>
              </table:table-cell>
              <table:table-cell office:value-type="float" office:value="0.000000684">
                <text:p>0.0000006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58314">
                <text:p>0.058314</text:p>
              </table:table-cell>
              <table:table-cell office:value-type="float" office:value="0.00000068">
                <text:p>0.000000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58181">
                <text:p>0.058181</text:p>
              </table:table-cell>
              <table:table-cell office:value-type="float" office:value="0.000000677">
                <text:p>0.0000006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58049">
                <text:p>0.058049</text:p>
              </table:table-cell>
              <table:table-cell office:value-type="float" office:value="0.000000674">
                <text:p>0.0000006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57909">
                <text:p>0.057909</text:p>
              </table:table-cell>
              <table:table-cell office:value-type="float" office:value="0.000000671">
                <text:p>0.0000006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57768">
                <text:p>0.057768</text:p>
              </table:table-cell>
              <table:table-cell office:value-type="float" office:value="0.000000668">
                <text:p>0.0000006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57628">
                <text:p>0.057628</text:p>
              </table:table-cell>
              <table:table-cell office:value-type="float" office:value="0.000000664">
                <text:p>0.0000006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57495">
                <text:p>0.057495</text:p>
              </table:table-cell>
              <table:table-cell office:value-type="float" office:value="0.000000661">
                <text:p>0.0000006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57354">
                <text:p>0.057354</text:p>
              </table:table-cell>
              <table:table-cell office:value-type="float" office:value="0.000000658">
                <text:p>0.0000006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57231">
                <text:p>0.057231</text:p>
              </table:table-cell>
              <table:table-cell office:value-type="float" office:value="0.000000655">
                <text:p>0.0000006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5709">
                <text:p>0.05709</text:p>
              </table:table-cell>
              <table:table-cell office:value-type="float" office:value="0.000000652">
                <text:p>0.0000006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56956">
                <text:p>0.056956</text:p>
              </table:table-cell>
              <table:table-cell office:value-type="float" office:value="0.000000649">
                <text:p>0.0000006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56818">
                <text:p>0.056818</text:p>
              </table:table-cell>
              <table:table-cell office:value-type="float" office:value="0.000000646">
                <text:p>0.0000006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56686">
                <text:p>0.056686</text:p>
              </table:table-cell>
              <table:table-cell office:value-type="float" office:value="0.000000643">
                <text:p>0.0000006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56581">
                <text:p>0.056581</text:p>
              </table:table-cell>
              <table:table-cell office:value-type="float" office:value="0.000000641">
                <text:p>0.0000006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56464">
                <text:p>0.056464</text:p>
              </table:table-cell>
              <table:table-cell office:value-type="float" office:value="0.000000638">
                <text:p>0.0000006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56347">
                <text:p>0.056347</text:p>
              </table:table-cell>
              <table:table-cell office:value-type="float" office:value="0.000000635">
                <text:p>0.0000006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56215">
                <text:p>0.056215</text:p>
              </table:table-cell>
              <table:table-cell office:value-type="float" office:value="0.000000632">
                <text:p>0.0000006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56088">
                <text:p>0.056088</text:p>
              </table:table-cell>
              <table:table-cell office:value-type="float" office:value="0.000000629">
                <text:p>0.0000006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55958">
                <text:p>0.055958</text:p>
              </table:table-cell>
              <table:table-cell office:value-type="float" office:value="0.000000627">
                <text:p>0.0000006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5823">
                <text:p>0.055823</text:p>
              </table:table-cell>
              <table:table-cell office:value-type="float" office:value="0.000000623">
                <text:p>0.0000006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55694">
                <text:p>0.055694</text:p>
              </table:table-cell>
              <table:table-cell office:value-type="float" office:value="0.000000621">
                <text:p>0.0000006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55571">
                <text:p>0.055571</text:p>
              </table:table-cell>
              <table:table-cell office:value-type="float" office:value="0.000000618">
                <text:p>0.0000006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55446">
                <text:p>0.055446</text:p>
              </table:table-cell>
              <table:table-cell office:value-type="float" office:value="0.000000615">
                <text:p>0.0000006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55332">
                <text:p>0.055332</text:p>
              </table:table-cell>
              <table:table-cell office:value-type="float" office:value="0.000000613">
                <text:p>0.0000006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55204">
                <text:p>0.055204</text:p>
              </table:table-cell>
              <table:table-cell office:value-type="float" office:value="0.00000061">
                <text:p>0.0000006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55079">
                <text:p>0.055079</text:p>
              </table:table-cell>
              <table:table-cell office:value-type="float" office:value="0.000000607">
                <text:p>0.0000006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54956">
                <text:p>0.054956</text:p>
              </table:table-cell>
              <table:table-cell office:value-type="float" office:value="0.000000604">
                <text:p>0.0000006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54833">
                <text:p>0.054833</text:p>
              </table:table-cell>
              <table:table-cell office:value-type="float" office:value="0.000000602">
                <text:p>0.0000006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54706">
                <text:p>0.054706</text:p>
              </table:table-cell>
              <table:table-cell office:value-type="float" office:value="0.000000599">
                <text:p>0.0000005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54582">
                <text:p>0.054582</text:p>
              </table:table-cell>
              <table:table-cell office:value-type="float" office:value="0.000000596">
                <text:p>0.0000005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54467">
                <text:p>0.054467</text:p>
              </table:table-cell>
              <table:table-cell office:value-type="float" office:value="0.000000594">
                <text:p>0.0000005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5436">
                <text:p>0.05436</text:p>
              </table:table-cell>
              <table:table-cell office:value-type="float" office:value="0.000000591">
                <text:p>0.0000005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54247">
                <text:p>0.054247</text:p>
              </table:table-cell>
              <table:table-cell office:value-type="float" office:value="0.000000589">
                <text:p>0.0000005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54127">
                <text:p>0.054127</text:p>
              </table:table-cell>
              <table:table-cell office:value-type="float" office:value="0.000000586">
                <text:p>0.0000005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54012">
                <text:p>0.054012</text:p>
              </table:table-cell>
              <table:table-cell office:value-type="float" office:value="0.000000584">
                <text:p>0.0000005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53901">
                <text:p>0.053901</text:p>
              </table:table-cell>
              <table:table-cell office:value-type="float" office:value="0.000000581">
                <text:p>0.0000005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53789">
                <text:p>0.053789</text:p>
              </table:table-cell>
              <table:table-cell office:value-type="float" office:value="0.000000579">
                <text:p>0.0000005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53679">
                <text:p>0.053679</text:p>
              </table:table-cell>
              <table:table-cell office:value-type="float" office:value="0.000000577">
                <text:p>0.0000005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53565">
                <text:p>0.053565</text:p>
              </table:table-cell>
              <table:table-cell office:value-type="float" office:value="0.000000574">
                <text:p>0.0000005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53451">
                <text:p>0.053451</text:p>
              </table:table-cell>
              <table:table-cell office:value-type="float" office:value="0.000000572">
                <text:p>0.0000005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3337">
                <text:p>0.053337</text:p>
              </table:table-cell>
              <table:table-cell office:value-type="float" office:value="0.000000569">
                <text:p>0.0000005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53225">
                <text:p>0.053225</text:p>
              </table:table-cell>
              <table:table-cell office:value-type="float" office:value="0.000000567">
                <text:p>0.0000005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5312">
                <text:p>0.05312</text:p>
              </table:table-cell>
              <table:table-cell office:value-type="float" office:value="0.000000565">
                <text:p>0.00000056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53019">
                <text:p>0.053019</text:p>
              </table:table-cell>
              <table:table-cell office:value-type="float" office:value="0.000000562">
                <text:p>0.0000005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52922">
                <text:p>0.052922</text:p>
              </table:table-cell>
              <table:table-cell office:value-type="float" office:value="0.00000056">
                <text:p>0.00000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52809">
                <text:p>0.052809</text:p>
              </table:table-cell>
              <table:table-cell office:value-type="float" office:value="0.000000558">
                <text:p>0.0000005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52706">
                <text:p>0.052706</text:p>
              </table:table-cell>
              <table:table-cell office:value-type="float" office:value="0.000000556">
                <text:p>0.0000005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52601">
                <text:p>0.052601</text:p>
              </table:table-cell>
              <table:table-cell office:value-type="float" office:value="0.000000554">
                <text:p>0.00000055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525">
                <text:p>0.0525</text:p>
              </table:table-cell>
              <table:table-cell office:value-type="float" office:value="0.000000551">
                <text:p>0.0000005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524">
                <text:p>0.0524</text:p>
              </table:table-cell>
              <table:table-cell office:value-type="float" office:value="0.000000549">
                <text:p>0.0000005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52306">
                <text:p>0.052306</text:p>
              </table:table-cell>
              <table:table-cell office:value-type="float" office:value="0.000000547">
                <text:p>0.0000005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52204">
                <text:p>0.052204</text:p>
              </table:table-cell>
              <table:table-cell office:value-type="float" office:value="0.000000545">
                <text:p>0.0000005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521">
                <text:p>0.0521</text:p>
              </table:table-cell>
              <table:table-cell office:value-type="float" office:value="0.000000543">
                <text:p>0.0000005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52001">
                <text:p>0.052001</text:p>
              </table:table-cell>
              <table:table-cell office:value-type="float" office:value="0.000000541">
                <text:p>0.0000005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51909">
                <text:p>0.051909</text:p>
              </table:table-cell>
              <table:table-cell office:value-type="float" office:value="0.000000539">
                <text:p>0.0000005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51816">
                <text:p>0.051816</text:p>
              </table:table-cell>
              <table:table-cell office:value-type="float" office:value="0.000000537">
                <text:p>0.0000005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51718">
                <text:p>0.051718</text:p>
              </table:table-cell>
              <table:table-cell office:value-type="float" office:value="0.000000535">
                <text:p>0.0000005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51616">
                <text:p>0.051616</text:p>
              </table:table-cell>
              <table:table-cell office:value-type="float" office:value="0.000000533">
                <text:p>0.0000005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51518">
                <text:p>0.051518</text:p>
              </table:table-cell>
              <table:table-cell office:value-type="float" office:value="0.000000531">
                <text:p>0.0000005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51439">
                <text:p>0.051439</text:p>
              </table:table-cell>
              <table:table-cell office:value-type="float" office:value="0.000000529">
                <text:p>0.0000005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51347">
                <text:p>0.051347</text:p>
              </table:table-cell>
              <table:table-cell office:value-type="float" office:value="0.000000528">
                <text:p>0.00000052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51249">
                <text:p>0.051249</text:p>
              </table:table-cell>
              <table:table-cell office:value-type="float" office:value="0.000000526">
                <text:p>0.0000005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51158">
                <text:p>0.051158</text:p>
              </table:table-cell>
              <table:table-cell office:value-type="float" office:value="0.000000524">
                <text:p>0.0000005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51065">
                <text:p>0.051065</text:p>
              </table:table-cell>
              <table:table-cell office:value-type="float" office:value="0.000000522">
                <text:p>0.0000005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50978">
                <text:p>0.050978</text:p>
              </table:table-cell>
              <table:table-cell office:value-type="float" office:value="0.00000052">
                <text:p>0.000000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50889">
                <text:p>0.050889</text:p>
              </table:table-cell>
              <table:table-cell office:value-type="float" office:value="0.000000518">
                <text:p>0.0000005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50797">
                <text:p>0.050797</text:p>
              </table:table-cell>
              <table:table-cell office:value-type="float" office:value="0.000000516">
                <text:p>0.0000005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50694">
                <text:p>0.050694</text:p>
              </table:table-cell>
              <table:table-cell office:value-type="float" office:value="0.000000514">
                <text:p>0.0000005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50606">
                <text:p>0.050606</text:p>
              </table:table-cell>
              <table:table-cell office:value-type="float" office:value="0.000000512">
                <text:p>0.0000005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50514">
                <text:p>0.050514</text:p>
              </table:table-cell>
              <table:table-cell office:value-type="float" office:value="0.000000511">
                <text:p>0.0000005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50428">
                <text:p>0.050428</text:p>
              </table:table-cell>
              <table:table-cell office:value-type="float" office:value="0.000000509">
                <text:p>0.0000005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50344">
                <text:p>0.050344</text:p>
              </table:table-cell>
              <table:table-cell office:value-type="float" office:value="0.000000507">
                <text:p>0.0000005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50258">
                <text:p>0.050258</text:p>
              </table:table-cell>
              <table:table-cell office:value-type="float" office:value="0.000000505">
                <text:p>0.0000005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50177">
                <text:p>0.050177</text:p>
              </table:table-cell>
              <table:table-cell office:value-type="float" office:value="0.000000504">
                <text:p>0.0000005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50081">
                <text:p>0.050081</text:p>
              </table:table-cell>
              <table:table-cell office:value-type="float" office:value="0.000000502">
                <text:p>0.0000005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49993">
                <text:p>0.049993</text:p>
              </table:table-cell>
              <table:table-cell office:value-type="float" office:value="0.0000005">
                <text:p>0.00000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49916">
                <text:p>0.049916</text:p>
              </table:table-cell>
              <table:table-cell office:value-type="float" office:value="0.000000499">
                <text:p>0.0000004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49844">
                <text:p>0.049844</text:p>
              </table:table-cell>
              <table:table-cell office:value-type="float" office:value="0.000000497">
                <text:p>0.0000004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49753">
                <text:p>0.049753</text:p>
              </table:table-cell>
              <table:table-cell office:value-type="float" office:value="0.000000495">
                <text:p>0.0000004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4967">
                <text:p>0.04967</text:p>
              </table:table-cell>
              <table:table-cell office:value-type="float" office:value="0.000000494">
                <text:p>0.0000004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49583">
                <text:p>0.049583</text:p>
              </table:table-cell>
              <table:table-cell office:value-type="float" office:value="0.000000492">
                <text:p>0.0000004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49503">
                <text:p>0.049503</text:p>
              </table:table-cell>
              <table:table-cell office:value-type="float" office:value="0.00000049">
                <text:p>0.000000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4941">
                <text:p>0.04941</text:p>
              </table:table-cell>
              <table:table-cell office:value-type="float" office:value="0.000000488">
                <text:p>0.0000004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49322">
                <text:p>0.049322</text:p>
              </table:table-cell>
              <table:table-cell office:value-type="float" office:value="0.000000487">
                <text:p>0.0000004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49234">
                <text:p>0.049234</text:p>
              </table:table-cell>
              <table:table-cell office:value-type="float" office:value="0.000000485">
                <text:p>0.0000004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49061">
                <text:p>0.049061</text:p>
              </table:table-cell>
              <table:table-cell office:value-type="float" office:value="0.000000482">
                <text:p>0.00000048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4878">
                <text:p>0.04878</text:p>
              </table:table-cell>
              <table:table-cell office:value-type="float" office:value="0.000000476">
                <text:p>0.0000004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48311">
                <text:p>0.048311</text:p>
              </table:table-cell>
              <table:table-cell office:value-type="float" office:value="0.000000467">
                <text:p>0.0000004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4809">
                <text:p>0.04809</text:p>
              </table:table-cell>
              <table:table-cell office:value-type="float" office:value="0.000000463">
                <text:p>0.0000004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47901">
                <text:p>0.047901</text:p>
              </table:table-cell>
              <table:table-cell office:value-type="float" office:value="0.000000459">
                <text:p>0.0000004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46911">
                <text:p>0.046911</text:p>
              </table:table-cell>
              <table:table-cell office:value-type="float" office:value="0.00000044">
                <text:p>0.000000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44932">
                <text:p>0.044932</text:p>
              </table:table-cell>
              <table:table-cell office:value-type="float" office:value="0.000000404">
                <text:p>0.0000004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42324">
                <text:p>0.042324</text:p>
              </table:table-cell>
              <table:table-cell office:value-type="float" office:value="0.000000358">
                <text:p>0.0000003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42305">
                <text:p>0.042305</text:p>
              </table:table-cell>
              <table:table-cell office:value-type="float" office:value="0.000000358">
                <text:p>0.0000003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42311">
                <text:p>0.042311</text:p>
              </table:table-cell>
              <table:table-cell office:value-type="float" office:value="0.000000358">
                <text:p>0.0000003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41038">
                <text:p>0.041038</text:p>
              </table:table-cell>
              <table:table-cell office:value-type="float" office:value="0.000000337">
                <text:p>0.0000003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42086">
                <text:p>0.042086</text:p>
              </table:table-cell>
              <table:table-cell office:value-type="float" office:value="0.000000354">
                <text:p>0.0000003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42754">
                <text:p>0.042754</text:p>
              </table:table-cell>
              <table:table-cell office:value-type="float" office:value="0.000000366">
                <text:p>0.0000003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43444">
                <text:p>0.043444</text:p>
              </table:table-cell>
              <table:table-cell office:value-type="float" office:value="0.000000378">
                <text:p>0.0000003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3785">
                <text:p>0.043785</text:p>
              </table:table-cell>
              <table:table-cell office:value-type="float" office:value="0.000000384">
                <text:p>0.0000003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42542">
                <text:p>0.042542</text:p>
              </table:table-cell>
              <table:table-cell office:value-type="float" office:value="0.000000362">
                <text:p>0.0000003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41618">
                <text:p>0.041618</text:p>
              </table:table-cell>
              <table:table-cell office:value-type="float" office:value="0.000000347">
                <text:p>0.0000003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41591">
                <text:p>0.041591</text:p>
              </table:table-cell>
              <table:table-cell office:value-type="float" office:value="0.000000346">
                <text:p>0.0000003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41531">
                <text:p>0.041531</text:p>
              </table:table-cell>
              <table:table-cell office:value-type="float" office:value="0.000000345">
                <text:p>0.0000003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42131">
                <text:p>0.042131</text:p>
              </table:table-cell>
              <table:table-cell office:value-type="float" office:value="0.000000355">
                <text:p>0.0000003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4247">
                <text:p>0.04247</text:p>
              </table:table-cell>
              <table:table-cell office:value-type="float" office:value="0.000000361">
                <text:p>0.0000003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43684">
                <text:p>0.043684</text:p>
              </table:table-cell>
              <table:table-cell office:value-type="float" office:value="0.000000382">
                <text:p>0.00000038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44883">
                <text:p>0.044883</text:p>
              </table:table-cell>
              <table:table-cell office:value-type="float" office:value="0.000000403">
                <text:p>0.00000040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45078">
                <text:p>0.045078</text:p>
              </table:table-cell>
              <table:table-cell office:value-type="float" office:value="0.000000407">
                <text:p>0.0000004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44462">
                <text:p>0.044462</text:p>
              </table:table-cell>
              <table:table-cell office:value-type="float" office:value="0.000000396">
                <text:p>0.0000003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43774">
                <text:p>0.043774</text:p>
              </table:table-cell>
              <table:table-cell office:value-type="float" office:value="0.000000383">
                <text:p>0.0000003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43637">
                <text:p>0.043637</text:p>
              </table:table-cell>
              <table:table-cell office:value-type="float" office:value="0.000000381">
                <text:p>0.0000003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43415">
                <text:p>0.043415</text:p>
              </table:table-cell>
              <table:table-cell office:value-type="float" office:value="0.000000377">
                <text:p>0.0000003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43825">
                <text:p>0.043825</text:p>
              </table:table-cell>
              <table:table-cell office:value-type="float" office:value="0.000000384">
                <text:p>0.0000003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44492">
                <text:p>0.044492</text:p>
              </table:table-cell>
              <table:table-cell office:value-type="float" office:value="0.000000396">
                <text:p>0.00000039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44585">
                <text:p>0.044585</text:p>
              </table:table-cell>
              <table:table-cell office:value-type="float" office:value="0.000000398">
                <text:p>0.0000003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44567">
                <text:p>0.044567</text:p>
              </table:table-cell>
              <table:table-cell office:value-type="float" office:value="0.000000397">
                <text:p>0.0000003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44752">
                <text:p>0.044752</text:p>
              </table:table-cell>
              <table:table-cell office:value-type="float" office:value="0.000000401">
                <text:p>0.0000004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4866">
                <text:p>0.044866</text:p>
              </table:table-cell>
              <table:table-cell office:value-type="float" office:value="0.000000403">
                <text:p>0.0000004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44571">
                <text:p>0.044571</text:p>
              </table:table-cell>
              <table:table-cell office:value-type="float" office:value="0.000000397">
                <text:p>0.0000003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44205">
                <text:p>0.044205</text:p>
              </table:table-cell>
              <table:table-cell office:value-type="float" office:value="0.000000391">
                <text:p>0.0000003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44078">
                <text:p>0.044078</text:p>
              </table:table-cell>
              <table:table-cell office:value-type="float" office:value="0.000000389">
                <text:p>0.0000003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4399">
                <text:p>0.04399</text:p>
              </table:table-cell>
              <table:table-cell office:value-type="float" office:value="0.000000387">
                <text:p>0.00000038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43924">
                <text:p>0.043924</text:p>
              </table:table-cell>
              <table:table-cell office:value-type="float" office:value="0.000000386">
                <text:p>0.00000038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43862">
                <text:p>0.043862</text:p>
              </table:table-cell>
              <table:table-cell office:value-type="float" office:value="0.000000385">
                <text:p>0.0000003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43807">
                <text:p>0.043807</text:p>
              </table:table-cell>
              <table:table-cell office:value-type="float" office:value="0.000000384">
                <text:p>0.00000038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43753">
                <text:p>0.043753</text:p>
              </table:table-cell>
              <table:table-cell office:value-type="float" office:value="0.000000383">
                <text:p>0.0000003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3685">
                <text:p>0.043685</text:p>
              </table:table-cell>
              <table:table-cell office:value-type="float" office:value="0.000000382">
                <text:p>0.0000003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43626">
                <text:p>0.043626</text:p>
              </table:table-cell>
              <table:table-cell office:value-type="float" office:value="0.000000381">
                <text:p>0.00000038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43565">
                <text:p>0.043565</text:p>
              </table:table-cell>
              <table:table-cell office:value-type="float" office:value="0.00000038">
                <text:p>0.000000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4351">
                <text:p>0.04351</text:p>
              </table:table-cell>
              <table:table-cell office:value-type="float" office:value="0.000000379">
                <text:p>0.00000037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43453">
                <text:p>0.043453</text:p>
              </table:table-cell>
              <table:table-cell office:value-type="float" office:value="0.000000378">
                <text:p>0.0000003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43394">
                <text:p>0.043394</text:p>
              </table:table-cell>
              <table:table-cell office:value-type="float" office:value="0.000000377">
                <text:p>0.0000003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43327">
                <text:p>0.043327</text:p>
              </table:table-cell>
              <table:table-cell office:value-type="float" office:value="0.000000376">
                <text:p>0.0000003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43268">
                <text:p>0.043268</text:p>
              </table:table-cell>
              <table:table-cell office:value-type="float" office:value="0.000000375">
                <text:p>0.0000003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43188">
                <text:p>0.043188</text:p>
              </table:table-cell>
              <table:table-cell office:value-type="float" office:value="0.000000373">
                <text:p>0.00000037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43145">
                <text:p>0.043145</text:p>
              </table:table-cell>
              <table:table-cell office:value-type="float" office:value="0.000000372">
                <text:p>0.0000003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43097">
                <text:p>0.043097</text:p>
              </table:table-cell>
              <table:table-cell office:value-type="float" office:value="0.000000372">
                <text:p>0.0000003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43034">
                <text:p>0.043034</text:p>
              </table:table-cell>
              <table:table-cell office:value-type="float" office:value="0.000000371">
                <text:p>0.0000003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4298">
                <text:p>0.04298</text:p>
              </table:table-cell>
              <table:table-cell office:value-type="float" office:value="0.00000037">
                <text:p>0.000000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42929">
                <text:p>0.042929</text:p>
              </table:table-cell>
              <table:table-cell office:value-type="float" office:value="0.000000369">
                <text:p>0.0000003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42878">
                <text:p>0.042878</text:p>
              </table:table-cell>
              <table:table-cell office:value-type="float" office:value="0.000000368">
                <text:p>0.0000003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42816">
                <text:p>0.042816</text:p>
              </table:table-cell>
              <table:table-cell office:value-type="float" office:value="0.000000367">
                <text:p>0.0000003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42761">
                <text:p>0.042761</text:p>
              </table:table-cell>
              <table:table-cell office:value-type="float" office:value="0.000000366">
                <text:p>0.0000003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42711">
                <text:p>0.042711</text:p>
              </table:table-cell>
              <table:table-cell office:value-type="float" office:value="0.000000365">
                <text:p>0.0000003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42667">
                <text:p>0.042667</text:p>
              </table:table-cell>
              <table:table-cell office:value-type="float" office:value="0.000000364">
                <text:p>0.00000036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4261">
                <text:p>0.04261</text:p>
              </table:table-cell>
              <table:table-cell office:value-type="float" office:value="0.000000363">
                <text:p>0.0000003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42562">
                <text:p>0.042562</text:p>
              </table:table-cell>
              <table:table-cell office:value-type="float" office:value="0.000000362">
                <text:p>0.0000003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42502">
                <text:p>0.042502</text:p>
              </table:table-cell>
              <table:table-cell office:value-type="float" office:value="0.000000361">
                <text:p>0.0000003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42453">
                <text:p>0.042453</text:p>
              </table:table-cell>
              <table:table-cell office:value-type="float" office:value="0.000000361">
                <text:p>0.00000036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42426">
                <text:p>0.042426</text:p>
              </table:table-cell>
              <table:table-cell office:value-type="float" office:value="0.00000036">
                <text:p>0.000000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42371">
                <text:p>0.042371</text:p>
              </table:table-cell>
              <table:table-cell office:value-type="float" office:value="0.000000359">
                <text:p>0.0000003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42294">
                <text:p>0.042294</text:p>
              </table:table-cell>
              <table:table-cell office:value-type="float" office:value="0.000000358">
                <text:p>0.0000003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42254">
                <text:p>0.042254</text:p>
              </table:table-cell>
              <table:table-cell office:value-type="float" office:value="0.000000357">
                <text:p>0.0000003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42196">
                <text:p>0.042196</text:p>
              </table:table-cell>
              <table:table-cell office:value-type="float" office:value="0.000000356">
                <text:p>0.0000003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42136">
                <text:p>0.042136</text:p>
              </table:table-cell>
              <table:table-cell office:value-type="float" office:value="0.000000355">
                <text:p>0.0000003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42085">
                <text:p>0.042085</text:p>
              </table:table-cell>
              <table:table-cell office:value-type="float" office:value="0.000000354">
                <text:p>0.0000003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4204">
                <text:p>0.04204</text:p>
              </table:table-cell>
              <table:table-cell office:value-type="float" office:value="0.000000354">
                <text:p>0.0000003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41997">
                <text:p>0.041997</text:p>
              </table:table-cell>
              <table:table-cell office:value-type="float" office:value="0.000000353">
                <text:p>0.0000003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41938">
                <text:p>0.041938</text:p>
              </table:table-cell>
              <table:table-cell office:value-type="float" office:value="0.000000352">
                <text:p>0.000000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41883">
                <text:p>0.041883</text:p>
              </table:table-cell>
              <table:table-cell office:value-type="float" office:value="0.000000351">
                <text:p>0.0000003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41838">
                <text:p>0.041838</text:p>
              </table:table-cell>
              <table:table-cell office:value-type="float" office:value="0.00000035">
                <text:p>0.000000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41771">
                <text:p>0.041771</text:p>
              </table:table-cell>
              <table:table-cell office:value-type="float" office:value="0.000000349">
                <text:p>0.0000003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41725">
                <text:p>0.041725</text:p>
              </table:table-cell>
              <table:table-cell office:value-type="float" office:value="0.000000348">
                <text:p>0.0000003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4167">
                <text:p>0.04167</text:p>
              </table:table-cell>
              <table:table-cell office:value-type="float" office:value="0.000000347">
                <text:p>0.00000034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41631">
                <text:p>0.041631</text:p>
              </table:table-cell>
              <table:table-cell office:value-type="float" office:value="0.000000347">
                <text:p>0.0000003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41564">
                <text:p>0.041564</text:p>
              </table:table-cell>
              <table:table-cell office:value-type="float" office:value="0.000000346">
                <text:p>0.0000003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41504">
                <text:p>0.041504</text:p>
              </table:table-cell>
              <table:table-cell office:value-type="float" office:value="0.000000345">
                <text:p>0.0000003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41453">
                <text:p>0.041453</text:p>
              </table:table-cell>
              <table:table-cell office:value-type="float" office:value="0.000000344">
                <text:p>0.0000003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4141">
                <text:p>0.04141</text:p>
              </table:table-cell>
              <table:table-cell office:value-type="float" office:value="0.000000343">
                <text:p>0.0000003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41361">
                <text:p>0.041361</text:p>
              </table:table-cell>
              <table:table-cell office:value-type="float" office:value="0.000000342">
                <text:p>0.0000003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41296">
                <text:p>0.041296</text:p>
              </table:table-cell>
              <table:table-cell office:value-type="float" office:value="0.000000341">
                <text:p>0.0000003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41253">
                <text:p>0.041253</text:p>
              </table:table-cell>
              <table:table-cell office:value-type="float" office:value="0.000000341">
                <text:p>0.0000003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41204">
                <text:p>0.041204</text:p>
              </table:table-cell>
              <table:table-cell office:value-type="float" office:value="0.00000034">
                <text:p>0.000000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41158">
                <text:p>0.041158</text:p>
              </table:table-cell>
              <table:table-cell office:value-type="float" office:value="0.000000339">
                <text:p>0.0000003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41109">
                <text:p>0.041109</text:p>
              </table:table-cell>
              <table:table-cell office:value-type="float" office:value="0.000000338">
                <text:p>0.0000003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41043">
                <text:p>0.041043</text:p>
              </table:table-cell>
              <table:table-cell office:value-type="float" office:value="0.000000337">
                <text:p>0.0000003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40998">
                <text:p>0.040998</text:p>
              </table:table-cell>
              <table:table-cell office:value-type="float" office:value="0.000000336">
                <text:p>0.0000003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40946">
                <text:p>0.040946</text:p>
              </table:table-cell>
              <table:table-cell office:value-type="float" office:value="0.000000335">
                <text:p>0.0000003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40909">
                <text:p>0.040909</text:p>
              </table:table-cell>
              <table:table-cell office:value-type="float" office:value="0.000000335">
                <text:p>0.0000003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40852">
                <text:p>0.040852</text:p>
              </table:table-cell>
              <table:table-cell office:value-type="float" office:value="0.000000334">
                <text:p>0.0000003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40788">
                <text:p>0.040788</text:p>
              </table:table-cell>
              <table:table-cell office:value-type="float" office:value="0.000000333">
                <text:p>0.000000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40739">
                <text:p>0.040739</text:p>
              </table:table-cell>
              <table:table-cell office:value-type="float" office:value="0.000000332">
                <text:p>0.0000003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40693">
                <text:p>0.040693</text:p>
              </table:table-cell>
              <table:table-cell office:value-type="float" office:value="0.000000331">
                <text:p>0.0000003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40634">
                <text:p>0.040634</text:p>
              </table:table-cell>
              <table:table-cell office:value-type="float" office:value="0.00000033">
                <text:p>0.000000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40585">
                <text:p>0.040585</text:p>
              </table:table-cell>
              <table:table-cell office:value-type="float" office:value="0.00000033">
                <text:p>0.000000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40537">
                <text:p>0.040537</text:p>
              </table:table-cell>
              <table:table-cell office:value-type="float" office:value="0.000000329">
                <text:p>0.0000003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40494">
                <text:p>0.040494</text:p>
              </table:table-cell>
              <table:table-cell office:value-type="float" office:value="0.000000328">
                <text:p>0.0000003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4044">
                <text:p>0.04044</text:p>
              </table:table-cell>
              <table:table-cell office:value-type="float" office:value="0.000000327">
                <text:p>0.0000003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40409">
                <text:p>0.040409</text:p>
              </table:table-cell>
              <table:table-cell office:value-type="float" office:value="0.000000327">
                <text:p>0.0000003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40376">
                <text:p>0.040376</text:p>
              </table:table-cell>
              <table:table-cell office:value-type="float" office:value="0.000000326">
                <text:p>0.0000003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40319">
                <text:p>0.040319</text:p>
              </table:table-cell>
              <table:table-cell office:value-type="float" office:value="0.000000325">
                <text:p>0.0000003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40266">
                <text:p>0.040266</text:p>
              </table:table-cell>
              <table:table-cell office:value-type="float" office:value="0.000000324">
                <text:p>0.0000003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40232">
                <text:p>0.040232</text:p>
              </table:table-cell>
              <table:table-cell office:value-type="float" office:value="0.000000324">
                <text:p>0.0000003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40185">
                <text:p>0.040185</text:p>
              </table:table-cell>
              <table:table-cell office:value-type="float" office:value="0.000000323">
                <text:p>0.0000003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40126">
                <text:p>0.040126</text:p>
              </table:table-cell>
              <table:table-cell office:value-type="float" office:value="0.000000322">
                <text:p>0.0000003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4007">
                <text:p>0.04007</text:p>
              </table:table-cell>
              <table:table-cell office:value-type="float" office:value="0.000000321">
                <text:p>0.0000003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40014">
                <text:p>0.040014</text:p>
              </table:table-cell>
              <table:table-cell office:value-type="float" office:value="0.00000032">
                <text:p>0.000000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3998">
                <text:p>0.03998</text:p>
              </table:table-cell>
              <table:table-cell office:value-type="float" office:value="0.00000032">
                <text:p>0.000000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39936">
                <text:p>0.039936</text:p>
              </table:table-cell>
              <table:table-cell office:value-type="float" office:value="0.000000319">
                <text:p>0.0000003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39877">
                <text:p>0.039877</text:p>
              </table:table-cell>
              <table:table-cell office:value-type="float" office:value="0.000000318">
                <text:p>0.0000003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39826">
                <text:p>0.039826</text:p>
              </table:table-cell>
              <table:table-cell office:value-type="float" office:value="0.000000317">
                <text:p>0.0000003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3978">
                <text:p>0.03978</text:p>
              </table:table-cell>
              <table:table-cell office:value-type="float" office:value="0.000000317">
                <text:p>0.0000003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39729">
                <text:p>0.039729</text:p>
              </table:table-cell>
              <table:table-cell office:value-type="float" office:value="0.000000316">
                <text:p>0.0000003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39703">
                <text:p>0.039703</text:p>
              </table:table-cell>
              <table:table-cell office:value-type="float" office:value="0.000000315">
                <text:p>0.0000003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39649">
                <text:p>0.039649</text:p>
              </table:table-cell>
              <table:table-cell office:value-type="float" office:value="0.000000315">
                <text:p>0.0000003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39609">
                <text:p>0.039609</text:p>
              </table:table-cell>
              <table:table-cell office:value-type="float" office:value="0.000000314">
                <text:p>0.0000003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39585">
                <text:p>0.039585</text:p>
              </table:table-cell>
              <table:table-cell office:value-type="float" office:value="0.000000314">
                <text:p>0.0000003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39558">
                <text:p>0.039558</text:p>
              </table:table-cell>
              <table:table-cell office:value-type="float" office:value="0.000000313">
                <text:p>0.0000003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39506">
                <text:p>0.039506</text:p>
              </table:table-cell>
              <table:table-cell office:value-type="float" office:value="0.000000312">
                <text:p>0.0000003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39463">
                <text:p>0.039463</text:p>
              </table:table-cell>
              <table:table-cell office:value-type="float" office:value="0.000000312">
                <text:p>0.0000003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39415">
                <text:p>0.039415</text:p>
              </table:table-cell>
              <table:table-cell office:value-type="float" office:value="0.000000311">
                <text:p>0.0000003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39383">
                <text:p>0.039383</text:p>
              </table:table-cell>
              <table:table-cell office:value-type="float" office:value="0.00000031">
                <text:p>0.000000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935">
                <text:p>0.03935</text:p>
              </table:table-cell>
              <table:table-cell office:value-type="float" office:value="0.00000031">
                <text:p>0.000000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39312">
                <text:p>0.039312</text:p>
              </table:table-cell>
              <table:table-cell office:value-type="float" office:value="0.000000309">
                <text:p>0.0000003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39274">
                <text:p>0.039274</text:p>
              </table:table-cell>
              <table:table-cell office:value-type="float" office:value="0.000000309">
                <text:p>0.0000003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39248">
                <text:p>0.039248</text:p>
              </table:table-cell>
              <table:table-cell office:value-type="float" office:value="0.000000308">
                <text:p>0.0000003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39207">
                <text:p>0.039207</text:p>
              </table:table-cell>
              <table:table-cell office:value-type="float" office:value="0.000000308">
                <text:p>0.0000003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39164">
                <text:p>0.039164</text:p>
              </table:table-cell>
              <table:table-cell office:value-type="float" office:value="0.000000307">
                <text:p>0.0000003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39129">
                <text:p>0.039129</text:p>
              </table:table-cell>
              <table:table-cell office:value-type="float" office:value="0.000000306">
                <text:p>0.0000003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39085">
                <text:p>0.039085</text:p>
              </table:table-cell>
              <table:table-cell office:value-type="float" office:value="0.000000306">
                <text:p>0.0000003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3906">
                <text:p>0.03906</text:p>
              </table:table-cell>
              <table:table-cell office:value-type="float" office:value="0.000000305">
                <text:p>0.0000003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39018">
                <text:p>0.039018</text:p>
              </table:table-cell>
              <table:table-cell office:value-type="float" office:value="0.000000305">
                <text:p>0.0000003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38983">
                <text:p>0.038983</text:p>
              </table:table-cell>
              <table:table-cell office:value-type="float" office:value="0.000000304">
                <text:p>0.0000003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38941">
                <text:p>0.038941</text:p>
              </table:table-cell>
              <table:table-cell office:value-type="float" office:value="0.000000303">
                <text:p>0.0000003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38899">
                <text:p>0.038899</text:p>
              </table:table-cell>
              <table:table-cell office:value-type="float" office:value="0.000000303">
                <text:p>0.00000030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38861">
                <text:p>0.038861</text:p>
              </table:table-cell>
              <table:table-cell office:value-type="float" office:value="0.000000302">
                <text:p>0.0000003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38834">
                <text:p>0.038834</text:p>
              </table:table-cell>
              <table:table-cell office:value-type="float" office:value="0.000000302">
                <text:p>0.0000003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38798">
                <text:p>0.038798</text:p>
              </table:table-cell>
              <table:table-cell office:value-type="float" office:value="0.000000301">
                <text:p>0.0000003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38769">
                <text:p>0.038769</text:p>
              </table:table-cell>
              <table:table-cell office:value-type="float" office:value="0.000000301">
                <text:p>0.00000030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38745">
                <text:p>0.038745</text:p>
              </table:table-cell>
              <table:table-cell office:value-type="float" office:value="0.0000003">
                <text:p>0.00000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38717">
                <text:p>0.038717</text:p>
              </table:table-cell>
              <table:table-cell office:value-type="float" office:value="0.0000003">
                <text:p>0.00000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38676">
                <text:p>0.038676</text:p>
              </table:table-cell>
              <table:table-cell office:value-type="float" office:value="0.000000299">
                <text:p>0.0000002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38625">
                <text:p>0.038625</text:p>
              </table:table-cell>
              <table:table-cell office:value-type="float" office:value="0.000000299">
                <text:p>0.0000002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38568">
                <text:p>0.038568</text:p>
              </table:table-cell>
              <table:table-cell office:value-type="float" office:value="0.000000298">
                <text:p>0.0000002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38544">
                <text:p>0.038544</text:p>
              </table:table-cell>
              <table:table-cell office:value-type="float" office:value="0.000000297">
                <text:p>0.0000002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3851">
                <text:p>0.03851</text:p>
              </table:table-cell>
              <table:table-cell office:value-type="float" office:value="0.000000297">
                <text:p>0.0000002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38444">
                <text:p>0.038444</text:p>
              </table:table-cell>
              <table:table-cell office:value-type="float" office:value="0.000000296">
                <text:p>0.0000002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38411">
                <text:p>0.038411</text:p>
              </table:table-cell>
              <table:table-cell office:value-type="float" office:value="0.000000295">
                <text:p>0.000000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38366">
                <text:p>0.038366</text:p>
              </table:table-cell>
              <table:table-cell office:value-type="float" office:value="0.000000295">
                <text:p>0.00000029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38337">
                <text:p>0.038337</text:p>
              </table:table-cell>
              <table:table-cell office:value-type="float" office:value="0.000000294">
                <text:p>0.0000002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38286">
                <text:p>0.038286</text:p>
              </table:table-cell>
              <table:table-cell office:value-type="float" office:value="0.000000293">
                <text:p>0.00000029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38231">
                <text:p>0.038231</text:p>
              </table:table-cell>
              <table:table-cell office:value-type="float" office:value="0.000000292">
                <text:p>0.0000002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8203">
                <text:p>0.038203</text:p>
              </table:table-cell>
              <table:table-cell office:value-type="float" office:value="0.000000292">
                <text:p>0.0000002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38167">
                <text:p>0.038167</text:p>
              </table:table-cell>
              <table:table-cell office:value-type="float" office:value="0.000000291">
                <text:p>0.0000002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38138">
                <text:p>0.038138</text:p>
              </table:table-cell>
              <table:table-cell office:value-type="float" office:value="0.000000291">
                <text:p>0.0000002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38091">
                <text:p>0.038091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38063">
                <text:p>0.038063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38014">
                <text:p>0.038014</text:p>
              </table:table-cell>
              <table:table-cell office:value-type="float" office:value="0.000000289">
                <text:p>0.0000002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37977">
                <text:p>0.037977</text:p>
              </table:table-cell>
              <table:table-cell office:value-type="float" office:value="0.000000289">
                <text:p>0.00000028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37914">
                <text:p>0.037914</text:p>
              </table:table-cell>
              <table:table-cell office:value-type="float" office:value="0.000000288">
                <text:p>0.0000002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37853">
                <text:p>0.037853</text:p>
              </table:table-cell>
              <table:table-cell office:value-type="float" office:value="0.000000287">
                <text:p>0.00000028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37826">
                <text:p>0.037826</text:p>
              </table:table-cell>
              <table:table-cell office:value-type="float" office:value="0.000000286">
                <text:p>0.0000002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37789">
                <text:p>0.037789</text:p>
              </table:table-cell>
              <table:table-cell office:value-type="float" office:value="0.000000286">
                <text:p>0.0000002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37764">
                <text:p>0.037764</text:p>
              </table:table-cell>
              <table:table-cell office:value-type="float" office:value="0.000000285">
                <text:p>0.0000002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3773">
                <text:p>0.03773</text:p>
              </table:table-cell>
              <table:table-cell office:value-type="float" office:value="0.000000285">
                <text:p>0.0000002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37691">
                <text:p>0.037691</text:p>
              </table:table-cell>
              <table:table-cell office:value-type="float" office:value="0.000000284">
                <text:p>0.0000002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37654">
                <text:p>0.037654</text:p>
              </table:table-cell>
              <table:table-cell office:value-type="float" office:value="0.000000284">
                <text:p>0.0000002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37616">
                <text:p>0.037616</text:p>
              </table:table-cell>
              <table:table-cell office:value-type="float" office:value="0.000000283">
                <text:p>0.0000002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37579">
                <text:p>0.037579</text:p>
              </table:table-cell>
              <table:table-cell office:value-type="float" office:value="0.000000283">
                <text:p>0.0000002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37538">
                <text:p>0.037538</text:p>
              </table:table-cell>
              <table:table-cell office:value-type="float" office:value="0.000000282">
                <text:p>0.0000002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37511">
                <text:p>0.037511</text:p>
              </table:table-cell>
              <table:table-cell office:value-type="float" office:value="0.000000282">
                <text:p>0.0000002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37478">
                <text:p>0.037478</text:p>
              </table:table-cell>
              <table:table-cell office:value-type="float" office:value="0.000000281">
                <text:p>0.0000002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37444">
                <text:p>0.037444</text:p>
              </table:table-cell>
              <table:table-cell office:value-type="float" office:value="0.000000281">
                <text:p>0.0000002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37407">
                <text:p>0.037407</text:p>
              </table:table-cell>
              <table:table-cell office:value-type="float" office:value="0.00000028">
                <text:p>0.000000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37381">
                <text:p>0.037381</text:p>
              </table:table-cell>
              <table:table-cell office:value-type="float" office:value="0.00000028">
                <text:p>0.000000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37326">
                <text:p>0.037326</text:p>
              </table:table-cell>
              <table:table-cell office:value-type="float" office:value="0.000000279">
                <text:p>0.0000002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3731">
                <text:p>0.03731</text:p>
              </table:table-cell>
              <table:table-cell office:value-type="float" office:value="0.000000279">
                <text:p>0.0000002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37273">
                <text:p>0.037273</text:p>
              </table:table-cell>
              <table:table-cell office:value-type="float" office:value="0.000000278">
                <text:p>0.0000002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37243">
                <text:p>0.037243</text:p>
              </table:table-cell>
              <table:table-cell office:value-type="float" office:value="0.000000278">
                <text:p>0.00000027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37205">
                <text:p>0.037205</text:p>
              </table:table-cell>
              <table:table-cell office:value-type="float" office:value="0.000000277">
                <text:p>0.00000027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37157">
                <text:p>0.037157</text:p>
              </table:table-cell>
              <table:table-cell office:value-type="float" office:value="0.000000276">
                <text:p>0.00000027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37117">
                <text:p>0.037117</text:p>
              </table:table-cell>
              <table:table-cell office:value-type="float" office:value="0.000000276">
                <text:p>0.0000002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37081">
                <text:p>0.037081</text:p>
              </table:table-cell>
              <table:table-cell office:value-type="float" office:value="0.000000275">
                <text:p>0.0000002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37055">
                <text:p>0.037055</text:p>
              </table:table-cell>
              <table:table-cell office:value-type="float" office:value="0.000000275">
                <text:p>0.0000002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3702">
                <text:p>0.03702</text:p>
              </table:table-cell>
              <table:table-cell office:value-type="float" office:value="0.000000274">
                <text:p>0.00000027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36999">
                <text:p>0.036999</text:p>
              </table:table-cell>
              <table:table-cell office:value-type="float" office:value="0.000000274">
                <text:p>0.00000027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36964">
                <text:p>0.036964</text:p>
              </table:table-cell>
              <table:table-cell office:value-type="float" office:value="0.000000273">
                <text:p>0.00000027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36932">
                <text:p>0.036932</text:p>
              </table:table-cell>
              <table:table-cell office:value-type="float" office:value="0.000000273">
                <text:p>0.00000027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36903">
                <text:p>0.036903</text:p>
              </table:table-cell>
              <table:table-cell office:value-type="float" office:value="0.000000272">
                <text:p>0.00000027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36882">
                <text:p>0.036882</text:p>
              </table:table-cell>
              <table:table-cell office:value-type="float" office:value="0.000000272">
                <text:p>0.0000002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36844">
                <text:p>0.036844</text:p>
              </table:table-cell>
              <table:table-cell office:value-type="float" office:value="0.000000272">
                <text:p>0.00000027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36811">
                <text:p>0.036811</text:p>
              </table:table-cell>
              <table:table-cell office:value-type="float" office:value="0.000000271">
                <text:p>0.00000027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36773">
                <text:p>0.036773</text:p>
              </table:table-cell>
              <table:table-cell office:value-type="float" office:value="0.000000271">
                <text:p>0.0000002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36743">
                <text:p>0.036743</text:p>
              </table:table-cell>
              <table:table-cell office:value-type="float" office:value="0.00000027">
                <text:p>0.0000002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36728">
                <text:p>0.036728</text:p>
              </table:table-cell>
              <table:table-cell office:value-type="float" office:value="0.00000027">
                <text:p>0.0000002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36682">
                <text:p>0.036682</text:p>
              </table:table-cell>
              <table:table-cell office:value-type="float" office:value="0.000000269">
                <text:p>0.0000002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36655">
                <text:p>0.036655</text:p>
              </table:table-cell>
              <table:table-cell office:value-type="float" office:value="0.000000269">
                <text:p>0.00000026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36629">
                <text:p>0.036629</text:p>
              </table:table-cell>
              <table:table-cell office:value-type="float" office:value="0.000000268">
                <text:p>0.00000026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36607">
                <text:p>0.036607</text:p>
              </table:table-cell>
              <table:table-cell office:value-type="float" office:value="0.000000268">
                <text:p>0.00000026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36562">
                <text:p>0.036562</text:p>
              </table:table-cell>
              <table:table-cell office:value-type="float" office:value="0.000000267">
                <text:p>0.00000026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36531">
                <text:p>0.036531</text:p>
              </table:table-cell>
              <table:table-cell office:value-type="float" office:value="0.000000267">
                <text:p>0.0000002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36496">
                <text:p>0.036496</text:p>
              </table:table-cell>
              <table:table-cell office:value-type="float" office:value="0.000000266">
                <text:p>0.0000002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36452">
                <text:p>0.036452</text:p>
              </table:table-cell>
              <table:table-cell office:value-type="float" office:value="0.000000266">
                <text:p>0.00000026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36438">
                <text:p>0.036438</text:p>
              </table:table-cell>
              <table:table-cell office:value-type="float" office:value="0.000000266">
                <text:p>0.00000026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36406">
                <text:p>0.036406</text:p>
              </table:table-cell>
              <table:table-cell office:value-type="float" office:value="0.000000265">
                <text:p>0.00000026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36378">
                <text:p>0.036378</text:p>
              </table:table-cell>
              <table:table-cell office:value-type="float" office:value="0.000000265">
                <text:p>0.0000002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36348">
                <text:p>0.036348</text:p>
              </table:table-cell>
              <table:table-cell office:value-type="float" office:value="0.000000264">
                <text:p>0.0000002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36333">
                <text:p>0.036333</text:p>
              </table:table-cell>
              <table:table-cell office:value-type="float" office:value="0.000000264">
                <text:p>0.0000002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36301">
                <text:p>0.036301</text:p>
              </table:table-cell>
              <table:table-cell office:value-type="float" office:value="0.000000264">
                <text:p>0.0000002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36283">
                <text:p>0.036283</text:p>
              </table:table-cell>
              <table:table-cell office:value-type="float" office:value="0.000000263">
                <text:p>0.00000026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3624">
                <text:p>0.03624</text:p>
              </table:table-cell>
              <table:table-cell office:value-type="float" office:value="0.000000263">
                <text:p>0.00000026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36212">
                <text:p>0.036212</text:p>
              </table:table-cell>
              <table:table-cell office:value-type="float" office:value="0.000000262">
                <text:p>0.0000002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36186">
                <text:p>0.036186</text:p>
              </table:table-cell>
              <table:table-cell office:value-type="float" office:value="0.000000262">
                <text:p>0.0000002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36158">
                <text:p>0.036158</text:p>
              </table:table-cell>
              <table:table-cell office:value-type="float" office:value="0.000000262">
                <text:p>0.00000026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36134">
                <text:p>0.036134</text:p>
              </table:table-cell>
              <table:table-cell office:value-type="float" office:value="0.000000261">
                <text:p>0.0000002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36091">
                <text:p>0.036091</text:p>
              </table:table-cell>
              <table:table-cell office:value-type="float" office:value="0.000000261">
                <text:p>0.00000026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36067">
                <text:p>0.036067</text:p>
              </table:table-cell>
              <table:table-cell office:value-type="float" office:value="0.00000026">
                <text:p>0.0000002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6042">
                <text:p>0.036042</text:p>
              </table:table-cell>
              <table:table-cell office:value-type="float" office:value="0.00000026">
                <text:p>0.000000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36024">
                <text:p>0.036024</text:p>
              </table:table-cell>
              <table:table-cell office:value-type="float" office:value="0.00000026">
                <text:p>0.0000002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36006">
                <text:p>0.036006</text:p>
              </table:table-cell>
              <table:table-cell office:value-type="float" office:value="0.000000259">
                <text:p>0.00000025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35976">
                <text:p>0.035976</text:p>
              </table:table-cell>
              <table:table-cell office:value-type="float" office:value="0.000000259">
                <text:p>0.00000025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35943">
                <text:p>0.035943</text:p>
              </table:table-cell>
              <table:table-cell office:value-type="float" office:value="0.000000258">
                <text:p>0.00000025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35904">
                <text:p>0.035904</text:p>
              </table:table-cell>
              <table:table-cell office:value-type="float" office:value="0.000000258">
                <text:p>0.0000002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35883">
                <text:p>0.035883</text:p>
              </table:table-cell>
              <table:table-cell office:value-type="float" office:value="0.000000258">
                <text:p>0.00000025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3586">
                <text:p>0.03586</text:p>
              </table:table-cell>
              <table:table-cell office:value-type="float" office:value="0.000000257">
                <text:p>0.00000025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35836">
                <text:p>0.035836</text:p>
              </table:table-cell>
              <table:table-cell office:value-type="float" office:value="0.000000257">
                <text:p>0.00000025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35804">
                <text:p>0.035804</text:p>
              </table:table-cell>
              <table:table-cell office:value-type="float" office:value="0.000000256">
                <text:p>0.00000025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35778">
                <text:p>0.035778</text:p>
              </table:table-cell>
              <table:table-cell office:value-type="float" office:value="0.000000256">
                <text:p>0.00000025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35749">
                <text:p>0.035749</text:p>
              </table:table-cell>
              <table:table-cell office:value-type="float" office:value="0.000000256">
                <text:p>0.00000025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35728">
                <text:p>0.035728</text:p>
              </table:table-cell>
              <table:table-cell office:value-type="float" office:value="0.000000255">
                <text:p>0.0000002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35697">
                <text:p>0.035697</text:p>
              </table:table-cell>
              <table:table-cell office:value-type="float" office:value="0.000000255">
                <text:p>0.0000002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35678">
                <text:p>0.035678</text:p>
              </table:table-cell>
              <table:table-cell office:value-type="float" office:value="0.000000255">
                <text:p>0.0000002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35663">
                <text:p>0.035663</text:p>
              </table:table-cell>
              <table:table-cell office:value-type="float" office:value="0.000000254">
                <text:p>0.0000002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35635">
                <text:p>0.035635</text:p>
              </table:table-cell>
              <table:table-cell office:value-type="float" office:value="0.000000254">
                <text:p>0.00000025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35608">
                <text:p>0.035608</text:p>
              </table:table-cell>
              <table:table-cell office:value-type="float" office:value="0.000000254">
                <text:p>0.00000025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35579">
                <text:p>0.035579</text:p>
              </table:table-cell>
              <table:table-cell office:value-type="float" office:value="0.000000253">
                <text:p>0.00000025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3555">
                <text:p>0.03555</text:p>
              </table:table-cell>
              <table:table-cell office:value-type="float" office:value="0.000000253">
                <text:p>0.00000025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35535">
                <text:p>0.035535</text:p>
              </table:table-cell>
              <table:table-cell office:value-type="float" office:value="0.000000253">
                <text:p>0.00000025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35503">
                <text:p>0.035503</text:p>
              </table:table-cell>
              <table:table-cell office:value-type="float" office:value="0.000000252">
                <text:p>0.00000025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35494">
                <text:p>0.035494</text:p>
              </table:table-cell>
              <table:table-cell office:value-type="float" office:value="0.000000252">
                <text:p>0.00000025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35478">
                <text:p>0.035478</text:p>
              </table:table-cell>
              <table:table-cell office:value-type="float" office:value="0.000000252">
                <text:p>0.0000002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35454">
                <text:p>0.035454</text:p>
              </table:table-cell>
              <table:table-cell office:value-type="float" office:value="0.000000251">
                <text:p>0.0000002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35435">
                <text:p>0.035435</text:p>
              </table:table-cell>
              <table:table-cell office:value-type="float" office:value="0.000000251">
                <text:p>0.00000025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35414">
                <text:p>0.035414</text:p>
              </table:table-cell>
              <table:table-cell office:value-type="float" office:value="0.000000251">
                <text:p>0.0000002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35381">
                <text:p>0.035381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3537">
                <text:p>0.03537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35345">
                <text:p>0.035345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35334">
                <text:p>0.035334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35316">
                <text:p>0.035316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35294">
                <text:p>0.035294</text:p>
              </table:table-cell>
              <table:table-cell office:value-type="float" office:value="0.000000249">
                <text:p>0.00000024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5272">
                <text:p>0.035272</text:p>
              </table:table-cell>
              <table:table-cell office:value-type="float" office:value="0.000000249">
                <text:p>0.00000024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35242">
                <text:p>0.035242</text:p>
              </table:table-cell>
              <table:table-cell office:value-type="float" office:value="0.000000248">
                <text:p>0.00000024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35224">
                <text:p>0.035224</text:p>
              </table:table-cell>
              <table:table-cell office:value-type="float" office:value="0.000000248">
                <text:p>0.00000024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35207">
                <text:p>0.035207</text:p>
              </table:table-cell>
              <table:table-cell office:value-type="float" office:value="0.000000248">
                <text:p>0.00000024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35184">
                <text:p>0.035184</text:p>
              </table:table-cell>
              <table:table-cell office:value-type="float" office:value="0.000000248">
                <text:p>0.00000024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35158">
                <text:p>0.035158</text:p>
              </table:table-cell>
              <table:table-cell office:value-type="float" office:value="0.000000247">
                <text:p>0.00000024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35141">
                <text:p>0.035141</text:p>
              </table:table-cell>
              <table:table-cell office:value-type="float" office:value="0.000000247">
                <text:p>0.0000002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35112">
                <text:p>0.035112</text:p>
              </table:table-cell>
              <table:table-cell office:value-type="float" office:value="0.000000247">
                <text:p>0.00000024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35081">
                <text:p>0.035081</text:p>
              </table:table-cell>
              <table:table-cell office:value-type="float" office:value="0.000000246">
                <text:p>0.0000002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3498">
                <text:p>0.03498</text:p>
              </table:table-cell>
              <table:table-cell office:value-type="float" office:value="0.000000245">
                <text:p>0.00000024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34883">
                <text:p>0.034883</text:p>
              </table:table-cell>
              <table:table-cell office:value-type="float" office:value="0.000000243">
                <text:p>0.0000002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34859">
                <text:p>0.034859</text:p>
              </table:table-cell>
              <table:table-cell office:value-type="float" office:value="0.000000243">
                <text:p>0.0000002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34855">
                <text:p>0.034855</text:p>
              </table:table-cell>
              <table:table-cell office:value-type="float" office:value="0.000000243">
                <text:p>0.0000002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34838">
                <text:p>0.034838</text:p>
              </table:table-cell>
              <table:table-cell office:value-type="float" office:value="0.000000243">
                <text:p>0.00000024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34823">
                <text:p>0.034823</text:p>
              </table:table-cell>
              <table:table-cell office:value-type="float" office:value="0.000000243">
                <text:p>0.0000002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34791">
                <text:p>0.034791</text:p>
              </table:table-cell>
              <table:table-cell office:value-type="float" office:value="0.000000242">
                <text:p>0.00000024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34751">
                <text:p>0.034751</text:p>
              </table:table-cell>
              <table:table-cell office:value-type="float" office:value="0.000000242">
                <text:p>0.00000024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34744">
                <text:p>0.034744</text:p>
              </table:table-cell>
              <table:table-cell office:value-type="float" office:value="0.000000242">
                <text:p>0.00000024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34703">
                <text:p>0.034703</text:p>
              </table:table-cell>
              <table:table-cell office:value-type="float" office:value="0.000000241">
                <text:p>0.00000024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34676">
                <text:p>0.034676</text:p>
              </table:table-cell>
              <table:table-cell office:value-type="float" office:value="0.000000241">
                <text:p>0.00000024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34671">
                <text:p>0.034671</text:p>
              </table:table-cell>
              <table:table-cell office:value-type="float" office:value="0.000000241">
                <text:p>0.00000024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34657">
                <text:p>0.034657</text:p>
              </table:table-cell>
              <table:table-cell office:value-type="float" office:value="0.00000024">
                <text:p>0.0000002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34631">
                <text:p>0.034631</text:p>
              </table:table-cell>
              <table:table-cell office:value-type="float" office:value="0.00000024">
                <text:p>0.0000002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34586">
                <text:p>0.034586</text:p>
              </table:table-cell>
              <table:table-cell office:value-type="float" office:value="0.000000239">
                <text:p>0.00000023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34529">
                <text:p>0.034529</text:p>
              </table:table-cell>
              <table:table-cell office:value-type="float" office:value="0.000000239">
                <text:p>0.00000023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34448">
                <text:p>0.034448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3443">
                <text:p>0.03443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34304">
                <text:p>0.034304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34069">
                <text:p>0.034069</text:p>
              </table:table-cell>
              <table:table-cell office:value-type="float" office:value="0.000000232">
                <text:p>0.0000002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34143">
                <text:p>0.034143</text:p>
              </table:table-cell>
              <table:table-cell office:value-type="float" office:value="0.000000233">
                <text:p>0.00000023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34299">
                <text:p>0.034299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34369">
                <text:p>0.034369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34373">
                <text:p>0.034373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34368">
                <text:p>0.034368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34373">
                <text:p>0.034373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3435">
                <text:p>0.03435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34289">
                <text:p>0.034289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34276">
                <text:p>0.034276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34294">
                <text:p>0.034294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34283">
                <text:p>0.034283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34254">
                <text:p>0.034254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34235">
                <text:p>0.034235</text:p>
              </table:table-cell>
              <table:table-cell office:value-type="float" office:value="0.000000234">
                <text:p>0.0000002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34206">
                <text:p>0.034206</text:p>
              </table:table-cell>
              <table:table-cell office:value-type="float" office:value="0.000000234">
                <text:p>0.0000002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34195">
                <text:p>0.034195</text:p>
              </table:table-cell>
              <table:table-cell office:value-type="float" office:value="0.000000234">
                <text:p>0.00000023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34181">
                <text:p>0.034181</text:p>
              </table:table-cell>
              <table:table-cell office:value-type="float" office:value="0.000000234">
                <text:p>0.00000023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34165">
                <text:p>0.034165</text:p>
              </table:table-cell>
              <table:table-cell office:value-type="float" office:value="0.000000234">
                <text:p>0.00000023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34203">
                <text:p>0.034203</text:p>
              </table:table-cell>
              <table:table-cell office:value-type="float" office:value="0.000000234">
                <text:p>0.00000023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34339">
                <text:p>0.034339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34486">
                <text:p>0.034486</text:p>
              </table:table-cell>
              <table:table-cell office:value-type="float" office:value="0.000000238">
                <text:p>0.00000023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34539">
                <text:p>0.034539</text:p>
              </table:table-cell>
              <table:table-cell office:value-type="float" office:value="0.000000239">
                <text:p>0.00000023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34366">
                <text:p>0.034366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34364">
                <text:p>0.034364</text:p>
              </table:table-cell>
              <table:table-cell office:value-type="float" office:value="0.000000236">
                <text:p>0.00000023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34405">
                <text:p>0.034405</text:p>
              </table:table-cell>
              <table:table-cell office:value-type="float" office:value="0.000000237">
                <text:p>0.0000002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34557">
                <text:p>0.034557</text:p>
              </table:table-cell>
              <table:table-cell office:value-type="float" office:value="0.000000239">
                <text:p>0.00000023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34773">
                <text:p>0.034773</text:p>
              </table:table-cell>
              <table:table-cell office:value-type="float" office:value="0.000000242">
                <text:p>0.00000024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34243">
                <text:p>0.034243</text:p>
              </table:table-cell>
              <table:table-cell office:value-type="float" office:value="0.000000235">
                <text:p>0.0000002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34067">
                <text:p>0.034067</text:p>
              </table:table-cell>
              <table:table-cell office:value-type="float" office:value="0.000000232">
                <text:p>0.0000002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33997">
                <text:p>0.033997</text:p>
              </table:table-cell>
              <table:table-cell office:value-type="float" office:value="0.000000231">
                <text:p>0.00000023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33947">
                <text:p>0.033947</text:p>
              </table:table-cell>
              <table:table-cell office:value-type="float" office:value="0.000000231">
                <text:p>0.00000023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33896">
                <text:p>0.033896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33889">
                <text:p>0.033889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33871">
                <text:p>0.033871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33848">
                <text:p>0.033848</text:p>
              </table:table-cell>
              <table:table-cell office:value-type="float" office:value="0.000000229">
                <text:p>0.00000022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33809">
                <text:p>0.033809</text:p>
              </table:table-cell>
              <table:table-cell office:value-type="float" office:value="0.000000229">
                <text:p>0.00000022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33765">
                <text:p>0.033765</text:p>
              </table:table-cell>
              <table:table-cell office:value-type="float" office:value="0.000000228">
                <text:p>0.00000022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33638">
                <text:p>0.033638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33603">
                <text:p>0.033603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33602">
                <text:p>0.033602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33623">
                <text:p>0.033623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33494">
                <text:p>0.033494</text:p>
              </table:table-cell>
              <table:table-cell office:value-type="float" office:value="0.000000224">
                <text:p>0.00000022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33373">
                <text:p>0.033373</text:p>
              </table:table-cell>
              <table:table-cell office:value-type="float" office:value="0.000000223">
                <text:p>0.00000022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33438">
                <text:p>0.033438</text:p>
              </table:table-cell>
              <table:table-cell office:value-type="float" office:value="0.000000224">
                <text:p>0.00000022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33568">
                <text:p>0.033568</text:p>
              </table:table-cell>
              <table:table-cell office:value-type="float" office:value="0.000000225">
                <text:p>0.0000002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33557">
                <text:p>0.033557</text:p>
              </table:table-cell>
              <table:table-cell office:value-type="float" office:value="0.000000225">
                <text:p>0.00000022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33544">
                <text:p>0.033544</text:p>
              </table:table-cell>
              <table:table-cell office:value-type="float" office:value="0.000000225">
                <text:p>0.0000002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33623">
                <text:p>0.033623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33631">
                <text:p>0.033631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33579">
                <text:p>0.033579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33538">
                <text:p>0.033538</text:p>
              </table:table-cell>
              <table:table-cell office:value-type="float" office:value="0.000000225">
                <text:p>0.00000022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33602">
                <text:p>0.033602</text:p>
              </table:table-cell>
              <table:table-cell office:value-type="float" office:value="0.000000226">
                <text:p>0.00000022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33344">
                <text:p>0.033344</text:p>
              </table:table-cell>
              <table:table-cell office:value-type="float" office:value="0.000000222">
                <text:p>0.0000002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33353">
                <text:p>0.033353</text:p>
              </table:table-cell>
              <table:table-cell office:value-type="float" office:value="0.000000223">
                <text:p>0.00000022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33448">
                <text:p>0.033448</text:p>
              </table:table-cell>
              <table:table-cell office:value-type="float" office:value="0.000000224">
                <text:p>0.00000022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33528">
                <text:p>0.033528</text:p>
              </table:table-cell>
              <table:table-cell office:value-type="float" office:value="0.000000225">
                <text:p>0.0000002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33486">
                <text:p>0.033486</text:p>
              </table:table-cell>
              <table:table-cell office:value-type="float" office:value="0.000000224">
                <text:p>0.00000022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33382">
                <text:p>0.033382</text:p>
              </table:table-cell>
              <table:table-cell office:value-type="float" office:value="0.000000223">
                <text:p>0.00000022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33388">
                <text:p>0.033388</text:p>
              </table:table-cell>
              <table:table-cell office:value-type="float" office:value="0.000000223">
                <text:p>0.00000022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33113">
                <text:p>0.033113</text:p>
              </table:table-cell>
              <table:table-cell office:value-type="float" office:value="0.000000219">
                <text:p>0.00000021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32663">
                <text:p>0.032663</text:p>
              </table:table-cell>
              <table:table-cell office:value-type="float" office:value="0.000000213">
                <text:p>0.0000002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32469">
                <text:p>0.032469</text:p>
              </table:table-cell>
              <table:table-cell office:value-type="float" office:value="0.000000211">
                <text:p>0.00000021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32393">
                <text:p>0.032393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32297">
                <text:p>0.032297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32162">
                <text:p>0.032162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32397">
                <text:p>0.032397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3283">
                <text:p>0.03283</text:p>
              </table:table-cell>
              <table:table-cell office:value-type="float" office:value="0.000000216">
                <text:p>0.0000002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33188">
                <text:p>0.033188</text:p>
              </table:table-cell>
              <table:table-cell office:value-type="float" office:value="0.00000022">
                <text:p>0.0000002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33278">
                <text:p>0.033278</text:p>
              </table:table-cell>
              <table:table-cell office:value-type="float" office:value="0.000000222">
                <text:p>0.0000002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33347">
                <text:p>0.033347</text:p>
              </table:table-cell>
              <table:table-cell office:value-type="float" office:value="0.000000222">
                <text:p>0.00000022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33424">
                <text:p>0.033424</text:p>
              </table:table-cell>
              <table:table-cell office:value-type="float" office:value="0.000000224">
                <text:p>0.0000002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33398">
                <text:p>0.033398</text:p>
              </table:table-cell>
              <table:table-cell office:value-type="float" office:value="0.000000223">
                <text:p>0.00000022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33191">
                <text:p>0.033191</text:p>
              </table:table-cell>
              <table:table-cell office:value-type="float" office:value="0.00000022">
                <text:p>0.0000002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32982">
                <text:p>0.032982</text:p>
              </table:table-cell>
              <table:table-cell office:value-type="float" office:value="0.000000218">
                <text:p>0.00000021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32913">
                <text:p>0.032913</text:p>
              </table:table-cell>
              <table:table-cell office:value-type="float" office:value="0.000000217">
                <text:p>0.00000021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32925">
                <text:p>0.032925</text:p>
              </table:table-cell>
              <table:table-cell office:value-type="float" office:value="0.000000217">
                <text:p>0.0000002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32917">
                <text:p>0.032917</text:p>
              </table:table-cell>
              <table:table-cell office:value-type="float" office:value="0.000000217">
                <text:p>0.0000002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32881">
                <text:p>0.032881</text:p>
              </table:table-cell>
              <table:table-cell office:value-type="float" office:value="0.000000216">
                <text:p>0.0000002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327">
                <text:p>0.0327</text:p>
              </table:table-cell>
              <table:table-cell office:value-type="float" office:value="0.000000214">
                <text:p>0.00000021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32728">
                <text:p>0.032728</text:p>
              </table:table-cell>
              <table:table-cell office:value-type="float" office:value="0.000000214">
                <text:p>0.00000021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32862">
                <text:p>0.032862</text:p>
              </table:table-cell>
              <table:table-cell office:value-type="float" office:value="0.000000216">
                <text:p>0.0000002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32945">
                <text:p>0.032945</text:p>
              </table:table-cell>
              <table:table-cell office:value-type="float" office:value="0.000000217">
                <text:p>0.00000021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32913">
                <text:p>0.032913</text:p>
              </table:table-cell>
              <table:table-cell office:value-type="float" office:value="0.000000217">
                <text:p>0.0000002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32837">
                <text:p>0.032837</text:p>
              </table:table-cell>
              <table:table-cell office:value-type="float" office:value="0.000000216">
                <text:p>0.0000002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32865">
                <text:p>0.032865</text:p>
              </table:table-cell>
              <table:table-cell office:value-type="float" office:value="0.000000216">
                <text:p>0.00000021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32783">
                <text:p>0.032783</text:p>
              </table:table-cell>
              <table:table-cell office:value-type="float" office:value="0.000000215">
                <text:p>0.00000021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32408">
                <text:p>0.03240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32074">
                <text:p>0.032074</text:p>
              </table:table-cell>
              <table:table-cell office:value-type="float" office:value="0.000000206">
                <text:p>0.00000020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31781">
                <text:p>0.031781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31643">
                <text:p>0.031643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31676">
                <text:p>0.031676</text:p>
              </table:table-cell>
              <table:table-cell office:value-type="float" office:value="0.000000201">
                <text:p>0.00000020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31774">
                <text:p>0.031774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31794">
                <text:p>0.031794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31897">
                <text:p>0.031897</text:p>
              </table:table-cell>
              <table:table-cell office:value-type="float" office:value="0.000000204">
                <text:p>0.0000002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3194">
                <text:p>0.03194</text:p>
              </table:table-cell>
              <table:table-cell office:value-type="float" office:value="0.000000204">
                <text:p>0.00000020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32214">
                <text:p>0.032214</text:p>
              </table:table-cell>
              <table:table-cell office:value-type="float" office:value="0.000000208">
                <text:p>0.00000020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31863">
                <text:p>0.031863</text:p>
              </table:table-cell>
              <table:table-cell office:value-type="float" office:value="0.000000203">
                <text:p>0.00000020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312">
                <text:p>0.0312</text:p>
              </table:table-cell>
              <table:table-cell office:value-type="float" office:value="0.000000195">
                <text:p>0.00000019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30919">
                <text:p>0.030919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31057">
                <text:p>0.031057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31453">
                <text:p>0.031453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3195">
                <text:p>0.03195</text:p>
              </table:table-cell>
              <table:table-cell office:value-type="float" office:value="0.000000204">
                <text:p>0.00000020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32265">
                <text:p>0.032265</text:p>
              </table:table-cell>
              <table:table-cell office:value-type="float" office:value="0.000000208">
                <text:p>0.00000020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32413">
                <text:p>0.032413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32419">
                <text:p>0.032419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32435">
                <text:p>0.032435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32424">
                <text:p>0.032424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32182">
                <text:p>0.032182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32191">
                <text:p>0.032191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32327">
                <text:p>0.032327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32312">
                <text:p>0.032312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32206">
                <text:p>0.032206</text:p>
              </table:table-cell>
              <table:table-cell office:value-type="float" office:value="0.000000208">
                <text:p>0.00000020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32237">
                <text:p>0.032237</text:p>
              </table:table-cell>
              <table:table-cell office:value-type="float" office:value="0.000000208">
                <text:p>0.00000020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32144">
                <text:p>0.032144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32127">
                <text:p>0.032127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32309">
                <text:p>0.032309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32433">
                <text:p>0.032433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32442">
                <text:p>0.032442</text:p>
              </table:table-cell>
              <table:table-cell office:value-type="float" office:value="0.000000211">
                <text:p>0.00000021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32423">
                <text:p>0.032423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32422">
                <text:p>0.032422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32386">
                <text:p>0.032386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32374">
                <text:p>0.032374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32372">
                <text:p>0.032372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32331">
                <text:p>0.032331</text:p>
              </table:table-cell>
              <table:table-cell office:value-type="float" office:value="0.000000209">
                <text:p>0.00000020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32255">
                <text:p>0.032255</text:p>
              </table:table-cell>
              <table:table-cell office:value-type="float" office:value="0.000000208">
                <text:p>0.00000020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32187">
                <text:p>0.032187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32201">
                <text:p>0.032201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32161">
                <text:p>0.032161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32209">
                <text:p>0.032209</text:p>
              </table:table-cell>
              <table:table-cell office:value-type="float" office:value="0.000000208">
                <text:p>0.00000020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32132">
                <text:p>0.032132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31961">
                <text:p>0.031961</text:p>
              </table:table-cell>
              <table:table-cell office:value-type="float" office:value="0.000000204">
                <text:p>0.00000020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31771">
                <text:p>0.031771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31622">
                <text:p>0.031622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31729">
                <text:p>0.031729</text:p>
              </table:table-cell>
              <table:table-cell office:value-type="float" office:value="0.000000201">
                <text:p>0.00000020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31757">
                <text:p>0.031757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31752">
                <text:p>0.031752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3178">
                <text:p>0.03178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31835">
                <text:p>0.031835</text:p>
              </table:table-cell>
              <table:table-cell office:value-type="float" office:value="0.000000203">
                <text:p>0.00000020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31836">
                <text:p>0.031836</text:p>
              </table:table-cell>
              <table:table-cell office:value-type="float" office:value="0.000000203">
                <text:p>0.00000020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3172">
                <text:p>0.03172</text:p>
              </table:table-cell>
              <table:table-cell office:value-type="float" office:value="0.000000201">
                <text:p>0.00000020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31499">
                <text:p>0.031499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31597">
                <text:p>0.031597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31745">
                <text:p>0.031745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3176">
                <text:p>0.03176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31691">
                <text:p>0.031691</text:p>
              </table:table-cell>
              <table:table-cell office:value-type="float" office:value="0.000000201">
                <text:p>0.00000020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31756">
                <text:p>0.031756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31637">
                <text:p>0.031637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31379">
                <text:p>0.031379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31125">
                <text:p>0.031125</text:p>
              </table:table-cell>
              <table:table-cell office:value-type="float" office:value="0.000000194">
                <text:p>0.0000001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30965">
                <text:p>0.030965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30958">
                <text:p>0.030958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30981">
                <text:p>0.030981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30876">
                <text:p>0.030876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30818">
                <text:p>0.030818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30827">
                <text:p>0.030827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30594">
                <text:p>0.030594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30729">
                <text:p>0.030729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31172">
                <text:p>0.031172</text:p>
              </table:table-cell>
              <table:table-cell office:value-type="float" office:value="0.000000194">
                <text:p>0.00000019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31581">
                <text:p>0.03158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31738">
                <text:p>0.031738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31743">
                <text:p>0.031743</text:p>
              </table:table-cell>
              <table:table-cell office:value-type="float" office:value="0.000000202">
                <text:p>0.00000020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31639">
                <text:p>0.031639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31591">
                <text:p>0.03159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31579">
                <text:p>0.031579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31548">
                <text:p>0.031548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31581">
                <text:p>0.03158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31495">
                <text:p>0.031495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31468">
                <text:p>0.031468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31518">
                <text:p>0.031518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316">
                <text:p>0.0316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31604">
                <text:p>0.031604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31612">
                <text:p>0.031612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3161">
                <text:p>0.0316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31608">
                <text:p>0.031608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31599">
                <text:p>0.031599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31587">
                <text:p>0.031587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31569">
                <text:p>0.031569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31555">
                <text:p>0.031555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31556">
                <text:p>0.031556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315">
                <text:p>0.0315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31348">
                <text:p>0.031348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31057">
                <text:p>0.031057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3109">
                <text:p>0.03109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31349">
                <text:p>0.031349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31523">
                <text:p>0.031523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31568">
                <text:p>0.031568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31582">
                <text:p>0.031582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31595">
                <text:p>0.031595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31542">
                <text:p>0.031542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31416">
                <text:p>0.031416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31278">
                <text:p>0.031278</text:p>
              </table:table-cell>
              <table:table-cell office:value-type="float" office:value="0.000000196">
                <text:p>0.00000019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30714">
                <text:p>0.030714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30419">
                <text:p>0.030419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30563">
                <text:p>0.030563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30739">
                <text:p>0.030739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3104">
                <text:p>0.03104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31321">
                <text:p>0.031321</text:p>
              </table:table-cell>
              <table:table-cell office:value-type="float" office:value="0.000000196">
                <text:p>0.00000019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31393">
                <text:p>0.031393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31441">
                <text:p>0.031441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3137">
                <text:p>0.03137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31416">
                <text:p>0.031416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31344">
                <text:p>0.031344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3109">
                <text:p>0.03109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3104">
                <text:p>0.03104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31225">
                <text:p>0.031225</text:p>
              </table:table-cell>
              <table:table-cell office:value-type="float" office:value="0.000000195">
                <text:p>0.00000019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31383">
                <text:p>0.031383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31423">
                <text:p>0.031423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31441">
                <text:p>0.031441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31524">
                <text:p>0.031524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32038">
                <text:p>0.032038</text:p>
              </table:table-cell>
              <table:table-cell office:value-type="float" office:value="0.000000205">
                <text:p>0.00000020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31354">
                <text:p>0.031354</text:p>
              </table:table-cell>
              <table:table-cell office:value-type="float" office:value="0.000000197">
                <text:p>0.00000019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31033">
                <text:p>0.031033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31711">
                <text:p>0.031711</text:p>
              </table:table-cell>
              <table:table-cell office:value-type="float" office:value="0.000000201">
                <text:p>0.00000020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3112">
                <text:p>0.03112</text:p>
              </table:table-cell>
              <table:table-cell office:value-type="float" office:value="0.000000194">
                <text:p>0.00000019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30847">
                <text:p>0.030847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3074">
                <text:p>0.03074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3067">
                <text:p>0.03067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30823">
                <text:p>0.030823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30991">
                <text:p>0.030991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31108">
                <text:p>0.031108</text:p>
              </table:table-cell>
              <table:table-cell office:value-type="float" office:value="0.000000194">
                <text:p>0.00000019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30884">
                <text:p>0.030884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30225">
                <text:p>0.030225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29541">
                <text:p>0.029541</text:p>
              </table:table-cell>
              <table:table-cell office:value-type="float" office:value="0.000000175">
                <text:p>0.00000017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28758">
                <text:p>0.028758</text:p>
              </table:table-cell>
              <table:table-cell office:value-type="float" office:value="0.000000165">
                <text:p>0.00000016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28568">
                <text:p>0.028568</text:p>
              </table:table-cell>
              <table:table-cell office:value-type="float" office:value="0.000000163">
                <text:p>0.00000016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28618">
                <text:p>0.028618</text:p>
              </table:table-cell>
              <table:table-cell office:value-type="float" office:value="0.000000164">
                <text:p>0.00000016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28759">
                <text:p>0.028759</text:p>
              </table:table-cell>
              <table:table-cell office:value-type="float" office:value="0.000000165">
                <text:p>0.00000016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29119">
                <text:p>0.029119</text:p>
              </table:table-cell>
              <table:table-cell office:value-type="float" office:value="0.00000017">
                <text:p>0.0000001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29438">
                <text:p>0.029438</text:p>
              </table:table-cell>
              <table:table-cell office:value-type="float" office:value="0.000000173">
                <text:p>0.00000017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29922">
                <text:p>0.02992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30425">
                <text:p>0.030425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30827">
                <text:p>0.030827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3096">
                <text:p>0.03096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30981">
                <text:p>0.030981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30951">
                <text:p>0.030951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30848">
                <text:p>0.030848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3078">
                <text:p>0.03078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30761">
                <text:p>0.030761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30703">
                <text:p>0.030703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30624">
                <text:p>0.030624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30633">
                <text:p>0.030633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30657">
                <text:p>0.030657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30737">
                <text:p>0.030737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30763">
                <text:p>0.030763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30734">
                <text:p>0.030734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30801">
                <text:p>0.030801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30866">
                <text:p>0.030866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30888">
                <text:p>0.030888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3088">
                <text:p>0.03088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30851">
                <text:p>0.030851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30831">
                <text:p>0.030831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30826">
                <text:p>0.030826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30828">
                <text:p>0.030828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30829">
                <text:p>0.030829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30819">
                <text:p>0.030819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30826">
                <text:p>0.030826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3082">
                <text:p>0.03082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30807">
                <text:p>0.030807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30797">
                <text:p>0.030797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30796">
                <text:p>0.030796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30785">
                <text:p>0.030785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30782">
                <text:p>0.030782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30778">
                <text:p>0.030778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30765">
                <text:p>0.030765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30765">
                <text:p>0.030765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30752">
                <text:p>0.030752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30743">
                <text:p>0.030743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30744">
                <text:p>0.030744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30729">
                <text:p>0.030729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30723">
                <text:p>0.030723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30706">
                <text:p>0.030706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30697">
                <text:p>0.030697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30695">
                <text:p>0.030695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30696">
                <text:p>0.030696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30694">
                <text:p>0.030694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30685">
                <text:p>0.030685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30677">
                <text:p>0.030677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30674">
                <text:p>0.030674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30652">
                <text:p>0.030652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3065">
                <text:p>0.03065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30639">
                <text:p>0.030639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30639">
                <text:p>0.030639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30626">
                <text:p>0.030626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30601">
                <text:p>0.030601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30555">
                <text:p>0.030555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30573">
                <text:p>0.030573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30587">
                <text:p>0.030587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30591">
                <text:p>0.030591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3059">
                <text:p>0.03059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30581">
                <text:p>0.030581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3057">
                <text:p>0.03057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30564">
                <text:p>0.030564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30556">
                <text:p>0.030556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30548">
                <text:p>0.030548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30541">
                <text:p>0.030541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30536">
                <text:p>0.030536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3054">
                <text:p>0.03054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30529">
                <text:p>0.030529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30518">
                <text:p>0.03051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30515">
                <text:p>0.030515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30507">
                <text:p>0.030507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30498">
                <text:p>0.03049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30497">
                <text:p>0.030497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30503">
                <text:p>0.030503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30493">
                <text:p>0.030493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30483">
                <text:p>0.030483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3048">
                <text:p>0.0304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30475">
                <text:p>0.030475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30476">
                <text:p>0.030476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30478">
                <text:p>0.03047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30469">
                <text:p>0.030469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30455">
                <text:p>0.030455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30452">
                <text:p>0.030452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3044">
                <text:p>0.03044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30423">
                <text:p>0.030423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30397">
                <text:p>0.030397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30396">
                <text:p>0.030396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30405">
                <text:p>0.030405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30396">
                <text:p>0.030396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30377">
                <text:p>0.030377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30396">
                <text:p>0.030396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304">
                <text:p>0.0304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30337">
                <text:p>0.03033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30237">
                <text:p>0.030237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30238">
                <text:p>0.030238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30297">
                <text:p>0.03029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3027">
                <text:p>0.03027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30285">
                <text:p>0.030285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30323">
                <text:p>0.030323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30389">
                <text:p>0.030389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30507">
                <text:p>0.030507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30564">
                <text:p>0.030564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31534">
                <text:p>0.031534</text:p>
              </table:table-cell>
              <table:table-cell office:value-type="float" office:value="0.000000199">
                <text:p>0.00000019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30935">
                <text:p>0.030935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30734">
                <text:p>0.030734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30628">
                <text:p>0.030628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30615">
                <text:p>0.030615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30532">
                <text:p>0.030532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30514">
                <text:p>0.030514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30504">
                <text:p>0.030504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30513">
                <text:p>0.030513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30498">
                <text:p>0.03049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30495">
                <text:p>0.030495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30493">
                <text:p>0.030493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30497">
                <text:p>0.030497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30482">
                <text:p>0.030482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30479">
                <text:p>0.030479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30481">
                <text:p>0.030481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30468">
                <text:p>0.03046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30467">
                <text:p>0.030467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30468">
                <text:p>0.03046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30461">
                <text:p>0.030461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30452">
                <text:p>0.030452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3046">
                <text:p>0.03046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30457">
                <text:p>0.030457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30453">
                <text:p>0.030453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3044">
                <text:p>0.03044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30436">
                <text:p>0.030436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30394">
                <text:p>0.030394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30356">
                <text:p>0.030356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30357">
                <text:p>0.03035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30344">
                <text:p>0.030344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30335">
                <text:p>0.030335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30334">
                <text:p>0.030334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30332">
                <text:p>0.030332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30336">
                <text:p>0.030336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30344">
                <text:p>0.030344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30327">
                <text:p>0.03032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3033">
                <text:p>0.03033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30311">
                <text:p>0.030311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30317">
                <text:p>0.03031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30317">
                <text:p>0.03031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3031">
                <text:p>0.03031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3031">
                <text:p>0.03031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30307">
                <text:p>0.03030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30307">
                <text:p>0.03030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30301">
                <text:p>0.030301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30296">
                <text:p>0.030296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30292">
                <text:p>0.030292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30297">
                <text:p>0.03029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30299">
                <text:p>0.030299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30303">
                <text:p>0.030303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30304">
                <text:p>0.030304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303">
                <text:p>0.0303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30298">
                <text:p>0.030298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30344">
                <text:p>0.030344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30368">
                <text:p>0.030368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30378">
                <text:p>0.030378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30439">
                <text:p>0.030439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30515">
                <text:p>0.030515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30476">
                <text:p>0.030476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30492">
                <text:p>0.030492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30681">
                <text:p>0.030681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30501">
                <text:p>0.030501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30342">
                <text:p>0.030342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30304">
                <text:p>0.030304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30908">
                <text:p>0.030908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30873">
                <text:p>0.030873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32157">
                <text:p>0.032157</text:p>
              </table:table-cell>
              <table:table-cell office:value-type="float" office:value="0.000000207">
                <text:p>0.0000002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30866">
                <text:p>0.030866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30378">
                <text:p>0.030378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30258">
                <text:p>0.030258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30231">
                <text:p>0.030231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30228">
                <text:p>0.030228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30221">
                <text:p>0.030221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30213">
                <text:p>0.030213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30209">
                <text:p>0.030209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30203">
                <text:p>0.030203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302">
                <text:p>0.030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30213">
                <text:p>0.030213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30217">
                <text:p>0.030217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30217">
                <text:p>0.030217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3021">
                <text:p>0.03021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30204">
                <text:p>0.030204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30204">
                <text:p>0.030204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30204">
                <text:p>0.030204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30201">
                <text:p>0.030201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30199">
                <text:p>0.03019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30198">
                <text:p>0.03019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302">
                <text:p>0.030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302">
                <text:p>0.030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30196">
                <text:p>0.03019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30189">
                <text:p>0.03018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30189">
                <text:p>0.03018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30185">
                <text:p>0.03018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30183">
                <text:p>0.030183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30183">
                <text:p>0.030183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30186">
                <text:p>0.03018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30188">
                <text:p>0.03018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3018">
                <text:p>0.0301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30186">
                <text:p>0.03018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30185">
                <text:p>0.03018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30182">
                <text:p>0.03018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30194">
                <text:p>0.030194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30192">
                <text:p>0.03019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30185">
                <text:p>0.03018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30191">
                <text:p>0.030191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3021">
                <text:p>0.03021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30528">
                <text:p>0.03052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30892">
                <text:p>0.030892</text:p>
              </table:table-cell>
              <table:table-cell office:value-type="float" office:value="0.000000191">
                <text:p>0.00000019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31151">
                <text:p>0.031151</text:p>
              </table:table-cell>
              <table:table-cell office:value-type="float" office:value="0.000000194">
                <text:p>0.00000019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31009">
                <text:p>0.031009</text:p>
              </table:table-cell>
              <table:table-cell office:value-type="float" office:value="0.000000192">
                <text:p>0.0000001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30793">
                <text:p>0.030793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30719">
                <text:p>0.030719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30681">
                <text:p>0.030681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30636">
                <text:p>0.030636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30575">
                <text:p>0.030575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31022">
                <text:p>0.031022</text:p>
              </table:table-cell>
              <table:table-cell office:value-type="float" office:value="0.000000193">
                <text:p>0.00000019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30497">
                <text:p>0.030497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30358">
                <text:p>0.030358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30306">
                <text:p>0.030306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30274">
                <text:p>0.030274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30232">
                <text:p>0.030232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302">
                <text:p>0.030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30186">
                <text:p>0.03018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30158">
                <text:p>0.03015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30149">
                <text:p>0.03014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30142">
                <text:p>0.03014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30142">
                <text:p>0.03014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30143">
                <text:p>0.030143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3014">
                <text:p>0.03014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30144">
                <text:p>0.030144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3014">
                <text:p>0.03014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30145">
                <text:p>0.03014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30138">
                <text:p>0.03013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30138">
                <text:p>0.03013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30137">
                <text:p>0.03013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30141">
                <text:p>0.030141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30136">
                <text:p>0.03013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30137">
                <text:p>0.03013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30138">
                <text:p>0.03013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30137">
                <text:p>0.03013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30127">
                <text:p>0.03012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30129">
                <text:p>0.03012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30127">
                <text:p>0.03012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30132">
                <text:p>0.03013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30127">
                <text:p>0.03012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30125">
                <text:p>0.03012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30125">
                <text:p>0.03012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3013">
                <text:p>0.03013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30129">
                <text:p>0.03012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30117">
                <text:p>0.030117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30118">
                <text:p>0.03011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30112">
                <text:p>0.03011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30114">
                <text:p>0.030114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3012">
                <text:p>0.0301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30113">
                <text:p>0.030113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30111">
                <text:p>0.03011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30103">
                <text:p>0.030103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30104">
                <text:p>0.030104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30097">
                <text:p>0.030097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30101">
                <text:p>0.03010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30093">
                <text:p>0.030093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30096">
                <text:p>0.030096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30092">
                <text:p>0.03009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30094">
                <text:p>0.030094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30098">
                <text:p>0.03009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30098">
                <text:p>0.03009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30083">
                <text:p>0.030083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30093">
                <text:p>0.030093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30091">
                <text:p>0.03009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3009">
                <text:p>0.03009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30087">
                <text:p>0.030087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3008">
                <text:p>0.0300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30076">
                <text:p>0.030076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30072">
                <text:p>0.03007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30072">
                <text:p>0.03007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30072">
                <text:p>0.03007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30079">
                <text:p>0.030079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30075">
                <text:p>0.030075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30076">
                <text:p>0.030076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30076">
                <text:p>0.030076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86766">
                <text:p>0.086766</text:p>
              </table:table-cell>
              <table:table-cell office:value-type="float" office:value="0.000001506">
                <text:p>0.00000150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108106">
                <text:p>0.108106</text:p>
              </table:table-cell>
              <table:table-cell office:value-type="float" office:value="0.000002338">
                <text:p>0.00000233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112881">
                <text:p>0.112881</text:p>
              </table:table-cell>
              <table:table-cell office:value-type="float" office:value="0.000002549">
                <text:p>0.00000254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114068">
                <text:p>0.114068</text:p>
              </table:table-cell>
              <table:table-cell office:value-type="float" office:value="0.000002603">
                <text:p>0.00000260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114076">
                <text:p>0.114076</text:p>
              </table:table-cell>
              <table:table-cell office:value-type="float" office:value="0.000002604">
                <text:p>0.00000260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101189">
                <text:p>0.101189</text:p>
              </table:table-cell>
              <table:table-cell office:value-type="float" office:value="0.000002049">
                <text:p>0.00000204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45314">
                <text:p>0.045314</text:p>
              </table:table-cell>
              <table:table-cell office:value-type="float" office:value="0.000000411">
                <text:p>0.00000041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33325">
                <text:p>0.033325</text:p>
              </table:table-cell>
              <table:table-cell office:value-type="float" office:value="0.000000222">
                <text:p>0.00000022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30764">
                <text:p>0.030764</text:p>
              </table:table-cell>
              <table:table-cell office:value-type="float" office:value="0.000000189">
                <text:p>0.00000018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30213">
                <text:p>0.030213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3009">
                <text:p>0.03009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30062">
                <text:p>0.03006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30052">
                <text:p>0.03005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30051">
                <text:p>0.03005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30052">
                <text:p>0.03005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30051">
                <text:p>0.03005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30075">
                <text:p>0.030075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3008">
                <text:p>0.0300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30073">
                <text:p>0.030073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30057">
                <text:p>0.030057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30053">
                <text:p>0.030053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30041">
                <text:p>0.03004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30034">
                <text:p>0.030034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30017">
                <text:p>0.030017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30026">
                <text:p>0.030026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30027">
                <text:p>0.030027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30019">
                <text:p>0.030019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3001">
                <text:p>0.03001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30007">
                <text:p>0.030007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30002">
                <text:p>0.030002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30003">
                <text:p>0.030003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29998">
                <text:p>0.029998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29997">
                <text:p>0.029997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29996">
                <text:p>0.029996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29997">
                <text:p>0.029997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30009">
                <text:p>0.030009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30021">
                <text:p>0.030021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30018">
                <text:p>0.030018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30018">
                <text:p>0.030018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30005">
                <text:p>0.030005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30005">
                <text:p>0.030005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30013">
                <text:p>0.030013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30018">
                <text:p>0.030018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30011">
                <text:p>0.030011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30121">
                <text:p>0.030121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30518">
                <text:p>0.030518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30435">
                <text:p>0.030435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3028">
                <text:p>0.03028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31444">
                <text:p>0.031444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30609">
                <text:p>0.030609</text:p>
              </table:table-cell>
              <table:table-cell office:value-type="float" office:value="0.000000187">
                <text:p>0.00000018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30322">
                <text:p>0.030322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30317">
                <text:p>0.030317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30303">
                <text:p>0.030303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30256">
                <text:p>0.030256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30214">
                <text:p>0.030214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30359">
                <text:p>0.030359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304">
                <text:p>0.0304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30283">
                <text:p>0.030283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30218">
                <text:p>0.030218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3019">
                <text:p>0.0301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30185">
                <text:p>0.03018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30181">
                <text:p>0.030181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30166">
                <text:p>0.03016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30162">
                <text:p>0.03016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30159">
                <text:p>0.03015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30166">
                <text:p>0.03016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30167">
                <text:p>0.03016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30163">
                <text:p>0.030163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3017">
                <text:p>0.03017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30175">
                <text:p>0.03017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30166">
                <text:p>0.03016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30062">
                <text:p>0.03006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29996">
                <text:p>0.029996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29965">
                <text:p>0.029965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29938">
                <text:p>0.029938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29959">
                <text:p>0.029959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30155">
                <text:p>0.03015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30151">
                <text:p>0.030151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30169">
                <text:p>0.03016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30326">
                <text:p>0.030326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30247">
                <text:p>0.030247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30068">
                <text:p>0.03006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30785">
                <text:p>0.030785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30459">
                <text:p>0.030459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30126">
                <text:p>0.030126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3068">
                <text:p>0.03068</text:p>
              </table:table-cell>
              <table:table-cell office:value-type="float" office:value="0.000000188">
                <text:p>0.00000018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30119">
                <text:p>0.03011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29968">
                <text:p>0.029968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29911">
                <text:p>0.029911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29895">
                <text:p>0.02989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29895">
                <text:p>0.02989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29897">
                <text:p>0.02989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29897">
                <text:p>0.02989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29893">
                <text:p>0.029893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29892">
                <text:p>0.02989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29895">
                <text:p>0.02989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29892">
                <text:p>0.02989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2989">
                <text:p>0.02989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27383">
                <text:p>0.027383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29352">
                <text:p>0.029352</text:p>
              </table:table-cell>
              <table:table-cell office:value-type="float" office:value="0.000000172">
                <text:p>0.00000017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29774">
                <text:p>0.029774</text:p>
              </table:table-cell>
              <table:table-cell office:value-type="float" office:value="0.000000177">
                <text:p>0.0000001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2987">
                <text:p>0.0298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29885">
                <text:p>0.02988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29898">
                <text:p>0.029898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29894">
                <text:p>0.029894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29897">
                <text:p>0.02989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29889">
                <text:p>0.029889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29895">
                <text:p>0.02989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29905">
                <text:p>0.02990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29904">
                <text:p>0.029904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29897">
                <text:p>0.02989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29912">
                <text:p>0.02991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30038">
                <text:p>0.03003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30208">
                <text:p>0.030208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30139">
                <text:p>0.030139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30041">
                <text:p>0.03004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30018">
                <text:p>0.030018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30025">
                <text:p>0.030025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30034">
                <text:p>0.030034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30062">
                <text:p>0.030062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30036">
                <text:p>0.030036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30061">
                <text:p>0.030061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30033">
                <text:p>0.030033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29983">
                <text:p>0.029983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29962">
                <text:p>0.029962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29947">
                <text:p>0.02994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2992">
                <text:p>0.0299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29894">
                <text:p>0.029894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29894">
                <text:p>0.029894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29891">
                <text:p>0.029891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29888">
                <text:p>0.029888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29883">
                <text:p>0.029883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29883">
                <text:p>0.029883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2988">
                <text:p>0.02988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29877">
                <text:p>0.02987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29876">
                <text:p>0.029876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29887">
                <text:p>0.02988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29877">
                <text:p>0.02987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29872">
                <text:p>0.02987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29874">
                <text:p>0.029874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29899">
                <text:p>0.029899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29972">
                <text:p>0.029972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29933">
                <text:p>0.029933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28739">
                <text:p>0.028739</text:p>
              </table:table-cell>
              <table:table-cell office:value-type="float" office:value="0.000000165">
                <text:p>0.00000016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29868">
                <text:p>0.029868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30104">
                <text:p>0.030104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30163">
                <text:p>0.030163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30171">
                <text:p>0.030171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30172">
                <text:p>0.030172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30173">
                <text:p>0.030173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30175">
                <text:p>0.030175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30086">
                <text:p>0.030086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29993">
                <text:p>0.029993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29947">
                <text:p>0.029947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29931">
                <text:p>0.029931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29952">
                <text:p>0.02995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29929">
                <text:p>0.029929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29929">
                <text:p>0.029929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29984">
                <text:p>0.029984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30212">
                <text:p>0.030212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30466">
                <text:p>0.030466</text:p>
              </table:table-cell>
              <table:table-cell office:value-type="float" office:value="0.000000186">
                <text:p>0.00000018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30362">
                <text:p>0.030362</text:p>
              </table:table-cell>
              <table:table-cell office:value-type="float" office:value="0.000000184">
                <text:p>0.00000018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30283">
                <text:p>0.030283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30385">
                <text:p>0.030385</text:p>
              </table:table-cell>
              <table:table-cell office:value-type="float" office:value="0.000000185">
                <text:p>0.00000018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30283">
                <text:p>0.030283</text:p>
              </table:table-cell>
              <table:table-cell office:value-type="float" office:value="0.000000183">
                <text:p>0.00000018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30098">
                <text:p>0.030098</text:p>
              </table:table-cell>
              <table:table-cell office:value-type="float" office:value="0.000000181">
                <text:p>0.00000018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30033">
                <text:p>0.030033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3018">
                <text:p>0.03018</text:p>
              </table:table-cell>
              <table:table-cell office:value-type="float" office:value="0.000000182">
                <text:p>0.00000018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29922">
                <text:p>0.029922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29913">
                <text:p>0.029913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29904">
                <text:p>0.029904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2972">
                <text:p>0.02972</text:p>
              </table:table-cell>
              <table:table-cell office:value-type="float" office:value="0.000000177">
                <text:p>0.00000017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29689">
                <text:p>0.029689</text:p>
              </table:table-cell>
              <table:table-cell office:value-type="float" office:value="0.000000176">
                <text:p>0.00000017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29736">
                <text:p>0.029736</text:p>
              </table:table-cell>
              <table:table-cell office:value-type="float" office:value="0.000000177">
                <text:p>0.00000017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29783">
                <text:p>0.029783</text:p>
              </table:table-cell>
              <table:table-cell office:value-type="float" office:value="0.000000177">
                <text:p>0.00000017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29802">
                <text:p>0.029802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29799">
                <text:p>0.029799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29796">
                <text:p>0.029796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29797">
                <text:p>0.029797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29807">
                <text:p>0.029807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29812">
                <text:p>0.029812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29815">
                <text:p>0.029815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29811">
                <text:p>0.029811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29803">
                <text:p>0.029803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29801">
                <text:p>0.029801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29801">
                <text:p>0.029801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29795">
                <text:p>0.029795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29807">
                <text:p>0.029807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29802">
                <text:p>0.029802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29799">
                <text:p>0.029799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29793">
                <text:p>0.029793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29788">
                <text:p>0.029788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2979">
                <text:p>0.02979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29796">
                <text:p>0.029796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29787">
                <text:p>0.029787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29779">
                <text:p>0.029779</text:p>
              </table:table-cell>
              <table:table-cell office:value-type="float" office:value="0.000000177">
                <text:p>0.00000017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29782">
                <text:p>0.029782</text:p>
              </table:table-cell>
              <table:table-cell office:value-type="float" office:value="0.000000177">
                <text:p>0.00000017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29791">
                <text:p>0.029791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29802">
                <text:p>0.029802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29793">
                <text:p>0.029793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29799">
                <text:p>0.029799</text:p>
              </table:table-cell>
              <table:table-cell office:value-type="float" office:value="0.000000178">
                <text:p>0.00000017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29798">
                <text:p>0.029798</text:p>
              </table:table-cell>
              <table:table-cell office:value-type="float" office:value="0.000000178">
                <text:p>0.000000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